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64cm"/>
    </style:style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4.468cm"/>
    </style:style>
    <style:style style:name="co6" style:family="table-column">
      <style:table-column-properties fo:break-before="auto" style:column-width="2.958cm"/>
    </style:style>
    <style:style style:name="co7" style:family="table-column">
      <style:table-column-properties fo:break-before="auto" style:column-width="0.817cm"/>
    </style:style>
    <style:style style:name="co8" style:family="table-column">
      <style:table-column-properties fo:break-before="auto" style:column-width="4.877cm"/>
    </style:style>
    <style:style style:name="co9" style:family="table-column">
      <style:table-column-properties fo:break-before="auto" style:column-width="4.35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1.446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573cm" fo:break-before="auto" style:use-optimal-row-height="false"/>
    </style:style>
    <style:style style:name="ro7" style:family="table-row">
      <style:table-row-properties style:row-height="0.621cm" fo:break-before="auto" style:use-optimal-row-height="false"/>
    </style:style>
    <style:style style:name="ro8" style:family="table-row">
      <style:table-row-properties style:row-height="0.598cm" fo:break-before="auto" style:use-optimal-row-height="false"/>
    </style:style>
    <style:style style:name="ro9" style:family="table-row">
      <style:table-row-properties style:row-height="0.517cm" fo:break-before="auto" style:use-optimal-row-height="true"/>
    </style:style>
    <style:style style:name="ta1" style:family="table" style:master-page-name="PageStyle_5f_2021-2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Excel_20_Built-in_20_Normal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padding="0.071cm"/>
    </style:style>
    <style:style style:name="ce3" style:family="table-cell" style:parent-style-name="Excel_20_Built-in_20_Normal">
      <style:table-cell-properties fo:border-bottom="0.74pt solid #3d3d3d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add6ff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padding="0.071cm"/>
    </style:style>
    <style:style style:name="ce6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Excel_20_Built-in_20_Normal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Excel_20_Built-in_20_Normal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d3d3d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20_Built-in_20_Normal">
      <style:table-cell-properties style:glyph-orientation-vertical="0" fo:background-color="#cccccc" style:diagonal-bl-tr="none" style:diagonal-tl-br="none" style:text-align-source="fix" style:repeat-content="false" fo:wrap-option="no-wrap" fo:border="1.76pt solid #3d3d3d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Default" style:data-style-name="N112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" style:apply-style-name="Excel_5f_CondFormat_5f_1_5f_1_5f_1" style:base-cell-address="'2021-22'.H4"/>
    </style:style>
    <style:style style:name="ce18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1.76pt solid #3d3d3d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61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3d3d3d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fo:border="none" fo:padding="0.071cm" style:rotation-align="non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6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12">
      <style:table-cell-properties style:glyph-orientation-vertical="0" fo:border-bottom="1.76pt solid #3d3d3d" fo:background-color="#fcf305" style:diagonal-bl-tr="none" style:diagonal-tl-br="none" style:text-align-source="value-type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61">
      <style:table-cell-properties style:glyph-orientation-vertical="0" fo:border-bottom="1.76pt solid #3d3d3d" fo:background-color="#fcf305" style:diagonal-bl-tr="none" style:diagonal-tl-br="none" style:text-align-source="value-type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071cm" fo:border-right="none" style:rotation-angle="0" style:rotation-align="none" style:shrink-to-fit="false" fo:border-top="1.76pt solid #3d3d3d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61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21-22" table:style-name="ta1">
        <office:forms form:automatic-focus="false" form:apply-design-mode="false"/>
        <table:shapes>
          <draw:frame draw:z-index="0" draw:style-name="gr1" draw:text-style-name="P1" svg:width="15.998cm" svg:height="9.009cm" svg:x="7.304cm" svg:y="52.281cm">
            <draw:object draw:notify-on-update-of-ranges="'2021-22'.V59:'2021-22'.V108 '2021-22'.W58:'2021-22'.W58 '2021-22'.W59:'2021-22'.W108 '2021-22'.X58:'2021-22'.X58 '2021-22'.X59:'2021-22'.X10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91.317cm" svg:y="34.095cm">
            <draw:object draw:notify-on-update-of-ranges="'2021-22'.AD60:'2021-22'.AD109 '2021-22'.AE59:'2021-22'.AE59 '2021-22'.AE60:'2021-22'.AE109 '2021-22'.AF59:'2021-22'.AF59 '2021-22'.AF60:'2021-22'.AF109 '2021-22'.AG59:'2021-22'.AG59 '2021-22'.AG60:'2021-22'.AG109 '2021-22'.AH59:'2021-22'.AH59 '2021-22'.AH60:'2021-22'.AH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999cm" svg:height="8.999cm" svg:x="91.315cm" svg:y="43.123cm">
            <draw:object draw:notify-on-update-of-ranges="'2021-22'.AD60:'2021-22'.AD109 '2021-22'.AI59:'2021-22'.AI59 '2021-22'.AI60:'2021-22'.AI109 '2021-22'.AJ59:'2021-22'.AJ59 '2021-22'.AJ60:'2021-22'.AJ109 '2021-22'.AK59:'2021-22'.AK59 '2021-22'.AK60:'2021-22'.AK109 '2021-22'.AL59:'2021-22'.AL59 '2021-22'.AL60:'2021-22'.AL10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5.999cm" svg:height="8.999cm" svg:x="87.697cm" svg:y="65.826cm">
            <draw:object draw:notify-on-update-of-ranges="'2021-22'.AD117:'2021-22'.AD117 '2021-22'.AD118:'2021-22'.AD167 '2021-22'.AE117:'2021-22'.AE117 '2021-22'.AE118:'2021-22'.AE167 '2021-22'.AF117:'2021-22'.AF117 '2021-22'.AF118:'2021-22'.AF16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87.638cm" svg:y="75.706cm">
            <draw:object draw:notify-on-update-of-ranges="'2021-22'.AD117:'2021-22'.AD117 '2021-22'.AD118:'2021-22'.AD167 '2021-22'.AG117:'2021-22'.AG117 '2021-22'.AG118:'2021-22'.AG167 '2021-22'.AH117:'2021-22'.AH117 '2021-22'.AH118:'2021-22'.AH16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number-columns-repeated="2" table:default-cell-style-name="ce31"/>
        <table:table-column table:style-name="co5" table:default-cell-style-name="ce31"/>
        <table:table-column table:style-name="co6" table:default-cell-style-name="ce31"/>
        <table:table-column table:style-name="co4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4" table:number-columns-repeated="2" table:default-cell-style-name="ce31"/>
        <table:table-column table:style-name="co9" table:default-cell-style-name="ce31"/>
        <table:table-column table:style-name="co4" table:number-columns-repeated="243" table:default-cell-style-name="ce31"/>
        <table:table-row table:style-name="ro1">
          <table:table-cell table:style-name="ce1" office:value-type="string" calcext:value-type="string">
            <text:p>Nº casos:</text:p>
          </table:table-cell>
          <table:table-cell table:style-name="ce6" office:value-type="float" office:value="50" calcext:value-type="float">
            <text:p>50</text:p>
          </table:table-cell>
          <table:table-cell table:style-name="ce7" table:number-columns-repeated="2"/>
          <table:table-cell table:style-name="ce2" table:number-columns-repeated="5"/>
          <table:table-cell table:style-name="ce20" table:number-columns-repeated="3"/>
          <table:table-cell table:number-columns-repeated="245"/>
        </table:table-row>
        <table:table-row table:style-name="ro2">
          <table:table-cell table:style-name="ce2"/>
          <table:table-cell table:style-name="ce7" table:number-columns-repeated="3"/>
          <table:table-cell table:style-name="ce2"/>
          <table:table-cell table:style-name="ce38" office:value-type="string" calcext:value-type="string" table:number-columns-spanned="4" table:number-rows-spanned="1">
            <text:p>Algoritmo Greedy</text:p>
          </table:table-cell>
          <table:covered-table-cell table:number-columns-repeated="3" table:style-name="ce38"/>
          <table:table-cell table:style-name="ce21"/>
          <table:table-cell table:style-name="ce26" table:number-columns-repeated="2"/>
          <table:table-cell/>
          <table:table-cell table:style-name="ce38" office:value-type="string" calcext:value-type="string" table:number-columns-spanned="4" table:number-rows-spanned="1">
            <text:p>Algoritmo Búsqueda Local</text:p>
          </table:table-cell>
          <table:covered-table-cell table:number-columns-repeated="3" table:style-name="ce38"/>
          <table:table-cell/>
          <table:table-cell table:style-name="ce38" office:value-type="string" calcext:value-type="string" table:number-columns-spanned="4" table:number-rows-spanned="1">
            <text:p>Algoritmo Greedy</text:p>
          </table:table-cell>
          <table:covered-table-cell table:number-columns-repeated="3"/>
          <table:table-cell/>
          <table:table-cell table:style-name="ce38" office:value-type="string" calcext:value-type="string" table:number-columns-spanned="4" table:number-rows-spanned="1">
            <text:p>Algoritmo Búsqueda Local</text:p>
          </table:table-cell>
          <table:covered-table-cell table:number-columns-repeated="3"/>
          <table:table-cell table:number-columns-repeated="2"/>
          <table:table-cell table:style-name="ce38" office:value-type="string" calcext:value-type="string" table:number-columns-spanned="4" table:number-rows-spanned="1">
            <text:p>Cuckoo Search</text:p>
          </table:table-cell>
          <table:covered-table-cell table:number-columns-repeated="3" table:style-name="ce38"/>
          <table:table-cell/>
          <table:table-cell table:style-name="Default"/>
          <table:table-cell table:style-name="ce38" office:value-type="string" calcext:value-type="string" table:number-columns-spanned="4" table:number-rows-spanned="1">
            <text:p>Memético-Cuckoo Search</text:p>
          </table:table-cell>
          <table:covered-table-cell table:number-columns-repeated="3" table:style-name="ce38"/>
          <table:table-cell table:style-name="Default" table:number-columns-repeated="2"/>
          <table:table-cell table:style-name="ce38" office:value-type="string" calcext:value-type="string" table:number-columns-spanned="4" table:number-rows-spanned="1">
            <text:p>AGG_unif</text:p>
          </table:table-cell>
          <table:covered-table-cell table:number-columns-repeated="3" table:style-name="ce38"/>
          <table:table-cell table:style-name="Default" table:number-columns-repeated="2"/>
          <table:table-cell table:style-name="ce38" office:value-type="string" calcext:value-type="string" table:number-columns-spanned="4" table:number-rows-spanned="1">
            <text:p>AM_10_01mej</text:p>
          </table:table-cell>
          <table:covered-table-cell table:number-columns-repeated="3" table:style-name="ce38"/>
          <table:table-cell table:style-name="Default" table:number-columns-repeated="2"/>
          <table:table-cell table:style-name="ce38" office:value-type="string" calcext:value-type="string" table:number-columns-spanned="4" table:number-rows-spanned="1">
            <text:p>ILS-BL</text:p>
          </table:table-cell>
          <table:covered-table-cell table:number-columns-repeated="3" table:style-name="ce38"/>
          <table:table-cell table:style-name="Default" table:number-columns-repeated="14"/>
          <table:table-cell table:number-columns-repeated="186"/>
        </table:table-row>
        <table:table-row table:style-name="ro3">
          <table:table-cell table:style-name="ce3" office:value-type="string" calcext:value-type="string">
            <text:p>Cas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</text:p>
          </table:table-cell>
          <table:table-cell table:style-name="ce9" office:value-type="string" calcext:value-type="string">
            <text:p>Mejor coste</text:p>
          </table:table-cell>
          <table:table-cell table:style-name="ce2"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38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38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/>
          <table:table-cell table:style-name="ce62" office:value-type="string" calcext:value-type="string">
            <text:p>Mejor tiempo</text:p>
          </table:table-cell>
          <table:table-cell table:style-name="ce18" office:value-type="string" calcext:value-type="string">
            <text:p>Peor tiempo</text:p>
          </table:table-cell>
          <table:table-cell table:style-name="ce18" office:value-type="string" calcext:value-type="string">
            <text:p>Mejor valor</text:p>
          </table:table-cell>
          <table:table-cell table:style-name="ce18" office:value-type="string" calcext:value-type="string">
            <text:p>Peor <text:s/>valor</text:p>
          </table:table-cell>
          <table:table-cell/>
          <table:table-cell table:style-name="ce62" office:value-type="string" calcext:value-type="string">
            <text:p>Mejor tiempo</text:p>
          </table:table-cell>
          <table:table-cell table:style-name="ce18" office:value-type="string" calcext:value-type="string">
            <text:p>Peor tiempo</text:p>
          </table:table-cell>
          <table:table-cell table:style-name="ce18" office:value-type="string" calcext:value-type="string">
            <text:p>Mejor valor</text:p>
          </table:table-cell>
          <table:table-cell table:style-name="ce18" office:value-type="string" calcext:value-type="string">
            <text:p>Peor <text:s/>valor</text:p>
          </table:table-cell>
          <table:table-cell table:number-columns-repeated="2"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38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/>
          <table:table-cell table:style-name="Default"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38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 table:style-name="Default" table:number-columns-repeated="2"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38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 table:style-name="Default" table:number-columns-repeated="2"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38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 table:style-name="Default" table:number-columns-repeated="2"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38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1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3" office:value-type="string" calcext:value-type="string">
            <text:p>GKD-b_1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6" table:formula="of:=100*([.G4]-[.$D4])" office:value-type="float" office:value="0" calcext:value-type="float">
            <text:p>0,00</text:p>
          </table:table-cell>
          <table:table-cell table:style-name="ce19" office:value-type="float" office:value="0.00000846359999999713" calcext:value-type="float">
            <text:p>8,46E-06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1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O4]-[.$D4])" office:value-type="float" office:value="0" calcext:value-type="float">
            <text:p>0,00</text:p>
          </table:table-cell>
          <table:table-cell table:style-name="ce64" office:value-type="float" office:value="0.000310747199999994" calcext:value-type="float">
            <text:p>3,11E-04</text:p>
          </table:table-cell>
          <table:table-cell/>
          <table:table-cell table:style-name="ce63" office:value-type="float" office:value="0.00000631300000000778" calcext:value-type="float">
            <text:p>6,31E-06</text:p>
          </table:table-cell>
          <table:table-cell table:style-name="ce19" office:value-type="float" office:value="0.0000140629999999947" calcext:value-type="float">
            <text:p>1,41E-05</text:p>
          </table:table-cell>
          <table:table-cell table:number-columns-repeated="2" table:style-name="ce15" office:value-type="float" office:value="0" calcext:value-type="float">
            <text:p>0,0000</text:p>
          </table:table-cell>
          <table:table-cell/>
          <table:table-cell table:style-name="ce64" office:value-type="float" office:value="0.000162948999999968" calcext:value-type="float">
            <text:p>1,63E-04</text:p>
          </table:table-cell>
          <table:table-cell table:style-name="ce64" office:value-type="float" office:value="0.000895246000000016" calcext:value-type="float">
            <text:p>8,95E-04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2"/>
          <table:table-cell table:style-name="ce43" office:value-type="string" calcext:value-type="string">
            <text:p>GKD-b_1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E4]-[.$D4])" office:value-type="float" office:value="0" calcext:value-type="float">
            <text:p>0,00</text:p>
          </table:table-cell>
          <table:table-cell table:style-name="ce64" office:value-type="float" office:value="0.000587119999999997" calcext:value-type="float">
            <text:p>5,87E-04</text:p>
          </table:table-cell>
          <table:table-cell/>
          <table:table-cell table:style-name="Default"/>
          <table:table-cell table:style-name="ce43" office:value-type="string" calcext:value-type="string">
            <text:p>GKD-b_1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K4]-[.$D4])" office:value-type="float" office:value="0" calcext:value-type="float">
            <text:p>0,00</text:p>
          </table:table-cell>
          <table:table-cell table:style-name="ce64" office:value-type="float" office:value="0.01381475" calcext:value-type="float">
            <text:p>1,38E-02</text:p>
          </table:table-cell>
          <table:table-cell table:style-name="Default" table:number-columns-repeated="2"/>
          <table:table-cell table:style-name="ce43" office:value-type="string" calcext:value-type="string">
            <text:p>GKD-b_1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Q4]-[.$D4])" office:value-type="float" office:value="0" calcext:value-type="float">
            <text:p>0,00</text:p>
          </table:table-cell>
          <table:table-cell table:style-name="ce64" office:value-type="float" office:value="2.770090999" calcext:value-type="float">
            <text:p>2,77E+00</text:p>
          </table:table-cell>
          <table:table-cell table:style-name="Default" table:number-columns-repeated="2"/>
          <table:table-cell table:style-name="ce43" office:value-type="string" calcext:value-type="string">
            <text:p>GKD-b_1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AW4]-[.$D4])" office:value-type="float" office:value="0" calcext:value-type="float">
            <text:p>0,00</text:p>
          </table:table-cell>
          <table:table-cell table:style-name="ce64" office:value-type="float" office:value="2.83236861" calcext:value-type="float">
            <text:p>2,83E+00</text:p>
          </table:table-cell>
          <table:table-cell table:style-name="Default" table:number-columns-repeated="2"/>
          <table:table-cell table:style-name="ce43" office:value-type="string" calcext:value-type="string">
            <text:p>GKD-b_1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BC4]-[.$D4])" office:value-type="float" office:value="0" calcext:value-type="float">
            <text:p>0,00</text:p>
          </table:table-cell>
          <table:table-cell table:style-name="ce64" office:value-type="float" office:value="0.010545696" calcext:value-type="float">
            <text:p>1,05E-02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2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3" office:value-type="string" calcext:value-type="string">
            <text:p>GKD-b_2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6" table:formula="of:=100*([.G5]-[.$D5])" office:value-type="float" office:value="0" calcext:value-type="float">
            <text:p>0,00</text:p>
          </table:table-cell>
          <table:table-cell table:style-name="ce19" office:value-type="float" office:value="0.00000684679999999605" calcext:value-type="float">
            <text:p>6,85E-06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2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O5]-[.$D5])" office:value-type="float" office:value="0" calcext:value-type="float">
            <text:p>0,00</text:p>
          </table:table-cell>
          <table:table-cell table:style-name="ce64" office:value-type="float" office:value="0.000210545599999989" calcext:value-type="float">
            <text:p>2,11E-04</text:p>
          </table:table-cell>
          <table:table-cell/>
          <table:table-cell table:style-name="ce63" office:value-type="float" office:value="0.00000642000000000698" calcext:value-type="float">
            <text:p>6,42E-06</text:p>
          </table:table-cell>
          <table:table-cell table:style-name="ce19" office:value-type="float" office:value="0.00000713199999999303" calcext:value-type="float">
            <text:p>7,13E-06</text:p>
          </table:table-cell>
          <table:table-cell table:number-columns-repeated="2" table:style-name="ce15" office:value-type="float" office:value="0" calcext:value-type="float">
            <text:p>0,0000</text:p>
          </table:table-cell>
          <table:table-cell/>
          <table:table-cell table:style-name="ce64" office:value-type="float" office:value="0.000205412999999988" calcext:value-type="float">
            <text:p>2,05E-04</text:p>
          </table:table-cell>
          <table:table-cell table:style-name="ce64" office:value-type="float" office:value="0.000218781999999973" calcext:value-type="float">
            <text:p>2,19E-04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2"/>
          <table:table-cell table:style-name="ce43" office:value-type="string" calcext:value-type="string">
            <text:p>GKD-b_2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E5]-[.$D5])" office:value-type="float" office:value="0" calcext:value-type="float">
            <text:p>0,00</text:p>
          </table:table-cell>
          <table:table-cell table:style-name="ce64" office:value-type="float" office:value="0.000525189999999981" calcext:value-type="float">
            <text:p>5,25E-04</text:p>
          </table:table-cell>
          <table:table-cell/>
          <table:table-cell table:style-name="Default"/>
          <table:table-cell table:style-name="ce43" office:value-type="string" calcext:value-type="string">
            <text:p>GKD-b_2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K5]-[.$D5])" office:value-type="float" office:value="0" calcext:value-type="float">
            <text:p>0,00</text:p>
          </table:table-cell>
          <table:table-cell table:style-name="ce64" office:value-type="float" office:value="0.01296978" calcext:value-type="float">
            <text:p>1,30E-02</text:p>
          </table:table-cell>
          <table:table-cell table:style-name="Default" table:number-columns-repeated="2"/>
          <table:table-cell table:style-name="ce43" office:value-type="string" calcext:value-type="string">
            <text:p>GKD-b_2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Q5]-[.$D5])" office:value-type="float" office:value="0" calcext:value-type="float">
            <text:p>0,00</text:p>
          </table:table-cell>
          <table:table-cell table:style-name="ce64" office:value-type="float" office:value="2.631713294" calcext:value-type="float">
            <text:p>2,63E+00</text:p>
          </table:table-cell>
          <table:table-cell table:style-name="Default" table:number-columns-repeated="2"/>
          <table:table-cell table:style-name="ce43" office:value-type="string" calcext:value-type="string">
            <text:p>GKD-b_2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AW5]-[.$D5])" office:value-type="float" office:value="0" calcext:value-type="float">
            <text:p>0,00</text:p>
          </table:table-cell>
          <table:table-cell table:style-name="ce64" office:value-type="float" office:value="2.798647512" calcext:value-type="float">
            <text:p>2,80E+00</text:p>
          </table:table-cell>
          <table:table-cell table:style-name="Default" table:number-columns-repeated="2"/>
          <table:table-cell table:style-name="ce43" office:value-type="string" calcext:value-type="string">
            <text:p>GKD-b_2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BC5]-[.$D5])" office:value-type="float" office:value="0" calcext:value-type="float">
            <text:p>0,00</text:p>
          </table:table-cell>
          <table:table-cell table:style-name="ce64" office:value-type="float" office:value="0.010961259" calcext:value-type="float">
            <text:p>1,10E-02</text:p>
          </table:table-cell>
          <table:table-cell table:style-name="Default" table:number-columns-repeated="14"/>
          <table:table-cell table:number-columns-repeated="186"/>
        </table:table-row>
        <table:table-row table:style-name="ro1">
          <table:table-cell table:style-name="ce4" office:value-type="string" calcext:value-type="string">
            <text:p>GKD-b_3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3" office:value-type="string" calcext:value-type="string">
            <text:p>GKD-b_3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6" table:formula="of:=100*([.G6]-[.$D6])" office:value-type="float" office:value="0" calcext:value-type="float">
            <text:p>0,00</text:p>
          </table:table-cell>
          <table:table-cell table:style-name="ce19" office:value-type="float" office:value="0.00000668400000000124" calcext:value-type="float">
            <text:p>6,68E-06</text:p>
          </table:table-cell>
          <table:table-cell table:style-name="ce22"/>
          <table:table-cell table:style-name="ce24" office:value-type="string" calcext:value-type="string">
            <text:p>Media Desv Greedy:</text:p>
          </table:table-cell>
          <table:table-cell table:style-name="ce29" table:formula="of:=SUM([.H4:.H53])/[.$B1]" office:value-type="float" office:value="80.3223425789044" calcext:value-type="float">
            <text:p>80,32</text:p>
          </table:table-cell>
          <table:table-cell/>
          <table:table-cell table:style-name="ce43" office:value-type="string" calcext:value-type="string">
            <text:p>GKD-b_3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O6]-[.$D6])" office:value-type="float" office:value="0" calcext:value-type="float">
            <text:p>0,00</text:p>
          </table:table-cell>
          <table:table-cell table:style-name="ce64" office:value-type="float" office:value="0.000211346199999996" calcext:value-type="float">
            <text:p>2,11E-04</text:p>
          </table:table-cell>
          <table:table-cell/>
          <table:table-cell table:style-name="ce63" office:value-type="float" office:value="0.00000616600000000189" calcext:value-type="float">
            <text:p>6,17E-06</text:p>
          </table:table-cell>
          <table:table-cell table:style-name="ce19" office:value-type="float" office:value="0.00000689099999999498" calcext:value-type="float">
            <text:p>6,89E-06</text:p>
          </table:table-cell>
          <table:table-cell table:number-columns-repeated="2" table:style-name="ce15" office:value-type="float" office:value="0" calcext:value-type="float">
            <text:p>0,0000</text:p>
          </table:table-cell>
          <table:table-cell/>
          <table:table-cell table:style-name="ce64" office:value-type="float" office:value="0.000206846000000038" calcext:value-type="float">
            <text:p>2,07E-04</text:p>
          </table:table-cell>
          <table:table-cell table:style-name="ce64" office:value-type="float" office:value="0.000217593999999988" calcext:value-type="float">
            <text:p>2,18E-04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2"/>
          <table:table-cell table:style-name="ce43" office:value-type="string" calcext:value-type="string">
            <text:p>GKD-b_3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E6]-[.$D6])" office:value-type="float" office:value="0" calcext:value-type="float">
            <text:p>0,00</text:p>
          </table:table-cell>
          <table:table-cell table:style-name="ce64" office:value-type="float" office:value="0.000519320000000017" calcext:value-type="float">
            <text:p>5,19E-04</text:p>
          </table:table-cell>
          <table:table-cell/>
          <table:table-cell table:style-name="Default"/>
          <table:table-cell table:style-name="ce43" office:value-type="string" calcext:value-type="string">
            <text:p>GKD-b_3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K6]-[.$D6])" office:value-type="float" office:value="0" calcext:value-type="float">
            <text:p>0,00</text:p>
          </table:table-cell>
          <table:table-cell table:style-name="ce64" office:value-type="float" office:value="0.012876176" calcext:value-type="float">
            <text:p>1,29E-02</text:p>
          </table:table-cell>
          <table:table-cell table:style-name="Default" table:number-columns-repeated="2"/>
          <table:table-cell table:style-name="ce43" office:value-type="string" calcext:value-type="string">
            <text:p>GKD-b_3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Q6]-[.$D6])" office:value-type="float" office:value="0" calcext:value-type="float">
            <text:p>0,00</text:p>
          </table:table-cell>
          <table:table-cell table:style-name="ce64" office:value-type="float" office:value="2.617135626" calcext:value-type="float">
            <text:p>2,62E+00</text:p>
          </table:table-cell>
          <table:table-cell table:style-name="Default" table:number-columns-repeated="2"/>
          <table:table-cell table:style-name="ce43" office:value-type="string" calcext:value-type="string">
            <text:p>GKD-b_3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AW6]-[.$D6])" office:value-type="float" office:value="0" calcext:value-type="float">
            <text:p>0,00</text:p>
          </table:table-cell>
          <table:table-cell table:style-name="ce64" office:value-type="float" office:value="2.79033465699999" calcext:value-type="float">
            <text:p>2,79E+00</text:p>
          </table:table-cell>
          <table:table-cell table:style-name="Default" table:number-columns-repeated="2"/>
          <table:table-cell table:style-name="ce43" office:value-type="string" calcext:value-type="string">
            <text:p>GKD-b_3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BC6]-[.$D6])" office:value-type="float" office:value="0" calcext:value-type="float">
            <text:p>0,00</text:p>
          </table:table-cell>
          <table:table-cell table:style-name="ce64" office:value-type="float" office:value="0.0105831759999999" calcext:value-type="float">
            <text:p>1,06E-02</text:p>
          </table:table-cell>
          <table:table-cell table:style-name="Default" table:number-columns-repeated="14"/>
          <table:table-cell table:number-columns-repeated="186"/>
        </table:table-row>
        <table:table-row table:style-name="ro1">
          <table:table-cell table:style-name="ce4" office:value-type="string" calcext:value-type="string">
            <text:p>GKD-b_4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3" office:value-type="string" calcext:value-type="string">
            <text:p>GKD-b_4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6" table:formula="of:=100*([.G7]-[.$D7])" office:value-type="float" office:value="0" calcext:value-type="float">
            <text:p>0,00</text:p>
          </table:table-cell>
          <table:table-cell table:style-name="ce19" office:value-type="float" office:value="0.00000648780000000182" calcext:value-type="float">
            <text:p>6,49E-06</text:p>
          </table:table-cell>
          <table:table-cell table:style-name="ce22"/>
          <table:table-cell table:style-name="ce24" office:value-type="string" calcext:value-type="string">
            <text:p>Media Tiempo Greedy:</text:p>
          </table:table-cell>
          <table:table-cell table:style-name="ce30" table:formula="of:=SUM([.I4:.I53])/[.$B1]" office:value-type="float" office:value="0.014208759316" calcext:value-type="float">
            <text:p>1,42E-02</text:p>
          </table:table-cell>
          <table:table-cell/>
          <table:table-cell table:style-name="ce43" office:value-type="string" calcext:value-type="string">
            <text:p>GKD-b_4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O7]-[.$D7])" office:value-type="float" office:value="0" calcext:value-type="float">
            <text:p>0,00</text:p>
          </table:table-cell>
          <table:table-cell table:style-name="ce64" office:value-type="float" office:value="0.000222469200000008" calcext:value-type="float">
            <text:p>2,22E-04</text:p>
          </table:table-cell>
          <table:table-cell/>
          <table:table-cell table:style-name="ce63" office:value-type="float" office:value="0.00000611000000000361" calcext:value-type="float">
            <text:p>6,11E-06</text:p>
          </table:table-cell>
          <table:table-cell table:style-name="ce19" office:value-type="float" office:value="0.00000725800000000998" calcext:value-type="float">
            <text:p>7,26E-06</text:p>
          </table:table-cell>
          <table:table-cell table:number-columns-repeated="2" table:style-name="ce15" office:value-type="float" office:value="0" calcext:value-type="float">
            <text:p>0,0000</text:p>
          </table:table-cell>
          <table:table-cell/>
          <table:table-cell table:style-name="ce64" office:value-type="float" office:value="0.000208925999999998" calcext:value-type="float">
            <text:p>2,09E-04</text:p>
          </table:table-cell>
          <table:table-cell table:style-name="ce64" office:value-type="float" office:value="0.000263005000000038" calcext:value-type="float">
            <text:p>2,63E-04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2"/>
          <table:table-cell table:style-name="ce43" office:value-type="string" calcext:value-type="string">
            <text:p>GKD-b_4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E7]-[.$D7])" office:value-type="float" office:value="0" calcext:value-type="float">
            <text:p>0,00</text:p>
          </table:table-cell>
          <table:table-cell table:style-name="ce64" office:value-type="float" office:value="0.000525720000000007" calcext:value-type="float">
            <text:p>5,26E-04</text:p>
          </table:table-cell>
          <table:table-cell/>
          <table:table-cell table:style-name="Default"/>
          <table:table-cell table:style-name="ce43" office:value-type="string" calcext:value-type="string">
            <text:p>GKD-b_4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K7]-[.$D7])" office:value-type="float" office:value="0" calcext:value-type="float">
            <text:p>0,00</text:p>
          </table:table-cell>
          <table:table-cell table:style-name="ce64" office:value-type="float" office:value="0.01287439" calcext:value-type="float">
            <text:p>1,29E-02</text:p>
          </table:table-cell>
          <table:table-cell table:style-name="Default" table:number-columns-repeated="2"/>
          <table:table-cell table:style-name="ce43" office:value-type="string" calcext:value-type="string">
            <text:p>GKD-b_4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Q7]-[.$D7])" office:value-type="float" office:value="0" calcext:value-type="float">
            <text:p>0,00</text:p>
          </table:table-cell>
          <table:table-cell table:style-name="ce64" office:value-type="float" office:value="2.568843921" calcext:value-type="float">
            <text:p>2,57E+00</text:p>
          </table:table-cell>
          <table:table-cell table:style-name="Default" table:number-columns-repeated="2"/>
          <table:table-cell table:style-name="ce43" office:value-type="string" calcext:value-type="string">
            <text:p>GKD-b_4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AW7]-[.$D7])" office:value-type="float" office:value="0" calcext:value-type="float">
            <text:p>0,00</text:p>
          </table:table-cell>
          <table:table-cell table:style-name="ce64" office:value-type="float" office:value="2.773307109" calcext:value-type="float">
            <text:p>2,77E+00</text:p>
          </table:table-cell>
          <table:table-cell table:style-name="Default" table:number-columns-repeated="2"/>
          <table:table-cell table:style-name="ce43" office:value-type="string" calcext:value-type="string">
            <text:p>GKD-b_4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BC7]-[.$D7])" office:value-type="float" office:value="0" calcext:value-type="float">
            <text:p>0,00</text:p>
          </table:table-cell>
          <table:table-cell table:style-name="ce64" office:value-type="float" office:value="0.010417329" calcext:value-type="float">
            <text:p>1,04E-02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5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3" office:value-type="string" calcext:value-type="string">
            <text:p>GKD-b_5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6" table:formula="of:=100*([.G8]-[.$D8])" office:value-type="float" office:value="0" calcext:value-type="float">
            <text:p>0,00</text:p>
          </table:table-cell>
          <table:table-cell table:style-name="ce19" office:value-type="float" office:value="0.0000067276000000005" calcext:value-type="float">
            <text:p>6,73E-06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5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O8]-[.$D8])" office:value-type="float" office:value="0" calcext:value-type="float">
            <text:p>0,00</text:p>
          </table:table-cell>
          <table:table-cell table:style-name="ce64" office:value-type="float" office:value="0.000213925799999992" calcext:value-type="float">
            <text:p>2,14E-04</text:p>
          </table:table-cell>
          <table:table-cell/>
          <table:table-cell table:style-name="ce63" office:value-type="float" office:value="0.00000614399999999959" calcext:value-type="float">
            <text:p>6,14E-06</text:p>
          </table:table-cell>
          <table:table-cell table:style-name="ce19" office:value-type="float" office:value="0.00000745199999999113" calcext:value-type="float">
            <text:p>7,45E-06</text:p>
          </table:table-cell>
          <table:table-cell table:number-columns-repeated="2" table:style-name="ce15" office:value-type="float" office:value="0" calcext:value-type="float">
            <text:p>0,0000</text:p>
          </table:table-cell>
          <table:table-cell/>
          <table:table-cell table:style-name="ce64" office:value-type="float" office:value="0.000211730999999993" calcext:value-type="float">
            <text:p>2,12E-04</text:p>
          </table:table-cell>
          <table:table-cell table:style-name="ce64" office:value-type="float" office:value="0.000218414999999972" calcext:value-type="float">
            <text:p>2,18E-04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2"/>
          <table:table-cell table:style-name="ce43" office:value-type="string" calcext:value-type="string">
            <text:p>GKD-b_5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E8]-[.$D8])" office:value-type="float" office:value="0" calcext:value-type="float">
            <text:p>0,00</text:p>
          </table:table-cell>
          <table:table-cell table:style-name="ce64" office:value-type="float" office:value="0.000514790000000015" calcext:value-type="float">
            <text:p>5,15E-04</text:p>
          </table:table-cell>
          <table:table-cell/>
          <table:table-cell table:style-name="Default"/>
          <table:table-cell table:style-name="ce43" office:value-type="string" calcext:value-type="string">
            <text:p>GKD-b_5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K8]-[.$D8])" office:value-type="float" office:value="0" calcext:value-type="float">
            <text:p>0,00</text:p>
          </table:table-cell>
          <table:table-cell table:style-name="ce64" office:value-type="float" office:value="0.01286339" calcext:value-type="float">
            <text:p>1,29E-02</text:p>
          </table:table-cell>
          <table:table-cell table:style-name="Default" table:number-columns-repeated="2"/>
          <table:table-cell table:style-name="ce43" office:value-type="string" calcext:value-type="string">
            <text:p>GKD-b_5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Q8]-[.$D8])" office:value-type="float" office:value="0" calcext:value-type="float">
            <text:p>0,00</text:p>
          </table:table-cell>
          <table:table-cell table:style-name="ce64" office:value-type="float" office:value="2.60992046299999" calcext:value-type="float">
            <text:p>2,61E+00</text:p>
          </table:table-cell>
          <table:table-cell table:style-name="Default" table:number-columns-repeated="2"/>
          <table:table-cell table:style-name="ce43" office:value-type="string" calcext:value-type="string">
            <text:p>GKD-b_5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AW8]-[.$D8])" office:value-type="float" office:value="0" calcext:value-type="float">
            <text:p>0,00</text:p>
          </table:table-cell>
          <table:table-cell table:style-name="ce64" office:value-type="float" office:value="2.799016733" calcext:value-type="float">
            <text:p>2,80E+00</text:p>
          </table:table-cell>
          <table:table-cell table:style-name="Default" table:number-columns-repeated="2"/>
          <table:table-cell table:style-name="ce43" office:value-type="string" calcext:value-type="string">
            <text:p>GKD-b_5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BC8]-[.$D8])" office:value-type="float" office:value="0" calcext:value-type="float">
            <text:p>0,00</text:p>
          </table:table-cell>
          <table:table-cell table:style-name="ce64" office:value-type="float" office:value="0.0107076990000001" calcext:value-type="float">
            <text:p>1,07E-02</text:p>
          </table:table-cell>
          <table:table-cell table:style-name="Default" table:number-columns-repeated="14"/>
          <table:table-cell table:number-columns-repeated="186"/>
        </table:table-row>
        <table:table-row table:style-name="ro1">
          <table:table-cell table:style-name="ce4" office:value-type="string" calcext:value-type="string">
            <text:p>GKD-b_6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.7179599999997" calcext:value-type="float">
            <text:p>12,7179599999997</text:p>
          </table:table-cell>
          <table:table-cell table:style-name="ce2"/>
          <table:table-cell table:style-name="ce43" office:value-type="string" calcext:value-type="string">
            <text:p>GKD-b_6_n25_m7</text:p>
          </table:table-cell>
          <table:table-cell table:style-name="ce15" office:value-type="float" office:value="172.938918" calcext:value-type="float">
            <text:p>172,9389</text:p>
          </table:table-cell>
          <table:table-cell table:style-name="ce16" table:formula="of:=100*([.G9]-[.$D9])/MAX([.G9];[.$D9])" office:value-type="float" office:value="92.6459815135424" calcext:value-type="float">
            <text:p>92,65</text:p>
          </table:table-cell>
          <table:table-cell table:style-name="ce19" office:value-type="float" office:value="0.000327868799999997" calcext:value-type="float">
            <text:p>3,28E-04</text:p>
          </table:table-cell>
          <table:table-cell table:style-name="ce22"/>
          <table:table-cell table:style-name="ce24" office:value-type="string" calcext:value-type="string">
            <text:p>Media Desv BL:</text:p>
          </table:table-cell>
          <table:table-cell table:style-name="ce29" table:formula="of:=SUM([.P4:.P53])/[.$B1]" office:value-type="float" office:value="58.1169773663878" calcext:value-type="float">
            <text:p>58,12</text:p>
          </table:table-cell>
          <table:table-cell/>
          <table:table-cell table:style-name="ce43" office:value-type="string" calcext:value-type="string">
            <text:p>GKD-b_6_n25_m7</text:p>
          </table:table-cell>
          <table:table-cell table:style-name="ce61" office:value-type="float" office:value="49.0832840000001" calcext:value-type="float">
            <text:p>49,0833</text:p>
          </table:table-cell>
          <table:table-cell table:style-name="ce16" table:formula="of:=100*([.$O9]-[.$D9])/MAX([.$O9];[.$D9])" office:value-type="float" office:value="74.0890197974535" calcext:value-type="float">
            <text:p>74,09</text:p>
          </table:table-cell>
          <table:table-cell table:style-name="ce64" office:value-type="float" office:value="0.00245744780000001" calcext:value-type="float">
            <text:p>2,46E-03</text:p>
          </table:table-cell>
          <table:table-cell/>
          <table:table-cell table:style-name="ce63" office:value-type="float" office:value="0.00033177999999999" calcext:value-type="float">
            <text:p>3,32E-04</text:p>
          </table:table-cell>
          <table:table-cell table:style-name="ce19" office:value-type="float" office:value="0.000346031999999996" calcext:value-type="float">
            <text:p>3,46E-04</text:p>
          </table:table-cell>
          <table:table-cell table:style-name="ce15" office:value-type="float" office:value="114.73598" calcext:value-type="float">
            <text:p>114,7360</text:p>
          </table:table-cell>
          <table:table-cell table:style-name="ce15" office:value-type="float" office:value="298.47415" calcext:value-type="float">
            <text:p>298,4742</text:p>
          </table:table-cell>
          <table:table-cell/>
          <table:table-cell table:style-name="ce64" office:value-type="float" office:value="0.00177294099999997" calcext:value-type="float">
            <text:p>1,77E-03</text:p>
          </table:table-cell>
          <table:table-cell table:style-name="ce64" office:value-type="float" office:value="0.00413812900000005" calcext:value-type="float">
            <text:p>4,14E-03</text:p>
          </table:table-cell>
          <table:table-cell table:style-name="ce61" office:value-type="float" office:value="40.8068099999998" calcext:value-type="float">
            <text:p>40,8068</text:p>
          </table:table-cell>
          <table:table-cell table:style-name="ce61" office:value-type="float" office:value="54.4360700000002" calcext:value-type="float">
            <text:p>54,4361</text:p>
          </table:table-cell>
          <table:table-cell table:number-columns-repeated="2"/>
          <table:table-cell table:style-name="ce43" office:value-type="string" calcext:value-type="string">
            <text:p>GKD-b_6_n25_m7</text:p>
          </table:table-cell>
          <table:table-cell table:style-name="ce61" office:value-type="float" office:value="28.2213999999999" calcext:value-type="float">
            <text:p>28,2214</text:p>
          </table:table-cell>
          <table:table-cell table:style-name="ce16" table:formula="of:=100*([.$AE9]-[.$D9])/MAX([.$AE9];[.$D9])" office:value-type="float" office:value="54.9350492888385" calcext:value-type="float">
            <text:p>54,94</text:p>
          </table:table-cell>
          <table:table-cell table:style-name="ce64" office:value-type="float" office:value="1.246739087" calcext:value-type="float">
            <text:p>1,25E+00</text:p>
          </table:table-cell>
          <table:table-cell/>
          <table:table-cell table:style-name="Default"/>
          <table:table-cell table:style-name="ce43" office:value-type="string" calcext:value-type="string">
            <text:p>GKD-b_6_n25_m7</text:p>
          </table:table-cell>
          <table:table-cell table:style-name="ce61" office:value-type="float" office:value="28.2213999999999" calcext:value-type="float">
            <text:p>28,2214</text:p>
          </table:table-cell>
          <table:table-cell table:style-name="ce16" table:formula="of:=100*([.$AK9]-[.$D9])/MAX([.$AK9];[.$D9])" office:value-type="float" office:value="54.9350492888385" calcext:value-type="float">
            <text:p>54,94</text:p>
          </table:table-cell>
          <table:table-cell table:style-name="ce64" office:value-type="float" office:value="2.669482263" calcext:value-type="float">
            <text:p>2,67E+00</text:p>
          </table:table-cell>
          <table:table-cell table:style-name="Default" table:number-columns-repeated="2"/>
          <table:table-cell table:style-name="ce43" office:value-type="string" calcext:value-type="string">
            <text:p>GKD-b_6_n25_m7</text:p>
          </table:table-cell>
          <table:table-cell table:style-name="ce61" office:value-type="float" office:value="15.2852899999998" calcext:value-type="float">
            <text:p>15,2853</text:p>
          </table:table-cell>
          <table:table-cell table:style-name="ce16" table:formula="of:=100*([.$AQ9]-[.$D9])/MAX([.$AQ9];[.$D9])" office:value-type="float" office:value="16.7960830314645" calcext:value-type="float">
            <text:p>16,80</text:p>
          </table:table-cell>
          <table:table-cell table:style-name="ce64" office:value-type="float" office:value="2.662515219" calcext:value-type="float">
            <text:p>2,66E+00</text:p>
          </table:table-cell>
          <table:table-cell table:style-name="Default" table:number-columns-repeated="2"/>
          <table:table-cell table:style-name="ce43" office:value-type="string" calcext:value-type="string">
            <text:p>GKD-b_6_n25_m7</text:p>
          </table:table-cell>
          <table:table-cell table:style-name="ce61" office:value-type="float" office:value="33.44584" calcext:value-type="float">
            <text:p>33,4458</text:p>
          </table:table-cell>
          <table:table-cell table:style-name="ce16" table:formula="of:=100*([.$AW9]-[.$D9])/MAX([.$AW9];[.$D9])" office:value-type="float" office:value="61.9744637898175" calcext:value-type="float">
            <text:p>61,97</text:p>
          </table:table-cell>
          <table:table-cell table:style-name="ce64" office:value-type="float" office:value="3.81922056799999" calcext:value-type="float">
            <text:p>3,82E+00</text:p>
          </table:table-cell>
          <table:table-cell table:style-name="Default" table:number-columns-repeated="2"/>
          <table:table-cell table:style-name="ce43" office:value-type="string" calcext:value-type="string">
            <text:p>GKD-b_6_n25_m7</text:p>
          </table:table-cell>
          <table:table-cell table:style-name="ce61" office:value-type="float" office:value="30.4198200000001" calcext:value-type="float">
            <text:p>30,4198</text:p>
          </table:table-cell>
          <table:table-cell table:style-name="ce16" table:formula="of:=100*([.$BC9]-[.$D9])/MAX([.$BC9];[.$D9])" office:value-type="float" office:value="58.1918630682244" calcext:value-type="float">
            <text:p>58,19</text:p>
          </table:table-cell>
          <table:table-cell table:style-name="ce64" office:value-type="float" office:value="0.11326875" calcext:value-type="float">
            <text:p>1,13E-01</text:p>
          </table:table-cell>
          <table:table-cell table:style-name="Default" table:number-columns-repeated="14"/>
          <table:table-cell table:number-columns-repeated="186"/>
        </table:table-row>
        <table:table-row table:style-name="ro1">
          <table:table-cell table:style-name="ce4" office:value-type="string" calcext:value-type="string">
            <text:p>GKD-b_7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.0987499999997" calcext:value-type="float">
            <text:p>14,0987499999997</text:p>
          </table:table-cell>
          <table:table-cell table:style-name="ce2"/>
          <table:table-cell table:style-name="ce43" office:value-type="string" calcext:value-type="string">
            <text:p>GKD-b_7_n25_m7</text:p>
          </table:table-cell>
          <table:table-cell table:style-name="ce15" office:value-type="float" office:value="151.478394" calcext:value-type="float">
            <text:p>151,4784</text:p>
          </table:table-cell>
          <table:table-cell table:style-name="ce16" table:formula="of:=100*([.G10]-[.$D10])/MAX([.G10];[.$D10])" office:value-type="float" office:value="90.6925670204823" calcext:value-type="float">
            <text:p>90,69</text:p>
          </table:table-cell>
          <table:table-cell table:style-name="ce19" office:value-type="float" office:value="0.000324279200000005" calcext:value-type="float">
            <text:p>3,24E-04</text:p>
          </table:table-cell>
          <table:table-cell table:style-name="ce22"/>
          <table:table-cell table:style-name="ce24" office:value-type="string" calcext:value-type="string">
            <text:p>Media Tiempo BL:</text:p>
          </table:table-cell>
          <table:table-cell table:style-name="ce30" table:formula="of:=SUM([.Q4:.Q53])/[.$B1]" office:value-type="float" office:value="0.277131229196" calcext:value-type="float">
            <text:p>2,77E-01</text:p>
          </table:table-cell>
          <table:table-cell/>
          <table:table-cell table:style-name="ce43" office:value-type="string" calcext:value-type="string">
            <text:p>GKD-b_7_n25_m7</text:p>
          </table:table-cell>
          <table:table-cell table:style-name="ce61" office:value-type="float" office:value="34.5253380000001" calcext:value-type="float">
            <text:p>34,5253</text:p>
          </table:table-cell>
          <table:table-cell table:style-name="ce16" table:formula="of:=100*([.$O10]-[.$D10])/MAX([.$O10];[.$D10])" office:value-type="float" office:value="59.1640493135804" calcext:value-type="float">
            <text:p>59,16</text:p>
          </table:table-cell>
          <table:table-cell table:style-name="ce64" office:value-type="float" office:value="0.0028955066" calcext:value-type="float">
            <text:p>2,90E-03</text:p>
          </table:table-cell>
          <table:table-cell/>
          <table:table-cell table:style-name="ce63" office:value-type="float" office:value="0.000327595000000014" calcext:value-type="float">
            <text:p>3,28E-04</text:p>
          </table:table-cell>
          <table:table-cell table:style-name="ce19" office:value-type="float" office:value="0.000398616000000004" calcext:value-type="float">
            <text:p>3,99E-04</text:p>
          </table:table-cell>
          <table:table-cell table:style-name="ce15" office:value-type="float" office:value="91.2915500000002" calcext:value-type="float">
            <text:p>91,2916</text:p>
          </table:table-cell>
          <table:table-cell table:style-name="ce15" office:value-type="float" office:value="208.19874" calcext:value-type="float">
            <text:p>208,1987</text:p>
          </table:table-cell>
          <table:table-cell/>
          <table:table-cell table:style-name="ce64" office:value-type="float" office:value="0.00141478800000006" calcext:value-type="float">
            <text:p>1,41E-03</text:p>
          </table:table-cell>
          <table:table-cell table:style-name="ce64" office:value-type="float" office:value="0.00371979100000008" calcext:value-type="float">
            <text:p>3,72E-03</text:p>
          </table:table-cell>
          <table:table-cell table:style-name="ce61" office:value-type="float" office:value="20.8560200000002" calcext:value-type="float">
            <text:p>20,8560</text:p>
          </table:table-cell>
          <table:table-cell table:style-name="ce61" office:value-type="float" office:value="50.42563" calcext:value-type="float">
            <text:p>50,4256</text:p>
          </table:table-cell>
          <table:table-cell table:number-columns-repeated="2"/>
          <table:table-cell table:style-name="ce43" office:value-type="string" calcext:value-type="string">
            <text:p>GKD-b_7_n25_m7</text:p>
          </table:table-cell>
          <table:table-cell table:style-name="ce61" office:value-type="float" office:value="19.4777800000002" calcext:value-type="float">
            <text:p>19,4778</text:p>
          </table:table-cell>
          <table:table-cell table:style-name="ce16" table:formula="of:=100*([.$AE10]-[.$D10])/MAX([.$AE10];[.$D10])" office:value-type="float" office:value="27.6162375794388" calcext:value-type="float">
            <text:p>27,62</text:p>
          </table:table-cell>
          <table:table-cell table:style-name="ce64" office:value-type="float" office:value="1.243817016" calcext:value-type="float">
            <text:p>1,24E+00</text:p>
          </table:table-cell>
          <table:table-cell/>
          <table:table-cell table:style-name="Default"/>
          <table:table-cell table:style-name="ce43" office:value-type="string" calcext:value-type="string">
            <text:p>GKD-b_7_n25_m7</text:p>
          </table:table-cell>
          <table:table-cell table:style-name="ce61" office:value-type="float" office:value="27.87645" calcext:value-type="float">
            <text:p>27,8765</text:p>
          </table:table-cell>
          <table:table-cell table:style-name="ce16" table:formula="of:=100*([.$AK10]-[.$D10])/MAX([.$AK10];[.$D10])" office:value-type="float" office:value="49.4241555147814" calcext:value-type="float">
            <text:p>49,42</text:p>
          </table:table-cell>
          <table:table-cell table:style-name="ce64" office:value-type="float" office:value="2.423674634" calcext:value-type="float">
            <text:p>2,42E+00</text:p>
          </table:table-cell>
          <table:table-cell table:style-name="Default" table:number-columns-repeated="2"/>
          <table:table-cell table:style-name="ce43" office:value-type="string" calcext:value-type="string">
            <text:p>GKD-b_7_n25_m7</text:p>
          </table:table-cell>
          <table:table-cell table:style-name="ce61" office:value-type="float" office:value="20.1298000000002" calcext:value-type="float">
            <text:p>20,1298</text:p>
          </table:table-cell>
          <table:table-cell table:style-name="ce16" table:formula="of:=100*([.$AQ10]-[.$D10])/MAX([.$AQ10];[.$D10])" office:value-type="float" office:value="29.9608043795787" calcext:value-type="float">
            <text:p>29,96</text:p>
          </table:table-cell>
          <table:table-cell table:style-name="ce64" office:value-type="float" office:value="2.70988749499998" calcext:value-type="float">
            <text:p>2,71E+00</text:p>
          </table:table-cell>
          <table:table-cell table:style-name="Default" table:number-columns-repeated="2"/>
          <table:table-cell table:style-name="ce43" office:value-type="string" calcext:value-type="string">
            <text:p>GKD-b_7_n25_m7</text:p>
          </table:table-cell>
          <table:table-cell table:style-name="ce61" office:value-type="float" office:value="16.7546899999998" calcext:value-type="float">
            <text:p>16,7547</text:p>
          </table:table-cell>
          <table:table-cell table:style-name="ce16" table:formula="of:=100*([.$AW10]-[.$D10])/MAX([.$AW10];[.$D10])" office:value-type="float" office:value="15.851919671448" calcext:value-type="float">
            <text:p>15,85</text:p>
          </table:table-cell>
          <table:table-cell table:style-name="ce64" office:value-type="float" office:value="3.856773468" calcext:value-type="float">
            <text:p>3,86E+00</text:p>
          </table:table-cell>
          <table:table-cell table:style-name="Default" table:number-columns-repeated="2"/>
          <table:table-cell table:style-name="ce43" office:value-type="string" calcext:value-type="string">
            <text:p>GKD-b_7_n25_m7</text:p>
          </table:table-cell>
          <table:table-cell table:style-name="ce61" office:value-type="float" office:value="22.1762399999996" calcext:value-type="float">
            <text:p>22,1762</text:p>
          </table:table-cell>
          <table:table-cell table:style-name="ce16" table:formula="of:=100*([.$BC10]-[.$D10])/MAX([.$BC10];[.$D10])" office:value-type="float" office:value="36.4240736932863" calcext:value-type="float">
            <text:p>36,42</text:p>
          </table:table-cell>
          <table:table-cell table:style-name="ce64" office:value-type="float" office:value="0.0925045359999999" calcext:value-type="float">
            <text:p>9,25E-02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8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.7611899999998" calcext:value-type="float">
            <text:p>16,7611899999998</text:p>
          </table:table-cell>
          <table:table-cell table:style-name="ce2"/>
          <table:table-cell table:style-name="ce43" office:value-type="string" calcext:value-type="string">
            <text:p>GKD-b_8_n25_m7</text:p>
          </table:table-cell>
          <table:table-cell table:style-name="ce15" office:value-type="float" office:value="132.59337" calcext:value-type="float">
            <text:p>132,5934</text:p>
          </table:table-cell>
          <table:table-cell table:style-name="ce16" table:formula="of:=100*([.G11]-[.$D11])/MAX([.G11];[.$D11])" office:value-type="float" office:value="87.3589531663613" calcext:value-type="float">
            <text:p>87,36</text:p>
          </table:table-cell>
          <table:table-cell table:style-name="ce19" office:value-type="float" office:value="0.000327238199999996" calcext:value-type="float">
            <text:p>3,27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8_n25_m7</text:p>
          </table:table-cell>
          <table:table-cell table:style-name="ce61" office:value-type="float" office:value="44.745148" calcext:value-type="float">
            <text:p>44,7451</text:p>
          </table:table-cell>
          <table:table-cell table:style-name="ce16" table:formula="of:=100*([.$O11]-[.$D11])/MAX([.$O11];[.$D11])" office:value-type="float" office:value="62.5407653138172" calcext:value-type="float">
            <text:p>62,54</text:p>
          </table:table-cell>
          <table:table-cell table:style-name="ce64" office:value-type="float" office:value="0.00206939879999999" calcext:value-type="float">
            <text:p>2,07E-03</text:p>
          </table:table-cell>
          <table:table-cell/>
          <table:table-cell table:style-name="ce63" office:value-type="float" office:value="0.000333497000000016" calcext:value-type="float">
            <text:p>3,33E-04</text:p>
          </table:table-cell>
          <table:table-cell table:style-name="ce19" office:value-type="float" office:value="0.000374367999999986" calcext:value-type="float">
            <text:p>3,74E-04</text:p>
          </table:table-cell>
          <table:table-cell table:style-name="ce15" office:value-type="float" office:value="85.3233900000001" calcext:value-type="float">
            <text:p>85,3234</text:p>
          </table:table-cell>
          <table:table-cell table:style-name="ce15" office:value-type="float" office:value="171.36721" calcext:value-type="float">
            <text:p>171,3672</text:p>
          </table:table-cell>
          <table:table-cell/>
          <table:table-cell table:style-name="ce64" office:value-type="float" office:value="0.00180701900000002" calcext:value-type="float">
            <text:p>1,81E-03</text:p>
          </table:table-cell>
          <table:table-cell table:style-name="ce64" office:value-type="float" office:value="0.00235920199999995" calcext:value-type="float">
            <text:p>2,36E-03</text:p>
          </table:table-cell>
          <table:table-cell table:style-name="ce61" office:value-type="float" office:value="40.0214399999998" calcext:value-type="float">
            <text:p>40,0214</text:p>
          </table:table-cell>
          <table:table-cell table:style-name="ce61" office:value-type="float" office:value="50.8084100000001" calcext:value-type="float">
            <text:p>50,8084</text:p>
          </table:table-cell>
          <table:table-cell table:number-columns-repeated="2"/>
          <table:table-cell table:style-name="ce43" office:value-type="string" calcext:value-type="string">
            <text:p>GKD-b_8_n25_m7</text:p>
          </table:table-cell>
          <table:table-cell table:style-name="ce61" office:value-type="float" office:value="30.34163" calcext:value-type="float">
            <text:p>30,3416</text:p>
          </table:table-cell>
          <table:table-cell table:style-name="ce16" table:formula="of:=100*([.$AE11]-[.$D11])/MAX([.$AE11];[.$D11])" office:value-type="float" office:value="44.7584391477986" calcext:value-type="float">
            <text:p>44,76</text:p>
          </table:table-cell>
          <table:table-cell table:style-name="ce64" office:value-type="float" office:value="1.246589457" calcext:value-type="float">
            <text:p>1,25E+00</text:p>
          </table:table-cell>
          <table:table-cell/>
          <table:table-cell table:style-name="Default"/>
          <table:table-cell table:style-name="ce43" office:value-type="string" calcext:value-type="string">
            <text:p>GKD-b_8_n25_m7</text:p>
          </table:table-cell>
          <table:table-cell table:style-name="ce61" office:value-type="float" office:value="24.2035299999999" calcext:value-type="float">
            <text:p>24,2035</text:p>
          </table:table-cell>
          <table:table-cell table:style-name="ce16" table:formula="of:=100*([.$AK11]-[.$D11])/MAX([.$AK11];[.$D11])" office:value-type="float" office:value="30.7489857884371" calcext:value-type="float">
            <text:p>30,75</text:p>
          </table:table-cell>
          <table:table-cell table:style-name="ce64" office:value-type="float" office:value="2.28207999" calcext:value-type="float">
            <text:p>2,28E+00</text:p>
          </table:table-cell>
          <table:table-cell table:style-name="Default" table:number-columns-repeated="2"/>
          <table:table-cell table:style-name="ce43" office:value-type="string" calcext:value-type="string">
            <text:p>GKD-b_8_n25_m7</text:p>
          </table:table-cell>
          <table:table-cell table:style-name="ce61" office:value-type="float" office:value="24.2035299999999" calcext:value-type="float">
            <text:p>24,2035</text:p>
          </table:table-cell>
          <table:table-cell table:style-name="ce16" table:formula="of:=100*([.$AQ11]-[.$D11])/MAX([.$AQ11];[.$D11])" office:value-type="float" office:value="30.7489857884372" calcext:value-type="float">
            <text:p>30,75</text:p>
          </table:table-cell>
          <table:table-cell table:style-name="ce64" office:value-type="float" office:value="2.72808619400001" calcext:value-type="float">
            <text:p>2,73E+00</text:p>
          </table:table-cell>
          <table:table-cell table:style-name="Default" table:number-columns-repeated="2"/>
          <table:table-cell table:style-name="ce43" office:value-type="string" calcext:value-type="string">
            <text:p>GKD-b_8_n25_m7</text:p>
          </table:table-cell>
          <table:table-cell table:style-name="ce61" office:value-type="float" office:value="26.1567900000001" calcext:value-type="float">
            <text:p>26,1568</text:p>
          </table:table-cell>
          <table:table-cell table:style-name="ce16" table:formula="of:=100*([.$AW11]-[.$D11])/MAX([.$AW11];[.$D11])" office:value-type="float" office:value="35.9203097933663" calcext:value-type="float">
            <text:p>35,92</text:p>
          </table:table-cell>
          <table:table-cell table:style-name="ce64" office:value-type="float" office:value="3.828179573" calcext:value-type="float">
            <text:p>3,83E+00</text:p>
          </table:table-cell>
          <table:table-cell table:style-name="Default" table:number-columns-repeated="2"/>
          <table:table-cell table:style-name="ce43" office:value-type="string" calcext:value-type="string">
            <text:p>GKD-b_8_n25_m7</text:p>
          </table:table-cell>
          <table:table-cell table:style-name="ce61" office:value-type="float" office:value="25.00713" calcext:value-type="float">
            <text:p>25,0071</text:p>
          </table:table-cell>
          <table:table-cell table:style-name="ce16" table:formula="of:=100*([.$BC11]-[.$D11])/MAX([.$BC11];[.$D11])" office:value-type="float" office:value="32.9743557137512" calcext:value-type="float">
            <text:p>32,97</text:p>
          </table:table-cell>
          <table:table-cell table:style-name="ce64" office:value-type="float" office:value="0.104299046" calcext:value-type="float">
            <text:p>1,04E-01</text:p>
          </table:table-cell>
          <table:table-cell table:style-name="Default" table:number-columns-repeated="14"/>
          <table:table-cell table:number-columns-repeated="186"/>
        </table:table-row>
        <table:table-row table:style-name="ro1">
          <table:table-cell table:style-name="ce4" office:value-type="string" calcext:value-type="string">
            <text:p>GKD-b_9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7.0692099999999" calcext:value-type="float">
            <text:p>17,0692099999999</text:p>
          </table:table-cell>
          <table:table-cell table:style-name="ce2"/>
          <table:table-cell table:style-name="ce43" office:value-type="string" calcext:value-type="string">
            <text:p>GKD-b_9_n25_m7</text:p>
          </table:table-cell>
          <table:table-cell table:style-name="ce15" office:value-type="float" office:value="131.454126" calcext:value-type="float">
            <text:p>131,4541</text:p>
          </table:table-cell>
          <table:table-cell table:style-name="ce16" table:formula="of:=100*([.G12]-[.$D12])/MAX([.G12];[.$D12])" office:value-type="float" office:value="87.015082356563" calcext:value-type="float">
            <text:p>87,02</text:p>
          </table:table-cell>
          <table:table-cell table:style-name="ce19" office:value-type="float" office:value="0.000325509800000007" calcext:value-type="float">
            <text:p>3,26E-04</text:p>
          </table:table-cell>
          <table:table-cell table:style-name="ce22"/>
          <table:table-cell table:style-name="ce24" office:value-type="string" calcext:value-type="string">
            <text:p>Media Desv CS:</text:p>
          </table:table-cell>
          <table:table-cell table:style-name="ce29" table:formula="of:=SUM([.AF$4:.AF$53])/[.$B$1]" office:value-type="float" office:value="38.1511923483155" calcext:value-type="float">
            <text:p>38,15</text:p>
          </table:table-cell>
          <table:table-cell/>
          <table:table-cell table:style-name="ce43" office:value-type="string" calcext:value-type="string">
            <text:p>GKD-b_9_n25_m7</text:p>
          </table:table-cell>
          <table:table-cell table:style-name="ce61" office:value-type="float" office:value="50.384496" calcext:value-type="float">
            <text:p>50,3845</text:p>
          </table:table-cell>
          <table:table-cell table:style-name="ce16" table:formula="of:=100*([.$O12]-[.$D12])/MAX([.$O12];[.$D12])" office:value-type="float" office:value="66.1220983534302" calcext:value-type="float">
            <text:p>66,12</text:p>
          </table:table-cell>
          <table:table-cell table:style-name="ce64" office:value-type="float" office:value="0.00266474639999996" calcext:value-type="float">
            <text:p>2,66E-03</text:p>
          </table:table-cell>
          <table:table-cell/>
          <table:table-cell table:style-name="ce63" office:value-type="float" office:value="0.000334464000000006" calcext:value-type="float">
            <text:p>3,34E-04</text:p>
          </table:table-cell>
          <table:table-cell table:style-name="ce19" office:value-type="float" office:value="0.000398652999999999" calcext:value-type="float">
            <text:p>3,99E-04</text:p>
          </table:table-cell>
          <table:table-cell table:style-name="ce15" office:value-type="float" office:value="73.21141" calcext:value-type="float">
            <text:p>73,2114</text:p>
          </table:table-cell>
          <table:table-cell table:style-name="ce15" office:value-type="float" office:value="213.91223" calcext:value-type="float">
            <text:p>213,9122</text:p>
          </table:table-cell>
          <table:table-cell/>
          <table:table-cell table:style-name="ce64" office:value-type="float" office:value="0.001221162" calcext:value-type="float">
            <text:p>1,22E-03</text:p>
          </table:table-cell>
          <table:table-cell table:style-name="ce64" office:value-type="float" office:value="0.00478588099999999" calcext:value-type="float">
            <text:p>4,79E-03</text:p>
          </table:table-cell>
          <table:table-cell table:style-name="ce61" office:value-type="float" office:value="35.9848999999998" calcext:value-type="float">
            <text:p>35,9849</text:p>
          </table:table-cell>
          <table:table-cell table:style-name="ce61" office:value-type="float" office:value="70.80767" calcext:value-type="float">
            <text:p>70,8077</text:p>
          </table:table-cell>
          <table:table-cell table:number-columns-repeated="2"/>
          <table:table-cell table:style-name="ce43" office:value-type="string" calcext:value-type="string">
            <text:p>GKD-b_9_n25_m7</text:p>
          </table:table-cell>
          <table:table-cell table:style-name="ce61" office:value-type="float" office:value="25.5399699999999" calcext:value-type="float">
            <text:p>25,5400</text:p>
          </table:table-cell>
          <table:table-cell table:style-name="ce16" table:formula="of:=100*([.$AE12]-[.$D12])/MAX([.$AE12];[.$D12])" office:value-type="float" office:value="33.1666795223332" calcext:value-type="float">
            <text:p>33,17</text:p>
          </table:table-cell>
          <table:table-cell table:style-name="ce64" office:value-type="float" office:value="1.241071886" calcext:value-type="float">
            <text:p>1,24E+00</text:p>
          </table:table-cell>
          <table:table-cell/>
          <table:table-cell table:style-name="Default"/>
          <table:table-cell table:style-name="ce43" office:value-type="string" calcext:value-type="string">
            <text:p>GKD-b_9_n25_m7</text:p>
          </table:table-cell>
          <table:table-cell table:style-name="ce61" office:value-type="float" office:value="28.66037" calcext:value-type="float">
            <text:p>28,6604</text:p>
          </table:table-cell>
          <table:table-cell table:style-name="ce16" table:formula="of:=100*([.$AK12]-[.$D12])/MAX([.$AK12];[.$D12])" office:value-type="float" office:value="40.4431624574285" calcext:value-type="float">
            <text:p>40,44</text:p>
          </table:table-cell>
          <table:table-cell table:style-name="ce64" office:value-type="float" office:value="3.178433592" calcext:value-type="float">
            <text:p>3,18E+00</text:p>
          </table:table-cell>
          <table:table-cell table:style-name="Default" table:number-columns-repeated="2"/>
          <table:table-cell table:style-name="ce43" office:value-type="string" calcext:value-type="string">
            <text:p>GKD-b_9_n25_m7</text:p>
          </table:table-cell>
          <table:table-cell table:style-name="ce61" office:value-type="float" office:value="36.49716" calcext:value-type="float">
            <text:p>36,4972</text:p>
          </table:table-cell>
          <table:table-cell table:style-name="ce16" table:formula="of:=100*([.$AQ12]-[.$D12])/MAX([.$AQ12];[.$D12])" office:value-type="float" office:value="53.2314021145758" calcext:value-type="float">
            <text:p>53,23</text:p>
          </table:table-cell>
          <table:table-cell table:style-name="ce64" office:value-type="float" office:value="2.71592053799998" calcext:value-type="float">
            <text:p>2,72E+00</text:p>
          </table:table-cell>
          <table:table-cell table:style-name="Default" table:number-columns-repeated="2"/>
          <table:table-cell table:style-name="ce43" office:value-type="string" calcext:value-type="string">
            <text:p>GKD-b_9_n25_m7</text:p>
          </table:table-cell>
          <table:table-cell table:style-name="ce61" office:value-type="float" office:value="25.82585" calcext:value-type="float">
            <text:p>25,8259</text:p>
          </table:table-cell>
          <table:table-cell table:style-name="ce16" table:formula="of:=100*([.$AW12]-[.$D12])/MAX([.$AW12];[.$D12])" office:value-type="float" office:value="33.9064929131088" calcext:value-type="float">
            <text:p>33,91</text:p>
          </table:table-cell>
          <table:table-cell table:style-name="ce64" office:value-type="float" office:value="3.84845909500001" calcext:value-type="float">
            <text:p>3,85E+00</text:p>
          </table:table-cell>
          <table:table-cell table:style-name="Default" table:number-columns-repeated="2"/>
          <table:table-cell table:style-name="ce43" office:value-type="string" calcext:value-type="string">
            <text:p>GKD-b_9_n25_m7</text:p>
          </table:table-cell>
          <table:table-cell table:style-name="ce61" office:value-type="float" office:value="3.35369" calcext:value-type="float">
            <text:p>3,3537</text:p>
          </table:table-cell>
          <table:table-cell table:style-name="ce16" table:formula="of:=100*([.$BC12]-[.$D12])/MAX([.$BC12];[.$D12])" office:value-type="float" office:value="-80.3524006090498" calcext:value-type="float">
            <text:p>-80,35</text:p>
          </table:table-cell>
          <table:table-cell table:style-name="ce64" office:value-type="float" office:value="0.07075487" calcext:value-type="float">
            <text:p>7,08E-02</text:p>
          </table:table-cell>
          <table:table-cell table:style-name="Default" table:number-columns-repeated="14"/>
          <table:table-cell table:number-columns-repeated="186"/>
        </table:table-row>
        <table:table-row table:style-name="ro5">
          <table:table-cell table:style-name="ce4" office:value-type="string" calcext:value-type="string">
            <text:p>GKD-b_10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3.2652299999999" calcext:value-type="float">
            <text:p>23,2652299999999</text:p>
          </table:table-cell>
          <table:table-cell table:style-name="ce2"/>
          <table:table-cell table:style-name="ce43" office:value-type="string" calcext:value-type="string">
            <text:p>GKD-b_10_n25_m7</text:p>
          </table:table-cell>
          <table:table-cell table:style-name="ce15" office:value-type="float" office:value="151.238492" calcext:value-type="float">
            <text:p>151,2385</text:p>
          </table:table-cell>
          <table:table-cell table:style-name="ce16" table:formula="of:=100*([.G13]-[.$D13])/MAX([.G13];[.$D13])" office:value-type="float" office:value="84.6168593111865" calcext:value-type="float">
            <text:p>84,62</text:p>
          </table:table-cell>
          <table:table-cell table:style-name="ce19" office:value-type="float" office:value="0.000323245799999999" calcext:value-type="float">
            <text:p>3,23E-04</text:p>
          </table:table-cell>
          <table:table-cell table:style-name="ce22"/>
          <table:table-cell table:style-name="ce24" office:value-type="string" calcext:value-type="string">
            <text:p>Media Tiempo CS:</text:p>
          </table:table-cell>
          <table:table-cell table:style-name="ce30" table:formula="of:=SUM([.AG$4:.AG$53])/[.$B$1]" office:value-type="float" office:value="53.46352859422" calcext:value-type="float">
            <text:p>5,35E+01</text:p>
          </table:table-cell>
          <table:table-cell/>
          <table:table-cell table:style-name="ce43" office:value-type="string" calcext:value-type="string">
            <text:p>GKD-b_10_n25_m7</text:p>
          </table:table-cell>
          <table:table-cell table:style-name="ce61" office:value-type="float" office:value="52.6370939999999" calcext:value-type="float">
            <text:p>52,6371</text:p>
          </table:table-cell>
          <table:table-cell table:style-name="ce16" table:formula="of:=100*([.$O13]-[.$D13])/MAX([.$O13];[.$D13])" office:value-type="float" office:value="55.8006944684296" calcext:value-type="float">
            <text:p>55,80</text:p>
          </table:table-cell>
          <table:table-cell table:style-name="ce64" office:value-type="float" office:value="0.00216839719999999" calcext:value-type="float">
            <text:p>2,17E-03</text:p>
          </table:table-cell>
          <table:table-cell/>
          <table:table-cell table:style-name="ce63" office:value-type="float" office:value="0.000337084999999987" calcext:value-type="float">
            <text:p>3,37E-04</text:p>
          </table:table-cell>
          <table:table-cell table:style-name="ce19" office:value-type="float" office:value="0.00034613" calcext:value-type="float">
            <text:p>3,46E-04</text:p>
          </table:table-cell>
          <table:table-cell table:style-name="ce15" office:value-type="float" office:value="121.91521" calcext:value-type="float">
            <text:p>121,9152</text:p>
          </table:table-cell>
          <table:table-cell table:style-name="ce15" office:value-type="float" office:value="199.71533" calcext:value-type="float">
            <text:p>199,7153</text:p>
          </table:table-cell>
          <table:table-cell/>
          <table:table-cell table:style-name="ce64" office:value-type="float" office:value="0.00141285999999996" calcext:value-type="float">
            <text:p>1,41E-03</text:p>
          </table:table-cell>
          <table:table-cell table:style-name="ce64" office:value-type="float" office:value="0.003241987" calcext:value-type="float">
            <text:p>3,24E-03</text:p>
          </table:table-cell>
          <table:table-cell table:style-name="ce61" office:value-type="float" office:value="35.1925199999998" calcext:value-type="float">
            <text:p>35,1925</text:p>
          </table:table-cell>
          <table:table-cell table:style-name="ce61" office:value-type="float" office:value="76.4304600000003" calcext:value-type="float">
            <text:p>76,4305</text:p>
          </table:table-cell>
          <table:table-cell table:number-columns-repeated="2"/>
          <table:table-cell table:style-name="ce43" office:value-type="string" calcext:value-type="string">
            <text:p>GKD-b_10_n25_m7</text:p>
          </table:table-cell>
          <table:table-cell table:style-name="ce61" office:value-type="float" office:value="27.9855600000001" calcext:value-type="float">
            <text:p>27,9856</text:p>
          </table:table-cell>
          <table:table-cell table:style-name="ce16" table:formula="of:=100*([.$AE13]-[.$D13])/MAX([.$AE13];[.$D13])" office:value-type="float" office:value="16.8670199917392" calcext:value-type="float">
            <text:p>16,87</text:p>
          </table:table-cell>
          <table:table-cell table:style-name="ce64" office:value-type="float" office:value="1.224327971" calcext:value-type="float">
            <text:p>1,22E+00</text:p>
          </table:table-cell>
          <table:table-cell/>
          <table:table-cell table:style-name="Default"/>
          <table:table-cell table:style-name="ce43" office:value-type="string" calcext:value-type="string">
            <text:p>GKD-b_10_n25_m7</text:p>
          </table:table-cell>
          <table:table-cell table:style-name="ce61" office:value-type="float" office:value="26.88426" calcext:value-type="float">
            <text:p>26,8843</text:p>
          </table:table-cell>
          <table:table-cell table:style-name="ce16" table:formula="of:=100*([.$AK13]-[.$D13])/MAX([.$AK13];[.$D13])" office:value-type="float" office:value="13.461519863296" calcext:value-type="float">
            <text:p>13,46</text:p>
          </table:table-cell>
          <table:table-cell table:style-name="ce64" office:value-type="float" office:value="2.029332557" calcext:value-type="float">
            <text:p>2,03E+00</text:p>
          </table:table-cell>
          <table:table-cell table:style-name="Default" table:number-columns-repeated="2"/>
          <table:table-cell table:style-name="ce43" office:value-type="string" calcext:value-type="string">
            <text:p>GKD-b_10_n25_m7</text:p>
          </table:table-cell>
          <table:table-cell table:style-name="ce61" office:value-type="float" office:value="41.47879" calcext:value-type="float">
            <text:p>41,4788</text:p>
          </table:table-cell>
          <table:table-cell table:style-name="ce16" table:formula="of:=100*([.$AQ13]-[.$D13])/MAX([.$AQ13];[.$D13])" office:value-type="float" office:value="43.9105383739499" calcext:value-type="float">
            <text:p>43,91</text:p>
          </table:table-cell>
          <table:table-cell table:style-name="ce64" office:value-type="float" office:value="2.73107352599999" calcext:value-type="float">
            <text:p>2,73E+00</text:p>
          </table:table-cell>
          <table:table-cell table:style-name="Default" table:number-columns-repeated="2"/>
          <table:table-cell table:style-name="ce43" office:value-type="string" calcext:value-type="string">
            <text:p>GKD-b_10_n25_m7</text:p>
          </table:table-cell>
          <table:table-cell table:style-name="ce61" office:value-type="float" office:value="26.88426" calcext:value-type="float">
            <text:p>26,8843</text:p>
          </table:table-cell>
          <table:table-cell table:style-name="ce16" table:formula="of:=100*([.$AW13]-[.$D13])/MAX([.$AW13];[.$D13])" office:value-type="float" office:value="13.4615198632959" calcext:value-type="float">
            <text:p>13,46</text:p>
          </table:table-cell>
          <table:table-cell table:style-name="ce64" office:value-type="float" office:value="3.821545679" calcext:value-type="float">
            <text:p>3,82E+00</text:p>
          </table:table-cell>
          <table:table-cell table:style-name="Default" table:number-columns-repeated="2"/>
          <table:table-cell table:style-name="ce43" office:value-type="string" calcext:value-type="string">
            <text:p>GKD-b_10_n25_m7</text:p>
          </table:table-cell>
          <table:table-cell table:style-name="ce61" office:value-type="float" office:value="24.3964300000003" calcext:value-type="float">
            <text:p>24,3964</text:p>
          </table:table-cell>
          <table:table-cell table:style-name="ce16" table:formula="of:=100*([.$BC13]-[.$D13])/MAX([.$BC13];[.$D13])" office:value-type="float" office:value="4.63674398262527" calcext:value-type="float">
            <text:p>4,64</text:p>
          </table:table-cell>
          <table:table-cell table:style-name="ce64" office:value-type="float" office:value="0.0852188229999999" calcext:value-type="float">
            <text:p>8,52E-02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11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.92610000000002" calcext:value-type="float">
            <text:p>1,92610000000002</text:p>
          </table:table-cell>
          <table:table-cell table:style-name="ce2"/>
          <table:table-cell table:style-name="ce43" office:value-type="string" calcext:value-type="string">
            <text:p>GKD-b_11_n50_m5</text:p>
          </table:table-cell>
          <table:table-cell table:style-name="ce15" office:value-type="float" office:value="110.647618" calcext:value-type="float">
            <text:p>110,6476</text:p>
          </table:table-cell>
          <table:table-cell table:style-name="ce16" table:formula="of:=100*([.G14]-[.$D14])/MAX([.G14];[.$D14])" office:value-type="float" office:value="98.2592485633084" calcext:value-type="float">
            <text:p>98,26</text:p>
          </table:table-cell>
          <table:table-cell table:style-name="ce19" office:value-type="float" office:value="0.000346215199999994" calcext:value-type="float">
            <text:p>3,46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11_n50_m5</text:p>
          </table:table-cell>
          <table:table-cell table:style-name="ce61" office:value-type="float" office:value="15.0192840000001" calcext:value-type="float">
            <text:p>15,0193</text:p>
          </table:table-cell>
          <table:table-cell table:style-name="ce16" table:formula="of:=100*([.$O14]-[.$D14])/MAX([.$O14];[.$D14])" office:value-type="float" office:value="87.175820099014" calcext:value-type="float">
            <text:p>87,18</text:p>
          </table:table-cell>
          <table:table-cell table:style-name="ce64" office:value-type="float" office:value="0.00269202719999997" calcext:value-type="float">
            <text:p>2,69E-03</text:p>
          </table:table-cell>
          <table:table-cell/>
          <table:table-cell table:style-name="ce63" office:value-type="float" office:value="0.000357371999999995" calcext:value-type="float">
            <text:p>3,57E-04</text:p>
          </table:table-cell>
          <table:table-cell table:style-name="ce19" office:value-type="float" office:value="0.000400445999999999" calcext:value-type="float">
            <text:p>4,00E-04</text:p>
          </table:table-cell>
          <table:table-cell table:style-name="ce15" office:value-type="float" office:value="65.9145600000001" calcext:value-type="float">
            <text:p>65,9146</text:p>
          </table:table-cell>
          <table:table-cell table:style-name="ce15" office:value-type="float" office:value="153.53712" calcext:value-type="float">
            <text:p>153,5371</text:p>
          </table:table-cell>
          <table:table-cell/>
          <table:table-cell table:style-name="ce64" office:value-type="float" office:value="0.00195979299999993" calcext:value-type="float">
            <text:p>1,96E-03</text:p>
          </table:table-cell>
          <table:table-cell table:style-name="ce64" office:value-type="float" office:value="0.003665472" calcext:value-type="float">
            <text:p>3,67E-03</text:p>
          </table:table-cell>
          <table:table-cell table:style-name="ce61" office:value-type="float" office:value="12.1605500000002" calcext:value-type="float">
            <text:p>12,1606</text:p>
          </table:table-cell>
          <table:table-cell table:style-name="ce61" office:value-type="float" office:value="17.7499500000001" calcext:value-type="float">
            <text:p>17,7500</text:p>
          </table:table-cell>
          <table:table-cell table:number-columns-repeated="2"/>
          <table:table-cell table:style-name="ce43" office:value-type="string" calcext:value-type="string">
            <text:p>GKD-b_11_n50_m5</text:p>
          </table:table-cell>
          <table:table-cell table:style-name="ce61" office:value-type="float" office:value="3.70845999999995" calcext:value-type="float">
            <text:p>3,7085</text:p>
          </table:table-cell>
          <table:table-cell table:style-name="ce16" table:formula="of:=100*([.$AE14]-[.$D14])/MAX([.$AE14];[.$D14])" office:value-type="float" office:value="48.0619987811639" calcext:value-type="float">
            <text:p>48,06</text:p>
          </table:table-cell>
          <table:table-cell table:style-name="ce64" office:value-type="float" office:value="5.881511153" calcext:value-type="float">
            <text:p>5,88E+00</text:p>
          </table:table-cell>
          <table:table-cell/>
          <table:table-cell table:style-name="Default"/>
          <table:table-cell table:style-name="ce43" office:value-type="string" calcext:value-type="string">
            <text:p>GKD-b_11_n50_m5</text:p>
          </table:table-cell>
          <table:table-cell table:style-name="ce61" office:value-type="float" office:value="5.12685999999997" calcext:value-type="float">
            <text:p>5,1269</text:p>
          </table:table-cell>
          <table:table-cell table:style-name="ce16" table:formula="of:=100*([.$AK14]-[.$D14])/MAX([.$AK14];[.$D14])" office:value-type="float" office:value="62.4311957026322" calcext:value-type="float">
            <text:p>62,43</text:p>
          </table:table-cell>
          <table:table-cell table:style-name="ce64" office:value-type="float" office:value="8.771859803" calcext:value-type="float">
            <text:p>8,77E+00</text:p>
          </table:table-cell>
          <table:table-cell table:style-name="Default" table:number-columns-repeated="2"/>
          <table:table-cell table:style-name="ce43" office:value-type="string" calcext:value-type="string">
            <text:p>GKD-b_11_n50_m5</text:p>
          </table:table-cell>
          <table:table-cell table:style-name="ce61" office:value-type="float" office:value="11.67241" calcext:value-type="float">
            <text:p>11,6724</text:p>
          </table:table-cell>
          <table:table-cell table:style-name="ce16" table:formula="of:=100*([.$AQ14]-[.$D14])/MAX([.$AQ14];[.$D14])" office:value-type="float" office:value="83.4986947853955" calcext:value-type="float">
            <text:p>83,50</text:p>
          </table:table-cell>
          <table:table-cell table:style-name="ce64" office:value-type="float" office:value="3.13507469899997" calcext:value-type="float">
            <text:p>3,14E+00</text:p>
          </table:table-cell>
          <table:table-cell table:style-name="Default" table:number-columns-repeated="2"/>
          <table:table-cell table:style-name="ce43" office:value-type="string" calcext:value-type="string">
            <text:p>GKD-b_11_n50_m5</text:p>
          </table:table-cell>
          <table:table-cell table:style-name="ce61" office:value-type="float" office:value="10.34979" calcext:value-type="float">
            <text:p>10,3498</text:p>
          </table:table-cell>
          <table:table-cell table:style-name="ce16" table:formula="of:=100*([.$AW14]-[.$D14])/MAX([.$AW14];[.$D14])" office:value-type="float" office:value="81.3899605692481" calcext:value-type="float">
            <text:p>81,39</text:p>
          </table:table-cell>
          <table:table-cell table:style-name="ce64" office:value-type="float" office:value="6.176080017" calcext:value-type="float">
            <text:p>6,18E+00</text:p>
          </table:table-cell>
          <table:table-cell table:style-name="Default" table:number-columns-repeated="2"/>
          <table:table-cell table:style-name="ce43" office:value-type="string" calcext:value-type="string">
            <text:p>GKD-b_11_n50_m5</text:p>
          </table:table-cell>
          <table:table-cell table:style-name="ce61" office:value-type="float" office:value="5.21663999999998" calcext:value-type="float">
            <text:p>5,2166</text:p>
          </table:table-cell>
          <table:table-cell table:style-name="ce16" table:formula="of:=100*([.$BC14]-[.$D14])/MAX([.$BC14];[.$D14])" office:value-type="float" office:value="63.0777665317134" calcext:value-type="float">
            <text:p>63,08</text:p>
          </table:table-cell>
          <table:table-cell table:style-name="ce64" office:value-type="float" office:value="0.153939347" calcext:value-type="float">
            <text:p>1,54E-01</text:p>
          </table:table-cell>
          <table:table-cell table:style-name="Default" table:number-columns-repeated="14"/>
          <table:table-cell table:number-columns-repeated="186"/>
        </table:table-row>
        <table:table-row table:style-name="ro1">
          <table:table-cell table:style-name="ce4" office:value-type="string" calcext:value-type="string">
            <text:p>GKD-b_12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12104000000011" calcext:value-type="float">
            <text:p>2,12104000000011</text:p>
          </table:table-cell>
          <table:table-cell table:style-name="ce2"/>
          <table:table-cell table:style-name="ce43" office:value-type="string" calcext:value-type="string">
            <text:p>GKD-b_12_n50_m5</text:p>
          </table:table-cell>
          <table:table-cell table:style-name="ce15" office:value-type="float" office:value="80.441032" calcext:value-type="float">
            <text:p>80,4410</text:p>
          </table:table-cell>
          <table:table-cell table:style-name="ce16" table:formula="of:=100*([.G15]-[.$D15])/MAX([.G15];[.$D15])" office:value-type="float" office:value="97.3632362150698" calcext:value-type="float">
            <text:p>97,36</text:p>
          </table:table-cell>
          <table:table-cell table:style-name="ce19" office:value-type="float" office:value="0.000344788200000007" calcext:value-type="float">
            <text:p>3,45E-04</text:p>
          </table:table-cell>
          <table:table-cell table:style-name="ce22"/>
          <table:table-cell table:style-name="ce24" office:value-type="string" calcext:value-type="string">
            <text:p>Media Desv Mem-CS:</text:p>
          </table:table-cell>
          <table:table-cell table:style-name="ce29" table:formula="of:=SUM([.AL$4:.AL$53])/[.$B$1]" office:value-type="float" office:value="40.3161785272847" calcext:value-type="float">
            <text:p>40,32</text:p>
          </table:table-cell>
          <table:table-cell/>
          <table:table-cell table:style-name="ce43" office:value-type="string" calcext:value-type="string">
            <text:p>GKD-b_12_n50_m5</text:p>
          </table:table-cell>
          <table:table-cell table:style-name="ce61" office:value-type="float" office:value="19.531482" calcext:value-type="float">
            <text:p>19,5315</text:p>
          </table:table-cell>
          <table:table-cell table:style-name="ce16" table:formula="of:=100*([.$O15]-[.$D15])/MAX([.$O15];[.$D15])" office:value-type="float" office:value="89.1404041946223" calcext:value-type="float">
            <text:p>89,14</text:p>
          </table:table-cell>
          <table:table-cell table:style-name="ce64" office:value-type="float" office:value="0.003275329" calcext:value-type="float">
            <text:p>3,28E-03</text:p>
          </table:table-cell>
          <table:table-cell/>
          <table:table-cell table:style-name="ce63" office:value-type="float" office:value="0.000356305000000001" calcext:value-type="float">
            <text:p>3,56E-04</text:p>
          </table:table-cell>
          <table:table-cell table:style-name="ce19" office:value-type="float" office:value="0.000369867999999995" calcext:value-type="float">
            <text:p>3,70E-04</text:p>
          </table:table-cell>
          <table:table-cell table:style-name="ce15" office:value-type="float" office:value="47.73207" calcext:value-type="float">
            <text:p>47,7321</text:p>
          </table:table-cell>
          <table:table-cell table:style-name="ce15" office:value-type="float" office:value="107.19593" calcext:value-type="float">
            <text:p>107,1959</text:p>
          </table:table-cell>
          <table:table-cell/>
          <table:table-cell table:style-name="ce64" office:value-type="float" office:value="0.00188478599999997" calcext:value-type="float">
            <text:p>1,88E-03</text:p>
          </table:table-cell>
          <table:table-cell table:style-name="ce64" office:value-type="float" office:value="0.00510199700000003" calcext:value-type="float">
            <text:p>5,10E-03</text:p>
          </table:table-cell>
          <table:table-cell table:style-name="ce61" office:value-type="float" office:value="12.7862899999999" calcext:value-type="float">
            <text:p>12,7863</text:p>
          </table:table-cell>
          <table:table-cell table:style-name="ce61" office:value-type="float" office:value="32.93584" calcext:value-type="float">
            <text:p>32,9358</text:p>
          </table:table-cell>
          <table:table-cell table:number-columns-repeated="2"/>
          <table:table-cell table:style-name="ce43" office:value-type="string" calcext:value-type="string">
            <text:p>GKD-b_12_n50_m5</text:p>
          </table:table-cell>
          <table:table-cell table:style-name="ce61" office:value-type="float" office:value="3.39095999999995" calcext:value-type="float">
            <text:p>3,3910</text:p>
          </table:table-cell>
          <table:table-cell table:style-name="ce16" table:formula="of:=100*([.$AE15]-[.$D15])/MAX([.$AE15];[.$D15])" office:value-type="float" office:value="37.4501616061487" calcext:value-type="float">
            <text:p>37,45</text:p>
          </table:table-cell>
          <table:table-cell table:style-name="ce64" office:value-type="float" office:value="5.849354305" calcext:value-type="float">
            <text:p>5,85E+00</text:p>
          </table:table-cell>
          <table:table-cell/>
          <table:table-cell table:style-name="Default"/>
          <table:table-cell table:style-name="ce43" office:value-type="string" calcext:value-type="string">
            <text:p>GKD-b_12_n50_m5</text:p>
          </table:table-cell>
          <table:table-cell table:style-name="ce61" office:value-type="float" office:value="13.4470100000001" calcext:value-type="float">
            <text:p>13,4470</text:p>
          </table:table-cell>
          <table:table-cell table:style-name="ce16" table:formula="of:=100*([.$AK15]-[.$D15])/MAX([.$AK15];[.$D15])" office:value-type="float" office:value="84.2266793882053" calcext:value-type="float">
            <text:p>84,23</text:p>
          </table:table-cell>
          <table:table-cell table:style-name="ce64" office:value-type="float" office:value="8.593782819" calcext:value-type="float">
            <text:p>8,59E+00</text:p>
          </table:table-cell>
          <table:table-cell table:style-name="Default" table:number-columns-repeated="2"/>
          <table:table-cell table:style-name="ce43" office:value-type="string" calcext:value-type="string">
            <text:p>GKD-b_12_n50_m5</text:p>
          </table:table-cell>
          <table:table-cell table:style-name="ce61" office:value-type="float" office:value="12.33467" calcext:value-type="float">
            <text:p>12,3347</text:p>
          </table:table-cell>
          <table:table-cell table:style-name="ce16" table:formula="of:=100*([.$AQ15]-[.$D15])/MAX([.$AQ15];[.$D15])" office:value-type="float" office:value="82.8042420267416" calcext:value-type="float">
            <text:p>82,80</text:p>
          </table:table-cell>
          <table:table-cell table:style-name="ce64" office:value-type="float" office:value="3.13780736000001" calcext:value-type="float">
            <text:p>3,14E+00</text:p>
          </table:table-cell>
          <table:table-cell table:style-name="Default" table:number-columns-repeated="2"/>
          <table:table-cell table:style-name="ce43" office:value-type="string" calcext:value-type="string">
            <text:p>GKD-b_12_n50_m5</text:p>
          </table:table-cell>
          <table:table-cell table:style-name="ce61" office:value-type="float" office:value="6.02265" calcext:value-type="float">
            <text:p>6,0227</text:p>
          </table:table-cell>
          <table:table-cell table:style-name="ce16" table:formula="of:=100*([.$AW15]-[.$D15])/MAX([.$AW15];[.$D15])" office:value-type="float" office:value="64.7822802254803" calcext:value-type="float">
            <text:p>64,78</text:p>
          </table:table-cell>
          <table:table-cell table:style-name="ce64" office:value-type="float" office:value="6.187980294" calcext:value-type="float">
            <text:p>6,19E+00</text:p>
          </table:table-cell>
          <table:table-cell table:style-name="Default" table:number-columns-repeated="2"/>
          <table:table-cell table:style-name="ce43" office:value-type="string" calcext:value-type="string">
            <text:p>GKD-b_12_n50_m5</text:p>
          </table:table-cell>
          <table:table-cell table:style-name="ce61" office:value-type="float" office:value="8.90037000000007" calcext:value-type="float">
            <text:p>8,9004</text:p>
          </table:table-cell>
          <table:table-cell table:style-name="ce16" table:formula="of:=100*([.$BC15]-[.$D15])/MAX([.$BC15];[.$D15])" office:value-type="float" office:value="76.1690806112545" calcext:value-type="float">
            <text:p>76,17</text:p>
          </table:table-cell>
          <table:table-cell table:style-name="ce64" office:value-type="float" office:value="0.157633813" calcext:value-type="float">
            <text:p>1,58E-01</text:p>
          </table:table-cell>
          <table:table-cell table:style-name="Default" table:number-columns-repeated="14"/>
          <table:table-cell table:number-columns-repeated="186"/>
        </table:table-row>
        <table:table-row table:style-name="ro6">
          <table:table-cell table:style-name="ce4" office:value-type="string" calcext:value-type="string">
            <text:p>GKD-b_13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36230999999998" calcext:value-type="float">
            <text:p>2,36230999999998</text:p>
          </table:table-cell>
          <table:table-cell table:style-name="ce2"/>
          <table:table-cell table:style-name="ce43" office:value-type="string" calcext:value-type="string">
            <text:p>GKD-b_13_n50_m5</text:p>
          </table:table-cell>
          <table:table-cell table:style-name="ce15" office:value-type="float" office:value="93.633346" calcext:value-type="float">
            <text:p>93,6333</text:p>
          </table:table-cell>
          <table:table-cell table:style-name="ce16" table:formula="of:=100*([.G16]-[.$D16])/MAX([.G16];[.$D16])" office:value-type="float" office:value="97.4770633530495" calcext:value-type="float">
            <text:p>97,48</text:p>
          </table:table-cell>
          <table:table-cell table:style-name="ce19" office:value-type="float" office:value="0.000345423" calcext:value-type="float">
            <text:p>3,45E-04</text:p>
          </table:table-cell>
          <table:table-cell table:style-name="ce22"/>
          <table:table-cell table:style-name="ce24" office:value-type="string" calcext:value-type="string">
            <text:p>Media Tiempo Mem-CS:</text:p>
          </table:table-cell>
          <table:table-cell table:style-name="ce30" table:formula="of:=SUM([.AM$4:.AM$53])/[.$B$1]" office:value-type="float" office:value="66.6921728398" calcext:value-type="float">
            <text:p>6,67E+01</text:p>
          </table:table-cell>
          <table:table-cell/>
          <table:table-cell table:style-name="ce43" office:value-type="string" calcext:value-type="string">
            <text:p>GKD-b_13_n50_m5</text:p>
          </table:table-cell>
          <table:table-cell table:style-name="ce61" office:value-type="float" office:value="14.159194" calcext:value-type="float">
            <text:p>14,1592</text:p>
          </table:table-cell>
          <table:table-cell table:style-name="ce16" table:formula="of:=100*([.$O16]-[.$D16])/MAX([.$O16];[.$D16])" office:value-type="float" office:value="83.3160701096406" calcext:value-type="float">
            <text:p>83,32</text:p>
          </table:table-cell>
          <table:table-cell table:style-name="ce64" office:value-type="float" office:value="0.00270296859999999" calcext:value-type="float">
            <text:p>2,70E-03</text:p>
          </table:table-cell>
          <table:table-cell/>
          <table:table-cell table:style-name="ce63" office:value-type="float" office:value="0.000350887999999994" calcext:value-type="float">
            <text:p>3,51E-04</text:p>
          </table:table-cell>
          <table:table-cell table:style-name="ce19" office:value-type="float" office:value="0.000410795999999991" calcext:value-type="float">
            <text:p>4,11E-04</text:p>
          </table:table-cell>
          <table:table-cell table:style-name="ce15" office:value-type="float" office:value="47.65721" calcext:value-type="float">
            <text:p>47,6572</text:p>
          </table:table-cell>
          <table:table-cell table:style-name="ce15" office:value-type="float" office:value="156.53751" calcext:value-type="float">
            <text:p>156,5375</text:p>
          </table:table-cell>
          <table:table-cell/>
          <table:table-cell table:style-name="ce64" office:value-type="float" office:value="0.00201963800000005" calcext:value-type="float">
            <text:p>2,02E-03</text:p>
          </table:table-cell>
          <table:table-cell table:style-name="ce64" office:value-type="float" office:value="0.00332243999999993" calcext:value-type="float">
            <text:p>3,32E-03</text:p>
          </table:table-cell>
          <table:table-cell table:style-name="ce61" office:value-type="float" office:value="10.73017" calcext:value-type="float">
            <text:p>10,7302</text:p>
          </table:table-cell>
          <table:table-cell table:style-name="ce61" office:value-type="float" office:value="16.2720000000001" calcext:value-type="float">
            <text:p>16,2720</text:p>
          </table:table-cell>
          <table:table-cell table:number-columns-repeated="2"/>
          <table:table-cell table:style-name="ce43" office:value-type="string" calcext:value-type="string">
            <text:p>GKD-b_13_n50_m5</text:p>
          </table:table-cell>
          <table:table-cell table:style-name="ce61" office:value-type="float" office:value="12.36152" calcext:value-type="float">
            <text:p>12,3615</text:p>
          </table:table-cell>
          <table:table-cell table:style-name="ce16" table:formula="of:=100*([.$AE16]-[.$D16])/MAX([.$AE16];[.$D16])" office:value-type="float" office:value="80.8898096674197" calcext:value-type="float">
            <text:p>80,89</text:p>
          </table:table-cell>
          <table:table-cell table:style-name="ce64" office:value-type="float" office:value="5.8024887" calcext:value-type="float">
            <text:p>5,80E+00</text:p>
          </table:table-cell>
          <table:table-cell/>
          <table:table-cell table:style-name="Default"/>
          <table:table-cell table:style-name="ce43" office:value-type="string" calcext:value-type="string">
            <text:p>GKD-b_13_n50_m5</text:p>
          </table:table-cell>
          <table:table-cell table:style-name="ce61" office:value-type="float" office:value="9.20801000000006" calcext:value-type="float">
            <text:p>9,2080</text:p>
          </table:table-cell>
          <table:table-cell table:style-name="ce16" table:formula="of:=100*([.$AK16]-[.$D16])/MAX([.$AK16];[.$D16])" office:value-type="float" office:value="74.3450539258758" calcext:value-type="float">
            <text:p>74,35</text:p>
          </table:table-cell>
          <table:table-cell table:style-name="ce64" office:value-type="float" office:value="8.556667799" calcext:value-type="float">
            <text:p>8,56E+00</text:p>
          </table:table-cell>
          <table:table-cell table:style-name="Default" table:number-columns-repeated="2"/>
          <table:table-cell table:style-name="ce43" office:value-type="string" calcext:value-type="string">
            <text:p>GKD-b_13_n50_m5</text:p>
          </table:table-cell>
          <table:table-cell table:style-name="ce61" office:value-type="float" office:value="7.97363999999999" calcext:value-type="float">
            <text:p>7,9736</text:p>
          </table:table-cell>
          <table:table-cell table:style-name="ce16" table:formula="of:=100*([.$AQ16]-[.$D16])/MAX([.$AQ16];[.$D16])" office:value-type="float" office:value="70.373505701286" calcext:value-type="float">
            <text:p>70,37</text:p>
          </table:table-cell>
          <table:table-cell table:style-name="ce64" office:value-type="float" office:value="3.14545653399995" calcext:value-type="float">
            <text:p>3,15E+00</text:p>
          </table:table-cell>
          <table:table-cell table:style-name="Default" table:number-columns-repeated="2"/>
          <table:table-cell table:style-name="ce43" office:value-type="string" calcext:value-type="string">
            <text:p>GKD-b_13_n50_m5</text:p>
          </table:table-cell>
          <table:table-cell table:style-name="ce61" office:value-type="float" office:value="9.15487000000002" calcext:value-type="float">
            <text:p>9,1549</text:p>
          </table:table-cell>
          <table:table-cell table:style-name="ce16" table:formula="of:=100*([.$AW16]-[.$D16])/MAX([.$AW16];[.$D16])" office:value-type="float" office:value="74.1961382302537" calcext:value-type="float">
            <text:p>74,20</text:p>
          </table:table-cell>
          <table:table-cell table:style-name="ce64" office:value-type="float" office:value="6.23729053099999" calcext:value-type="float">
            <text:p>6,24E+00</text:p>
          </table:table-cell>
          <table:table-cell table:style-name="Default" table:number-columns-repeated="2"/>
          <table:table-cell table:style-name="ce43" office:value-type="string" calcext:value-type="string">
            <text:p>GKD-b_13_n50_m5</text:p>
          </table:table-cell>
          <table:table-cell table:style-name="ce61" office:value-type="float" office:value="9.97775000000001" calcext:value-type="float">
            <text:p>9,9778</text:p>
          </table:table-cell>
          <table:table-cell table:style-name="ce16" table:formula="of:=100*([.$BC16]-[.$D16])/MAX([.$BC16];[.$D16])" office:value-type="float" office:value="76.3242213925988" calcext:value-type="float">
            <text:p>76,32</text:p>
          </table:table-cell>
          <table:table-cell table:style-name="ce64" office:value-type="float" office:value="0.184204348" calcext:value-type="float">
            <text:p>1,84E-01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14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.6631999999999" calcext:value-type="float">
            <text:p>1,6631999999999</text:p>
          </table:table-cell>
          <table:table-cell table:style-name="ce2"/>
          <table:table-cell table:style-name="ce43" office:value-type="string" calcext:value-type="string">
            <text:p>GKD-b_14_n50_m5</text:p>
          </table:table-cell>
          <table:table-cell table:style-name="ce15" office:value-type="float" office:value="120.37966" calcext:value-type="float">
            <text:p>120,3797</text:p>
          </table:table-cell>
          <table:table-cell table:style-name="ce16" table:formula="of:=100*([.G17]-[.$D17])/MAX([.G17];[.$D17])" office:value-type="float" office:value="98.6183712431154" calcext:value-type="float">
            <text:p>98,62</text:p>
          </table:table-cell>
          <table:table-cell table:style-name="ce19" office:value-type="float" office:value="0.000344890799999997" calcext:value-type="float">
            <text:p>3,45E-04</text:p>
          </table:table-cell>
          <table:table-cell table:style-name="ce22"/>
          <table:table-cell table:style-name="Default" table:number-columns-repeated="2"/>
          <table:table-cell/>
          <table:table-cell table:style-name="ce43" office:value-type="string" calcext:value-type="string">
            <text:p>GKD-b_14_n50_m5</text:p>
          </table:table-cell>
          <table:table-cell table:style-name="ce61" office:value-type="float" office:value="19.91996" calcext:value-type="float">
            <text:p>19,9200</text:p>
          </table:table-cell>
          <table:table-cell table:style-name="ce16" table:formula="of:=100*([.$O17]-[.$D17])/MAX([.$O17];[.$D17])" office:value-type="float" office:value="91.6505856437468" calcext:value-type="float">
            <text:p>91,65</text:p>
          </table:table-cell>
          <table:table-cell table:style-name="ce64" office:value-type="float" office:value="0.00204058579999997" calcext:value-type="float">
            <text:p>2,04E-03</text:p>
          </table:table-cell>
          <table:table-cell/>
          <table:table-cell table:style-name="ce63" office:value-type="float" office:value="0.00036208900000001" calcext:value-type="float">
            <text:p>3,62E-04</text:p>
          </table:table-cell>
          <table:table-cell table:style-name="ce19" office:value-type="float" office:value="0.000367777000000014" calcext:value-type="float">
            <text:p>3,68E-04</text:p>
          </table:table-cell>
          <table:table-cell table:style-name="ce15" office:value-type="float" office:value="57.96498" calcext:value-type="float">
            <text:p>57,9650</text:p>
          </table:table-cell>
          <table:table-cell table:style-name="ce15" office:value-type="float" office:value="192.6112" calcext:value-type="float">
            <text:p>192,6112</text:p>
          </table:table-cell>
          <table:table-cell/>
          <table:table-cell table:style-name="ce64" office:value-type="float" office:value="0.00130346399999992" calcext:value-type="float">
            <text:p>1,30E-03</text:p>
          </table:table-cell>
          <table:table-cell table:style-name="ce64" office:value-type="float" office:value="0.00339307899999996" calcext:value-type="float">
            <text:p>3,39E-03</text:p>
          </table:table-cell>
          <table:table-cell table:style-name="ce61" office:value-type="float" office:value="14.7918399999998" calcext:value-type="float">
            <text:p>14,7918</text:p>
          </table:table-cell>
          <table:table-cell table:style-name="ce61" office:value-type="float" office:value="29.7354399999999" calcext:value-type="float">
            <text:p>29,7354</text:p>
          </table:table-cell>
          <table:table-cell table:number-columns-repeated="2"/>
          <table:table-cell table:style-name="ce43" office:value-type="string" calcext:value-type="string">
            <text:p>GKD-b_14_n50_m5</text:p>
          </table:table-cell>
          <table:table-cell table:style-name="ce61" office:value-type="float" office:value="4.32266999999996" calcext:value-type="float">
            <text:p>4,3227</text:p>
          </table:table-cell>
          <table:table-cell table:style-name="ce16" table:formula="of:=100*([.$AE17]-[.$D17])/MAX([.$AE17];[.$D17])" office:value-type="float" office:value="61.523780441257" calcext:value-type="float">
            <text:p>61,52</text:p>
          </table:table-cell>
          <table:table-cell table:style-name="ce64" office:value-type="float" office:value="5.924495014" calcext:value-type="float">
            <text:p>5,92E+00</text:p>
          </table:table-cell>
          <table:table-cell/>
          <table:table-cell table:style-name="Default"/>
          <table:table-cell table:style-name="ce43" office:value-type="string" calcext:value-type="string">
            <text:p>GKD-b_14_n50_m5</text:p>
          </table:table-cell>
          <table:table-cell table:style-name="ce61" office:value-type="float" office:value="11.32951" calcext:value-type="float">
            <text:p>11,3295</text:p>
          </table:table-cell>
          <table:table-cell table:style-name="ce16" table:formula="of:=100*([.$AK17]-[.$D17])/MAX([.$AK17];[.$D17])" office:value-type="float" office:value="85.3197534580056" calcext:value-type="float">
            <text:p>85,32</text:p>
          </table:table-cell>
          <table:table-cell table:style-name="ce64" office:value-type="float" office:value="8.641030603" calcext:value-type="float">
            <text:p>8,64E+00</text:p>
          </table:table-cell>
          <table:table-cell table:style-name="Default" table:number-columns-repeated="2"/>
          <table:table-cell table:style-name="ce43" office:value-type="string" calcext:value-type="string">
            <text:p>GKD-b_14_n50_m5</text:p>
          </table:table-cell>
          <table:table-cell table:style-name="ce61" office:value-type="float" office:value="9.49883" calcext:value-type="float">
            <text:p>9,4988</text:p>
          </table:table-cell>
          <table:table-cell table:style-name="ce16" table:formula="of:=100*([.$AQ17]-[.$D17])/MAX([.$AQ17];[.$D17])" office:value-type="float" office:value="82.4904751427292" calcext:value-type="float">
            <text:p>82,49</text:p>
          </table:table-cell>
          <table:table-cell table:style-name="ce64" office:value-type="float" office:value="3.13319833800006" calcext:value-type="float">
            <text:p>3,13E+00</text:p>
          </table:table-cell>
          <table:table-cell table:style-name="Default" table:number-columns-repeated="2"/>
          <table:table-cell table:style-name="ce43" office:value-type="string" calcext:value-type="string">
            <text:p>GKD-b_14_n50_m5</text:p>
          </table:table-cell>
          <table:table-cell table:style-name="ce61" office:value-type="float" office:value="11.73005" calcext:value-type="float">
            <text:p>11,7301</text:p>
          </table:table-cell>
          <table:table-cell table:style-name="ce16" table:formula="of:=100*([.$AW17]-[.$D17])/MAX([.$AW17];[.$D17])" office:value-type="float" office:value="85.821032305916" calcext:value-type="float">
            <text:p>85,82</text:p>
          </table:table-cell>
          <table:table-cell table:style-name="ce64" office:value-type="float" office:value="6.22891709600003" calcext:value-type="float">
            <text:p>6,23E+00</text:p>
          </table:table-cell>
          <table:table-cell table:style-name="Default" table:number-columns-repeated="2"/>
          <table:table-cell table:style-name="ce43" office:value-type="string" calcext:value-type="string">
            <text:p>GKD-b_14_n50_m5</text:p>
          </table:table-cell>
          <table:table-cell table:style-name="ce61" office:value-type="float" office:value="9.53914999999989" calcext:value-type="float">
            <text:p>9,5391</text:p>
          </table:table-cell>
          <table:table-cell table:style-name="ce16" table:formula="of:=100*([.$BC17]-[.$D17])/MAX([.$BC17];[.$D17])" office:value-type="float" office:value="82.5644842569839" calcext:value-type="float">
            <text:p>82,56</text:p>
          </table:table-cell>
          <table:table-cell table:style-name="ce64" office:value-type="float" office:value="0.161457046000001" calcext:value-type="float">
            <text:p>1,61E-01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15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85312999999996" calcext:value-type="float">
            <text:p>2,85312999999996</text:p>
          </table:table-cell>
          <table:table-cell table:style-name="ce2"/>
          <table:table-cell table:style-name="ce43" office:value-type="string" calcext:value-type="string">
            <text:p>GKD-b_15_n50_m5</text:p>
          </table:table-cell>
          <table:table-cell table:style-name="ce15" office:value-type="float" office:value="129.412628" calcext:value-type="float">
            <text:p>129,4126</text:p>
          </table:table-cell>
          <table:table-cell table:style-name="ce16" table:formula="of:=100*([.G18]-[.$D18])/MAX([.G18];[.$D18])" office:value-type="float" office:value="97.7953233435612" calcext:value-type="float">
            <text:p>97,80</text:p>
          </table:table-cell>
          <table:table-cell table:style-name="ce19" office:value-type="float" office:value="0.000345762400000005" calcext:value-type="float">
            <text:p>3,46E-04</text:p>
          </table:table-cell>
          <table:table-cell table:style-name="ce2"/>
          <table:table-cell table:style-name="Default" table:number-columns-repeated="2"/>
          <table:table-cell/>
          <table:table-cell table:style-name="ce43" office:value-type="string" calcext:value-type="string">
            <text:p>GKD-b_15_n50_m5</text:p>
          </table:table-cell>
          <table:table-cell table:style-name="ce61" office:value-type="float" office:value="19.003396" calcext:value-type="float">
            <text:p>19,0034</text:p>
          </table:table-cell>
          <table:table-cell table:style-name="ce16" table:formula="of:=100*([.$O18]-[.$D18])/MAX([.$O18];[.$D18])" office:value-type="float" office:value="84.9862098332321" calcext:value-type="float">
            <text:p>84,99</text:p>
          </table:table-cell>
          <table:table-cell table:style-name="ce64" office:value-type="float" office:value="0.00242267020000002" calcext:value-type="float">
            <text:p>2,42E-03</text:p>
          </table:table-cell>
          <table:table-cell/>
          <table:table-cell table:style-name="ce63" office:value-type="float" office:value="0.000360002999999998" calcext:value-type="float">
            <text:p>3,60E-04</text:p>
          </table:table-cell>
          <table:table-cell table:style-name="ce19" office:value-type="float" office:value="0.000369576999999954" calcext:value-type="float">
            <text:p>3,70E-04</text:p>
          </table:table-cell>
          <table:table-cell table:style-name="ce15" office:value-type="float" office:value="88.0425799999999" calcext:value-type="float">
            <text:p>88,0426</text:p>
          </table:table-cell>
          <table:table-cell table:style-name="ce15" office:value-type="float" office:value="168.56577" calcext:value-type="float">
            <text:p>168,5658</text:p>
          </table:table-cell>
          <table:table-cell/>
          <table:table-cell table:style-name="ce64" office:value-type="float" office:value="0.00158903200000005" calcext:value-type="float">
            <text:p>1,59E-03</text:p>
          </table:table-cell>
          <table:table-cell table:style-name="ce64" office:value-type="float" office:value="0.00379730300000003" calcext:value-type="float">
            <text:p>3,80E-03</text:p>
          </table:table-cell>
          <table:table-cell table:style-name="ce61" office:value-type="float" office:value="13.8209199999999" calcext:value-type="float">
            <text:p>13,8209</text:p>
          </table:table-cell>
          <table:table-cell table:style-name="ce61" office:value-type="float" office:value="26.8154599999998" calcext:value-type="float">
            <text:p>26,8155</text:p>
          </table:table-cell>
          <table:table-cell table:number-columns-repeated="2"/>
          <table:table-cell table:style-name="ce43" office:value-type="string" calcext:value-type="string">
            <text:p>GKD-b_15_n50_m5</text:p>
          </table:table-cell>
          <table:table-cell table:style-name="ce61" office:value-type="float" office:value="9.95691999999997" calcext:value-type="float">
            <text:p>9,9569</text:p>
          </table:table-cell>
          <table:table-cell table:style-name="ce16" table:formula="of:=100*([.$AE18]-[.$D18])/MAX([.$AE18];[.$D18])" office:value-type="float" office:value="71.3452553600916" calcext:value-type="float">
            <text:p>71,35</text:p>
          </table:table-cell>
          <table:table-cell table:style-name="ce64" office:value-type="float" office:value="5.819922957" calcext:value-type="float">
            <text:p>5,82E+00</text:p>
          </table:table-cell>
          <table:table-cell/>
          <table:table-cell table:style-name="Default"/>
          <table:table-cell table:style-name="ce43" office:value-type="string" calcext:value-type="string">
            <text:p>GKD-b_15_n50_m5</text:p>
          </table:table-cell>
          <table:table-cell table:style-name="ce61" office:value-type="float" office:value="6.69114000000002" calcext:value-type="float">
            <text:p>6,6911</text:p>
          </table:table-cell>
          <table:table-cell table:style-name="ce16" table:formula="of:=100*([.$AK18]-[.$D18])/MAX([.$AK18];[.$D18])" office:value-type="float" office:value="57.3595829709145" calcext:value-type="float">
            <text:p>57,36</text:p>
          </table:table-cell>
          <table:table-cell table:style-name="ce64" office:value-type="float" office:value="8.548715652" calcext:value-type="float">
            <text:p>8,55E+00</text:p>
          </table:table-cell>
          <table:table-cell table:style-name="Default" table:number-columns-repeated="2"/>
          <table:table-cell table:style-name="ce43" office:value-type="string" calcext:value-type="string">
            <text:p>GKD-b_15_n50_m5</text:p>
          </table:table-cell>
          <table:table-cell table:style-name="ce61" office:value-type="float" office:value="11.861" calcext:value-type="float">
            <text:p>11,8610</text:p>
          </table:table-cell>
          <table:table-cell table:style-name="ce16" table:formula="of:=100*([.$AQ18]-[.$D18])/MAX([.$AQ18];[.$D18])" office:value-type="float" office:value="75.9452828597929" calcext:value-type="float">
            <text:p>75,95</text:p>
          </table:table-cell>
          <table:table-cell table:style-name="ce64" office:value-type="float" office:value="3.12971885700006" calcext:value-type="float">
            <text:p>3,13E+00</text:p>
          </table:table-cell>
          <table:table-cell table:style-name="Default" table:number-columns-repeated="2"/>
          <table:table-cell table:style-name="ce43" office:value-type="string" calcext:value-type="string">
            <text:p>GKD-b_15_n50_m5</text:p>
          </table:table-cell>
          <table:table-cell table:style-name="ce61" office:value-type="float" office:value="11.48558" calcext:value-type="float">
            <text:p>11,4856</text:p>
          </table:table-cell>
          <table:table-cell table:style-name="ce16" table:formula="of:=100*([.$AW18]-[.$D18])/MAX([.$AW18];[.$D18])" office:value-type="float" office:value="75.1590254910944" calcext:value-type="float">
            <text:p>75,16</text:p>
          </table:table-cell>
          <table:table-cell table:style-name="ce64" office:value-type="float" office:value="6.19922222999992" calcext:value-type="float">
            <text:p>6,20E+00</text:p>
          </table:table-cell>
          <table:table-cell table:style-name="Default" table:number-columns-repeated="2"/>
          <table:table-cell table:style-name="ce43" office:value-type="string" calcext:value-type="string">
            <text:p>GKD-b_15_n50_m5</text:p>
          </table:table-cell>
          <table:table-cell table:style-name="ce61" office:value-type="float" office:value="4.16255999999999" calcext:value-type="float">
            <text:p>4,1626</text:p>
          </table:table-cell>
          <table:table-cell table:style-name="ce16" table:formula="of:=100*([.$BC18]-[.$D18])/MAX([.$BC18];[.$D18])" office:value-type="float" office:value="31.4573243388692" calcext:value-type="float">
            <text:p>31,46</text:p>
          </table:table-cell>
          <table:table-cell table:style-name="ce64" office:value-type="float" office:value="0.156946213999998" calcext:value-type="float">
            <text:p>1,57E-01</text:p>
          </table:table-cell>
          <table:table-cell table:style-name="Default" table:number-columns-repeated="14"/>
          <table:table-cell table:number-columns-repeated="186"/>
        </table:table-row>
        <table:table-row table:style-name="ro7">
          <table:table-cell table:style-name="ce4" office:value-type="string" calcext:value-type="string">
            <text:p>GKD-b_16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2.7457799999991" calcext:value-type="float">
            <text:p>42,7457799999991</text:p>
          </table:table-cell>
          <table:table-cell table:style-name="ce2"/>
          <table:table-cell table:style-name="ce43" office:value-type="string" calcext:value-type="string">
            <text:p>GKD-b_16_n50_m15</text:p>
          </table:table-cell>
          <table:table-cell table:style-name="ce15" office:value-type="float" office:value="302.288778" calcext:value-type="float">
            <text:p>302,2888</text:p>
          </table:table-cell>
          <table:table-cell table:style-name="ce16" table:formula="of:=100*([.G19]-[.$D19])/MAX([.G19];[.$D19])" office:value-type="float" office:value="85.8592898212056" calcext:value-type="float">
            <text:p>85,86</text:p>
          </table:table-cell>
          <table:table-cell table:style-name="ce19" office:value-type="float" office:value="0.00266768980000003" calcext:value-type="float">
            <text:p>2,67E-03</text:p>
          </table:table-cell>
          <table:table-cell table:style-name="ce23"/>
          <table:table-cell table:style-name="Default" table:number-columns-repeated="2"/>
          <table:table-cell/>
          <table:table-cell table:style-name="ce43" office:value-type="string" calcext:value-type="string">
            <text:p>GKD-b_16_n50_m15</text:p>
          </table:table-cell>
          <table:table-cell table:style-name="ce61" office:value-type="float" office:value="154.771028" calcext:value-type="float">
            <text:p>154,7710</text:p>
          </table:table-cell>
          <table:table-cell table:style-name="ce16" table:formula="of:=100*([.$O19]-[.$D19])/MAX([.$O19];[.$D19])" office:value-type="float" office:value="72.3812779740668" calcext:value-type="float">
            <text:p>72,38</text:p>
          </table:table-cell>
          <table:table-cell table:style-name="ce64" office:value-type="float" office:value="0.0183029196" calcext:value-type="float">
            <text:p>1,83E-02</text:p>
          </table:table-cell>
          <table:table-cell/>
          <table:table-cell table:style-name="ce63" office:value-type="float" office:value="0.00275024600000001" calcext:value-type="float">
            <text:p>2,75E-03</text:p>
          </table:table-cell>
          <table:table-cell table:style-name="ce19" office:value-type="float" office:value="0.00281993200000003" calcext:value-type="float">
            <text:p>2,82E-03</text:p>
          </table:table-cell>
          <table:table-cell table:style-name="ce15" office:value-type="float" office:value="229.65291" calcext:value-type="float">
            <text:p>229,6529</text:p>
          </table:table-cell>
          <table:table-cell table:style-name="ce15" office:value-type="float" office:value="382.44575" calcext:value-type="float">
            <text:p>382,4458</text:p>
          </table:table-cell>
          <table:table-cell/>
          <table:table-cell table:style-name="ce64" office:value-type="float" office:value="0.010488973" calcext:value-type="float">
            <text:p>1,05E-02</text:p>
          </table:table-cell>
          <table:table-cell table:style-name="ce64" office:value-type="float" office:value="0.035261653" calcext:value-type="float">
            <text:p>3,53E-02</text:p>
          </table:table-cell>
          <table:table-cell table:style-name="ce61" office:value-type="float" office:value="110.17049" calcext:value-type="float">
            <text:p>110,1705</text:p>
          </table:table-cell>
          <table:table-cell table:style-name="ce61" office:value-type="float" office:value="191.40991" calcext:value-type="float">
            <text:p>191,4099</text:p>
          </table:table-cell>
          <table:table-cell table:number-columns-repeated="2"/>
          <table:table-cell table:style-name="ce43" office:value-type="string" calcext:value-type="string">
            <text:p>GKD-b_16_n50_m15</text:p>
          </table:table-cell>
          <table:table-cell table:style-name="ce61" office:value-type="float" office:value="85.31007" calcext:value-type="float">
            <text:p>85,3101</text:p>
          </table:table-cell>
          <table:table-cell table:style-name="ce16" table:formula="of:=100*([.$AE19]-[.$D19])/MAX([.$AE19];[.$D19])" office:value-type="float" office:value="49.893629204619" calcext:value-type="float">
            <text:p>49,89</text:p>
          </table:table-cell>
          <table:table-cell table:style-name="ce64" office:value-type="float" office:value="6.385529555" calcext:value-type="float">
            <text:p>6,39E+00</text:p>
          </table:table-cell>
          <table:table-cell/>
          <table:table-cell table:style-name="Default"/>
          <table:table-cell table:style-name="ce43" office:value-type="string" calcext:value-type="string">
            <text:p>GKD-b_16_n50_m15</text:p>
          </table:table-cell>
          <table:table-cell table:style-name="ce61" office:value-type="float" office:value="85.31007" calcext:value-type="float">
            <text:p>85,3101</text:p>
          </table:table-cell>
          <table:table-cell table:style-name="ce16" table:formula="of:=100*([.$AK19]-[.$D19])/MAX([.$AK19];[.$D19])" office:value-type="float" office:value="49.893629204619" calcext:value-type="float">
            <text:p>49,89</text:p>
          </table:table-cell>
          <table:table-cell table:style-name="ce64" office:value-type="float" office:value="14.749036149" calcext:value-type="float">
            <text:p>1,47E+01</text:p>
          </table:table-cell>
          <table:table-cell table:style-name="Default" table:number-columns-repeated="2"/>
          <table:table-cell table:style-name="ce43" office:value-type="string" calcext:value-type="string">
            <text:p>GKD-b_16_n50_m15</text:p>
          </table:table-cell>
          <table:table-cell table:style-name="ce61" office:value-type="float" office:value="84.2732500000002" calcext:value-type="float">
            <text:p>84,2733</text:p>
          </table:table-cell>
          <table:table-cell table:style-name="ce16" table:formula="of:=100*([.$AQ19]-[.$D19])/MAX([.$AQ19];[.$D19])" office:value-type="float" office:value="49.2771668352662" calcext:value-type="float">
            <text:p>49,28</text:p>
          </table:table-cell>
          <table:table-cell table:style-name="ce64" office:value-type="float" office:value="5.75636470699999" calcext:value-type="float">
            <text:p>5,76E+00</text:p>
          </table:table-cell>
          <table:table-cell table:style-name="Default" table:number-columns-repeated="2"/>
          <table:table-cell table:style-name="ce43" office:value-type="string" calcext:value-type="string">
            <text:p>GKD-b_16_n50_m15</text:p>
          </table:table-cell>
          <table:table-cell table:style-name="ce61" office:value-type="float" office:value="111.87216" calcext:value-type="float">
            <text:p>111,8722</text:p>
          </table:table-cell>
          <table:table-cell table:style-name="ce16" table:formula="of:=100*([.$AW19]-[.$D19])/MAX([.$AW19];[.$D19])" office:value-type="float" office:value="61.7905115982394" calcext:value-type="float">
            <text:p>61,79</text:p>
          </table:table-cell>
          <table:table-cell table:style-name="ce64" office:value-type="float" office:value="12.771768576" calcext:value-type="float">
            <text:p>1,28E+01</text:p>
          </table:table-cell>
          <table:table-cell table:style-name="Default" table:number-columns-repeated="2"/>
          <table:table-cell table:style-name="ce43" office:value-type="string" calcext:value-type="string">
            <text:p>GKD-b_16_n50_m15</text:p>
          </table:table-cell>
          <table:table-cell table:style-name="ce61" office:value-type="float" office:value="34.84225" calcext:value-type="float">
            <text:p>34,8423</text:p>
          </table:table-cell>
          <table:table-cell table:style-name="ce16" table:formula="of:=100*([.$BC19]-[.$D19])/MAX([.$BC19];[.$D19])" office:value-type="float" office:value="-18.4896146473389" calcext:value-type="float">
            <text:p>-18,49</text:p>
          </table:table-cell>
          <table:table-cell table:style-name="ce64" office:value-type="float" office:value="0.368627092999997" calcext:value-type="float">
            <text:p>3,69E-01</text:p>
          </table:table-cell>
          <table:table-cell table:style-name="Default" table:number-columns-repeated="14"/>
          <table:table-cell table:number-columns-repeated="186"/>
        </table:table-row>
        <table:table-row table:style-name="ro1">
          <table:table-cell table:style-name="ce4" office:value-type="string" calcext:value-type="string">
            <text:p>GKD-b_17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8.1076099999996" calcext:value-type="float">
            <text:p>48,1076099999996</text:p>
          </table:table-cell>
          <table:table-cell table:style-name="ce2"/>
          <table:table-cell table:style-name="ce43" office:value-type="string" calcext:value-type="string">
            <text:p>GKD-b_17_n50_m15</text:p>
          </table:table-cell>
          <table:table-cell table:style-name="ce15" office:value-type="float" office:value="344.017424" calcext:value-type="float">
            <text:p>344,0174</text:p>
          </table:table-cell>
          <table:table-cell table:style-name="ce16" table:formula="of:=100*([.G20]-[.$D20])/MAX([.G20];[.$D20])" office:value-type="float" office:value="86.0159379601658" calcext:value-type="float">
            <text:p>86,02</text:p>
          </table:table-cell>
          <table:table-cell table:style-name="ce19" office:value-type="float" office:value="0.0026929952" calcext:value-type="float">
            <text:p>2,69E-03</text:p>
          </table:table-cell>
          <table:table-cell table:style-name="ce24"/>
          <table:table-cell table:style-name="Default" table:number-columns-repeated="2"/>
          <table:table-cell/>
          <table:table-cell table:style-name="ce43" office:value-type="string" calcext:value-type="string">
            <text:p>GKD-b_17_n50_m15</text:p>
          </table:table-cell>
          <table:table-cell table:style-name="ce61" office:value-type="float" office:value="120.450042" calcext:value-type="float">
            <text:p>120,4500</text:p>
          </table:table-cell>
          <table:table-cell table:style-name="ce16" table:formula="of:=100*([.$O20]-[.$D20])/MAX([.$O20];[.$D20])" office:value-type="float" office:value="60.0601135531363" calcext:value-type="float">
            <text:p>60,06</text:p>
          </table:table-cell>
          <table:table-cell table:style-name="ce64" office:value-type="float" office:value="0.0246485746" calcext:value-type="float">
            <text:p>2,46E-02</text:p>
          </table:table-cell>
          <table:table-cell/>
          <table:table-cell table:style-name="ce63" office:value-type="float" office:value="0.00276343800000001" calcext:value-type="float">
            <text:p>2,76E-03</text:p>
          </table:table-cell>
          <table:table-cell table:style-name="ce19" office:value-type="float" office:value="0.00295295900000003" calcext:value-type="float">
            <text:p>2,95E-03</text:p>
          </table:table-cell>
          <table:table-cell table:style-name="ce15" office:value-type="float" office:value="275.0688" calcext:value-type="float">
            <text:p>275,0688</text:p>
          </table:table-cell>
          <table:table-cell table:style-name="ce15" office:value-type="float" office:value="399.73619" calcext:value-type="float">
            <text:p>399,7362</text:p>
          </table:table-cell>
          <table:table-cell/>
          <table:table-cell table:style-name="ce64" office:value-type="float" office:value="0.010699447" calcext:value-type="float">
            <text:p>1,07E-02</text:p>
          </table:table-cell>
          <table:table-cell table:style-name="ce64" office:value-type="float" office:value="0.0516513559999999" calcext:value-type="float">
            <text:p>5,17E-02</text:p>
          </table:table-cell>
          <table:table-cell table:style-name="ce61" office:value-type="float" office:value="93.1828199999999" calcext:value-type="float">
            <text:p>93,1828</text:p>
          </table:table-cell>
          <table:table-cell table:style-name="ce61" office:value-type="float" office:value="152.7154" calcext:value-type="float">
            <text:p>152,7154</text:p>
          </table:table-cell>
          <table:table-cell table:number-columns-repeated="2"/>
          <table:table-cell table:style-name="ce43" office:value-type="string" calcext:value-type="string">
            <text:p>GKD-b_17_n50_m15</text:p>
          </table:table-cell>
          <table:table-cell table:style-name="ce61" office:value-type="float" office:value="86.1930299999997" calcext:value-type="float">
            <text:p>86,1930</text:p>
          </table:table-cell>
          <table:table-cell table:style-name="ce16" table:formula="of:=100*([.$AE20]-[.$D20])/MAX([.$AE20];[.$D20])" office:value-type="float" office:value="44.1861946377801" calcext:value-type="float">
            <text:p>44,19</text:p>
          </table:table-cell>
          <table:table-cell table:style-name="ce64" office:value-type="float" office:value="6.429473987" calcext:value-type="float">
            <text:p>6,43E+00</text:p>
          </table:table-cell>
          <table:table-cell/>
          <table:table-cell table:style-name="Default"/>
          <table:table-cell table:style-name="ce43" office:value-type="string" calcext:value-type="string">
            <text:p>GKD-b_17_n50_m15</text:p>
          </table:table-cell>
          <table:table-cell table:style-name="ce61" office:value-type="float" office:value="79.9963099999999" calcext:value-type="float">
            <text:p>79,9963</text:p>
          </table:table-cell>
          <table:table-cell table:style-name="ce16" table:formula="of:=100*([.$AK20]-[.$D20])/MAX([.$AK20];[.$D20])" office:value-type="float" office:value="39.8627136676683" calcext:value-type="float">
            <text:p>39,86</text:p>
          </table:table-cell>
          <table:table-cell table:style-name="ce64" office:value-type="float" office:value="15.668113429" calcext:value-type="float">
            <text:p>1,57E+01</text:p>
          </table:table-cell>
          <table:table-cell table:style-name="Default" table:number-columns-repeated="2"/>
          <table:table-cell table:style-name="ce43" office:value-type="string" calcext:value-type="string">
            <text:p>GKD-b_17_n50_m15</text:p>
          </table:table-cell>
          <table:table-cell table:style-name="ce61" office:value-type="float" office:value="84.2145199999999" calcext:value-type="float">
            <text:p>84,2145</text:p>
          </table:table-cell>
          <table:table-cell table:style-name="ce16" table:formula="of:=100*([.$AQ20]-[.$D20])/MAX([.$AQ20];[.$D20])" office:value-type="float" office:value="42.8749222818112" calcext:value-type="float">
            <text:p>42,87</text:p>
          </table:table-cell>
          <table:table-cell table:style-name="ce64" office:value-type="float" office:value="5.70131317899995" calcext:value-type="float">
            <text:p>5,70E+00</text:p>
          </table:table-cell>
          <table:table-cell table:style-name="Default" table:number-columns-repeated="2"/>
          <table:table-cell table:style-name="ce43" office:value-type="string" calcext:value-type="string">
            <text:p>GKD-b_17_n50_m15</text:p>
          </table:table-cell>
          <table:table-cell table:style-name="ce61" office:value-type="float" office:value="60.2976" calcext:value-type="float">
            <text:p>60,2976</text:p>
          </table:table-cell>
          <table:table-cell table:style-name="ce16" table:formula="of:=100*([.$AW20]-[.$D20])/MAX([.$AW20];[.$D20])" office:value-type="float" office:value="20.2163767712154" calcext:value-type="float">
            <text:p>20,22</text:p>
          </table:table-cell>
          <table:table-cell table:style-name="ce64" office:value-type="float" office:value="12.7227424600001" calcext:value-type="float">
            <text:p>1,27E+01</text:p>
          </table:table-cell>
          <table:table-cell table:style-name="Default" table:number-columns-repeated="2"/>
          <table:table-cell table:style-name="ce43" office:value-type="string" calcext:value-type="string">
            <text:p>GKD-b_17_n50_m15</text:p>
          </table:table-cell>
          <table:table-cell table:style-name="ce61" office:value-type="float" office:value="4.35510999999994" calcext:value-type="float">
            <text:p>4,3551</text:p>
          </table:table-cell>
          <table:table-cell table:style-name="ce16" table:formula="of:=100*([.$BC20]-[.$D20])/MAX([.$BC20];[.$D20])" office:value-type="float" office:value="-90.9471495258235" calcext:value-type="float">
            <text:p>-90,95</text:p>
          </table:table-cell>
          <table:table-cell table:style-name="ce64" office:value-type="float" office:value="0.338326834" calcext:value-type="float">
            <text:p>3,38E-01</text:p>
          </table:table-cell>
          <table:table-cell table:style-name="Default" table:number-columns-repeated="14"/>
          <table:table-cell table:number-columns-repeated="186"/>
        </table:table-row>
        <table:table-row table:style-name="ro1">
          <table:table-cell table:style-name="ce4" office:value-type="string" calcext:value-type="string">
            <text:p>GKD-b_18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3.1960899999997" calcext:value-type="float">
            <text:p>43,1960899999997</text:p>
          </table:table-cell>
          <table:table-cell table:style-name="ce2"/>
          <table:table-cell table:style-name="ce43" office:value-type="string" calcext:value-type="string">
            <text:p>GKD-b_18_n50_m15</text:p>
          </table:table-cell>
          <table:table-cell table:style-name="ce15" office:value-type="float" office:value="387.236324" calcext:value-type="float">
            <text:p>387,2363</text:p>
          </table:table-cell>
          <table:table-cell table:style-name="ce16" table:formula="of:=100*([.G21]-[.$D21])/MAX([.G21];[.$D21])" office:value-type="float" office:value="88.8450314903827" calcext:value-type="float">
            <text:p>88,85</text:p>
          </table:table-cell>
          <table:table-cell table:style-name="ce19" office:value-type="float" office:value="0.00268892840000001" calcext:value-type="float">
            <text:p>2,69E-03</text:p>
          </table:table-cell>
          <table:table-cell table:style-name="ce24"/>
          <table:table-cell table:style-name="Default" table:number-columns-repeated="2"/>
          <table:table-cell/>
          <table:table-cell table:style-name="ce43" office:value-type="string" calcext:value-type="string">
            <text:p>GKD-b_18_n50_m15</text:p>
          </table:table-cell>
          <table:table-cell table:style-name="ce61" office:value-type="float" office:value="118.89675" calcext:value-type="float">
            <text:p>118,8968</text:p>
          </table:table-cell>
          <table:table-cell table:style-name="ce16" table:formula="of:=100*([.$O21]-[.$D21])/MAX([.$O21];[.$D21])" office:value-type="float" office:value="63.669242430933" calcext:value-type="float">
            <text:p>63,67</text:p>
          </table:table-cell>
          <table:table-cell table:style-name="ce64" office:value-type="float" office:value="0.0291248788" calcext:value-type="float">
            <text:p>2,91E-02</text:p>
          </table:table-cell>
          <table:table-cell/>
          <table:table-cell table:style-name="ce63" office:value-type="float" office:value="0.00283032699999997" calcext:value-type="float">
            <text:p>2,83E-03</text:p>
          </table:table-cell>
          <table:table-cell table:style-name="ce19" office:value-type="float" office:value="0.002897072" calcext:value-type="float">
            <text:p>2,90E-03</text:p>
          </table:table-cell>
          <table:table-cell table:style-name="ce15" office:value-type="float" office:value="316.51819" calcext:value-type="float">
            <text:p>316,5182</text:p>
          </table:table-cell>
          <table:table-cell table:style-name="ce15" office:value-type="float" office:value="451.33192" calcext:value-type="float">
            <text:p>451,3319</text:p>
          </table:table-cell>
          <table:table-cell/>
          <table:table-cell table:style-name="ce64" office:value-type="float" office:value="0.00972140399999999" calcext:value-type="float">
            <text:p>9,72E-03</text:p>
          </table:table-cell>
          <table:table-cell table:style-name="ce64" office:value-type="float" office:value="0.04399789" calcext:value-type="float">
            <text:p>4,40E-02</text:p>
          </table:table-cell>
          <table:table-cell table:style-name="ce61" office:value-type="float" office:value="79.20128" calcext:value-type="float">
            <text:p>79,2013</text:p>
          </table:table-cell>
          <table:table-cell table:style-name="ce61" office:value-type="float" office:value="139.18099" calcext:value-type="float">
            <text:p>139,1810</text:p>
          </table:table-cell>
          <table:table-cell table:number-columns-repeated="2"/>
          <table:table-cell table:style-name="ce43" office:value-type="string" calcext:value-type="string">
            <text:p>GKD-b_18_n50_m15</text:p>
          </table:table-cell>
          <table:table-cell table:style-name="ce61" office:value-type="float" office:value="79.3979100000001" calcext:value-type="float">
            <text:p>79,3979</text:p>
          </table:table-cell>
          <table:table-cell table:style-name="ce16" table:formula="of:=100*([.$AE21]-[.$D21])/MAX([.$AE21];[.$D21])" office:value-type="float" office:value="45.5954319200598" calcext:value-type="float">
            <text:p>45,60</text:p>
          </table:table-cell>
          <table:table-cell table:style-name="ce64" office:value-type="float" office:value="6.350985816" calcext:value-type="float">
            <text:p>6,35E+00</text:p>
          </table:table-cell>
          <table:table-cell/>
          <table:table-cell table:style-name="Default"/>
          <table:table-cell table:style-name="ce43" office:value-type="string" calcext:value-type="string">
            <text:p>GKD-b_18_n50_m15</text:p>
          </table:table-cell>
          <table:table-cell table:style-name="ce61" office:value-type="float" office:value="83.7859200000003" calcext:value-type="float">
            <text:p>83,7859</text:p>
          </table:table-cell>
          <table:table-cell table:style-name="ce16" table:formula="of:=100*([.$AK21]-[.$D21])/MAX([.$AK21];[.$D21])" office:value-type="float" office:value="48.4446909456869" calcext:value-type="float">
            <text:p>48,44</text:p>
          </table:table-cell>
          <table:table-cell table:style-name="ce64" office:value-type="float" office:value="15.089109316" calcext:value-type="float">
            <text:p>1,51E+01</text:p>
          </table:table-cell>
          <table:table-cell table:style-name="Default" table:number-columns-repeated="2"/>
          <table:table-cell table:style-name="ce43" office:value-type="string" calcext:value-type="string">
            <text:p>GKD-b_18_n50_m15</text:p>
          </table:table-cell>
          <table:table-cell table:style-name="ce61" office:value-type="float" office:value="97.0074100000002" calcext:value-type="float">
            <text:p>97,0074</text:p>
          </table:table-cell>
          <table:table-cell table:style-name="ce16" table:formula="of:=100*([.$AQ21]-[.$D21])/MAX([.$AQ21];[.$D21])" office:value-type="float" office:value="55.4713500752163" calcext:value-type="float">
            <text:p>55,47</text:p>
          </table:table-cell>
          <table:table-cell table:style-name="ce64" office:value-type="float" office:value="5.73195844399993" calcext:value-type="float">
            <text:p>5,73E+00</text:p>
          </table:table-cell>
          <table:table-cell table:style-name="Default" table:number-columns-repeated="2"/>
          <table:table-cell table:style-name="ce43" office:value-type="string" calcext:value-type="string">
            <text:p>GKD-b_18_n50_m15</text:p>
          </table:table-cell>
          <table:table-cell table:style-name="ce61" office:value-type="float" office:value="57.3247500000002" calcext:value-type="float">
            <text:p>57,3248</text:p>
          </table:table-cell>
          <table:table-cell table:style-name="ce16" table:formula="of:=100*([.$AW21]-[.$D21])/MAX([.$AW21];[.$D21])" office:value-type="float" office:value="24.6467014683892" calcext:value-type="float">
            <text:p>24,65</text:p>
          </table:table-cell>
          <table:table-cell table:style-name="ce64" office:value-type="float" office:value="12.794923099" calcext:value-type="float">
            <text:p>1,28E+01</text:p>
          </table:table-cell>
          <table:table-cell table:style-name="Default" table:number-columns-repeated="2"/>
          <table:table-cell table:style-name="ce43" office:value-type="string" calcext:value-type="string">
            <text:p>GKD-b_18_n50_m15</text:p>
          </table:table-cell>
          <table:table-cell table:style-name="ce61" office:value-type="float" office:value="52.9814800000001" calcext:value-type="float">
            <text:p>52,9815</text:p>
          </table:table-cell>
          <table:table-cell table:style-name="ce16" table:formula="of:=100*([.$BC21]-[.$D21])/MAX([.$BC21];[.$D21])" office:value-type="float" office:value="18.4694538544419" calcext:value-type="float">
            <text:p>18,47</text:p>
          </table:table-cell>
          <table:table-cell table:style-name="ce64" office:value-type="float" office:value="0.60150385" calcext:value-type="float">
            <text:p>6,02E-01</text:p>
          </table:table-cell>
          <table:table-cell table:style-name="Default" table:number-columns-repeated="14"/>
          <table:table-cell table:number-columns-repeated="186"/>
        </table:table-row>
        <table:table-row table:style-name="ro8">
          <table:table-cell table:style-name="ce4" office:value-type="string" calcext:value-type="string">
            <text:p>GKD-b_19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6.4124499999994" calcext:value-type="float">
            <text:p>46,4124499999994</text:p>
          </table:table-cell>
          <table:table-cell table:style-name="ce2"/>
          <table:table-cell table:style-name="ce43" office:value-type="string" calcext:value-type="string">
            <text:p>GKD-b_19_n50_m15</text:p>
          </table:table-cell>
          <table:table-cell table:style-name="ce15" office:value-type="float" office:value="432.759124" calcext:value-type="float">
            <text:p>432,7591</text:p>
          </table:table-cell>
          <table:table-cell table:style-name="ce16" table:formula="of:=100*([.G22]-[.$D22])/MAX([.G22];[.$D22])" office:value-type="float" office:value="89.2752232301867" calcext:value-type="float">
            <text:p>89,28</text:p>
          </table:table-cell>
          <table:table-cell table:style-name="ce19" office:value-type="float" office:value="0.0026725214" calcext:value-type="float">
            <text:p>2,67E-03</text:p>
          </table:table-cell>
          <table:table-cell table:style-name="ce25"/>
          <table:table-cell table:style-name="Default" table:number-columns-repeated="2"/>
          <table:table-cell/>
          <table:table-cell table:style-name="ce43" office:value-type="string" calcext:value-type="string">
            <text:p>GKD-b_19_n50_m15</text:p>
          </table:table-cell>
          <table:table-cell table:style-name="ce61" office:value-type="float" office:value="113.379462" calcext:value-type="float">
            <text:p>113,3795</text:p>
          </table:table-cell>
          <table:table-cell table:style-name="ce16" table:formula="of:=100*([.$O22]-[.$D22])/MAX([.$O22];[.$D22])" office:value-type="float" office:value="59.0644997063054" calcext:value-type="float">
            <text:p>59,06</text:p>
          </table:table-cell>
          <table:table-cell table:style-name="ce64" office:value-type="float" office:value="0.0272387582" calcext:value-type="float">
            <text:p>2,72E-02</text:p>
          </table:table-cell>
          <table:table-cell/>
          <table:table-cell table:style-name="ce63" office:value-type="float" office:value="0.00275225600000006" calcext:value-type="float">
            <text:p>2,75E-03</text:p>
          </table:table-cell>
          <table:table-cell table:style-name="ce19" office:value-type="float" office:value="0.00294487099999996" calcext:value-type="float">
            <text:p>2,94E-03</text:p>
          </table:table-cell>
          <table:table-cell table:style-name="ce15" office:value-type="float" office:value="326.78119" calcext:value-type="float">
            <text:p>326,7812</text:p>
          </table:table-cell>
          <table:table-cell table:style-name="ce15" office:value-type="float" office:value="538.88351" calcext:value-type="float">
            <text:p>538,8835</text:p>
          </table:table-cell>
          <table:table-cell/>
          <table:table-cell table:style-name="ce64" office:value-type="float" office:value="0.0157653200000001" calcext:value-type="float">
            <text:p>1,58E-02</text:p>
          </table:table-cell>
          <table:table-cell table:style-name="ce64" office:value-type="float" office:value="0.0370827779999998" calcext:value-type="float">
            <text:p>3,71E-02</text:p>
          </table:table-cell>
          <table:table-cell table:style-name="ce61" office:value-type="float" office:value="91.7966400000003" calcext:value-type="float">
            <text:p>91,7966</text:p>
          </table:table-cell>
          <table:table-cell table:style-name="ce61" office:value-type="float" office:value="157.087810000001" calcext:value-type="float">
            <text:p>157,0878</text:p>
          </table:table-cell>
          <table:table-cell table:number-columns-repeated="2"/>
          <table:table-cell table:style-name="ce43" office:value-type="string" calcext:value-type="string">
            <text:p>GKD-b_19_n50_m15</text:p>
          </table:table-cell>
          <table:table-cell table:style-name="ce61" office:value-type="float" office:value="68.2434600000001" calcext:value-type="float">
            <text:p>68,2435</text:p>
          </table:table-cell>
          <table:table-cell table:style-name="ce16" table:formula="of:=100*([.$AE22]-[.$D22])/MAX([.$AE22];[.$D22])" office:value-type="float" office:value="31.9898932439837" calcext:value-type="float">
            <text:p>31,99</text:p>
          </table:table-cell>
          <table:table-cell table:style-name="ce64" office:value-type="float" office:value="6.360066249" calcext:value-type="float">
            <text:p>6,36E+00</text:p>
          </table:table-cell>
          <table:table-cell/>
          <table:table-cell table:style-name="Default"/>
          <table:table-cell table:style-name="ce43" office:value-type="string" calcext:value-type="string">
            <text:p>GKD-b_19_n50_m15</text:p>
          </table:table-cell>
          <table:table-cell table:style-name="ce61" office:value-type="float" office:value="68.2434600000001" calcext:value-type="float">
            <text:p>68,2435</text:p>
          </table:table-cell>
          <table:table-cell table:style-name="ce16" table:formula="of:=100*([.$AK22]-[.$D22])/MAX([.$AK22];[.$D22])" office:value-type="float" office:value="31.9898932439837" calcext:value-type="float">
            <text:p>31,99</text:p>
          </table:table-cell>
          <table:table-cell table:style-name="ce64" office:value-type="float" office:value="13.379060768" calcext:value-type="float">
            <text:p>1,34E+01</text:p>
          </table:table-cell>
          <table:table-cell table:style-name="Default" table:number-columns-repeated="2"/>
          <table:table-cell table:style-name="ce43" office:value-type="string" calcext:value-type="string">
            <text:p>GKD-b_19_n50_m15</text:p>
          </table:table-cell>
          <table:table-cell table:style-name="ce61" office:value-type="float" office:value="81.5658999999998" calcext:value-type="float">
            <text:p>81,5659</text:p>
          </table:table-cell>
          <table:table-cell table:style-name="ce16" table:formula="of:=100*([.$AQ22]-[.$D22])/MAX([.$AQ22];[.$D22])" office:value-type="float" office:value="43.0982187409205" calcext:value-type="float">
            <text:p>43,10</text:p>
          </table:table-cell>
          <table:table-cell table:style-name="ce64" office:value-type="float" office:value="5.73352472600004" calcext:value-type="float">
            <text:p>5,73E+00</text:p>
          </table:table-cell>
          <table:table-cell table:style-name="Default" table:number-columns-repeated="2"/>
          <table:table-cell table:style-name="ce43" office:value-type="string" calcext:value-type="string">
            <text:p>GKD-b_19_n50_m15</text:p>
          </table:table-cell>
          <table:table-cell table:style-name="ce61" office:value-type="float" office:value="72.88096" calcext:value-type="float">
            <text:p>72,8810</text:p>
          </table:table-cell>
          <table:table-cell table:style-name="ce16" table:formula="of:=100*([.$AW22]-[.$D22])/MAX([.$AW22];[.$D22])" office:value-type="float" office:value="36.3174552036644" calcext:value-type="float">
            <text:p>36,32</text:p>
          </table:table-cell>
          <table:table-cell table:style-name="ce64" office:value-type="float" office:value="12.7712237779999" calcext:value-type="float">
            <text:p>1,28E+01</text:p>
          </table:table-cell>
          <table:table-cell table:style-name="Default" table:number-columns-repeated="2"/>
          <table:table-cell table:style-name="ce43" office:value-type="string" calcext:value-type="string">
            <text:p>GKD-b_19_n50_m15</text:p>
          </table:table-cell>
          <table:table-cell table:style-name="ce61" office:value-type="float" office:value="28.40986" calcext:value-type="float">
            <text:p>28,4099</text:p>
          </table:table-cell>
          <table:table-cell table:style-name="ce16" table:formula="of:=100*([.$BC22]-[.$D22])/MAX([.$BC22];[.$D22])" office:value-type="float" office:value="-38.7882777142763" calcext:value-type="float">
            <text:p>-38,79</text:p>
          </table:table-cell>
          <table:table-cell table:style-name="ce64" office:value-type="float" office:value="0.33966787" calcext:value-type="float">
            <text:p>3,40E-01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20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7.7151099999996" calcext:value-type="float">
            <text:p>47,7151099999996</text:p>
          </table:table-cell>
          <table:table-cell table:style-name="ce2"/>
          <table:table-cell table:style-name="ce43" office:value-type="string" calcext:value-type="string">
            <text:p>GKD-b_20_n50_m15</text:p>
          </table:table-cell>
          <table:table-cell table:style-name="ce15" office:value-type="float" office:value="427.77152" calcext:value-type="float">
            <text:p>427,7715</text:p>
          </table:table-cell>
          <table:table-cell table:style-name="ce16" table:formula="of:=100*([.G23]-[.$D23])/MAX([.G23];[.$D23])" office:value-type="float" office:value="88.8456552694299" calcext:value-type="float">
            <text:p>88,85</text:p>
          </table:table-cell>
          <table:table-cell table:style-name="ce19" office:value-type="float" office:value="0.00266688459999997" calcext:value-type="float">
            <text:p>2,67E-03</text:p>
          </table:table-cell>
          <table:table-cell table:style-name="ce25"/>
          <table:table-cell table:style-name="Default" table:number-columns-repeated="2"/>
          <table:table-cell/>
          <table:table-cell table:style-name="ce43" office:value-type="string" calcext:value-type="string">
            <text:p>GKD-b_20_n50_m15</text:p>
          </table:table-cell>
          <table:table-cell table:style-name="ce61" office:value-type="float" office:value="84.4172579999999" calcext:value-type="float">
            <text:p>84,4173</text:p>
          </table:table-cell>
          <table:table-cell table:style-name="ce16" table:formula="of:=100*([.$O23]-[.$D23])/MAX([.$O23];[.$D23])" office:value-type="float" office:value="43.4770672129629" calcext:value-type="float">
            <text:p>43,48</text:p>
          </table:table-cell>
          <table:table-cell table:style-name="ce64" office:value-type="float" office:value="0.0360041736" calcext:value-type="float">
            <text:p>3,60E-02</text:p>
          </table:table-cell>
          <table:table-cell/>
          <table:table-cell table:style-name="ce63" office:value-type="float" office:value="0.002739453" calcext:value-type="float">
            <text:p>2,74E-03</text:p>
          </table:table-cell>
          <table:table-cell table:style-name="ce19" office:value-type="float" office:value="0.00279026100000002" calcext:value-type="float">
            <text:p>2,79E-03</text:p>
          </table:table-cell>
          <table:table-cell table:style-name="ce15" office:value-type="float" office:value="288.85206" calcext:value-type="float">
            <text:p>288,8521</text:p>
          </table:table-cell>
          <table:table-cell table:style-name="ce15" office:value-type="float" office:value="526.67909" calcext:value-type="float">
            <text:p>526,6791</text:p>
          </table:table-cell>
          <table:table-cell/>
          <table:table-cell table:style-name="ce64" office:value-type="float" office:value="0.0210305100000001" calcext:value-type="float">
            <text:p>2,10E-02</text:p>
          </table:table-cell>
          <table:table-cell table:style-name="ce64" office:value-type="float" office:value="0.0500846770000001" calcext:value-type="float">
            <text:p>5,01E-02</text:p>
          </table:table-cell>
          <table:table-cell table:style-name="ce61" office:value-type="float" office:value="52.3986500000001" calcext:value-type="float">
            <text:p>52,3987</text:p>
          </table:table-cell>
          <table:table-cell table:style-name="ce61" office:value-type="float" office:value="103.23932" calcext:value-type="float">
            <text:p>103,2393</text:p>
          </table:table-cell>
          <table:table-cell table:number-columns-repeated="2"/>
          <table:table-cell table:style-name="ce43" office:value-type="string" calcext:value-type="string">
            <text:p>GKD-b_20_n50_m15</text:p>
          </table:table-cell>
          <table:table-cell table:style-name="ce61" office:value-type="float" office:value="87.0334800000001" calcext:value-type="float">
            <text:p>87,0335</text:p>
          </table:table-cell>
          <table:table-cell table:style-name="ce16" table:formula="of:=100*([.$AE23]-[.$D23])/MAX([.$AE23];[.$D23])" office:value-type="float" office:value="45.1761437092949" calcext:value-type="float">
            <text:p>45,18</text:p>
          </table:table-cell>
          <table:table-cell table:style-name="ce64" office:value-type="float" office:value="6.369891811" calcext:value-type="float">
            <text:p>6,37E+00</text:p>
          </table:table-cell>
          <table:table-cell/>
          <table:table-cell table:style-name="Default"/>
          <table:table-cell table:style-name="ce43" office:value-type="string" calcext:value-type="string">
            <text:p>GKD-b_20_n50_m15</text:p>
          </table:table-cell>
          <table:table-cell table:style-name="ce61" office:value-type="float" office:value="87.0334800000001" calcext:value-type="float">
            <text:p>87,0335</text:p>
          </table:table-cell>
          <table:table-cell table:style-name="ce16" table:formula="of:=100*([.$AK23]-[.$D23])/MAX([.$AK23];[.$D23])" office:value-type="float" office:value="45.1761437092949" calcext:value-type="float">
            <text:p>45,18</text:p>
          </table:table-cell>
          <table:table-cell table:style-name="ce64" office:value-type="float" office:value="16.163826239" calcext:value-type="float">
            <text:p>1,62E+01</text:p>
          </table:table-cell>
          <table:table-cell table:style-name="Default" table:number-columns-repeated="2"/>
          <table:table-cell table:style-name="ce43" office:value-type="string" calcext:value-type="string">
            <text:p>GKD-b_20_n50_m15</text:p>
          </table:table-cell>
          <table:table-cell table:style-name="ce61" office:value-type="float" office:value="90.15777" calcext:value-type="float">
            <text:p>90,1578</text:p>
          </table:table-cell>
          <table:table-cell table:style-name="ce16" table:formula="of:=100*([.$AQ23]-[.$D23])/MAX([.$AQ23];[.$D23])" office:value-type="float" office:value="47.0759869060652" calcext:value-type="float">
            <text:p>47,08</text:p>
          </table:table-cell>
          <table:table-cell table:style-name="ce64" office:value-type="float" office:value="5.71360507499981" calcext:value-type="float">
            <text:p>5,71E+00</text:p>
          </table:table-cell>
          <table:table-cell table:style-name="Default" table:number-columns-repeated="2"/>
          <table:table-cell table:style-name="ce43" office:value-type="string" calcext:value-type="string">
            <text:p>GKD-b_20_n50_m15</text:p>
          </table:table-cell>
          <table:table-cell table:style-name="ce61" office:value-type="float" office:value="79.5398200000002" calcext:value-type="float">
            <text:p>79,5398</text:p>
          </table:table-cell>
          <table:table-cell table:style-name="ce16" table:formula="of:=100*([.$AW23]-[.$D23])/MAX([.$AW23];[.$D23])" office:value-type="float" office:value="40.0110410106542" calcext:value-type="float">
            <text:p>40,01</text:p>
          </table:table-cell>
          <table:table-cell table:style-name="ce64" office:value-type="float" office:value="12.751289046" calcext:value-type="float">
            <text:p>1,28E+01</text:p>
          </table:table-cell>
          <table:table-cell table:style-name="Default" table:number-columns-repeated="2"/>
          <table:table-cell table:style-name="ce43" office:value-type="string" calcext:value-type="string">
            <text:p>GKD-b_20_n50_m15</text:p>
          </table:table-cell>
          <table:table-cell table:style-name="ce61" office:value-type="float" office:value="75.9997000000001" calcext:value-type="float">
            <text:p>75,9997</text:p>
          </table:table-cell>
          <table:table-cell table:style-name="ce16" table:formula="of:=100*([.$BC23]-[.$D23])/MAX([.$BC23];[.$D23])" office:value-type="float" office:value="37.2167126975507" calcext:value-type="float">
            <text:p>37,22</text:p>
          </table:table-cell>
          <table:table-cell table:style-name="ce64" office:value-type="float" office:value="0.51565806" calcext:value-type="float">
            <text:p>5,16E-01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21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.8320199999999" calcext:value-type="float">
            <text:p>13,8320199999999</text:p>
          </table:table-cell>
          <table:table-cell table:style-name="ce2"/>
          <table:table-cell table:style-name="ce43" office:value-type="string" calcext:value-type="string">
            <text:p>GKD-b_21_n100_m10</text:p>
          </table:table-cell>
          <table:table-cell table:style-name="ce15" office:value-type="float" office:value="171.759002" calcext:value-type="float">
            <text:p>171,7590</text:p>
          </table:table-cell>
          <table:table-cell table:style-name="ce16" table:formula="of:=100*([.G24]-[.$D24])/MAX([.G24];[.$D24])" office:value-type="float" office:value="91.9468442183893" calcext:value-type="float">
            <text:p>91,95</text:p>
          </table:table-cell>
          <table:table-cell table:style-name="ce19" office:value-type="float" office:value="0.00264311420000001" calcext:value-type="float">
            <text:p>2,64E-03</text:p>
          </table:table-cell>
          <table:table-cell table:style-name="ce25"/>
          <table:table-cell table:style-name="Default" table:number-columns-repeated="2"/>
          <table:table-cell/>
          <table:table-cell table:style-name="ce43" office:value-type="string" calcext:value-type="string">
            <text:p>GKD-b_21_n100_m10</text:p>
          </table:table-cell>
          <table:table-cell table:style-name="ce61" office:value-type="float" office:value="53.7561099999999" calcext:value-type="float">
            <text:p>53,7561</text:p>
          </table:table-cell>
          <table:table-cell table:style-name="ce16" table:formula="of:=100*([.$O24]-[.$D24])/MAX([.$O24];[.$D24])" office:value-type="float" office:value="74.2689342662631" calcext:value-type="float">
            <text:p>74,27</text:p>
          </table:table-cell>
          <table:table-cell table:style-name="ce64" office:value-type="float" office:value="0.0247735656000001" calcext:value-type="float">
            <text:p>2,48E-02</text:p>
          </table:table-cell>
          <table:table-cell/>
          <table:table-cell table:style-name="ce63" office:value-type="float" office:value="0.00271225300000011" calcext:value-type="float">
            <text:p>2,71E-03</text:p>
          </table:table-cell>
          <table:table-cell table:style-name="ce19" office:value-type="float" office:value="0.00283425900000012" calcext:value-type="float">
            <text:p>2,83E-03</text:p>
          </table:table-cell>
          <table:table-cell table:style-name="ce15" office:value-type="float" office:value="109.42061" calcext:value-type="float">
            <text:p>109,4206</text:p>
          </table:table-cell>
          <table:table-cell table:style-name="ce15" office:value-type="float" office:value="266.65219" calcext:value-type="float">
            <text:p>266,6522</text:p>
          </table:table-cell>
          <table:table-cell/>
          <table:table-cell table:style-name="ce64" office:value-type="float" office:value="0.0122928390000001" calcext:value-type="float">
            <text:p>1,23E-02</text:p>
          </table:table-cell>
          <table:table-cell table:style-name="ce64" office:value-type="float" office:value="0.043901049" calcext:value-type="float">
            <text:p>4,39E-02</text:p>
          </table:table-cell>
          <table:table-cell table:style-name="ce61" office:value-type="float" office:value="33.24138" calcext:value-type="float">
            <text:p>33,2414</text:p>
          </table:table-cell>
          <table:table-cell table:style-name="ce61" office:value-type="float" office:value="68.5437299999994" calcext:value-type="float">
            <text:p>68,5437</text:p>
          </table:table-cell>
          <table:table-cell table:number-columns-repeated="2"/>
          <table:table-cell table:style-name="ce43" office:value-type="string" calcext:value-type="string">
            <text:p>GKD-b_21_n100_m10</text:p>
          </table:table-cell>
          <table:table-cell table:style-name="ce61" office:value-type="float" office:value="46.8106100000001" calcext:value-type="float">
            <text:p>46,8106</text:p>
          </table:table-cell>
          <table:table-cell table:style-name="ce16" table:formula="of:=100*([.$AE24]-[.$D24])/MAX([.$AE24];[.$D24])" office:value-type="float" office:value="70.4511007226783" calcext:value-type="float">
            <text:p>70,45</text:p>
          </table:table-cell>
          <table:table-cell table:style-name="ce64" office:value-type="float" office:value="41.018275109" calcext:value-type="float">
            <text:p>4,10E+01</text:p>
          </table:table-cell>
          <table:table-cell/>
          <table:table-cell table:style-name="Default"/>
          <table:table-cell table:style-name="ce43" office:value-type="string" calcext:value-type="string">
            <text:p>GKD-b_21_n100_m10</text:p>
          </table:table-cell>
          <table:table-cell table:style-name="ce61" office:value-type="float" office:value="46.8106100000001" calcext:value-type="float">
            <text:p>46,8106</text:p>
          </table:table-cell>
          <table:table-cell table:style-name="ce16" table:formula="of:=100*([.$AK24]-[.$D24])/MAX([.$AK24];[.$D24])" office:value-type="float" office:value="70.4511007226783" calcext:value-type="float">
            <text:p>70,45</text:p>
          </table:table-cell>
          <table:table-cell table:style-name="ce64" office:value-type="float" office:value="54.747095585" calcext:value-type="float">
            <text:p>5,47E+01</text:p>
          </table:table-cell>
          <table:table-cell table:style-name="Default" table:number-columns-repeated="2"/>
          <table:table-cell table:style-name="ce43" office:value-type="string" calcext:value-type="string">
            <text:p>GKD-b_21_n100_m10</text:p>
          </table:table-cell>
          <table:table-cell table:style-name="ce61" office:value-type="float" office:value="39.2177400000002" calcext:value-type="float">
            <text:p>39,2177</text:p>
          </table:table-cell>
          <table:table-cell table:style-name="ce16" table:formula="of:=100*([.$AQ24]-[.$D24])/MAX([.$AQ24];[.$D24])" office:value-type="float" office:value="64.7301960796317" calcext:value-type="float">
            <text:p>64,73</text:p>
          </table:table-cell>
          <table:table-cell table:style-name="ce64" office:value-type="float" office:value="5.657819496" calcext:value-type="float">
            <text:p>5,66E+00</text:p>
          </table:table-cell>
          <table:table-cell table:style-name="Default" table:number-columns-repeated="2"/>
          <table:table-cell table:style-name="ce43" office:value-type="string" calcext:value-type="string">
            <text:p>GKD-b_21_n100_m10</text:p>
          </table:table-cell>
          <table:table-cell table:style-name="ce61" office:value-type="float" office:value="25.9700299999999" calcext:value-type="float">
            <text:p>25,9700</text:p>
          </table:table-cell>
          <table:table-cell table:style-name="ce16" table:formula="of:=100*([.$AW24]-[.$D24])/MAX([.$AW24];[.$D24])" office:value-type="float" office:value="46.7385289889925" calcext:value-type="float">
            <text:p>46,74</text:p>
          </table:table-cell>
          <table:table-cell table:style-name="ce64" office:value-type="float" office:value="16.2019050319998" calcext:value-type="float">
            <text:p>1,62E+01</text:p>
          </table:table-cell>
          <table:table-cell table:style-name="Default" table:number-columns-repeated="2"/>
          <table:table-cell table:style-name="ce43" office:value-type="string" calcext:value-type="string">
            <text:p>GKD-b_21_n100_m10</text:p>
          </table:table-cell>
          <table:table-cell table:style-name="ce61" office:value-type="float" office:value="23.40483" calcext:value-type="float">
            <text:p>23,4048</text:p>
          </table:table-cell>
          <table:table-cell table:style-name="ce16" table:formula="of:=100*([.$BC24]-[.$D24])/MAX([.$BC24];[.$D24])" office:value-type="float" office:value="40.9010020581226" calcext:value-type="float">
            <text:p>40,90</text:p>
          </table:table-cell>
          <table:table-cell table:style-name="ce64" office:value-type="float" office:value="0.865996840999998" calcext:value-type="float">
            <text:p>8,66E-01</text:p>
          </table:table-cell>
          <table:table-cell table:style-name="Default" table:number-columns-repeated="14"/>
          <table:table-cell table:number-columns-repeated="186"/>
        </table:table-row>
        <table:table-row table:style-name="ro8">
          <table:table-cell table:style-name="ce4" office:value-type="string" calcext:value-type="string">
            <text:p>GKD-b_22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.6643400000003" calcext:value-type="float">
            <text:p>13,6643400000003</text:p>
          </table:table-cell>
          <table:table-cell table:style-name="ce10"/>
          <table:table-cell table:style-name="ce43" office:value-type="string" calcext:value-type="string">
            <text:p>GKD-b_22_n100_m10</text:p>
          </table:table-cell>
          <table:table-cell table:style-name="ce15" office:value-type="float" office:value="240.656058" calcext:value-type="float">
            <text:p>240,6561</text:p>
          </table:table-cell>
          <table:table-cell table:style-name="ce16" table:formula="of:=100*([.G25]-[.$D25])/MAX([.G25];[.$D25])" office:value-type="float" office:value="94.3220461127971" calcext:value-type="float">
            <text:p>94,32</text:p>
          </table:table-cell>
          <table:table-cell table:style-name="ce19" office:value-type="float" office:value="0.00264984199999998" calcext:value-type="float">
            <text:p>2,65E-03</text:p>
          </table:table-cell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GKD-b_22_n100_m10</text:p>
          </table:table-cell>
          <table:table-cell table:style-name="ce61" office:value-type="float" office:value="59.2516" calcext:value-type="float">
            <text:p>59,2516</text:p>
          </table:table-cell>
          <table:table-cell table:style-name="ce16" table:formula="of:=100*([.$O25]-[.$D25])/MAX([.$O25];[.$D25])" office:value-type="float" office:value="76.9384455440861" calcext:value-type="float">
            <text:p>76,94</text:p>
          </table:table-cell>
          <table:table-cell table:style-name="ce64" office:value-type="float" office:value="0.0255729402" calcext:value-type="float">
            <text:p>2,56E-02</text:p>
          </table:table-cell>
          <table:table-cell/>
          <table:table-cell table:style-name="ce63" office:value-type="float" office:value="0.00275587799999988" calcext:value-type="float">
            <text:p>2,76E-03</text:p>
          </table:table-cell>
          <table:table-cell table:style-name="ce19" office:value-type="float" office:value="0.00285115199999986" calcext:value-type="float">
            <text:p>2,85E-03</text:p>
          </table:table-cell>
          <table:table-cell table:style-name="ce15" office:value-type="float" office:value="142.77231" calcext:value-type="float">
            <text:p>142,7723</text:p>
          </table:table-cell>
          <table:table-cell table:style-name="ce15" office:value-type="float" office:value="334.9584" calcext:value-type="float">
            <text:p>334,9584</text:p>
          </table:table-cell>
          <table:table-cell/>
          <table:table-cell table:style-name="ce64" office:value-type="float" office:value="0.020172928" calcext:value-type="float">
            <text:p>2,02E-02</text:p>
          </table:table-cell>
          <table:table-cell table:style-name="ce64" office:value-type="float" office:value="0.0318779089999999" calcext:value-type="float">
            <text:p>3,19E-02</text:p>
          </table:table-cell>
          <table:table-cell table:style-name="ce61" office:value-type="float" office:value="45.5720899999999" calcext:value-type="float">
            <text:p>45,5721</text:p>
          </table:table-cell>
          <table:table-cell table:style-name="ce61" office:value-type="float" office:value="65.3303599999997" calcext:value-type="float">
            <text:p>65,3304</text:p>
          </table:table-cell>
          <table:table-cell table:number-columns-repeated="2"/>
          <table:table-cell table:style-name="ce43" office:value-type="string" calcext:value-type="string">
            <text:p>GKD-b_22_n100_m10</text:p>
          </table:table-cell>
          <table:table-cell table:style-name="ce61" office:value-type="float" office:value="62.0779600000001" calcext:value-type="float">
            <text:p>62,0780</text:p>
          </table:table-cell>
          <table:table-cell table:style-name="ce16" table:formula="of:=100*([.$AE25]-[.$D25])/MAX([.$AE25];[.$D25])" office:value-type="float" office:value="77.9884197225549" calcext:value-type="float">
            <text:p>77,99</text:p>
          </table:table-cell>
          <table:table-cell table:style-name="ce64" office:value-type="float" office:value="41.232718254" calcext:value-type="float">
            <text:p>4,12E+01</text:p>
          </table:table-cell>
          <table:table-cell/>
          <table:table-cell table:style-name="Default"/>
          <table:table-cell table:style-name="ce43" office:value-type="string" calcext:value-type="string">
            <text:p>GKD-b_22_n100_m10</text:p>
          </table:table-cell>
          <table:table-cell table:style-name="ce61" office:value-type="float" office:value="52.6992299999997" calcext:value-type="float">
            <text:p>52,6992</text:p>
          </table:table-cell>
          <table:table-cell table:style-name="ce16" table:formula="of:=100*([.$AK25]-[.$D25])/MAX([.$AK25];[.$D25])" office:value-type="float" office:value="74.0710822530037" calcext:value-type="float">
            <text:p>74,07</text:p>
          </table:table-cell>
          <table:table-cell table:style-name="ce64" office:value-type="float" office:value="54.419493011" calcext:value-type="float">
            <text:p>5,44E+01</text:p>
          </table:table-cell>
          <table:table-cell table:style-name="Default" table:number-columns-repeated="2"/>
          <table:table-cell table:style-name="ce43" office:value-type="string" calcext:value-type="string">
            <text:p>GKD-b_22_n100_m10</text:p>
          </table:table-cell>
          <table:table-cell table:style-name="ce61" office:value-type="float" office:value="36.7892200000001" calcext:value-type="float">
            <text:p>36,7892</text:p>
          </table:table-cell>
          <table:table-cell table:style-name="ce16" table:formula="of:=100*([.$AQ25]-[.$D25])/MAX([.$AQ25];[.$D25])" office:value-type="float" office:value="62.8577610506549" calcext:value-type="float">
            <text:p>62,86</text:p>
          </table:table-cell>
          <table:table-cell table:style-name="ce64" office:value-type="float" office:value="5.68759228099998" calcext:value-type="float">
            <text:p>5,69E+00</text:p>
          </table:table-cell>
          <table:table-cell table:style-name="Default" table:number-columns-repeated="2"/>
          <table:table-cell table:style-name="ce43" office:value-type="string" calcext:value-type="string">
            <text:p>GKD-b_22_n100_m10</text:p>
          </table:table-cell>
          <table:table-cell table:style-name="ce61" office:value-type="float" office:value="33.9628700000001" calcext:value-type="float">
            <text:p>33,9629</text:p>
          </table:table-cell>
          <table:table-cell table:style-name="ce16" table:formula="of:=100*([.$AW25]-[.$D25])/MAX([.$AW25];[.$D25])" office:value-type="float" office:value="59.7668277150893" calcext:value-type="float">
            <text:p>59,77</text:p>
          </table:table-cell>
          <table:table-cell table:style-name="ce64" office:value-type="float" office:value="16.2820788839999" calcext:value-type="float">
            <text:p>1,63E+01</text:p>
          </table:table-cell>
          <table:table-cell table:style-name="Default" table:number-columns-repeated="2"/>
          <table:table-cell table:style-name="ce43" office:value-type="string" calcext:value-type="string">
            <text:p>GKD-b_22_n100_m10</text:p>
          </table:table-cell>
          <table:table-cell table:style-name="ce61" office:value-type="float" office:value="27.1431899999998" calcext:value-type="float">
            <text:p>27,1432</text:p>
          </table:table-cell>
          <table:table-cell table:style-name="ce16" table:formula="of:=100*([.$BC25]-[.$D25])/MAX([.$BC25];[.$D25])" office:value-type="float" office:value="49.6583120849082" calcext:value-type="float">
            <text:p>49,66</text:p>
          </table:table-cell>
          <table:table-cell table:style-name="ce64" office:value-type="float" office:value="1.43178309" calcext:value-type="float">
            <text:p>1,43E+00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23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.3453799999998" calcext:value-type="float">
            <text:p>15,3453799999998</text:p>
          </table:table-cell>
          <table:table-cell table:style-name="ce10"/>
          <table:table-cell table:style-name="ce43" office:value-type="string" calcext:value-type="string">
            <text:p>GKD-b_23_n100_m10</text:p>
          </table:table-cell>
          <table:table-cell table:style-name="ce15" office:value-type="float" office:value="253.982776" calcext:value-type="float">
            <text:p>253,9828</text:p>
          </table:table-cell>
          <table:table-cell table:style-name="ce16" table:formula="of:=100*([.G26]-[.$D26])/MAX([.G26];[.$D26])" office:value-type="float" office:value="93.9581021037427" calcext:value-type="float">
            <text:p>93,96</text:p>
          </table:table-cell>
          <table:table-cell table:style-name="ce19" office:value-type="float" office:value="0.00268891440000005" calcext:value-type="float">
            <text:p>2,69E-03</text:p>
          </table:table-cell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GKD-b_23_n100_m10</text:p>
          </table:table-cell>
          <table:table-cell table:style-name="ce61" office:value-type="float" office:value="44.0998499999999" calcext:value-type="float">
            <text:p>44,0998</text:p>
          </table:table-cell>
          <table:table-cell table:style-name="ce16" table:formula="of:=100*([.$O26]-[.$D26])/MAX([.$O26];[.$D26])" office:value-type="float" office:value="65.2031015978516" calcext:value-type="float">
            <text:p>65,20</text:p>
          </table:table-cell>
          <table:table-cell table:style-name="ce64" office:value-type="float" office:value="0.0258201506" calcext:value-type="float">
            <text:p>2,58E-02</text:p>
          </table:table-cell>
          <table:table-cell/>
          <table:table-cell table:style-name="ce63" office:value-type="float" office:value="0.00275767500000002" calcext:value-type="float">
            <text:p>2,76E-03</text:p>
          </table:table-cell>
          <table:table-cell table:style-name="ce19" office:value-type="float" office:value="0.00299400599999999" calcext:value-type="float">
            <text:p>2,99E-03</text:p>
          </table:table-cell>
          <table:table-cell table:style-name="ce15" office:value-type="float" office:value="154.97502" calcext:value-type="float">
            <text:p>154,9750</text:p>
          </table:table-cell>
          <table:table-cell table:style-name="ce15" office:value-type="float" office:value="353.05701" calcext:value-type="float">
            <text:p>353,0570</text:p>
          </table:table-cell>
          <table:table-cell/>
          <table:table-cell table:style-name="ce64" office:value-type="float" office:value="0.0122647730000001" calcext:value-type="float">
            <text:p>1,23E-02</text:p>
          </table:table-cell>
          <table:table-cell table:style-name="ce64" office:value-type="float" office:value="0.0415047390000001" calcext:value-type="float">
            <text:p>4,15E-02</text:p>
          </table:table-cell>
          <table:table-cell table:style-name="ce61" office:value-type="float" office:value="31.6259299999999" calcext:value-type="float">
            <text:p>31,6259</text:p>
          </table:table-cell>
          <table:table-cell table:style-name="ce61" office:value-type="float" office:value="70.2775099999997" calcext:value-type="float">
            <text:p>70,2775</text:p>
          </table:table-cell>
          <table:table-cell table:number-columns-repeated="2"/>
          <table:table-cell table:style-name="ce43" office:value-type="string" calcext:value-type="string">
            <text:p>GKD-b_23_n100_m10</text:p>
          </table:table-cell>
          <table:table-cell table:style-name="ce61" office:value-type="float" office:value="41.9542000000001" calcext:value-type="float">
            <text:p>41,9542</text:p>
          </table:table-cell>
          <table:table-cell table:style-name="ce16" table:formula="of:=100*([.$AE26]-[.$D26])/MAX([.$AE26];[.$D26])" office:value-type="float" office:value="63.423495144706" calcext:value-type="float">
            <text:p>63,42</text:p>
          </table:table-cell>
          <table:table-cell table:style-name="ce64" office:value-type="float" office:value="41.747868248" calcext:value-type="float">
            <text:p>4,17E+01</text:p>
          </table:table-cell>
          <table:table-cell/>
          <table:table-cell table:style-name="Default"/>
          <table:table-cell table:style-name="ce43" office:value-type="string" calcext:value-type="string">
            <text:p>GKD-b_23_n100_m10</text:p>
          </table:table-cell>
          <table:table-cell table:style-name="ce61" office:value-type="float" office:value="33.20867" calcext:value-type="float">
            <text:p>33,2087</text:p>
          </table:table-cell>
          <table:table-cell table:style-name="ce16" table:formula="of:=100*([.$AK26]-[.$D26])/MAX([.$AK26];[.$D26])" office:value-type="float" office:value="53.7910431221732" calcext:value-type="float">
            <text:p>53,79</text:p>
          </table:table-cell>
          <table:table-cell table:style-name="ce64" office:value-type="float" office:value="55.167395453" calcext:value-type="float">
            <text:p>5,52E+01</text:p>
          </table:table-cell>
          <table:table-cell table:style-name="Default" table:number-columns-repeated="2"/>
          <table:table-cell table:style-name="ce43" office:value-type="string" calcext:value-type="string">
            <text:p>GKD-b_23_n100_m10</text:p>
          </table:table-cell>
          <table:table-cell table:style-name="ce61" office:value-type="float" office:value="31.1640399999999" calcext:value-type="float">
            <text:p>31,1640</text:p>
          </table:table-cell>
          <table:table-cell table:style-name="ce16" table:formula="of:=100*([.$AQ26]-[.$D26])/MAX([.$AQ26];[.$D26])" office:value-type="float" office:value="50.7593367227104" calcext:value-type="float">
            <text:p>50,76</text:p>
          </table:table-cell>
          <table:table-cell table:style-name="ce64" office:value-type="float" office:value="5.73335412500001" calcext:value-type="float">
            <text:p>5,73E+00</text:p>
          </table:table-cell>
          <table:table-cell table:style-name="Default" table:number-columns-repeated="2"/>
          <table:table-cell table:style-name="ce43" office:value-type="string" calcext:value-type="string">
            <text:p>GKD-b_23_n100_m10</text:p>
          </table:table-cell>
          <table:table-cell table:style-name="ce61" office:value-type="float" office:value="31.1390799999999" calcext:value-type="float">
            <text:p>31,1391</text:p>
          </table:table-cell>
          <table:table-cell table:style-name="ce16" table:formula="of:=100*([.$AW26]-[.$D26])/MAX([.$AW26];[.$D26])" office:value-type="float" office:value="50.7198671251692" calcext:value-type="float">
            <text:p>50,72</text:p>
          </table:table-cell>
          <table:table-cell table:style-name="ce64" office:value-type="float" office:value="16.06722171" calcext:value-type="float">
            <text:p>1,61E+01</text:p>
          </table:table-cell>
          <table:table-cell table:style-name="Default" table:number-columns-repeated="2"/>
          <table:table-cell table:style-name="ce43" office:value-type="string" calcext:value-type="string">
            <text:p>GKD-b_23_n100_m10</text:p>
          </table:table-cell>
          <table:table-cell table:style-name="ce61" office:value-type="float" office:value="2.3140800000001" calcext:value-type="float">
            <text:p>2,3141</text:p>
          </table:table-cell>
          <table:table-cell table:style-name="ce16" table:formula="of:=100*([.$BC26]-[.$D26])/MAX([.$BC26];[.$D26])" office:value-type="float" office:value="-84.9200215309094" calcext:value-type="float">
            <text:p>-84,92</text:p>
          </table:table-cell>
          <table:table-cell table:style-name="ce64" office:value-type="float" office:value="0.483858619000003" calcext:value-type="float">
            <text:p>4,84E-01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24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64063999999939" calcext:value-type="float">
            <text:p>8,64063999999939</text:p>
          </table:table-cell>
          <table:table-cell table:style-name="ce10"/>
          <table:table-cell table:style-name="ce43" office:value-type="string" calcext:value-type="string">
            <text:p>GKD-b_24_n100_m10</text:p>
          </table:table-cell>
          <table:table-cell table:style-name="ce15" office:value-type="float" office:value="322.262762" calcext:value-type="float">
            <text:p>322,2628</text:p>
          </table:table-cell>
          <table:table-cell table:style-name="ce16" table:formula="of:=100*([.G27]-[.$D27])/MAX([.G27];[.$D27])" office:value-type="float" office:value="97.3187594041662" calcext:value-type="float">
            <text:p>97,32</text:p>
          </table:table-cell>
          <table:table-cell table:style-name="ce19" office:value-type="float" office:value="0.0026294944" calcext:value-type="float">
            <text:p>2,63E-03</text:p>
          </table:table-cell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GKD-b_24_n100_m10</text:p>
          </table:table-cell>
          <table:table-cell table:style-name="ce61" office:value-type="float" office:value="39.4464100000002" calcext:value-type="float">
            <text:p>39,4464</text:p>
          </table:table-cell>
          <table:table-cell table:style-name="ce16" table:formula="of:=100*([.$O27]-[.$D27])/MAX([.$O27];[.$D27])" office:value-type="float" office:value="78.095243648283" calcext:value-type="float">
            <text:p>78,10</text:p>
          </table:table-cell>
          <table:table-cell table:style-name="ce64" office:value-type="float" office:value="0.02239954" calcext:value-type="float">
            <text:p>2,24E-02</text:p>
          </table:table-cell>
          <table:table-cell/>
          <table:table-cell table:style-name="ce63" office:value-type="float" office:value="0.00273465099999992" calcext:value-type="float">
            <text:p>2,73E-03</text:p>
          </table:table-cell>
          <table:table-cell table:style-name="ce19" office:value-type="float" office:value="0.00281605200000001" calcext:value-type="float">
            <text:p>2,82E-03</text:p>
          </table:table-cell>
          <table:table-cell table:style-name="ce15" office:value-type="float" office:value="259.333" calcext:value-type="float">
            <text:p>259,3330</text:p>
          </table:table-cell>
          <table:table-cell table:style-name="ce15" office:value-type="float" office:value="356.37671" calcext:value-type="float">
            <text:p>356,3767</text:p>
          </table:table-cell>
          <table:table-cell/>
          <table:table-cell table:style-name="ce64" office:value-type="float" office:value="0.0117101700000002" calcext:value-type="float">
            <text:p>1,17E-02</text:p>
          </table:table-cell>
          <table:table-cell table:style-name="ce64" office:value-type="float" office:value="0.0399027859999999" calcext:value-type="float">
            <text:p>3,99E-02</text:p>
          </table:table-cell>
          <table:table-cell table:style-name="ce61" office:value-type="float" office:value="33.7143500000006" calcext:value-type="float">
            <text:p>33,7144</text:p>
          </table:table-cell>
          <table:table-cell table:style-name="ce61" office:value-type="float" office:value="42.2378500000004" calcext:value-type="float">
            <text:p>42,2379</text:p>
          </table:table-cell>
          <table:table-cell table:number-columns-repeated="2"/>
          <table:table-cell table:style-name="ce43" office:value-type="string" calcext:value-type="string">
            <text:p>GKD-b_24_n100_m10</text:p>
          </table:table-cell>
          <table:table-cell table:style-name="ce61" office:value-type="float" office:value="30.8622" calcext:value-type="float">
            <text:p>30,8622</text:p>
          </table:table-cell>
          <table:table-cell table:style-name="ce16" table:formula="of:=100*([.$AE27]-[.$D27])/MAX([.$AE27];[.$D27])" office:value-type="float" office:value="72.0025144027342" calcext:value-type="float">
            <text:p>72,00</text:p>
          </table:table-cell>
          <table:table-cell table:style-name="ce64" office:value-type="float" office:value="41.202333825" calcext:value-type="float">
            <text:p>4,12E+01</text:p>
          </table:table-cell>
          <table:table-cell/>
          <table:table-cell table:style-name="Default"/>
          <table:table-cell table:style-name="ce43" office:value-type="string" calcext:value-type="string">
            <text:p>GKD-b_24_n100_m10</text:p>
          </table:table-cell>
          <table:table-cell table:style-name="ce61" office:value-type="float" office:value="40.9536099999998" calcext:value-type="float">
            <text:p>40,9536</text:p>
          </table:table-cell>
          <table:table-cell table:style-name="ce16" table:formula="of:=100*([.$AK27]-[.$D27])/MAX([.$AK27];[.$D27])" office:value-type="float" office:value="78.9013959941518" calcext:value-type="float">
            <text:p>78,90</text:p>
          </table:table-cell>
          <table:table-cell table:style-name="ce64" office:value-type="float" office:value="54.886492045" calcext:value-type="float">
            <text:p>5,49E+01</text:p>
          </table:table-cell>
          <table:table-cell table:style-name="Default" table:number-columns-repeated="2"/>
          <table:table-cell table:style-name="ce43" office:value-type="string" calcext:value-type="string">
            <text:p>GKD-b_24_n100_m10</text:p>
          </table:table-cell>
          <table:table-cell table:style-name="ce61" office:value-type="float" office:value="31.4826300000002" calcext:value-type="float">
            <text:p>31,4826</text:p>
          </table:table-cell>
          <table:table-cell table:style-name="ce16" table:formula="of:=100*([.$AQ27]-[.$D27])/MAX([.$AQ27];[.$D27])" office:value-type="float" office:value="72.5542624615563" calcext:value-type="float">
            <text:p>72,55</text:p>
          </table:table-cell>
          <table:table-cell table:style-name="ce64" office:value-type="float" office:value="5.64840875100003" calcext:value-type="float">
            <text:p>5,65E+00</text:p>
          </table:table-cell>
          <table:table-cell table:style-name="Default" table:number-columns-repeated="2"/>
          <table:table-cell table:style-name="ce43" office:value-type="string" calcext:value-type="string">
            <text:p>GKD-b_24_n100_m10</text:p>
          </table:table-cell>
          <table:table-cell table:style-name="ce61" office:value-type="float" office:value="28.1450499999999" calcext:value-type="float">
            <text:p>28,1450</text:p>
          </table:table-cell>
          <table:table-cell table:style-name="ce16" table:formula="of:=100*([.$AW27]-[.$D27])/MAX([.$AW27];[.$D27])" office:value-type="float" office:value="69.299610411069" calcext:value-type="float">
            <text:p>69,30</text:p>
          </table:table-cell>
          <table:table-cell table:style-name="ce64" office:value-type="float" office:value="16.1814943990003" calcext:value-type="float">
            <text:p>1,62E+01</text:p>
          </table:table-cell>
          <table:table-cell table:style-name="Default" table:number-columns-repeated="2"/>
          <table:table-cell table:style-name="ce43" office:value-type="string" calcext:value-type="string">
            <text:p>GKD-b_24_n100_m10</text:p>
          </table:table-cell>
          <table:table-cell table:style-name="ce61" office:value-type="float" office:value="30.2877000000001" calcext:value-type="float">
            <text:p>30,2877</text:p>
          </table:table-cell>
          <table:table-cell table:style-name="ce16" table:formula="of:=100*([.$BC27]-[.$D27])/MAX([.$BC27];[.$D27])" office:value-type="float" office:value="71.4714554092937" calcext:value-type="float">
            <text:p>71,47</text:p>
          </table:table-cell>
          <table:table-cell table:style-name="ce64" office:value-type="float" office:value="1.42902593100001" calcext:value-type="float">
            <text:p>1,43E+00</text:p>
          </table:table-cell>
          <table:table-cell table:style-name="Default" table:number-columns-repeated="14"/>
          <table:table-cell table:number-columns-repeated="186"/>
        </table:table-row>
        <table:table-row table:style-name="ro8">
          <table:table-cell table:style-name="ce4" office:value-type="string" calcext:value-type="string">
            <text:p>GKD-b_25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7.2005099999999" calcext:value-type="float">
            <text:p>17,2005099999999</text:p>
          </table:table-cell>
          <table:table-cell table:style-name="ce10"/>
          <table:table-cell table:style-name="ce43" office:value-type="string" calcext:value-type="string">
            <text:p>GKD-b_25_n100_m10</text:p>
          </table:table-cell>
          <table:table-cell table:style-name="ce15" office:value-type="float" office:value="238.784276" calcext:value-type="float">
            <text:p>238,7843</text:p>
          </table:table-cell>
          <table:table-cell table:style-name="ce16" table:formula="of:=100*([.G28]-[.$D28])/MAX([.G28];[.$D28])" office:value-type="float" office:value="92.7966320529414" calcext:value-type="float">
            <text:p>92,80</text:p>
          </table:table-cell>
          <table:table-cell table:style-name="ce19" office:value-type="float" office:value="0.00264723499999997" calcext:value-type="float">
            <text:p>2,65E-03</text:p>
          </table:table-cell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GKD-b_25_n100_m10</text:p>
          </table:table-cell>
          <table:table-cell table:style-name="ce61" office:value-type="float" office:value="42.1936280000002" calcext:value-type="float">
            <text:p>42,1936</text:p>
          </table:table-cell>
          <table:table-cell table:style-name="ce16" table:formula="of:=100*([.$O28]-[.$D28])/MAX([.$O28];[.$D28])" office:value-type="float" office:value="59.2343422092079" calcext:value-type="float">
            <text:p>59,23</text:p>
          </table:table-cell>
          <table:table-cell table:style-name="ce64" office:value-type="float" office:value="0.0227332933999999" calcext:value-type="float">
            <text:p>2,27E-02</text:p>
          </table:table-cell>
          <table:table-cell/>
          <table:table-cell table:style-name="ce63" office:value-type="float" office:value="0.00278630999999985" calcext:value-type="float">
            <text:p>2,79E-03</text:p>
          </table:table-cell>
          <table:table-cell table:style-name="ce19" office:value-type="float" office:value="0.00315965699999987" calcext:value-type="float">
            <text:p>3,16E-03</text:p>
          </table:table-cell>
          <table:table-cell table:style-name="ce15" office:value-type="float" office:value="84.2745100000001" calcext:value-type="float">
            <text:p>84,2745</text:p>
          </table:table-cell>
          <table:table-cell table:style-name="ce15" office:value-type="float" office:value="373.12223" calcext:value-type="float">
            <text:p>373,1222</text:p>
          </table:table-cell>
          <table:table-cell/>
          <table:table-cell table:style-name="ce64" office:value-type="float" office:value="0.0106878619999997" calcext:value-type="float">
            <text:p>1,07E-02</text:p>
          </table:table-cell>
          <table:table-cell table:style-name="ce64" office:value-type="float" office:value="0.037728022" calcext:value-type="float">
            <text:p>3,77E-02</text:p>
          </table:table-cell>
          <table:table-cell table:style-name="ce61" office:value-type="float" office:value="31.7280299999998" calcext:value-type="float">
            <text:p>31,7280</text:p>
          </table:table-cell>
          <table:table-cell table:style-name="ce61" office:value-type="float" office:value="63.5695200000002" calcext:value-type="float">
            <text:p>63,5695</text:p>
          </table:table-cell>
          <table:table-cell table:number-columns-repeated="2"/>
          <table:table-cell table:style-name="ce43" office:value-type="string" calcext:value-type="string">
            <text:p>GKD-b_25_n100_m10</text:p>
          </table:table-cell>
          <table:table-cell table:style-name="ce61" office:value-type="float" office:value="41.4957999999999" calcext:value-type="float">
            <text:p>41,4958</text:p>
          </table:table-cell>
          <table:table-cell table:style-name="ce16" table:formula="of:=100*([.$AE28]-[.$D28])/MAX([.$AE28];[.$D28])" office:value-type="float" office:value="58.548792889883" calcext:value-type="float">
            <text:p>58,55</text:p>
          </table:table-cell>
          <table:table-cell table:style-name="ce64" office:value-type="float" office:value="40.981818827" calcext:value-type="float">
            <text:p>4,10E+01</text:p>
          </table:table-cell>
          <table:table-cell/>
          <table:table-cell table:style-name="Default"/>
          <table:table-cell table:style-name="ce43" office:value-type="string" calcext:value-type="string">
            <text:p>GKD-b_25_n100_m10</text:p>
          </table:table-cell>
          <table:table-cell table:style-name="ce61" office:value-type="float" office:value="42.1753699999997" calcext:value-type="float">
            <text:p>42,1754</text:p>
          </table:table-cell>
          <table:table-cell table:style-name="ce16" table:formula="of:=100*([.$AK28]-[.$D28])/MAX([.$AK28];[.$D28])" office:value-type="float" office:value="59.2166944830596" calcext:value-type="float">
            <text:p>59,22</text:p>
          </table:table-cell>
          <table:table-cell table:style-name="ce64" office:value-type="float" office:value="54.866407657" calcext:value-type="float">
            <text:p>5,49E+01</text:p>
          </table:table-cell>
          <table:table-cell table:style-name="Default" table:number-columns-repeated="2"/>
          <table:table-cell table:style-name="ce43" office:value-type="string" calcext:value-type="string">
            <text:p>GKD-b_25_n100_m10</text:p>
          </table:table-cell>
          <table:table-cell table:style-name="ce61" office:value-type="float" office:value="39.3061299999997" calcext:value-type="float">
            <text:p>39,3061</text:p>
          </table:table-cell>
          <table:table-cell table:style-name="ce16" table:formula="of:=100*([.$AQ28]-[.$D28])/MAX([.$AQ28];[.$D28])" office:value-type="float" office:value="56.239624709937" calcext:value-type="float">
            <text:p>56,24</text:p>
          </table:table-cell>
          <table:table-cell table:style-name="ce64" office:value-type="float" office:value="5.73921270899973" calcext:value-type="float">
            <text:p>5,74E+00</text:p>
          </table:table-cell>
          <table:table-cell table:style-name="Default" table:number-columns-repeated="2"/>
          <table:table-cell table:style-name="ce43" office:value-type="string" calcext:value-type="string">
            <text:p>GKD-b_25_n100_m10</text:p>
          </table:table-cell>
          <table:table-cell table:style-name="ce61" office:value-type="float" office:value="27.5231400000002" calcext:value-type="float">
            <text:p>27,5231</text:p>
          </table:table-cell>
          <table:table-cell table:style-name="ce16" table:formula="of:=100*([.$AW28]-[.$D28])/MAX([.$AW28];[.$D28])" office:value-type="float" office:value="37.5052773775093" calcext:value-type="float">
            <text:p>37,51</text:p>
          </table:table-cell>
          <table:table-cell table:style-name="ce64" office:value-type="float" office:value="16.4036978570002" calcext:value-type="float">
            <text:p>1,64E+01</text:p>
          </table:table-cell>
          <table:table-cell table:style-name="Default" table:number-columns-repeated="2"/>
          <table:table-cell table:style-name="ce43" office:value-type="string" calcext:value-type="string">
            <text:p>GKD-b_25_n100_m10</text:p>
          </table:table-cell>
          <table:table-cell table:style-name="ce61" office:value-type="float" office:value="26.7099799999999" calcext:value-type="float">
            <text:p>26,7100</text:p>
          </table:table-cell>
          <table:table-cell table:style-name="ce16" table:formula="of:=100*([.$BC28]-[.$D28])/MAX([.$BC28];[.$D28])" office:value-type="float" office:value="35.6026848391501" calcext:value-type="float">
            <text:p>35,60</text:p>
          </table:table-cell>
          <table:table-cell table:style-name="ce64" office:value-type="float" office:value="1.066811716" calcext:value-type="float">
            <text:p>1,07E+00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26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68.729590000001" calcext:value-type="float">
            <text:p>168,729590000001</text:p>
          </table:table-cell>
          <table:table-cell table:style-name="ce10"/>
          <table:table-cell table:style-name="ce43" office:value-type="string" calcext:value-type="string">
            <text:p>GKD-b_26_n100_m30</text:p>
          </table:table-cell>
          <table:table-cell table:style-name="ce15" office:value-type="float" office:value="839.391296" calcext:value-type="float">
            <text:p>839,3913</text:p>
          </table:table-cell>
          <table:table-cell table:style-name="ce16" table:formula="of:=100*([.G29]-[.$D29])/MAX([.G29];[.$D29])" office:value-type="float" office:value="79.8985775997371" calcext:value-type="float">
            <text:p>79,90</text:p>
          </table:table-cell>
          <table:table-cell table:style-name="ce19" office:value-type="float" office:value="0.0197211010000002" calcext:value-type="float">
            <text:p>1,97E-02</text:p>
          </table:table-cell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GKD-b_26_n100_m30</text:p>
          </table:table-cell>
          <table:table-cell table:style-name="ce61" office:value-type="float" office:value="299.913719999999" calcext:value-type="float">
            <text:p>299,9137</text:p>
          </table:table-cell>
          <table:table-cell table:style-name="ce16" table:formula="of:=100*([.$O29]-[.$D29])/MAX([.$O29];[.$D29])" office:value-type="float" office:value="43.740623136547" calcext:value-type="float">
            <text:p>43,74</text:p>
          </table:table-cell>
          <table:table-cell table:style-name="ce64" office:value-type="float" office:value="0.3709935742" calcext:value-type="float">
            <text:p>3,71E-01</text:p>
          </table:table-cell>
          <table:table-cell/>
          <table:table-cell table:style-name="ce63" office:value-type="float" office:value="0.020681572" calcext:value-type="float">
            <text:p>2,07E-02</text:p>
          </table:table-cell>
          <table:table-cell table:style-name="ce19" office:value-type="float" office:value="0.021660633" calcext:value-type="float">
            <text:p>2,17E-02</text:p>
          </table:table-cell>
          <table:table-cell table:style-name="ce15" office:value-type="float" office:value="655.841049999999" calcext:value-type="float">
            <text:p>655,8410</text:p>
          </table:table-cell>
          <table:table-cell table:style-name="ce15" office:value-type="float" office:value="972.711760000001" calcext:value-type="float">
            <text:p>972,7118</text:p>
          </table:table-cell>
          <table:table-cell/>
          <table:table-cell table:style-name="ce64" office:value-type="float" office:value="0.187353861" calcext:value-type="float">
            <text:p>1,87E-01</text:p>
          </table:table-cell>
          <table:table-cell table:style-name="ce64" office:value-type="float" office:value="0.900574653" calcext:value-type="float">
            <text:p>9,01E-01</text:p>
          </table:table-cell>
          <table:table-cell table:style-name="ce61" office:value-type="float" office:value="240.787479999999" calcext:value-type="float">
            <text:p>240,7875</text:p>
          </table:table-cell>
          <table:table-cell table:style-name="ce61" office:value-type="float" office:value="354.820190000001" calcext:value-type="float">
            <text:p>354,8202</text:p>
          </table:table-cell>
          <table:table-cell table:number-columns-repeated="2"/>
          <table:table-cell table:style-name="ce43" office:value-type="string" calcext:value-type="string">
            <text:p>GKD-b_26_n100_m30</text:p>
          </table:table-cell>
          <table:table-cell table:style-name="ce61" office:value-type="float" office:value="159.1921" calcext:value-type="float">
            <text:p>159,1921</text:p>
          </table:table-cell>
          <table:table-cell table:style-name="ce16" table:formula="of:=100*([.$AE29]-[.$D29])/MAX([.$AE29];[.$D29])" office:value-type="float" office:value="-5.65252958891276" calcext:value-type="float">
            <text:p>-5,65</text:p>
          </table:table-cell>
          <table:table-cell table:style-name="ce64" office:value-type="float" office:value="42.89162387" calcext:value-type="float">
            <text:p>4,29E+01</text:p>
          </table:table-cell>
          <table:table-cell/>
          <table:table-cell table:style-name="Default"/>
          <table:table-cell table:style-name="ce43" office:value-type="string" calcext:value-type="string">
            <text:p>GKD-b_26_n100_m30</text:p>
          </table:table-cell>
          <table:table-cell table:style-name="ce61" office:value-type="float" office:value="159.1921" calcext:value-type="float">
            <text:p>159,1921</text:p>
          </table:table-cell>
          <table:table-cell table:style-name="ce16" table:formula="of:=100*([.$AK29]-[.$D29])/MAX([.$AK29];[.$D29])" office:value-type="float" office:value="-5.65252958891276" calcext:value-type="float">
            <text:p>-5,65</text:p>
          </table:table-cell>
          <table:table-cell table:style-name="ce64" office:value-type="float" office:value="61.781829586" calcext:value-type="float">
            <text:p>6,18E+01</text:p>
          </table:table-cell>
          <table:table-cell table:style-name="Default" table:number-columns-repeated="2"/>
          <table:table-cell table:style-name="ce43" office:value-type="string" calcext:value-type="string">
            <text:p>GKD-b_26_n100_m30</text:p>
          </table:table-cell>
          <table:table-cell table:style-name="ce61" office:value-type="float" office:value="208.52406" calcext:value-type="float">
            <text:p>208,5241</text:p>
          </table:table-cell>
          <table:table-cell table:style-name="ce16" table:formula="of:=100*([.$AQ29]-[.$D29])/MAX([.$AQ29];[.$D29])" office:value-type="float" office:value="19.0838745418629" calcext:value-type="float">
            <text:p>19,08</text:p>
          </table:table-cell>
          <table:table-cell table:style-name="ce64" office:value-type="float" office:value="15.4266906339999" calcext:value-type="float">
            <text:p>1,54E+01</text:p>
          </table:table-cell>
          <table:table-cell table:style-name="Default" table:number-columns-repeated="2"/>
          <table:table-cell table:style-name="ce43" office:value-type="string" calcext:value-type="string">
            <text:p>GKD-b_26_n100_m30</text:p>
          </table:table-cell>
          <table:table-cell table:style-name="ce61" office:value-type="float" office:value="218.96312" calcext:value-type="float">
            <text:p>218,9631</text:p>
          </table:table-cell>
          <table:table-cell table:style-name="ce16" table:formula="of:=100*([.$AW29]-[.$D29])/MAX([.$AW29];[.$D29])" office:value-type="float" office:value="22.9415483301476" calcext:value-type="float">
            <text:p>22,94</text:p>
          </table:table-cell>
          <table:table-cell table:style-name="ce64" office:value-type="float" office:value="29.0721280910002" calcext:value-type="float">
            <text:p>2,91E+01</text:p>
          </table:table-cell>
          <table:table-cell table:style-name="Default" table:number-columns-repeated="2"/>
          <table:table-cell table:style-name="ce43" office:value-type="string" calcext:value-type="string">
            <text:p>GKD-b_26_n100_m30</text:p>
          </table:table-cell>
          <table:table-cell table:style-name="ce61" office:value-type="float" office:value="115.165959999999" calcext:value-type="float">
            <text:p>115,1660</text:p>
          </table:table-cell>
          <table:table-cell table:style-name="ce16" table:formula="of:=100*([.$BC29]-[.$D29])/MAX([.$BC29];[.$D29])" office:value-type="float" office:value="-31.7452498995592" calcext:value-type="float">
            <text:p>-31,75</text:p>
          </table:table-cell>
          <table:table-cell table:style-name="ce64" office:value-type="float" office:value="2.63488362" calcext:value-type="float">
            <text:p>2,63E+00</text:p>
          </table:table-cell>
          <table:table-cell table:style-name="Default" table:number-columns-repeated="14"/>
          <table:table-cell table:number-columns-repeated="186"/>
        </table:table-row>
        <table:table-row table:style-name="ro7">
          <table:table-cell table:style-name="ce4" office:value-type="string" calcext:value-type="string">
            <text:p>GKD-b_27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27.09726" calcext:value-type="float">
            <text:p>127,09726</text:p>
          </table:table-cell>
          <table:table-cell table:style-name="ce2"/>
          <table:table-cell table:style-name="ce43" office:value-type="string" calcext:value-type="string">
            <text:p>GKD-b_27_n100_m30</text:p>
          </table:table-cell>
          <table:table-cell table:style-name="ce15" office:value-type="float" office:value="901.559392" calcext:value-type="float">
            <text:p>901,5594</text:p>
          </table:table-cell>
          <table:table-cell table:style-name="ce16" table:formula="of:=100*([.G30]-[.$D30])/MAX([.G30];[.$D30])" office:value-type="float" office:value="85.9025083507754" calcext:value-type="float">
            <text:p>85,90</text:p>
          </table:table-cell>
          <table:table-cell table:style-name="ce19" office:value-type="float" office:value="0.0205757891999999" calcext:value-type="float">
            <text:p>2,06E-02</text:p>
          </table:table-cell>
          <table:table-cell table:style-name="ce25"/>
          <table:table-cell table:style-name="Default" table:number-columns-repeated="2"/>
          <table:table-cell/>
          <table:table-cell table:style-name="ce43" office:value-type="string" calcext:value-type="string">
            <text:p>GKD-b_27_n100_m30</text:p>
          </table:table-cell>
          <table:table-cell table:style-name="ce61" office:value-type="float" office:value="315.194026" calcext:value-type="float">
            <text:p>315,1940</text:p>
          </table:table-cell>
          <table:table-cell table:style-name="ce16" table:formula="of:=100*([.$O30]-[.$D30])/MAX([.$O30];[.$D30])" office:value-type="float" office:value="59.6765009753073" calcext:value-type="float">
            <text:p>59,68</text:p>
          </table:table-cell>
          <table:table-cell table:style-name="ce64" office:value-type="float" office:value="0.3010049522" calcext:value-type="float">
            <text:p>3,01E-01</text:p>
          </table:table-cell>
          <table:table-cell/>
          <table:table-cell table:style-name="ce63" office:value-type="float" office:value="0.0204375319999999" calcext:value-type="float">
            <text:p>2,04E-02</text:p>
          </table:table-cell>
          <table:table-cell table:style-name="ce19" office:value-type="float" office:value="0.0215322050000002" calcext:value-type="float">
            <text:p>2,15E-02</text:p>
          </table:table-cell>
          <table:table-cell table:style-name="ce15" office:value-type="float" office:value="731.81651" calcext:value-type="float">
            <text:p>731,8165</text:p>
          </table:table-cell>
          <table:table-cell table:style-name="ce15" office:value-type="float" office:value="1064.32825" calcext:value-type="float">
            <text:p>1064,3283</text:p>
          </table:table-cell>
          <table:table-cell/>
          <table:table-cell table:style-name="ce64" office:value-type="float" office:value="0.128623118999999" calcext:value-type="float">
            <text:p>1,29E-01</text:p>
          </table:table-cell>
          <table:table-cell table:style-name="ce64" office:value-type="float" office:value="0.485638937" calcext:value-type="float">
            <text:p>4,86E-01</text:p>
          </table:table-cell>
          <table:table-cell table:style-name="ce61" office:value-type="float" office:value="280.99685" calcext:value-type="float">
            <text:p>280,9969</text:p>
          </table:table-cell>
          <table:table-cell table:style-name="ce61" office:value-type="float" office:value="351.28385" calcext:value-type="float">
            <text:p>351,2839</text:p>
          </table:table-cell>
          <table:table-cell table:number-columns-repeated="2"/>
          <table:table-cell table:style-name="ce43" office:value-type="string" calcext:value-type="string">
            <text:p>GKD-b_27_n100_m30</text:p>
          </table:table-cell>
          <table:table-cell table:style-name="ce61" office:value-type="float" office:value="144.94557" calcext:value-type="float">
            <text:p>144,9456</text:p>
          </table:table-cell>
          <table:table-cell table:style-name="ce16" table:formula="of:=100*([.$AE30]-[.$D30])/MAX([.$AE30];[.$D30])" office:value-type="float" office:value="12.3138016567184" calcext:value-type="float">
            <text:p>12,31</text:p>
          </table:table-cell>
          <table:table-cell table:style-name="ce64" office:value-type="float" office:value="42.368425912" calcext:value-type="float">
            <text:p>4,24E+01</text:p>
          </table:table-cell>
          <table:table-cell/>
          <table:table-cell table:style-name="Default"/>
          <table:table-cell table:style-name="ce43" office:value-type="string" calcext:value-type="string">
            <text:p>GKD-b_27_n100_m30</text:p>
          </table:table-cell>
          <table:table-cell table:style-name="ce61" office:value-type="float" office:value="170.513310000001" calcext:value-type="float">
            <text:p>170,5133</text:p>
          </table:table-cell>
          <table:table-cell table:style-name="ce16" table:formula="of:=100*([.$AK30]-[.$D30])/MAX([.$AK30];[.$D30])" office:value-type="float" office:value="25.4619712678151" calcext:value-type="float">
            <text:p>25,46</text:p>
          </table:table-cell>
          <table:table-cell table:style-name="ce64" office:value-type="float" office:value="61.3584748440001" calcext:value-type="float">
            <text:p>6,14E+01</text:p>
          </table:table-cell>
          <table:table-cell table:style-name="Default" table:number-columns-repeated="2"/>
          <table:table-cell table:style-name="ce43" office:value-type="string" calcext:value-type="string">
            <text:p>GKD-b_27_n100_m30</text:p>
          </table:table-cell>
          <table:table-cell table:style-name="ce61" office:value-type="float" office:value="195.076220000001" calcext:value-type="float">
            <text:p>195,0762</text:p>
          </table:table-cell>
          <table:table-cell table:style-name="ce16" table:formula="of:=100*([.$AQ30]-[.$D30])/MAX([.$AQ30];[.$D30])" office:value-type="float" office:value="34.8473842685698" calcext:value-type="float">
            <text:p>34,85</text:p>
          </table:table-cell>
          <table:table-cell table:style-name="ce64" office:value-type="float" office:value="15.8131824470001" calcext:value-type="float">
            <text:p>1,58E+01</text:p>
          </table:table-cell>
          <table:table-cell table:style-name="Default" table:number-columns-repeated="2"/>
          <table:table-cell table:style-name="ce43" office:value-type="string" calcext:value-type="string">
            <text:p>GKD-b_27_n100_m30</text:p>
          </table:table-cell>
          <table:table-cell table:style-name="ce61" office:value-type="float" office:value="196.781120000001" calcext:value-type="float">
            <text:p>196,7811</text:p>
          </table:table-cell>
          <table:table-cell table:style-name="ce16" table:formula="of:=100*([.$AW30]-[.$D30])/MAX([.$AW30];[.$D30])" office:value-type="float" office:value="35.4118626827618" calcext:value-type="float">
            <text:p>35,41</text:p>
          </table:table-cell>
          <table:table-cell table:style-name="ce64" office:value-type="float" office:value="28.4047200550003" calcext:value-type="float">
            <text:p>2,84E+01</text:p>
          </table:table-cell>
          <table:table-cell table:style-name="Default" table:number-columns-repeated="2"/>
          <table:table-cell table:style-name="ce43" office:value-type="string" calcext:value-type="string">
            <text:p>GKD-b_27_n100_m30</text:p>
          </table:table-cell>
          <table:table-cell table:style-name="ce61" office:value-type="float" office:value="57.5362900000002" calcext:value-type="float">
            <text:p>57,5363</text:p>
          </table:table-cell>
          <table:table-cell table:style-name="ce16" table:formula="of:=100*([.$BC30]-[.$D30])/MAX([.$BC30];[.$D30])" office:value-type="float" office:value="-54.7305032382286" calcext:value-type="float">
            <text:p>-54,73</text:p>
          </table:table-cell>
          <table:table-cell table:style-name="ce64" office:value-type="float" office:value="1.651555136" calcext:value-type="float">
            <text:p>1,65E+00</text:p>
          </table:table-cell>
          <table:table-cell table:style-name="Default" table:number-columns-repeated="14"/>
          <table:table-cell table:number-columns-repeated="186"/>
        </table:table-row>
        <table:table-row table:style-name="ro8">
          <table:table-cell table:style-name="ce4" office:value-type="string" calcext:value-type="string">
            <text:p>GKD-b_28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.379189999999" calcext:value-type="float">
            <text:p>106,379189999999</text:p>
          </table:table-cell>
          <table:table-cell table:style-name="ce10"/>
          <table:table-cell table:style-name="ce43" office:value-type="string" calcext:value-type="string">
            <text:p>GKD-b_28_n100_m30</text:p>
          </table:table-cell>
          <table:table-cell table:style-name="ce15" office:value-type="float" office:value="889.614356" calcext:value-type="float">
            <text:p>889,6144</text:p>
          </table:table-cell>
          <table:table-cell table:style-name="ce16" table:formula="of:=100*([.G31]-[.$D31])/MAX([.G31];[.$D31])" office:value-type="float" office:value="88.0421005705984" calcext:value-type="float">
            <text:p>88,04</text:p>
          </table:table-cell>
          <table:table-cell table:style-name="ce19" office:value-type="float" office:value="0.0204667249999998" calcext:value-type="float">
            <text:p>2,05E-02</text:p>
          </table:table-cell>
          <table:table-cell/>
          <table:table-cell table:style-name="Default" table:number-columns-repeated="2"/>
          <table:table-cell/>
          <table:table-cell table:style-name="ce43" office:value-type="string" calcext:value-type="string">
            <text:p>GKD-b_28_n100_m30</text:p>
          </table:table-cell>
          <table:table-cell table:style-name="ce61" office:value-type="float" office:value="465.370573999998" calcext:value-type="float">
            <text:p>465,3706</text:p>
          </table:table-cell>
          <table:table-cell table:style-name="ce16" table:formula="of:=100*([.$O31]-[.$D31])/MAX([.$O31];[.$D31])" office:value-type="float" office:value="77.1409719601224" calcext:value-type="float">
            <text:p>77,14</text:p>
          </table:table-cell>
          <table:table-cell table:style-name="ce64" office:value-type="float" office:value="0.219771519" calcext:value-type="float">
            <text:p>2,20E-01</text:p>
          </table:table-cell>
          <table:table-cell/>
          <table:table-cell table:style-name="ce63" office:value-type="float" office:value="0.0206826400000004" calcext:value-type="float">
            <text:p>2,07E-02</text:p>
          </table:table-cell>
          <table:table-cell table:style-name="ce19" office:value-type="float" office:value="0.0210390929999997" calcext:value-type="float">
            <text:p>2,10E-02</text:p>
          </table:table-cell>
          <table:table-cell table:style-name="ce15" office:value-type="float" office:value="702.065469999999" calcext:value-type="float">
            <text:p>702,0655</text:p>
          </table:table-cell>
          <table:table-cell table:style-name="ce15" office:value-type="float" office:value="1310.1279" calcext:value-type="float">
            <text:p>1310,1279</text:p>
          </table:table-cell>
          <table:table-cell/>
          <table:table-cell table:style-name="ce64" office:value-type="float" office:value="0.0671705569999999" calcext:value-type="float">
            <text:p>6,72E-02</text:p>
          </table:table-cell>
          <table:table-cell table:style-name="ce64" office:value-type="float" office:value="0.62714447" calcext:value-type="float">
            <text:p>6,27E-01</text:p>
          </table:table-cell>
          <table:table-cell table:style-name="ce61" office:value-type="float" office:value="346.868189999997" calcext:value-type="float">
            <text:p>346,8682</text:p>
          </table:table-cell>
          <table:table-cell table:style-name="ce61" office:value-type="float" office:value="560.020089999997" calcext:value-type="float">
            <text:p>560,0201</text:p>
          </table:table-cell>
          <table:table-cell table:number-columns-repeated="2"/>
          <table:table-cell table:style-name="ce43" office:value-type="string" calcext:value-type="string">
            <text:p>GKD-b_28_n100_m30</text:p>
          </table:table-cell>
          <table:table-cell table:style-name="ce61" office:value-type="float" office:value="183.222350000001" calcext:value-type="float">
            <text:p>183,2224</text:p>
          </table:table-cell>
          <table:table-cell table:style-name="ce16" table:formula="of:=100*([.$AE31]-[.$D31])/MAX([.$AE31];[.$D31])" office:value-type="float" office:value="41.9398397629992" calcext:value-type="float">
            <text:p>41,94</text:p>
          </table:table-cell>
          <table:table-cell table:style-name="ce64" office:value-type="float" office:value="43.24101725" calcext:value-type="float">
            <text:p>4,32E+01</text:p>
          </table:table-cell>
          <table:table-cell/>
          <table:table-cell table:style-name="Default"/>
          <table:table-cell table:style-name="ce43" office:value-type="string" calcext:value-type="string">
            <text:p>GKD-b_28_n100_m30</text:p>
          </table:table-cell>
          <table:table-cell table:style-name="ce61" office:value-type="float" office:value="186.55488" calcext:value-type="float">
            <text:p>186,5549</text:p>
          </table:table-cell>
          <table:table-cell table:style-name="ce16" table:formula="of:=100*([.$AK31]-[.$D31])/MAX([.$AK31];[.$D31])" office:value-type="float" office:value="42.9769995831794" calcext:value-type="float">
            <text:p>42,98</text:p>
          </table:table-cell>
          <table:table-cell table:style-name="ce64" office:value-type="float" office:value="61.0009818809999" calcext:value-type="float">
            <text:p>6,10E+01</text:p>
          </table:table-cell>
          <table:table-cell table:style-name="Default" table:number-columns-repeated="2"/>
          <table:table-cell table:style-name="ce43" office:value-type="string" calcext:value-type="string">
            <text:p>GKD-b_28_n100_m30</text:p>
          </table:table-cell>
          <table:table-cell table:style-name="ce61" office:value-type="float" office:value="134.60234" calcext:value-type="float">
            <text:p>134,6023</text:p>
          </table:table-cell>
          <table:table-cell table:style-name="ce16" table:formula="of:=100*([.$AQ31]-[.$D31])/MAX([.$AQ31];[.$D31])" office:value-type="float" office:value="20.9678004111972" calcext:value-type="float">
            <text:p>20,97</text:p>
          </table:table-cell>
          <table:table-cell table:style-name="ce64" office:value-type="float" office:value="15.3480111220001" calcext:value-type="float">
            <text:p>1,53E+01</text:p>
          </table:table-cell>
          <table:table-cell table:style-name="Default" table:number-columns-repeated="2"/>
          <table:table-cell table:style-name="ce43" office:value-type="string" calcext:value-type="string">
            <text:p>GKD-b_28_n100_m30</text:p>
          </table:table-cell>
          <table:table-cell table:style-name="ce61" office:value-type="float" office:value="182.979049999999" calcext:value-type="float">
            <text:p>182,9790</text:p>
          </table:table-cell>
          <table:table-cell table:style-name="ce16" table:formula="of:=100*([.$AW31]-[.$D31])/MAX([.$AW31];[.$D31])" office:value-type="float" office:value="41.8626394661031" calcext:value-type="float">
            <text:p>41,86</text:p>
          </table:table-cell>
          <table:table-cell table:style-name="ce64" office:value-type="float" office:value="28.6439096250001" calcext:value-type="float">
            <text:p>2,86E+01</text:p>
          </table:table-cell>
          <table:table-cell table:style-name="Default" table:number-columns-repeated="2"/>
          <table:table-cell table:style-name="ce43" office:value-type="string" calcext:value-type="string">
            <text:p>GKD-b_28_n100_m30</text:p>
          </table:table-cell>
          <table:table-cell table:style-name="ce61" office:value-type="float" office:value="152.52441" calcext:value-type="float">
            <text:p>152,5244</text:p>
          </table:table-cell>
          <table:table-cell table:style-name="ce16" table:formula="of:=100*([.$BC31]-[.$D31])/MAX([.$BC31];[.$D31])" office:value-type="float" office:value="30.2543179809717" calcext:value-type="float">
            <text:p>30,25</text:p>
          </table:table-cell>
          <table:table-cell table:style-name="ce64" office:value-type="float" office:value="3.36610629699999" calcext:value-type="float">
            <text:p>3,37E+00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29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37.453159999999" calcext:value-type="float">
            <text:p>137,453159999999</text:p>
          </table:table-cell>
          <table:table-cell table:style-name="ce10"/>
          <table:table-cell table:style-name="ce43" office:value-type="string" calcext:value-type="string">
            <text:p>GKD-b_29_n100_m30</text:p>
          </table:table-cell>
          <table:table-cell table:style-name="ce15" office:value-type="float" office:value="865.484062000001" calcext:value-type="float">
            <text:p>865,4841</text:p>
          </table:table-cell>
          <table:table-cell table:style-name="ce16" table:formula="of:=100*([.G32]-[.$D32])/MAX([.G32];[.$D32])" office:value-type="float" office:value="84.1183487905755" calcext:value-type="float">
            <text:p>84,12</text:p>
          </table:table-cell>
          <table:table-cell table:style-name="ce19" office:value-type="float" office:value="0.0209562372000002" calcext:value-type="float">
            <text:p>2,10E-02</text:p>
          </table:table-cell>
          <table:table-cell table:number-columns-repeated="4"/>
          <table:table-cell table:style-name="ce43" office:value-type="string" calcext:value-type="string">
            <text:p>GKD-b_29_n100_m30</text:p>
          </table:table-cell>
          <table:table-cell table:style-name="ce61" office:value-type="float" office:value="310.076060000002" calcext:value-type="float">
            <text:p>310,0761</text:p>
          </table:table-cell>
          <table:table-cell table:style-name="ce16" table:formula="of:=100*([.$O32]-[.$D32])/MAX([.$O32];[.$D32])" office:value-type="float" office:value="55.6711472662552" calcext:value-type="float">
            <text:p>55,67</text:p>
          </table:table-cell>
          <table:table-cell table:style-name="ce64" office:value-type="float" office:value="0.2558843282" calcext:value-type="float">
            <text:p>2,56E-01</text:p>
          </table:table-cell>
          <table:table-cell/>
          <table:table-cell table:style-name="ce63" office:value-type="float" office:value="0.0207753019999997" calcext:value-type="float">
            <text:p>2,08E-02</text:p>
          </table:table-cell>
          <table:table-cell table:style-name="ce19" office:value-type="float" office:value="0.0220317209999994" calcext:value-type="float">
            <text:p>2,20E-02</text:p>
          </table:table-cell>
          <table:table-cell table:style-name="ce15" office:value-type="float" office:value="747.200940000001" calcext:value-type="float">
            <text:p>747,2009</text:p>
          </table:table-cell>
          <table:table-cell table:style-name="ce15" office:value-type="float" office:value="1100.5306" calcext:value-type="float">
            <text:p>1100,5306</text:p>
          </table:table-cell>
          <table:table-cell/>
          <table:table-cell table:style-name="ce64" office:value-type="float" office:value="0.128521016" calcext:value-type="float">
            <text:p>1,29E-01</text:p>
          </table:table-cell>
          <table:table-cell table:style-name="ce64" office:value-type="float" office:value="0.389782325999999" calcext:value-type="float">
            <text:p>3,90E-01</text:p>
          </table:table-cell>
          <table:table-cell table:style-name="ce61" office:value-type="float" office:value="285.783900000002" calcext:value-type="float">
            <text:p>285,7839</text:p>
          </table:table-cell>
          <table:table-cell table:style-name="ce61" office:value-type="float" office:value="351.436790000002" calcext:value-type="float">
            <text:p>351,4368</text:p>
          </table:table-cell>
          <table:table-cell table:number-columns-repeated="2"/>
          <table:table-cell table:style-name="ce43" office:value-type="string" calcext:value-type="string">
            <text:p>GKD-b_29_n100_m30</text:p>
          </table:table-cell>
          <table:table-cell table:style-name="ce61" office:value-type="float" office:value="166.68984" calcext:value-type="float">
            <text:p>166,6898</text:p>
          </table:table-cell>
          <table:table-cell table:style-name="ce16" table:formula="of:=100*([.$AE32]-[.$D32])/MAX([.$AE32];[.$D32])" office:value-type="float" office:value="17.5395692982854" calcext:value-type="float">
            <text:p>17,54</text:p>
          </table:table-cell>
          <table:table-cell table:style-name="ce64" office:value-type="float" office:value="42.900292873" calcext:value-type="float">
            <text:p>4,29E+01</text:p>
          </table:table-cell>
          <table:table-cell/>
          <table:table-cell table:style-name="Default"/>
          <table:table-cell table:style-name="ce43" office:value-type="string" calcext:value-type="string">
            <text:p>GKD-b_29_n100_m30</text:p>
          </table:table-cell>
          <table:table-cell table:style-name="ce61" office:value-type="float" office:value="179.008929999998" calcext:value-type="float">
            <text:p>179,0089</text:p>
          </table:table-cell>
          <table:table-cell table:style-name="ce16" table:formula="of:=100*([.$AK32]-[.$D32])/MAX([.$AK32];[.$D32])" office:value-type="float" office:value="23.2143558424709" calcext:value-type="float">
            <text:p>23,21</text:p>
          </table:table-cell>
          <table:table-cell table:style-name="ce64" office:value-type="float" office:value="60.777141851" calcext:value-type="float">
            <text:p>6,08E+01</text:p>
          </table:table-cell>
          <table:table-cell table:style-name="Default" table:number-columns-repeated="2"/>
          <table:table-cell table:style-name="ce43" office:value-type="string" calcext:value-type="string">
            <text:p>GKD-b_29_n100_m30</text:p>
          </table:table-cell>
          <table:table-cell table:style-name="ce61" office:value-type="float" office:value="179.346310000001" calcext:value-type="float">
            <text:p>179,3463</text:p>
          </table:table-cell>
          <table:table-cell table:style-name="ce16" table:formula="of:=100*([.$AQ32]-[.$D32])/MAX([.$AQ32];[.$D32])" office:value-type="float" office:value="23.358802308228" calcext:value-type="float">
            <text:p>23,36</text:p>
          </table:table-cell>
          <table:table-cell table:style-name="ce64" office:value-type="float" office:value="15.4612205600001" calcext:value-type="float">
            <text:p>1,55E+01</text:p>
          </table:table-cell>
          <table:table-cell table:style-name="Default" table:number-columns-repeated="2"/>
          <table:table-cell table:style-name="ce43" office:value-type="string" calcext:value-type="string">
            <text:p>GKD-b_29_n100_m30</text:p>
          </table:table-cell>
          <table:table-cell table:style-name="ce61" office:value-type="float" office:value="196.46758" calcext:value-type="float">
            <text:p>196,4676</text:p>
          </table:table-cell>
          <table:table-cell table:style-name="ce16" table:formula="of:=100*([.$AW32]-[.$D32])/MAX([.$AW32];[.$D32])" office:value-type="float" office:value="30.0377395598811" calcext:value-type="float">
            <text:p>30,04</text:p>
          </table:table-cell>
          <table:table-cell table:style-name="ce64" office:value-type="float" office:value="29.2630938379998" calcext:value-type="float">
            <text:p>2,93E+01</text:p>
          </table:table-cell>
          <table:table-cell table:style-name="Default" table:number-columns-repeated="2"/>
          <table:table-cell table:style-name="ce43" office:value-type="string" calcext:value-type="string">
            <text:p>GKD-b_29_n100_m30</text:p>
          </table:table-cell>
          <table:table-cell table:style-name="ce61" office:value-type="float" office:value="221.222229999998" calcext:value-type="float">
            <text:p>221,2222</text:p>
          </table:table-cell>
          <table:table-cell table:style-name="ce16" table:formula="of:=100*([.$BC32]-[.$D32])/MAX([.$BC32];[.$D32])" office:value-type="float" office:value="37.8664793316656" calcext:value-type="float">
            <text:p>37,87</text:p>
          </table:table-cell>
          <table:table-cell table:style-name="ce64" office:value-type="float" office:value="3.224241406" calcext:value-type="float">
            <text:p>3,22E+00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30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27.479740000001" calcext:value-type="float">
            <text:p>127,479740000001</text:p>
          </table:table-cell>
          <table:table-cell table:style-name="ce10"/>
          <table:table-cell table:style-name="ce43" office:value-type="string" calcext:value-type="string">
            <text:p>GKD-b_30_n100_m30</text:p>
          </table:table-cell>
          <table:table-cell table:style-name="ce15" office:value-type="float" office:value="700.424222" calcext:value-type="float">
            <text:p>700,4242</text:p>
          </table:table-cell>
          <table:table-cell table:style-name="ce16" table:formula="of:=100*([.G33]-[.$D33])/MAX([.G33];[.$D33])" office:value-type="float" office:value="81.7996385624709" calcext:value-type="float">
            <text:p>81,80</text:p>
          </table:table-cell>
          <table:table-cell table:style-name="ce19" office:value-type="float" office:value="0.0213756877999998" calcext:value-type="float">
            <text:p>2,14E-02</text:p>
          </table:table-cell>
          <table:table-cell table:number-columns-repeated="4"/>
          <table:table-cell table:style-name="ce43" office:value-type="string" calcext:value-type="string">
            <text:p>GKD-b_30_n100_m30</text:p>
          </table:table-cell>
          <table:table-cell table:style-name="ce61" office:value-type="float" office:value="340.445052" calcext:value-type="float">
            <text:p>340,4451</text:p>
          </table:table-cell>
          <table:table-cell table:style-name="ce16" table:formula="of:=100*([.$O33]-[.$D33])/MAX([.$O33];[.$D33])" office:value-type="float" office:value="62.5549734821815" calcext:value-type="float">
            <text:p>62,55</text:p>
          </table:table-cell>
          <table:table-cell table:style-name="ce64" office:value-type="float" office:value="0.3023921936" calcext:value-type="float">
            <text:p>3,02E-01</text:p>
          </table:table-cell>
          <table:table-cell/>
          <table:table-cell table:style-name="ce63" office:value-type="float" office:value="0.0205842559999994" calcext:value-type="float">
            <text:p>2,06E-02</text:p>
          </table:table-cell>
          <table:table-cell table:style-name="ce19" office:value-type="float" office:value="0.0217570350000003" calcext:value-type="float">
            <text:p>2,18E-02</text:p>
          </table:table-cell>
          <table:table-cell table:style-name="ce15" office:value-type="float" office:value="576.09154" calcext:value-type="float">
            <text:p>576,0915</text:p>
          </table:table-cell>
          <table:table-cell table:style-name="ce15" office:value-type="float" office:value="798.11712" calcext:value-type="float">
            <text:p>798,1171</text:p>
          </table:table-cell>
          <table:table-cell/>
          <table:table-cell table:style-name="ce64" office:value-type="float" office:value="0.208513037000001" calcext:value-type="float">
            <text:p>2,09E-01</text:p>
          </table:table-cell>
          <table:table-cell table:style-name="ce64" office:value-type="float" office:value="0.428611474999998" calcext:value-type="float">
            <text:p>4,29E-01</text:p>
          </table:table-cell>
          <table:table-cell table:style-name="ce61" office:value-type="float" office:value="260.039419999999" calcext:value-type="float">
            <text:p>260,0394</text:p>
          </table:table-cell>
          <table:table-cell table:style-name="ce61" office:value-type="float" office:value="421.381499999999" calcext:value-type="float">
            <text:p>421,3815</text:p>
          </table:table-cell>
          <table:table-cell table:number-columns-repeated="2"/>
          <table:table-cell table:style-name="ce43" office:value-type="string" calcext:value-type="string">
            <text:p>GKD-b_30_n100_m30</text:p>
          </table:table-cell>
          <table:table-cell table:style-name="ce61" office:value-type="float" office:value="174.88438" calcext:value-type="float">
            <text:p>174,8844</text:p>
          </table:table-cell>
          <table:table-cell table:style-name="ce16" table:formula="of:=100*([.$AE33]-[.$D33])/MAX([.$AE33];[.$D33])" office:value-type="float" office:value="27.106274442577" calcext:value-type="float">
            <text:p>27,11</text:p>
          </table:table-cell>
          <table:table-cell table:style-name="ce64" office:value-type="float" office:value="42.729255135" calcext:value-type="float">
            <text:p>4,27E+01</text:p>
          </table:table-cell>
          <table:table-cell/>
          <table:table-cell table:style-name="Default"/>
          <table:table-cell table:style-name="ce43" office:value-type="string" calcext:value-type="string">
            <text:p>GKD-b_30_n100_m30</text:p>
          </table:table-cell>
          <table:table-cell table:style-name="ce61" office:value-type="float" office:value="181.872949999999" calcext:value-type="float">
            <text:p>181,8729</text:p>
          </table:table-cell>
          <table:table-cell table:style-name="ce16" table:formula="of:=100*([.$AK33]-[.$D33])/MAX([.$AK33];[.$D33])" office:value-type="float" office:value="29.9072566866037" calcext:value-type="float">
            <text:p>29,91</text:p>
          </table:table-cell>
          <table:table-cell table:style-name="ce64" office:value-type="float" office:value="61.1442761569999" calcext:value-type="float">
            <text:p>6,11E+01</text:p>
          </table:table-cell>
          <table:table-cell table:style-name="Default" table:number-columns-repeated="2"/>
          <table:table-cell table:style-name="ce43" office:value-type="string" calcext:value-type="string">
            <text:p>GKD-b_30_n100_m30</text:p>
          </table:table-cell>
          <table:table-cell table:style-name="ce61" office:value-type="float" office:value="198.57364" calcext:value-type="float">
            <text:p>198,5736</text:p>
          </table:table-cell>
          <table:table-cell table:style-name="ce16" table:formula="of:=100*([.$AQ33]-[.$D33])/MAX([.$AQ33];[.$D33])" office:value-type="float" office:value="35.8022847342673" calcext:value-type="float">
            <text:p>35,80</text:p>
          </table:table-cell>
          <table:table-cell table:style-name="ce64" office:value-type="float" office:value="15.7884327339998" calcext:value-type="float">
            <text:p>1,58E+01</text:p>
          </table:table-cell>
          <table:table-cell table:style-name="Default" table:number-columns-repeated="2"/>
          <table:table-cell table:style-name="ce43" office:value-type="string" calcext:value-type="string">
            <text:p>GKD-b_30_n100_m30</text:p>
          </table:table-cell>
          <table:table-cell table:style-name="ce61" office:value-type="float" office:value="243.91432" calcext:value-type="float">
            <text:p>243,9143</text:p>
          </table:table-cell>
          <table:table-cell table:style-name="ce16" table:formula="of:=100*([.$AW33]-[.$D33])/MAX([.$AW33];[.$D33])" office:value-type="float" office:value="47.735852491153" calcext:value-type="float">
            <text:p>47,74</text:p>
          </table:table-cell>
          <table:table-cell table:style-name="ce64" office:value-type="float" office:value="29.4122685679999" calcext:value-type="float">
            <text:p>2,94E+01</text:p>
          </table:table-cell>
          <table:table-cell table:style-name="Default" table:number-columns-repeated="2"/>
          <table:table-cell table:style-name="ce43" office:value-type="string" calcext:value-type="string">
            <text:p>GKD-b_30_n100_m30</text:p>
          </table:table-cell>
          <table:table-cell table:style-name="ce61" office:value-type="float" office:value="72.2117699999997" calcext:value-type="float">
            <text:p>72,2118</text:p>
          </table:table-cell>
          <table:table-cell table:style-name="ce16" table:formula="of:=100*([.$BC33]-[.$D33])/MAX([.$BC33];[.$D33])" office:value-type="float" office:value="-43.3543165368872" calcext:value-type="float">
            <text:p>-43,35</text:p>
          </table:table-cell>
          <table:table-cell table:style-name="ce64" office:value-type="float" office:value="2.257487244" calcext:value-type="float">
            <text:p>2,26E+00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31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.7451399999999" calcext:value-type="float">
            <text:p>11,7451399999999</text:p>
          </table:table-cell>
          <table:table-cell table:style-name="ce10"/>
          <table:table-cell table:style-name="ce43" office:value-type="string" calcext:value-type="string">
            <text:p>GKD-b_31_n125_m12</text:p>
          </table:table-cell>
          <table:table-cell table:style-name="ce15" office:value-type="float" office:value="86.361808" calcext:value-type="float">
            <text:p>86,3618</text:p>
          </table:table-cell>
          <table:table-cell table:style-name="ce16" table:formula="of:=100*([.G34]-[.$D34])/MAX([.G34];[.$D34])" office:value-type="float" office:value="86.4000762929837" calcext:value-type="float">
            <text:p>86,40</text:p>
          </table:table-cell>
          <table:table-cell table:style-name="ce19" office:value-type="float" office:value="0.00461447239999977" calcext:value-type="float">
            <text:p>4,61E-03</text:p>
          </table:table-cell>
          <table:table-cell table:number-columns-repeated="4"/>
          <table:table-cell table:style-name="ce43" office:value-type="string" calcext:value-type="string">
            <text:p>GKD-b_31_n125_m12</text:p>
          </table:table-cell>
          <table:table-cell table:style-name="ce61" office:value-type="float" office:value="51.387662" calcext:value-type="float">
            <text:p>51,3877</text:p>
          </table:table-cell>
          <table:table-cell table:style-name="ce16" table:formula="of:=100*([.$O34]-[.$D34])/MAX([.$O34];[.$D34])" office:value-type="float" office:value="77.1440467558149" calcext:value-type="float">
            <text:p>77,14</text:p>
          </table:table-cell>
          <table:table-cell table:style-name="ce64" office:value-type="float" office:value="0.0839584425999998" calcext:value-type="float">
            <text:p>8,40E-02</text:p>
          </table:table-cell>
          <table:table-cell/>
          <table:table-cell table:style-name="ce63" office:value-type="float" office:value="0.00489753699999973" calcext:value-type="float">
            <text:p>4,90E-03</text:p>
          </table:table-cell>
          <table:table-cell table:style-name="ce19" office:value-type="float" office:value="0.00505582299999929" calcext:value-type="float">
            <text:p>5,06E-03</text:p>
          </table:table-cell>
          <table:table-cell table:style-name="ce15" office:value-type="float" office:value="55.78507" calcext:value-type="float">
            <text:p>55,7851</text:p>
          </table:table-cell>
          <table:table-cell table:style-name="ce15" office:value-type="float" office:value="141.40905" calcext:value-type="float">
            <text:p>141,4091</text:p>
          </table:table-cell>
          <table:table-cell/>
          <table:table-cell table:style-name="ce64" office:value-type="float" office:value="0.023109066" calcext:value-type="float">
            <text:p>2,31E-02</text:p>
          </table:table-cell>
          <table:table-cell table:style-name="ce64" office:value-type="float" office:value="0.158902247999999" calcext:value-type="float">
            <text:p>1,59E-01</text:p>
          </table:table-cell>
          <table:table-cell table:style-name="ce61" office:value-type="float" office:value="37.48397" calcext:value-type="float">
            <text:p>37,4840</text:p>
          </table:table-cell>
          <table:table-cell table:style-name="ce61" office:value-type="float" office:value="62.6896399999997" calcext:value-type="float">
            <text:p>62,6896</text:p>
          </table:table-cell>
          <table:table-cell table:number-columns-repeated="2"/>
          <table:table-cell table:style-name="ce43" office:value-type="string" calcext:value-type="string">
            <text:p>GKD-b_31_n125_m12</text:p>
          </table:table-cell>
          <table:table-cell table:style-name="ce61" office:value-type="float" office:value="37.41349" calcext:value-type="float">
            <text:p>37,4135</text:p>
          </table:table-cell>
          <table:table-cell table:style-name="ce16" table:formula="of:=100*([.$AE34]-[.$D34])/MAX([.$AE34];[.$D34])" office:value-type="float" office:value="68.6072055827994" calcext:value-type="float">
            <text:p>68,61</text:p>
          </table:table-cell>
          <table:table-cell table:style-name="ce64" office:value-type="float" office:value="79.1535695810001" calcext:value-type="float">
            <text:p>7,92E+01</text:p>
          </table:table-cell>
          <table:table-cell/>
          <table:table-cell table:style-name="Default"/>
          <table:table-cell table:style-name="ce43" office:value-type="string" calcext:value-type="string">
            <text:p>GKD-b_31_n125_m12</text:p>
          </table:table-cell>
          <table:table-cell table:style-name="ce61" office:value-type="float" office:value="66.15867" calcext:value-type="float">
            <text:p>66,1587</text:p>
          </table:table-cell>
          <table:table-cell table:style-name="ce16" table:formula="of:=100*([.$AK34]-[.$D34])/MAX([.$AK34];[.$D34])" office:value-type="float" office:value="82.2470131276824" calcext:value-type="float">
            <text:p>82,25</text:p>
          </table:table-cell>
          <table:table-cell table:style-name="ce64" office:value-type="float" office:value="97.013977477" calcext:value-type="float">
            <text:p>9,70E+01</text:p>
          </table:table-cell>
          <table:table-cell table:style-name="Default" table:number-columns-repeated="2"/>
          <table:table-cell table:style-name="ce43" office:value-type="string" calcext:value-type="string">
            <text:p>GKD-b_31_n125_m12</text:p>
          </table:table-cell>
          <table:table-cell table:style-name="ce61" office:value-type="float" office:value="53.14314" calcext:value-type="float">
            <text:p>53,1431</text:p>
          </table:table-cell>
          <table:table-cell table:style-name="ce16" table:formula="of:=100*([.$AQ34]-[.$D34])/MAX([.$AQ34];[.$D34])" office:value-type="float" office:value="77.8990477416278" calcext:value-type="float">
            <text:p>77,90</text:p>
          </table:table-cell>
          <table:table-cell table:style-name="ce64" office:value-type="float" office:value="7.14362843799972" calcext:value-type="float">
            <text:p>7,14E+00</text:p>
          </table:table-cell>
          <table:table-cell table:style-name="Default" table:number-columns-repeated="2"/>
          <table:table-cell table:style-name="ce43" office:value-type="string" calcext:value-type="string">
            <text:p>GKD-b_31_n125_m12</text:p>
          </table:table-cell>
          <table:table-cell table:style-name="ce61" office:value-type="float" office:value="38.0956099999999" calcext:value-type="float">
            <text:p>38,0956</text:p>
          </table:table-cell>
          <table:table-cell table:style-name="ce16" table:formula="of:=100*([.$AW34]-[.$D34])/MAX([.$AW34];[.$D34])" office:value-type="float" office:value="69.1693084846261" calcext:value-type="float">
            <text:p>69,17</text:p>
          </table:table-cell>
          <table:table-cell table:style-name="ce64" office:value-type="float" office:value="20.1824476460001" calcext:value-type="float">
            <text:p>2,02E+01</text:p>
          </table:table-cell>
          <table:table-cell table:style-name="Default" table:number-columns-repeated="2"/>
          <table:table-cell table:style-name="ce43" office:value-type="string" calcext:value-type="string">
            <text:p>GKD-b_31_n125_m12</text:p>
          </table:table-cell>
          <table:table-cell table:style-name="ce61" office:value-type="float" office:value="6.00003000000001" calcext:value-type="float">
            <text:p>6,0000</text:p>
          </table:table-cell>
          <table:table-cell table:style-name="ce16" table:formula="of:=100*([.$BC34]-[.$D34])/MAX([.$BC34];[.$D34])" office:value-type="float" office:value="-48.9147851792311" calcext:value-type="float">
            <text:p>-48,91</text:p>
          </table:table-cell>
          <table:table-cell table:style-name="ce64" office:value-type="float" office:value="0.902199733000003" calcext:value-type="float">
            <text:p>9,02E-01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32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.7889299999997" calcext:value-type="float">
            <text:p>18,7889299999997</text:p>
          </table:table-cell>
          <table:table-cell table:style-name="ce10"/>
          <table:table-cell table:style-name="ce43" office:value-type="string" calcext:value-type="string">
            <text:p>GKD-b_32_n125_m12</text:p>
          </table:table-cell>
          <table:table-cell table:style-name="ce15" office:value-type="float" office:value="316.882864" calcext:value-type="float">
            <text:p>316,8829</text:p>
          </table:table-cell>
          <table:table-cell table:style-name="ce16" table:formula="of:=100*([.G35]-[.$D35])/MAX([.G35];[.$D35])" office:value-type="float" office:value="94.0707017846191" calcext:value-type="float">
            <text:p>94,07</text:p>
          </table:table-cell>
          <table:table-cell table:style-name="ce19" office:value-type="float" office:value="0.00479001399999994" calcext:value-type="float">
            <text:p>4,79E-03</text:p>
          </table:table-cell>
          <table:table-cell table:number-columns-repeated="4"/>
          <table:table-cell table:style-name="ce43" office:value-type="string" calcext:value-type="string">
            <text:p>GKD-b_32_n125_m12</text:p>
          </table:table-cell>
          <table:table-cell table:style-name="ce61" office:value-type="float" office:value="52.1606139999999" calcext:value-type="float">
            <text:p>52,1606</text:p>
          </table:table-cell>
          <table:table-cell table:style-name="ce16" table:formula="of:=100*([.$O35]-[.$D35])/MAX([.$O35];[.$D35])" office:value-type="float" office:value="63.9787023979439" calcext:value-type="float">
            <text:p>63,98</text:p>
          </table:table-cell>
          <table:table-cell table:style-name="ce64" office:value-type="float" office:value="0.0439546042" calcext:value-type="float">
            <text:p>4,40E-02</text:p>
          </table:table-cell>
          <table:table-cell/>
          <table:table-cell table:style-name="ce63" office:value-type="float" office:value="0.00483851799999968" calcext:value-type="float">
            <text:p>4,84E-03</text:p>
          </table:table-cell>
          <table:table-cell table:style-name="ce19" office:value-type="float" office:value="0.00494911699999889" calcext:value-type="float">
            <text:p>4,95E-03</text:p>
          </table:table-cell>
          <table:table-cell table:style-name="ce15" office:value-type="float" office:value="134.14289" calcext:value-type="float">
            <text:p>134,1429</text:p>
          </table:table-cell>
          <table:table-cell table:style-name="ce15" office:value-type="float" office:value="473.73705" calcext:value-type="float">
            <text:p>473,7371</text:p>
          </table:table-cell>
          <table:table-cell/>
          <table:table-cell table:style-name="ce64" office:value-type="float" office:value="0.0233312659999996" calcext:value-type="float">
            <text:p>2,33E-02</text:p>
          </table:table-cell>
          <table:table-cell table:style-name="ce64" office:value-type="float" office:value="0.0594604180000005" calcext:value-type="float">
            <text:p>5,95E-02</text:p>
          </table:table-cell>
          <table:table-cell table:style-name="ce61" office:value-type="float" office:value="47.3629799999994" calcext:value-type="float">
            <text:p>47,3630</text:p>
          </table:table-cell>
          <table:table-cell table:style-name="ce61" office:value-type="float" office:value="60.7922300000005" calcext:value-type="float">
            <text:p>60,7922</text:p>
          </table:table-cell>
          <table:table-cell table:number-columns-repeated="2"/>
          <table:table-cell table:style-name="ce43" office:value-type="string" calcext:value-type="string">
            <text:p>GKD-b_32_n125_m12</text:p>
          </table:table-cell>
          <table:table-cell table:style-name="ce61" office:value-type="float" office:value="38.0422700000001" calcext:value-type="float">
            <text:p>38,0423</text:p>
          </table:table-cell>
          <table:table-cell table:style-name="ce16" table:formula="of:=100*([.$AE35]-[.$D35])/MAX([.$AE35];[.$D35])" office:value-type="float" office:value="50.6103868144576" calcext:value-type="float">
            <text:p>50,61</text:p>
          </table:table-cell>
          <table:table-cell table:style-name="ce64" office:value-type="float" office:value="78.871568786" calcext:value-type="float">
            <text:p>7,89E+01</text:p>
          </table:table-cell>
          <table:table-cell/>
          <table:table-cell table:style-name="Default"/>
          <table:table-cell table:style-name="ce43" office:value-type="string" calcext:value-type="string">
            <text:p>GKD-b_32_n125_m12</text:p>
          </table:table-cell>
          <table:table-cell table:style-name="ce61" office:value-type="float" office:value="29.9475400000001" calcext:value-type="float">
            <text:p>29,9475</text:p>
          </table:table-cell>
          <table:table-cell table:style-name="ce16" table:formula="of:=100*([.$AK35]-[.$D35])/MAX([.$AK35];[.$D35])" office:value-type="float" office:value="37.2605229010475" calcext:value-type="float">
            <text:p>37,26</text:p>
          </table:table-cell>
          <table:table-cell table:style-name="ce64" office:value-type="float" office:value="96.452049576" calcext:value-type="float">
            <text:p>9,65E+01</text:p>
          </table:table-cell>
          <table:table-cell table:style-name="Default" table:number-columns-repeated="2"/>
          <table:table-cell table:style-name="ce43" office:value-type="string" calcext:value-type="string">
            <text:p>GKD-b_32_n125_m12</text:p>
          </table:table-cell>
          <table:table-cell table:style-name="ce61" office:value-type="float" office:value="50.72171" calcext:value-type="float">
            <text:p>50,7217</text:p>
          </table:table-cell>
          <table:table-cell table:style-name="ce16" table:formula="of:=100*([.$AQ35]-[.$D35])/MAX([.$AQ35];[.$D35])" office:value-type="float" office:value="62.9568285454104" calcext:value-type="float">
            <text:p>62,96</text:p>
          </table:table-cell>
          <table:table-cell table:style-name="ce64" office:value-type="float" office:value="7.20266102899996" calcext:value-type="float">
            <text:p>7,20E+00</text:p>
          </table:table-cell>
          <table:table-cell table:style-name="Default" table:number-columns-repeated="2"/>
          <table:table-cell table:style-name="ce43" office:value-type="string" calcext:value-type="string">
            <text:p>GKD-b_32_n125_m12</text:p>
          </table:table-cell>
          <table:table-cell table:style-name="ce61" office:value-type="float" office:value="30.3894399999997" calcext:value-type="float">
            <text:p>30,3894</text:p>
          </table:table-cell>
          <table:table-cell table:style-name="ce16" table:formula="of:=100*([.$AW35]-[.$D35])/MAX([.$AW35];[.$D35])" office:value-type="float" office:value="38.172832404941" calcext:value-type="float">
            <text:p>38,17</text:p>
          </table:table-cell>
          <table:table-cell table:style-name="ce64" office:value-type="float" office:value="19.9915511939998" calcext:value-type="float">
            <text:p>2,00E+01</text:p>
          </table:table-cell>
          <table:table-cell table:style-name="Default" table:number-columns-repeated="2"/>
          <table:table-cell table:style-name="ce43" office:value-type="string" calcext:value-type="string">
            <text:p>GKD-b_32_n125_m12</text:p>
          </table:table-cell>
          <table:table-cell table:style-name="ce61" office:value-type="float" office:value="36.8051800000003" calcext:value-type="float">
            <text:p>36,8052</text:p>
          </table:table-cell>
          <table:table-cell table:style-name="ce16" table:formula="of:=100*([.$BC35]-[.$D35])/MAX([.$BC35];[.$D35])" office:value-type="float" office:value="48.9503107986443" calcext:value-type="float">
            <text:p>48,95</text:p>
          </table:table-cell>
          <table:table-cell table:style-name="ce64" office:value-type="float" office:value="3.003425236" calcext:value-type="float">
            <text:p>3,00E+00</text:p>
          </table:table-cell>
          <table:table-cell table:style-name="Default" table:number-columns-repeated="14"/>
          <table:table-cell table:number-columns-repeated="186"/>
        </table:table-row>
        <table:table-row table:style-name="ro1">
          <table:table-cell table:style-name="ce4" office:value-type="string" calcext:value-type="string">
            <text:p>GKD-b_33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.5315999999998" calcext:value-type="float">
            <text:p>18,5315999999998</text:p>
          </table:table-cell>
          <table:table-cell table:style-name="ce2"/>
          <table:table-cell table:style-name="ce43" office:value-type="string" calcext:value-type="string">
            <text:p>GKD-b_33_n125_m12</text:p>
          </table:table-cell>
          <table:table-cell table:style-name="ce15" office:value-type="float" office:value="262.11549" calcext:value-type="float">
            <text:p>262,1155</text:p>
          </table:table-cell>
          <table:table-cell table:style-name="ce16" table:formula="of:=100*([.G36]-[.$D36])/MAX([.G36];[.$D36])" office:value-type="float" office:value="92.9299867016635" calcext:value-type="float">
            <text:p>92,93</text:p>
          </table:table-cell>
          <table:table-cell table:style-name="ce19" office:value-type="float" office:value="0.0046367587999999" calcext:value-type="float">
            <text:p>4,64E-03</text:p>
          </table:table-cell>
          <table:table-cell table:style-name="ce25" table:number-columns-repeated="2"/>
          <table:table-cell table:style-name="ce32"/>
          <table:table-cell/>
          <table:table-cell table:style-name="ce43" office:value-type="string" calcext:value-type="string">
            <text:p>GKD-b_33_n125_m12</text:p>
          </table:table-cell>
          <table:table-cell table:style-name="ce61" office:value-type="float" office:value="74.9053499999999" calcext:value-type="float">
            <text:p>74,9053</text:p>
          </table:table-cell>
          <table:table-cell table:style-name="ce16" table:formula="of:=100*([.$O36]-[.$D36])/MAX([.$O36];[.$D36])" office:value-type="float" office:value="75.2599780923528" calcext:value-type="float">
            <text:p>75,26</text:p>
          </table:table-cell>
          <table:table-cell table:style-name="ce64" office:value-type="float" office:value="0.0605489464000001" calcext:value-type="float">
            <text:p>6,05E-02</text:p>
          </table:table-cell>
          <table:table-cell/>
          <table:table-cell table:style-name="ce63" office:value-type="float" office:value="0.00490581599999906" calcext:value-type="float">
            <text:p>4,91E-03</text:p>
          </table:table-cell>
          <table:table-cell table:style-name="ce19" office:value-type="float" office:value="0.00515916500000024" calcext:value-type="float">
            <text:p>5,16E-03</text:p>
          </table:table-cell>
          <table:table-cell table:style-name="ce15" office:value-type="float" office:value="197.49687" calcext:value-type="float">
            <text:p>197,4969</text:p>
          </table:table-cell>
          <table:table-cell table:style-name="ce15" office:value-type="float" office:value="427.35229" calcext:value-type="float">
            <text:p>427,3523</text:p>
          </table:table-cell>
          <table:table-cell/>
          <table:table-cell table:style-name="ce64" office:value-type="float" office:value="0.0239620260000013" calcext:value-type="float">
            <text:p>2,40E-02</text:p>
          </table:table-cell>
          <table:table-cell table:style-name="ce64" office:value-type="float" office:value="0.105764820999999" calcext:value-type="float">
            <text:p>1,06E-01</text:p>
          </table:table-cell>
          <table:table-cell table:style-name="ce61" office:value-type="float" office:value="49.2417499999998" calcext:value-type="float">
            <text:p>49,2417</text:p>
          </table:table-cell>
          <table:table-cell table:style-name="ce61" office:value-type="float" office:value="92.0815200000002" calcext:value-type="float">
            <text:p>92,0815</text:p>
          </table:table-cell>
          <table:table-cell table:number-columns-repeated="2"/>
          <table:table-cell table:style-name="ce43" office:value-type="string" calcext:value-type="string">
            <text:p>GKD-b_33_n125_m12</text:p>
          </table:table-cell>
          <table:table-cell table:style-name="ce61" office:value-type="float" office:value="47.3174699999998" calcext:value-type="float">
            <text:p>47,3175</text:p>
          </table:table-cell>
          <table:table-cell table:style-name="ce16" table:formula="of:=100*([.$AE36]-[.$D36])/MAX([.$AE36];[.$D36])" office:value-type="float" office:value="60.835606806535" calcext:value-type="float">
            <text:p>60,84</text:p>
          </table:table-cell>
          <table:table-cell table:style-name="ce64" office:value-type="float" office:value="79.708042877" calcext:value-type="float">
            <text:p>7,97E+01</text:p>
          </table:table-cell>
          <table:table-cell/>
          <table:table-cell table:style-name="Default"/>
          <table:table-cell table:style-name="ce43" office:value-type="string" calcext:value-type="string">
            <text:p>GKD-b_33_n125_m12</text:p>
          </table:table-cell>
          <table:table-cell table:style-name="ce61" office:value-type="float" office:value="47.37711" calcext:value-type="float">
            <text:p>47,3771</text:p>
          </table:table-cell>
          <table:table-cell table:style-name="ce16" table:formula="of:=100*([.$AK36]-[.$D36])/MAX([.$AK36];[.$D36])" office:value-type="float" office:value="60.8849083449797" calcext:value-type="float">
            <text:p>60,88</text:p>
          </table:table-cell>
          <table:table-cell table:style-name="ce64" office:value-type="float" office:value="96.466570852" calcext:value-type="float">
            <text:p>9,65E+01</text:p>
          </table:table-cell>
          <table:table-cell table:style-name="Default" table:number-columns-repeated="2"/>
          <table:table-cell table:style-name="ce43" office:value-type="string" calcext:value-type="string">
            <text:p>GKD-b_33_n125_m12</text:p>
          </table:table-cell>
          <table:table-cell table:style-name="ce61" office:value-type="float" office:value="46.2620200000004" calcext:value-type="float">
            <text:p>46,2620</text:p>
          </table:table-cell>
          <table:table-cell table:style-name="ce16" table:formula="of:=100*([.$AQ36]-[.$D36])/MAX([.$AQ36];[.$D36])" office:value-type="float" office:value="59.9420864026265" calcext:value-type="float">
            <text:p>59,94</text:p>
          </table:table-cell>
          <table:table-cell table:style-name="ce64" office:value-type="float" office:value="7.18682082999931" calcext:value-type="float">
            <text:p>7,19E+00</text:p>
          </table:table-cell>
          <table:table-cell table:style-name="Default" table:number-columns-repeated="2"/>
          <table:table-cell table:style-name="ce43" office:value-type="string" calcext:value-type="string">
            <text:p>GKD-b_33_n125_m12</text:p>
          </table:table-cell>
          <table:table-cell table:style-name="ce61" office:value-type="float" office:value="48.7926000000002" calcext:value-type="float">
            <text:p>48,7926</text:p>
          </table:table-cell>
          <table:table-cell table:style-name="ce16" table:formula="of:=100*([.$AW36]-[.$D36])/MAX([.$AW36];[.$D36])" office:value-type="float" office:value="62.0196505207763" calcext:value-type="float">
            <text:p>62,02</text:p>
          </table:table-cell>
          <table:table-cell table:style-name="ce64" office:value-type="float" office:value="19.9846223690001" calcext:value-type="float">
            <text:p>2,00E+01</text:p>
          </table:table-cell>
          <table:table-cell table:style-name="Default" table:number-columns-repeated="2"/>
          <table:table-cell table:style-name="ce43" office:value-type="string" calcext:value-type="string">
            <text:p>GKD-b_33_n125_m12</text:p>
          </table:table-cell>
          <table:table-cell table:style-name="ce61" office:value-type="float" office:value="43.9422800000007" calcext:value-type="float">
            <text:p>43,9423</text:p>
          </table:table-cell>
          <table:table-cell table:style-name="ce16" table:formula="of:=100*([.$BC36]-[.$D36])/MAX([.$BC36];[.$D36])" office:value-type="float" office:value="57.8274044951707" calcext:value-type="float">
            <text:p>57,83</text:p>
          </table:table-cell>
          <table:table-cell table:style-name="ce64" office:value-type="float" office:value="1.953824467" calcext:value-type="float">
            <text:p>1,95E+00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34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9.4883300000001" calcext:value-type="float">
            <text:p>19,4883300000001</text:p>
          </table:table-cell>
          <table:table-cell/>
          <table:table-cell table:style-name="ce43" office:value-type="string" calcext:value-type="string">
            <text:p>GKD-b_34_n125_m12</text:p>
          </table:table-cell>
          <table:table-cell table:style-name="ce15" office:value-type="float" office:value="298.951612" calcext:value-type="float">
            <text:p>298,9516</text:p>
          </table:table-cell>
          <table:table-cell table:style-name="ce16" table:formula="of:=100*([.G37]-[.$D37])/MAX([.G37];[.$D37])" office:value-type="float" office:value="93.4811089093575" calcext:value-type="float">
            <text:p>93,48</text:p>
          </table:table-cell>
          <table:table-cell table:style-name="ce19" office:value-type="float" office:value="0.0046547989999997" calcext:value-type="float">
            <text:p>4,65E-03</text:p>
          </table:table-cell>
          <table:table-cell table:number-columns-repeated="4"/>
          <table:table-cell table:style-name="ce43" office:value-type="string" calcext:value-type="string">
            <text:p>GKD-b_34_n125_m12</text:p>
          </table:table-cell>
          <table:table-cell table:style-name="ce61" office:value-type="float" office:value="66.0790279999999" calcext:value-type="float">
            <text:p>66,0790</text:p>
          </table:table-cell>
          <table:table-cell table:style-name="ce16" table:formula="of:=100*([.$O37]-[.$D37])/MAX([.$O37];[.$D37])" office:value-type="float" office:value="70.5075413639557" calcext:value-type="float">
            <text:p>70,51</text:p>
          </table:table-cell>
          <table:table-cell table:style-name="ce64" office:value-type="float" office:value="0.0776516471999997" calcext:value-type="float">
            <text:p>7,77E-02</text:p>
          </table:table-cell>
          <table:table-cell/>
          <table:table-cell table:style-name="ce63" office:value-type="float" office:value="0.00486829599999972" calcext:value-type="float">
            <text:p>4,87E-03</text:p>
          </table:table-cell>
          <table:table-cell table:style-name="ce19" office:value-type="float" office:value="0.00493044500000117" calcext:value-type="float">
            <text:p>4,93E-03</text:p>
          </table:table-cell>
          <table:table-cell table:style-name="ce15" office:value-type="float" office:value="247.84972" calcext:value-type="float">
            <text:p>247,8497</text:p>
          </table:table-cell>
          <table:table-cell table:style-name="ce15" office:value-type="float" office:value="335.26607" calcext:value-type="float">
            <text:p>335,2661</text:p>
          </table:table-cell>
          <table:table-cell/>
          <table:table-cell table:style-name="ce64" office:value-type="float" office:value="0.0502458349999984" calcext:value-type="float">
            <text:p>5,02E-02</text:p>
          </table:table-cell>
          <table:table-cell table:style-name="ce64" office:value-type="float" office:value="0.103480781" calcext:value-type="float">
            <text:p>1,03E-01</text:p>
          </table:table-cell>
          <table:table-cell table:style-name="ce61" office:value-type="float" office:value="46.35734" calcext:value-type="float">
            <text:p>46,3573</text:p>
          </table:table-cell>
          <table:table-cell table:style-name="ce61" office:value-type="float" office:value="109.36185" calcext:value-type="float">
            <text:p>109,3619</text:p>
          </table:table-cell>
          <table:table-cell table:number-columns-repeated="2"/>
          <table:table-cell table:style-name="ce43" office:value-type="string" calcext:value-type="string">
            <text:p>GKD-b_34_n125_m12</text:p>
          </table:table-cell>
          <table:table-cell table:style-name="ce61" office:value-type="float" office:value="46.2715800000003" calcext:value-type="float">
            <text:p>46,2716</text:p>
          </table:table-cell>
          <table:table-cell table:style-name="ce16" table:formula="of:=100*([.$AE37]-[.$D37])/MAX([.$AE37];[.$D37])" office:value-type="float" office:value="57.8827219645407" calcext:value-type="float">
            <text:p>57,88</text:p>
          </table:table-cell>
          <table:table-cell table:style-name="ce64" office:value-type="float" office:value="78.9848033870001" calcext:value-type="float">
            <text:p>7,90E+01</text:p>
          </table:table-cell>
          <table:table-cell/>
          <table:table-cell table:style-name="Default"/>
          <table:table-cell table:style-name="ce43" office:value-type="string" calcext:value-type="string">
            <text:p>GKD-b_34_n125_m12</text:p>
          </table:table-cell>
          <table:table-cell table:style-name="ce61" office:value-type="float" office:value="46.2715800000003" calcext:value-type="float">
            <text:p>46,2716</text:p>
          </table:table-cell>
          <table:table-cell table:style-name="ce16" table:formula="of:=100*([.$AK37]-[.$D37])/MAX([.$AK37];[.$D37])" office:value-type="float" office:value="57.8827219645407" calcext:value-type="float">
            <text:p>57,88</text:p>
          </table:table-cell>
          <table:table-cell table:style-name="ce64" office:value-type="float" office:value="96.7164063819999" calcext:value-type="float">
            <text:p>9,67E+01</text:p>
          </table:table-cell>
          <table:table-cell table:style-name="Default" table:number-columns-repeated="2"/>
          <table:table-cell table:style-name="ce43" office:value-type="string" calcext:value-type="string">
            <text:p>GKD-b_34_n125_m12</text:p>
          </table:table-cell>
          <table:table-cell table:style-name="ce61" office:value-type="float" office:value="45.84941" calcext:value-type="float">
            <text:p>45,8494</text:p>
          </table:table-cell>
          <table:table-cell table:style-name="ce16" table:formula="of:=100*([.$AQ37]-[.$D37])/MAX([.$AQ37];[.$D37])" office:value-type="float" office:value="57.4949165103758" calcext:value-type="float">
            <text:p>57,49</text:p>
          </table:table-cell>
          <table:table-cell table:style-name="ce64" office:value-type="float" office:value="7.09996807199968" calcext:value-type="float">
            <text:p>7,10E+00</text:p>
          </table:table-cell>
          <table:table-cell table:style-name="Default" table:number-columns-repeated="2"/>
          <table:table-cell table:style-name="ce43" office:value-type="string" calcext:value-type="string">
            <text:p>GKD-b_34_n125_m12</text:p>
          </table:table-cell>
          <table:table-cell table:style-name="ce61" office:value-type="float" office:value="41.1682499999995" calcext:value-type="float">
            <text:p>41,1682</text:p>
          </table:table-cell>
          <table:table-cell table:style-name="ce16" table:formula="of:=100*([.$AW37]-[.$D37])/MAX([.$AW37];[.$D37])" office:value-type="float" office:value="52.6617478275119" calcext:value-type="float">
            <text:p>52,66</text:p>
          </table:table-cell>
          <table:table-cell table:style-name="ce64" office:value-type="float" office:value="20.0655095019993" calcext:value-type="float">
            <text:p>2,01E+01</text:p>
          </table:table-cell>
          <table:table-cell table:style-name="Default" table:number-columns-repeated="2"/>
          <table:table-cell table:style-name="ce43" office:value-type="string" calcext:value-type="string">
            <text:p>GKD-b_34_n125_m12</text:p>
          </table:table-cell>
          <table:table-cell table:style-name="ce61" office:value-type="float" office:value="35.5444599999998" calcext:value-type="float">
            <text:p>35,5445</text:p>
          </table:table-cell>
          <table:table-cell table:style-name="ce16" table:formula="of:=100*([.$BC37]-[.$D37])/MAX([.$BC37];[.$D37])" office:value-type="float" office:value="45.1719621004224" calcext:value-type="float">
            <text:p>45,17</text:p>
          </table:table-cell>
          <table:table-cell table:style-name="ce64" office:value-type="float" office:value="1.99755699099998" calcext:value-type="float">
            <text:p>2,00E+00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35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.1124199999998" calcext:value-type="float">
            <text:p>18,1124199999998</text:p>
          </table:table-cell>
          <table:table-cell/>
          <table:table-cell table:style-name="ce43" office:value-type="string" calcext:value-type="string">
            <text:p>GKD-b_35_n125_m12</text:p>
          </table:table-cell>
          <table:table-cell table:style-name="ce15" office:value-type="float" office:value="214.92085" calcext:value-type="float">
            <text:p>214,9209</text:p>
          </table:table-cell>
          <table:table-cell table:style-name="ce16" table:formula="of:=100*([.G38]-[.$D38])/MAX([.G38];[.$D38])" office:value-type="float" office:value="91.5725161146534" calcext:value-type="float">
            <text:p>91,57</text:p>
          </table:table-cell>
          <table:table-cell table:style-name="ce19" office:value-type="float" office:value="0.00479706500000034" calcext:value-type="float">
            <text:p>4,80E-03</text:p>
          </table:table-cell>
          <table:table-cell table:number-columns-repeated="4"/>
          <table:table-cell table:style-name="ce43" office:value-type="string" calcext:value-type="string">
            <text:p>GKD-b_35_n125_m12</text:p>
          </table:table-cell>
          <table:table-cell table:style-name="ce61" office:value-type="float" office:value="64.5465160000002" calcext:value-type="float">
            <text:p>64,5465</text:p>
          </table:table-cell>
          <table:table-cell table:style-name="ce16" table:formula="of:=100*([.$O38]-[.$D38])/MAX([.$O38];[.$D38])" office:value-type="float" office:value="71.9389656910378" calcext:value-type="float">
            <text:p>71,94</text:p>
          </table:table-cell>
          <table:table-cell table:style-name="ce64" office:value-type="float" office:value="0.0570107001999997" calcext:value-type="float">
            <text:p>5,70E-02</text:p>
          </table:table-cell>
          <table:table-cell/>
          <table:table-cell table:style-name="ce63" office:value-type="float" office:value="0.0048873829999998" calcext:value-type="float">
            <text:p>4,89E-03</text:p>
          </table:table-cell>
          <table:table-cell table:style-name="ce19" office:value-type="float" office:value="0.00493808000000051" calcext:value-type="float">
            <text:p>4,94E-03</text:p>
          </table:table-cell>
          <table:table-cell table:style-name="ce15" office:value-type="float" office:value="158.7842" calcext:value-type="float">
            <text:p>158,7842</text:p>
          </table:table-cell>
          <table:table-cell table:style-name="ce15" office:value-type="float" office:value="273.94881" calcext:value-type="float">
            <text:p>273,9488</text:p>
          </table:table-cell>
          <table:table-cell/>
          <table:table-cell table:style-name="ce64" office:value-type="float" office:value="0.0286434030000002" calcext:value-type="float">
            <text:p>2,86E-02</text:p>
          </table:table-cell>
          <table:table-cell table:style-name="ce64" office:value-type="float" office:value="0.0904851900000008" calcext:value-type="float">
            <text:p>9,05E-02</text:p>
          </table:table-cell>
          <table:table-cell table:style-name="ce61" office:value-type="float" office:value="53.0918200000001" calcext:value-type="float">
            <text:p>53,0918</text:p>
          </table:table-cell>
          <table:table-cell table:style-name="ce61" office:value-type="float" office:value="79.7032700000004" calcext:value-type="float">
            <text:p>79,7033</text:p>
          </table:table-cell>
          <table:table-cell table:number-columns-repeated="2"/>
          <table:table-cell table:style-name="ce43" office:value-type="string" calcext:value-type="string">
            <text:p>GKD-b_35_n125_m12</text:p>
          </table:table-cell>
          <table:table-cell table:style-name="ce61" office:value-type="float" office:value="65.1959699999999" calcext:value-type="float">
            <text:p>65,1960</text:p>
          </table:table-cell>
          <table:table-cell table:style-name="ce16" table:formula="of:=100*([.$AE38]-[.$D38])/MAX([.$AE38];[.$D38])" office:value-type="float" office:value="72.2184975543736" calcext:value-type="float">
            <text:p>72,22</text:p>
          </table:table-cell>
          <table:table-cell table:style-name="ce64" office:value-type="float" office:value="79.33820824" calcext:value-type="float">
            <text:p>7,93E+01</text:p>
          </table:table-cell>
          <table:table-cell/>
          <table:table-cell table:style-name="Default"/>
          <table:table-cell table:style-name="ce43" office:value-type="string" calcext:value-type="string">
            <text:p>GKD-b_35_n125_m12</text:p>
          </table:table-cell>
          <table:table-cell table:style-name="ce61" office:value-type="float" office:value="55.4470199999998" calcext:value-type="float">
            <text:p>55,4470</text:p>
          </table:table-cell>
          <table:table-cell table:style-name="ce16" table:formula="of:=100*([.$AK38]-[.$D38])/MAX([.$AK38];[.$D38])" office:value-type="float" office:value="67.3338260559362" calcext:value-type="float">
            <text:p>67,33</text:p>
          </table:table-cell>
          <table:table-cell table:style-name="ce64" office:value-type="float" office:value="96.3585558030002" calcext:value-type="float">
            <text:p>9,64E+01</text:p>
          </table:table-cell>
          <table:table-cell table:style-name="Default" table:number-columns-repeated="2"/>
          <table:table-cell table:style-name="ce43" office:value-type="string" calcext:value-type="string">
            <text:p>GKD-b_35_n125_m12</text:p>
          </table:table-cell>
          <table:table-cell table:style-name="ce61" office:value-type="float" office:value="47.1333699999999" calcext:value-type="float">
            <text:p>47,1334</text:p>
          </table:table-cell>
          <table:table-cell table:style-name="ce16" table:formula="of:=100*([.$AQ38]-[.$D38])/MAX([.$AQ38];[.$D38])" office:value-type="float" office:value="61.5719818039749" calcext:value-type="float">
            <text:p>61,57</text:p>
          </table:table-cell>
          <table:table-cell table:style-name="ce64" office:value-type="float" office:value="7.14033216400003" calcext:value-type="float">
            <text:p>7,14E+00</text:p>
          </table:table-cell>
          <table:table-cell table:style-name="Default" table:number-columns-repeated="2"/>
          <table:table-cell table:style-name="ce43" office:value-type="string" calcext:value-type="string">
            <text:p>GKD-b_35_n125_m12</text:p>
          </table:table-cell>
          <table:table-cell table:style-name="ce61" office:value-type="float" office:value="33.4178200000001" calcext:value-type="float">
            <text:p>33,4178</text:p>
          </table:table-cell>
          <table:table-cell table:style-name="ce16" table:formula="of:=100*([.$AW38]-[.$D38])/MAX([.$AW38];[.$D38])" office:value-type="float" office:value="45.8001150284496" calcext:value-type="float">
            <text:p>45,80</text:p>
          </table:table-cell>
          <table:table-cell table:style-name="ce64" office:value-type="float" office:value="20.0769372589993" calcext:value-type="float">
            <text:p>2,01E+01</text:p>
          </table:table-cell>
          <table:table-cell table:style-name="Default" table:number-columns-repeated="2"/>
          <table:table-cell table:style-name="ce43" office:value-type="string" calcext:value-type="string">
            <text:p>GKD-b_35_n125_m12</text:p>
          </table:table-cell>
          <table:table-cell table:style-name="ce61" office:value-type="float" office:value="3.47156000000007" calcext:value-type="float">
            <text:p>3,4716</text:p>
          </table:table-cell>
          <table:table-cell table:style-name="ce16" table:formula="of:=100*([.$BC38]-[.$D38])/MAX([.$BC38];[.$D38])" office:value-type="float" office:value="-80.8332624795576" calcext:value-type="float">
            <text:p>-80,83</text:p>
          </table:table-cell>
          <table:table-cell table:style-name="ce64" office:value-type="float" office:value="1.383287884" calcext:value-type="float">
            <text:p>1,38E+00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36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55.434770000002" calcext:value-type="float">
            <text:p>155,434770000002</text:p>
          </table:table-cell>
          <table:table-cell/>
          <table:table-cell table:style-name="ce43" office:value-type="string" calcext:value-type="string">
            <text:p>GKD-b_36_n125_m37</text:p>
          </table:table-cell>
          <table:table-cell table:style-name="ce15" office:value-type="float" office:value="1094.485294" calcext:value-type="float">
            <text:p>1094,4853</text:p>
          </table:table-cell>
          <table:table-cell table:style-name="ce16" table:formula="of:=100*([.G39]-[.$D39])/MAX([.G39];[.$D39])" office:value-type="float" office:value="85.7983683424437" calcext:value-type="float">
            <text:p>85,80</text:p>
          </table:table-cell>
          <table:table-cell table:style-name="ce19" office:value-type="float" office:value="0.0372513439999999" calcext:value-type="float">
            <text:p>3,73E-02</text:p>
          </table:table-cell>
          <table:table-cell table:number-columns-repeated="4"/>
          <table:table-cell table:style-name="ce43" office:value-type="string" calcext:value-type="string">
            <text:p>GKD-b_36_n125_m37</text:p>
          </table:table-cell>
          <table:table-cell table:style-name="ce61" office:value-type="float" office:value="322.404753999999" calcext:value-type="float">
            <text:p>322,4048</text:p>
          </table:table-cell>
          <table:table-cell table:style-name="ce16" table:formula="of:=100*([.$O39]-[.$D39])/MAX([.$O39];[.$D39])" office:value-type="float" office:value="51.7889336085899" calcext:value-type="float">
            <text:p>51,79</text:p>
          </table:table-cell>
          <table:table-cell table:style-name="ce64" office:value-type="float" office:value="0.623106274" calcext:value-type="float">
            <text:p>6,23E-01</text:p>
          </table:table-cell>
          <table:table-cell/>
          <table:table-cell table:style-name="ce63" office:value-type="float" office:value="0.0390218660000006" calcext:value-type="float">
            <text:p>3,90E-02</text:p>
          </table:table-cell>
          <table:table-cell table:style-name="ce19" office:value-type="float" office:value="0.0429982039999999" calcext:value-type="float">
            <text:p>4,30E-02</text:p>
          </table:table-cell>
          <table:table-cell table:style-name="ce15" office:value-type="float" office:value="901.057950000001" calcext:value-type="float">
            <text:p>901,0580</text:p>
          </table:table-cell>
          <table:table-cell table:style-name="ce15" office:value-type="float" office:value="1294.55786" calcext:value-type="float">
            <text:p>1294,5579</text:p>
          </table:table-cell>
          <table:table-cell/>
          <table:table-cell table:style-name="ce64" office:value-type="float" office:value="0.268902175999999" calcext:value-type="float">
            <text:p>2,69E-01</text:p>
          </table:table-cell>
          <table:table-cell table:style-name="ce64" office:value-type="float" office:value="1.591947664" calcext:value-type="float">
            <text:p>1,59E+00</text:p>
          </table:table-cell>
          <table:table-cell table:style-name="ce61" office:value-type="float" office:value="260.290749999997" calcext:value-type="float">
            <text:p>260,2907</text:p>
          </table:table-cell>
          <table:table-cell table:style-name="ce61" office:value-type="float" office:value="373.213900000001" calcext:value-type="float">
            <text:p>373,2139</text:p>
          </table:table-cell>
          <table:table-cell table:number-columns-repeated="2"/>
          <table:table-cell table:style-name="ce43" office:value-type="string" calcext:value-type="string">
            <text:p>GKD-b_36_n125_m37</text:p>
          </table:table-cell>
          <table:table-cell table:style-name="ce61" office:value-type="float" office:value="175.994250000001" calcext:value-type="float">
            <text:p>175,9943</text:p>
          </table:table-cell>
          <table:table-cell table:style-name="ce16" table:formula="of:=100*([.$AE39]-[.$D39])/MAX([.$AE39];[.$D39])" office:value-type="float" office:value="11.681904380398" calcext:value-type="float">
            <text:p>11,68</text:p>
          </table:table-cell>
          <table:table-cell table:style-name="ce64" office:value-type="float" office:value="81.575823526" calcext:value-type="float">
            <text:p>8,16E+01</text:p>
          </table:table-cell>
          <table:table-cell/>
          <table:table-cell table:style-name="Default"/>
          <table:table-cell table:style-name="ce43" office:value-type="string" calcext:value-type="string">
            <text:p>GKD-b_36_n125_m37</text:p>
          </table:table-cell>
          <table:table-cell table:style-name="ce61" office:value-type="float" office:value="184.12466" calcext:value-type="float">
            <text:p>184,1247</text:p>
          </table:table-cell>
          <table:table-cell table:style-name="ce16" table:formula="of:=100*([.$AK39]-[.$D39])/MAX([.$AK39];[.$D39])" office:value-type="float" office:value="15.5817748692643" calcext:value-type="float">
            <text:p>15,58</text:p>
          </table:table-cell>
          <table:table-cell table:style-name="ce64" office:value-type="float" office:value="105.909644298" calcext:value-type="float">
            <text:p>1,06E+02</text:p>
          </table:table-cell>
          <table:table-cell table:style-name="Default" table:number-columns-repeated="2"/>
          <table:table-cell table:style-name="ce43" office:value-type="string" calcext:value-type="string">
            <text:p>GKD-b_36_n125_m37</text:p>
          </table:table-cell>
          <table:table-cell table:style-name="ce61" office:value-type="float" office:value="260.484069999998" calcext:value-type="float">
            <text:p>260,4841</text:p>
          </table:table-cell>
          <table:table-cell table:style-name="ce16" table:formula="of:=100*([.$AQ39]-[.$D39])/MAX([.$AQ39];[.$D39])" office:value-type="float" office:value="40.3284930245434" calcext:value-type="float">
            <text:p>40,33</text:p>
          </table:table-cell>
          <table:table-cell table:style-name="ce64" office:value-type="float" office:value="22.0990966319996" calcext:value-type="float">
            <text:p>2,21E+01</text:p>
          </table:table-cell>
          <table:table-cell table:style-name="Default" table:number-columns-repeated="2"/>
          <table:table-cell table:style-name="ce43" office:value-type="string" calcext:value-type="string">
            <text:p>GKD-b_36_n125_m37</text:p>
          </table:table-cell>
          <table:table-cell table:style-name="ce61" office:value-type="float" office:value="286.85147" calcext:value-type="float">
            <text:p>286,8515</text:p>
          </table:table-cell>
          <table:table-cell table:style-name="ce16" table:formula="of:=100*([.$AW39]-[.$D39])/MAX([.$AW39];[.$D39])" office:value-type="float" office:value="45.813500624556" calcext:value-type="float">
            <text:p>45,81</text:p>
          </table:table-cell>
          <table:table-cell table:style-name="ce64" office:value-type="float" office:value="38.797858723" calcext:value-type="float">
            <text:p>3,88E+01</text:p>
          </table:table-cell>
          <table:table-cell table:style-name="Default" table:number-columns-repeated="2"/>
          <table:table-cell table:style-name="ce43" office:value-type="string" calcext:value-type="string">
            <text:p>GKD-b_36_n125_m37</text:p>
          </table:table-cell>
          <table:table-cell table:style-name="ce61" office:value-type="float" office:value="428.742189999999" calcext:value-type="float">
            <text:p>428,7422</text:p>
          </table:table-cell>
          <table:table-cell table:style-name="ce16" table:formula="of:=100*([.$BC39]-[.$D39])/MAX([.$BC39];[.$D39])" office:value-type="float" office:value="63.7463320323101" calcext:value-type="float">
            <text:p>63,75</text:p>
          </table:table-cell>
          <table:table-cell table:style-name="ce64" office:value-type="float" office:value="3.976121729" calcext:value-type="float">
            <text:p>3,98E+00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37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98.894619999999" calcext:value-type="float">
            <text:p>198,894619999999</text:p>
          </table:table-cell>
          <table:table-cell/>
          <table:table-cell table:style-name="ce43" office:value-type="string" calcext:value-type="string">
            <text:p>GKD-b_37_n125_m37</text:p>
          </table:table-cell>
          <table:table-cell table:style-name="ce15" office:value-type="float" office:value="1606.55645" calcext:value-type="float">
            <text:p>1606,5565</text:p>
          </table:table-cell>
          <table:table-cell table:style-name="ce16" table:formula="of:=100*([.G40]-[.$D40])/MAX([.G40];[.$D40])" office:value-type="float" office:value="87.6198175295988" calcext:value-type="float">
            <text:p>87,62</text:p>
          </table:table-cell>
          <table:table-cell table:style-name="ce19" office:value-type="float" office:value="0.0371641242000003" calcext:value-type="float">
            <text:p>3,72E-02</text:p>
          </table:table-cell>
          <table:table-cell table:number-columns-repeated="4"/>
          <table:table-cell table:style-name="ce43" office:value-type="string" calcext:value-type="string">
            <text:p>GKD-b_37_n125_m37</text:p>
          </table:table-cell>
          <table:table-cell table:style-name="ce61" office:value-type="float" office:value="448.124445999999" calcext:value-type="float">
            <text:p>448,1244</text:p>
          </table:table-cell>
          <table:table-cell table:style-name="ce16" table:formula="of:=100*([.$O40]-[.$D40])/MAX([.$O40];[.$D40])" office:value-type="float" office:value="55.6162084493825" calcext:value-type="float">
            <text:p>55,62</text:p>
          </table:table-cell>
          <table:table-cell table:style-name="ce64" office:value-type="float" office:value="0.377812570799999" calcext:value-type="float">
            <text:p>3,78E-01</text:p>
          </table:table-cell>
          <table:table-cell/>
          <table:table-cell table:style-name="ce63" office:value-type="float" office:value="0.0385335729999987" calcext:value-type="float">
            <text:p>3,85E-02</text:p>
          </table:table-cell>
          <table:table-cell table:style-name="ce19" office:value-type="float" office:value="0.0396987399999986" calcext:value-type="float">
            <text:p>3,97E-02</text:p>
          </table:table-cell>
          <table:table-cell table:style-name="ce15" office:value-type="float" office:value="1463.52463" calcext:value-type="float">
            <text:p>1463,5246</text:p>
          </table:table-cell>
          <table:table-cell table:style-name="ce15" office:value-type="float" office:value="1732.86991" calcext:value-type="float">
            <text:p>1732,8699</text:p>
          </table:table-cell>
          <table:table-cell/>
          <table:table-cell table:style-name="ce64" office:value-type="float" office:value="0.179014300999999" calcext:value-type="float">
            <text:p>1,79E-01</text:p>
          </table:table-cell>
          <table:table-cell table:style-name="ce64" office:value-type="float" office:value="0.570055375000001" calcext:value-type="float">
            <text:p>5,70E-01</text:p>
          </table:table-cell>
          <table:table-cell table:style-name="ce61" office:value-type="float" office:value="393.99279" calcext:value-type="float">
            <text:p>393,9928</text:p>
          </table:table-cell>
          <table:table-cell table:style-name="ce61" office:value-type="float" office:value="472.852479999999" calcext:value-type="float">
            <text:p>472,8525</text:p>
          </table:table-cell>
          <table:table-cell table:number-columns-repeated="2"/>
          <table:table-cell table:style-name="ce43" office:value-type="string" calcext:value-type="string">
            <text:p>GKD-b_37_n125_m37</text:p>
          </table:table-cell>
          <table:table-cell table:style-name="ce61" office:value-type="float" office:value="261.64411" calcext:value-type="float">
            <text:p>261,6441</text:p>
          </table:table-cell>
          <table:table-cell table:style-name="ce16" table:formula="of:=100*([.$AE40]-[.$D40])/MAX([.$AE40];[.$D40])" office:value-type="float" office:value="23.9827642212168" calcext:value-type="float">
            <text:p>23,98</text:p>
          </table:table-cell>
          <table:table-cell table:style-name="ce64" office:value-type="float" office:value="81.4572116739999" calcext:value-type="float">
            <text:p>8,15E+01</text:p>
          </table:table-cell>
          <table:table-cell/>
          <table:table-cell table:style-name="Default"/>
          <table:table-cell table:style-name="ce43" office:value-type="string" calcext:value-type="string">
            <text:p>GKD-b_37_n125_m37</text:p>
          </table:table-cell>
          <table:table-cell table:style-name="ce61" office:value-type="float" office:value="261.64411" calcext:value-type="float">
            <text:p>261,6441</text:p>
          </table:table-cell>
          <table:table-cell table:style-name="ce16" table:formula="of:=100*([.$AK40]-[.$D40])/MAX([.$AK40];[.$D40])" office:value-type="float" office:value="23.9827642212168" calcext:value-type="float">
            <text:p>23,98</text:p>
          </table:table-cell>
          <table:table-cell table:style-name="ce64" office:value-type="float" office:value="105.546822452" calcext:value-type="float">
            <text:p>1,06E+02</text:p>
          </table:table-cell>
          <table:table-cell table:style-name="Default" table:number-columns-repeated="2"/>
          <table:table-cell table:style-name="ce43" office:value-type="string" calcext:value-type="string">
            <text:p>GKD-b_37_n125_m37</text:p>
          </table:table-cell>
          <table:table-cell table:style-name="ce61" office:value-type="float" office:value="358.976089999998" calcext:value-type="float">
            <text:p>358,9761</text:p>
          </table:table-cell>
          <table:table-cell table:style-name="ce16" table:formula="of:=100*([.$AQ40]-[.$D40])/MAX([.$AQ40];[.$D40])" office:value-type="float" office:value="44.5939087475157" calcext:value-type="float">
            <text:p>44,59</text:p>
          </table:table-cell>
          <table:table-cell table:style-name="ce64" office:value-type="float" office:value="22.1691353400001" calcext:value-type="float">
            <text:p>2,22E+01</text:p>
          </table:table-cell>
          <table:table-cell table:style-name="Default" table:number-columns-repeated="2"/>
          <table:table-cell table:style-name="ce43" office:value-type="string" calcext:value-type="string">
            <text:p>GKD-b_37_n125_m37</text:p>
          </table:table-cell>
          <table:table-cell table:style-name="ce61" office:value-type="float" office:value="305.19318" calcext:value-type="float">
            <text:p>305,1932</text:p>
          </table:table-cell>
          <table:table-cell table:style-name="ce16" table:formula="of:=100*([.$AW40]-[.$D40])/MAX([.$AW40];[.$D40])" office:value-type="float" office:value="34.829926409234" calcext:value-type="float">
            <text:p>34,83</text:p>
          </table:table-cell>
          <table:table-cell table:style-name="ce64" office:value-type="float" office:value="37.891138768" calcext:value-type="float">
            <text:p>3,79E+01</text:p>
          </table:table-cell>
          <table:table-cell table:style-name="Default" table:number-columns-repeated="2"/>
          <table:table-cell table:style-name="ce43" office:value-type="string" calcext:value-type="string">
            <text:p>GKD-b_37_n125_m37</text:p>
          </table:table-cell>
          <table:table-cell table:style-name="ce61" office:value-type="float" office:value="237.804120000002" calcext:value-type="float">
            <text:p>237,8041</text:p>
          </table:table-cell>
          <table:table-cell table:style-name="ce16" table:formula="of:=100*([.$BC40]-[.$D40])/MAX([.$BC40];[.$D40])" office:value-type="float" office:value="16.3619957467527" calcext:value-type="float">
            <text:p>16,36</text:p>
          </table:table-cell>
          <table:table-cell table:style-name="ce64" office:value-type="float" office:value="4.44446752499999" calcext:value-type="float">
            <text:p>4,44E+00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38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87.96703" calcext:value-type="float">
            <text:p>187,96703</text:p>
          </table:table-cell>
          <table:table-cell/>
          <table:table-cell table:style-name="ce43" office:value-type="string" calcext:value-type="string">
            <text:p>GKD-b_38_n125_m37</text:p>
          </table:table-cell>
          <table:table-cell table:style-name="ce15" office:value-type="float" office:value="1066.373364" calcext:value-type="float">
            <text:p>1066,3734</text:p>
          </table:table-cell>
          <table:table-cell table:style-name="ce16" table:formula="of:=100*([.G41]-[.$D41])/MAX([.G41];[.$D41])" office:value-type="float" office:value="82.373244086393" calcext:value-type="float">
            <text:p>82,37</text:p>
          </table:table-cell>
          <table:table-cell table:style-name="ce19" office:value-type="float" office:value="0.0375905512000003" calcext:value-type="float">
            <text:p>3,76E-02</text:p>
          </table:table-cell>
          <table:table-cell table:number-columns-repeated="4"/>
          <table:table-cell table:style-name="ce43" office:value-type="string" calcext:value-type="string">
            <text:p>GKD-b_38_n125_m37</text:p>
          </table:table-cell>
          <table:table-cell table:style-name="ce61" office:value-type="float" office:value="358.605807999999" calcext:value-type="float">
            <text:p>358,6058</text:p>
          </table:table-cell>
          <table:table-cell table:style-name="ce16" table:formula="of:=100*([.$O41]-[.$D41])/MAX([.$O41];[.$D41])" office:value-type="float" office:value="47.5839415294689" calcext:value-type="float">
            <text:p>47,58</text:p>
          </table:table-cell>
          <table:table-cell table:style-name="ce64" office:value-type="float" office:value="0.795917082" calcext:value-type="float">
            <text:p>7,96E-01</text:p>
          </table:table-cell>
          <table:table-cell/>
          <table:table-cell table:style-name="ce63" office:value-type="float" office:value="0.0383876239999985" calcext:value-type="float">
            <text:p>3,84E-02</text:p>
          </table:table-cell>
          <table:table-cell table:style-name="ce19" office:value-type="float" office:value="0.0393028900000019" calcext:value-type="float">
            <text:p>3,93E-02</text:p>
          </table:table-cell>
          <table:table-cell table:style-name="ce15" office:value-type="float" office:value="931.613199999999" calcext:value-type="float">
            <text:p>931,6132</text:p>
          </table:table-cell>
          <table:table-cell table:style-name="ce15" office:value-type="float" office:value="1447.06814" calcext:value-type="float">
            <text:p>1447,0681</text:p>
          </table:table-cell>
          <table:table-cell/>
          <table:table-cell table:style-name="ce64" office:value-type="float" office:value="0.201383807999999" calcext:value-type="float">
            <text:p>2,01E-01</text:p>
          </table:table-cell>
          <table:table-cell table:style-name="ce64" office:value-type="float" office:value="2.233669425" calcext:value-type="float">
            <text:p>2,23E+00</text:p>
          </table:table-cell>
          <table:table-cell table:style-name="ce61" office:value-type="float" office:value="332.452769999999" calcext:value-type="float">
            <text:p>332,4528</text:p>
          </table:table-cell>
          <table:table-cell table:style-name="ce61" office:value-type="float" office:value="393.972649999998" calcext:value-type="float">
            <text:p>393,9726</text:p>
          </table:table-cell>
          <table:table-cell table:number-columns-repeated="2"/>
          <table:table-cell table:style-name="ce43" office:value-type="string" calcext:value-type="string">
            <text:p>GKD-b_38_n125_m37</text:p>
          </table:table-cell>
          <table:table-cell table:style-name="ce61" office:value-type="float" office:value="256.00864" calcext:value-type="float">
            <text:p>256,0086</text:p>
          </table:table-cell>
          <table:table-cell table:style-name="ce16" table:formula="of:=100*([.$AE41]-[.$D41])/MAX([.$AE41];[.$D41])" office:value-type="float" office:value="26.5778569035794" calcext:value-type="float">
            <text:p>26,58</text:p>
          </table:table-cell>
          <table:table-cell table:style-name="ce64" office:value-type="float" office:value="81.0808323009999" calcext:value-type="float">
            <text:p>8,11E+01</text:p>
          </table:table-cell>
          <table:table-cell/>
          <table:table-cell table:style-name="Default"/>
          <table:table-cell table:style-name="ce43" office:value-type="string" calcext:value-type="string">
            <text:p>GKD-b_38_n125_m37</text:p>
          </table:table-cell>
          <table:table-cell table:style-name="ce61" office:value-type="float" office:value="272.201989999999" calcext:value-type="float">
            <text:p>272,2020</text:p>
          </table:table-cell>
          <table:table-cell table:style-name="ce16" table:formula="of:=100*([.$AK41]-[.$D41])/MAX([.$AK41];[.$D41])" office:value-type="float" office:value="30.9457546581489" calcext:value-type="float">
            <text:p>30,95</text:p>
          </table:table-cell>
          <table:table-cell table:style-name="ce64" office:value-type="float" office:value="104.953599508" calcext:value-type="float">
            <text:p>1,05E+02</text:p>
          </table:table-cell>
          <table:table-cell table:style-name="Default" table:number-columns-repeated="2"/>
          <table:table-cell table:style-name="ce43" office:value-type="string" calcext:value-type="string">
            <text:p>GKD-b_38_n125_m37</text:p>
          </table:table-cell>
          <table:table-cell table:style-name="ce61" office:value-type="float" office:value="262.605330000001" calcext:value-type="float">
            <text:p>262,6053</text:p>
          </table:table-cell>
          <table:table-cell table:style-name="ce16" table:formula="of:=100*([.$AQ41]-[.$D41])/MAX([.$AQ41];[.$D41])" office:value-type="float" office:value="28.4222334710422" calcext:value-type="float">
            <text:p>28,42</text:p>
          </table:table-cell>
          <table:table-cell table:style-name="ce64" office:value-type="float" office:value="21.8170650270004" calcext:value-type="float">
            <text:p>2,18E+01</text:p>
          </table:table-cell>
          <table:table-cell table:style-name="Default" table:number-columns-repeated="2"/>
          <table:table-cell table:style-name="ce43" office:value-type="string" calcext:value-type="string">
            <text:p>GKD-b_38_n125_m37</text:p>
          </table:table-cell>
          <table:table-cell table:style-name="ce61" office:value-type="float" office:value="340.322549999999" calcext:value-type="float">
            <text:p>340,3225</text:p>
          </table:table-cell>
          <table:table-cell table:style-name="ce16" table:formula="of:=100*([.$AW41]-[.$D41])/MAX([.$AW41];[.$D41])" office:value-type="float" office:value="44.7679767326613" calcext:value-type="float">
            <text:p>44,77</text:p>
          </table:table-cell>
          <table:table-cell table:style-name="ce64" office:value-type="float" office:value="38.6950733420008" calcext:value-type="float">
            <text:p>3,87E+01</text:p>
          </table:table-cell>
          <table:table-cell table:style-name="Default" table:number-columns-repeated="2"/>
          <table:table-cell table:style-name="ce43" office:value-type="string" calcext:value-type="string">
            <text:p>GKD-b_38_n125_m37</text:p>
          </table:table-cell>
          <table:table-cell table:style-name="ce61" office:value-type="float" office:value="113.18394" calcext:value-type="float">
            <text:p>113,1839</text:p>
          </table:table-cell>
          <table:table-cell table:style-name="ce16" table:formula="of:=100*([.$BC41]-[.$D41])/MAX([.$BC41];[.$D41])" office:value-type="float" office:value="-39.7852165882495" calcext:value-type="float">
            <text:p>-39,79</text:p>
          </table:table-cell>
          <table:table-cell table:style-name="ce64" office:value-type="float" office:value="3.18351598099997" calcext:value-type="float">
            <text:p>3,18E+00</text:p>
          </table:table-cell>
          <table:table-cell table:style-name="Default" table:number-columns-repeated="14"/>
          <table:table-cell table:number-columns-repeated="186"/>
        </table:table-row>
        <table:table-row table:style-name="ro1">
          <table:table-cell table:style-name="ce4" office:value-type="string" calcext:value-type="string">
            <text:p>GKD-b_39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68.590200000001" calcext:value-type="float">
            <text:p>168,590200000001</text:p>
          </table:table-cell>
          <table:table-cell table:style-name="ce2"/>
          <table:table-cell table:style-name="ce43" office:value-type="string" calcext:value-type="string">
            <text:p>GKD-b_39_n125_m37</text:p>
          </table:table-cell>
          <table:table-cell table:style-name="ce15" office:value-type="float" office:value="1097.413286" calcext:value-type="float">
            <text:p>1097,4133</text:p>
          </table:table-cell>
          <table:table-cell table:style-name="ce16" table:formula="of:=100*([.G42]-[.$D42])/MAX([.G42];[.$D42])" office:value-type="float" office:value="84.6374923512635" calcext:value-type="float">
            <text:p>84,64</text:p>
          </table:table-cell>
          <table:table-cell table:style-name="ce19" office:value-type="float" office:value="0.0375063585999996" calcext:value-type="float">
            <text:p>3,75E-02</text:p>
          </table:table-cell>
          <table:table-cell table:style-name="ce25" table:number-columns-repeated="2"/>
          <table:table-cell table:style-name="ce32"/>
          <table:table-cell/>
          <table:table-cell table:style-name="ce43" office:value-type="string" calcext:value-type="string">
            <text:p>GKD-b_39_n125_m37</text:p>
          </table:table-cell>
          <table:table-cell table:style-name="ce61" office:value-type="float" office:value="355.263750000001" calcext:value-type="float">
            <text:p>355,2638</text:p>
          </table:table-cell>
          <table:table-cell table:style-name="ce16" table:formula="of:=100*([.$O42]-[.$D42])/MAX([.$O42];[.$D42])" office:value-type="float" office:value="52.5450598323075" calcext:value-type="float">
            <text:p>52,55</text:p>
          </table:table-cell>
          <table:table-cell table:style-name="ce64" office:value-type="float" office:value="0.7907231574" calcext:value-type="float">
            <text:p>7,91E-01</text:p>
          </table:table-cell>
          <table:table-cell/>
          <table:table-cell table:style-name="ce63" office:value-type="float" office:value="0.0399616499999986" calcext:value-type="float">
            <text:p>4,00E-02</text:p>
          </table:table-cell>
          <table:table-cell table:style-name="ce19" office:value-type="float" office:value="0.0407186059999987" calcext:value-type="float">
            <text:p>4,07E-02</text:p>
          </table:table-cell>
          <table:table-cell table:style-name="ce15" office:value-type="float" office:value="955.934490000002" calcext:value-type="float">
            <text:p>955,9345</text:p>
          </table:table-cell>
          <table:table-cell table:style-name="ce15" office:value-type="float" office:value="1438.14825" calcext:value-type="float">
            <text:p>1438,1483</text:p>
          </table:table-cell>
          <table:table-cell/>
          <table:table-cell table:style-name="ce64" office:value-type="float" office:value="0.178510678000002" calcext:value-type="float">
            <text:p>1,79E-01</text:p>
          </table:table-cell>
          <table:table-cell table:style-name="ce64" office:value-type="float" office:value="1.244051249" calcext:value-type="float">
            <text:p>1,24E+00</text:p>
          </table:table-cell>
          <table:table-cell table:style-name="ce61" office:value-type="float" office:value="281.743870000003" calcext:value-type="float">
            <text:p>281,7439</text:p>
          </table:table-cell>
          <table:table-cell table:style-name="ce61" office:value-type="float" office:value="437.72775" calcext:value-type="float">
            <text:p>437,7278</text:p>
          </table:table-cell>
          <table:table-cell table:number-columns-repeated="2"/>
          <table:table-cell table:style-name="ce43" office:value-type="string" calcext:value-type="string">
            <text:p>GKD-b_39_n125_m37</text:p>
          </table:table-cell>
          <table:table-cell table:style-name="ce61" office:value-type="float" office:value="200.725829999998" calcext:value-type="float">
            <text:p>200,7258</text:p>
          </table:table-cell>
          <table:table-cell table:style-name="ce16" table:formula="of:=100*([.$AE42]-[.$D42])/MAX([.$AE42];[.$D42])" office:value-type="float" office:value="16.0097133487991" calcext:value-type="float">
            <text:p>16,01</text:p>
          </table:table-cell>
          <table:table-cell table:style-name="ce64" office:value-type="float" office:value="80.442346244" calcext:value-type="float">
            <text:p>8,04E+01</text:p>
          </table:table-cell>
          <table:table-cell/>
          <table:table-cell table:style-name="Default"/>
          <table:table-cell table:style-name="ce43" office:value-type="string" calcext:value-type="string">
            <text:p>GKD-b_39_n125_m37</text:p>
          </table:table-cell>
          <table:table-cell table:style-name="ce61" office:value-type="float" office:value="200.725829999998" calcext:value-type="float">
            <text:p>200,7258</text:p>
          </table:table-cell>
          <table:table-cell table:style-name="ce16" table:formula="of:=100*([.$AK42]-[.$D42])/MAX([.$AK42];[.$D42])" office:value-type="float" office:value="16.0097133487991" calcext:value-type="float">
            <text:p>16,01</text:p>
          </table:table-cell>
          <table:table-cell table:style-name="ce64" office:value-type="float" office:value="105.969116093" calcext:value-type="float">
            <text:p>1,06E+02</text:p>
          </table:table-cell>
          <table:table-cell table:style-name="Default" table:number-columns-repeated="2"/>
          <table:table-cell table:style-name="ce43" office:value-type="string" calcext:value-type="string">
            <text:p>GKD-b_39_n125_m37</text:p>
          </table:table-cell>
          <table:table-cell table:style-name="ce61" office:value-type="float" office:value="212.767210000001" calcext:value-type="float">
            <text:p>212,7672</text:p>
          </table:table-cell>
          <table:table-cell table:style-name="ce16" table:formula="of:=100*([.$AQ42]-[.$D42])/MAX([.$AQ42];[.$D42])" office:value-type="float" office:value="20.7630724677923" calcext:value-type="float">
            <text:p>20,76</text:p>
          </table:table-cell>
          <table:table-cell table:style-name="ce64" office:value-type="float" office:value="22.0241463319999" calcext:value-type="float">
            <text:p>2,20E+01</text:p>
          </table:table-cell>
          <table:table-cell table:style-name="Default" table:number-columns-repeated="2"/>
          <table:table-cell table:style-name="ce43" office:value-type="string" calcext:value-type="string">
            <text:p>GKD-b_39_n125_m37</text:p>
          </table:table-cell>
          <table:table-cell table:style-name="ce61" office:value-type="float" office:value="214.817649999998" calcext:value-type="float">
            <text:p>214,8176</text:p>
          </table:table-cell>
          <table:table-cell table:style-name="ce16" table:formula="of:=100*([.$AW42]-[.$D42])/MAX([.$AW42];[.$D42])" office:value-type="float" office:value="21.5193909811402" calcext:value-type="float">
            <text:p>21,52</text:p>
          </table:table-cell>
          <table:table-cell table:style-name="ce64" office:value-type="float" office:value="38.5441589820002" calcext:value-type="float">
            <text:p>3,85E+01</text:p>
          </table:table-cell>
          <table:table-cell table:style-name="Default" table:number-columns-repeated="2"/>
          <table:table-cell table:style-name="ce43" office:value-type="string" calcext:value-type="string">
            <text:p>GKD-b_39_n125_m37</text:p>
          </table:table-cell>
          <table:table-cell table:style-name="ce61" office:value-type="float" office:value="87.0386900000021" calcext:value-type="float">
            <text:p>87,0387</text:p>
          </table:table-cell>
          <table:table-cell table:style-name="ce16" table:formula="of:=100*([.$BC42]-[.$D42])/MAX([.$BC42];[.$D42])" office:value-type="float" office:value="-48.3726278277138" calcext:value-type="float">
            <text:p>-48,37</text:p>
          </table:table-cell>
          <table:table-cell table:style-name="ce64" office:value-type="float" office:value="4.38932941000002" calcext:value-type="float">
            <text:p>4,39E+00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40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78.193740000003" calcext:value-type="float">
            <text:p>178,193740000003</text:p>
          </table:table-cell>
          <table:table-cell table:style-name="ce10"/>
          <table:table-cell table:style-name="ce43" office:value-type="string" calcext:value-type="string">
            <text:p>GKD-b_40_n125_m37</text:p>
          </table:table-cell>
          <table:table-cell table:style-name="ce15" office:value-type="float" office:value="924.181918" calcext:value-type="float">
            <text:p>924,1819</text:p>
          </table:table-cell>
          <table:table-cell table:style-name="ce16" table:formula="of:=100*([.G43]-[.$D43])/MAX([.G43];[.$D43])" office:value-type="float" office:value="80.7187593124925" calcext:value-type="float">
            <text:p>80,72</text:p>
          </table:table-cell>
          <table:table-cell table:style-name="ce19" office:value-type="float" office:value="0.0373458645999982" calcext:value-type="float">
            <text:p>3,73E-02</text:p>
          </table:table-cell>
          <table:table-cell table:number-columns-repeated="4"/>
          <table:table-cell table:style-name="ce43" office:value-type="string" calcext:value-type="string">
            <text:p>GKD-b_40_n125_m37</text:p>
          </table:table-cell>
          <table:table-cell table:style-name="ce61" office:value-type="float" office:value="359.049206" calcext:value-type="float">
            <text:p>359,0492</text:p>
          </table:table-cell>
          <table:table-cell table:style-name="ce16" table:formula="of:=100*([.$O43]-[.$D43])/MAX([.$O43];[.$D43])" office:value-type="float" office:value="50.3706631229807" calcext:value-type="float">
            <text:p>50,37</text:p>
          </table:table-cell>
          <table:table-cell table:style-name="ce64" office:value-type="float" office:value="0.592419663199999" calcext:value-type="float">
            <text:p>5,92E-01</text:p>
          </table:table-cell>
          <table:table-cell/>
          <table:table-cell table:style-name="ce63" office:value-type="float" office:value="0.0395454339999972" calcext:value-type="float">
            <text:p>3,95E-02</text:p>
          </table:table-cell>
          <table:table-cell table:style-name="ce19" office:value-type="float" office:value="0.040153140000001" calcext:value-type="float">
            <text:p>4,02E-02</text:p>
          </table:table-cell>
          <table:table-cell table:style-name="ce15" office:value-type="float" office:value="828.77149" calcext:value-type="float">
            <text:p>828,7715</text:p>
          </table:table-cell>
          <table:table-cell table:style-name="ce15" office:value-type="float" office:value="1070.77044" calcext:value-type="float">
            <text:p>1070,7704</text:p>
          </table:table-cell>
          <table:table-cell/>
          <table:table-cell table:style-name="ce64" office:value-type="float" office:value="0.193917163999998" calcext:value-type="float">
            <text:p>1,94E-01</text:p>
          </table:table-cell>
          <table:table-cell table:style-name="ce64" office:value-type="float" office:value="0.909170606" calcext:value-type="float">
            <text:p>9,09E-01</text:p>
          </table:table-cell>
          <table:table-cell table:style-name="ce61" office:value-type="float" office:value="260.969330000002" calcext:value-type="float">
            <text:p>260,9693</text:p>
          </table:table-cell>
          <table:table-cell table:style-name="ce61" office:value-type="float" office:value="514.641500000001" calcext:value-type="float">
            <text:p>514,6415</text:p>
          </table:table-cell>
          <table:table-cell table:number-columns-repeated="2"/>
          <table:table-cell table:style-name="ce43" office:value-type="string" calcext:value-type="string">
            <text:p>GKD-b_40_n125_m37</text:p>
          </table:table-cell>
          <table:table-cell table:style-name="ce61" office:value-type="float" office:value="228.608850000001" calcext:value-type="float">
            <text:p>228,6089</text:p>
          </table:table-cell>
          <table:table-cell table:style-name="ce16" table:formula="of:=100*([.$AE43]-[.$D43])/MAX([.$AE43];[.$D43])" office:value-type="float" office:value="22.053000135383" calcext:value-type="float">
            <text:p>22,05</text:p>
          </table:table-cell>
          <table:table-cell table:style-name="ce64" office:value-type="float" office:value="83.222419554" calcext:value-type="float">
            <text:p>8,32E+01</text:p>
          </table:table-cell>
          <table:table-cell/>
          <table:table-cell table:style-name="Default"/>
          <table:table-cell table:style-name="ce43" office:value-type="string" calcext:value-type="string">
            <text:p>GKD-b_40_n125_m37</text:p>
          </table:table-cell>
          <table:table-cell table:style-name="ce61" office:value-type="float" office:value="284.018889999999" calcext:value-type="float">
            <text:p>284,0189</text:p>
          </table:table-cell>
          <table:table-cell table:style-name="ce16" table:formula="of:=100*([.$AK43]-[.$D43])/MAX([.$AK43];[.$D43])" office:value-type="float" office:value="37.2598984525278" calcext:value-type="float">
            <text:p>37,26</text:p>
          </table:table-cell>
          <table:table-cell table:style-name="ce64" office:value-type="float" office:value="105.691671465" calcext:value-type="float">
            <text:p>1,06E+02</text:p>
          </table:table-cell>
          <table:table-cell table:style-name="Default" table:number-columns-repeated="2"/>
          <table:table-cell table:style-name="ce43" office:value-type="string" calcext:value-type="string">
            <text:p>GKD-b_40_n125_m37</text:p>
          </table:table-cell>
          <table:table-cell table:style-name="ce61" office:value-type="float" office:value="286.373890000001" calcext:value-type="float">
            <text:p>286,3739</text:p>
          </table:table-cell>
          <table:table-cell table:style-name="ce16" table:formula="of:=100*([.$AQ43]-[.$D43])/MAX([.$AQ43];[.$D43])" office:value-type="float" office:value="37.7758426230819" calcext:value-type="float">
            <text:p>37,78</text:p>
          </table:table-cell>
          <table:table-cell table:style-name="ce64" office:value-type="float" office:value="22.028952396" calcext:value-type="float">
            <text:p>2,20E+01</text:p>
          </table:table-cell>
          <table:table-cell table:style-name="Default" table:number-columns-repeated="2"/>
          <table:table-cell table:style-name="ce43" office:value-type="string" calcext:value-type="string">
            <text:p>GKD-b_40_n125_m37</text:p>
          </table:table-cell>
          <table:table-cell table:style-name="ce61" office:value-type="float" office:value="266.13903" calcext:value-type="float">
            <text:p>266,1390</text:p>
          </table:table-cell>
          <table:table-cell table:style-name="ce16" table:formula="of:=100*([.$AW43]-[.$D43])/MAX([.$AW43];[.$D43])" office:value-type="float" office:value="33.0448675641438" calcext:value-type="float">
            <text:p>33,04</text:p>
          </table:table-cell>
          <table:table-cell table:style-name="ce64" office:value-type="float" office:value="38.6642053559999" calcext:value-type="float">
            <text:p>3,87E+01</text:p>
          </table:table-cell>
          <table:table-cell table:style-name="Default" table:number-columns-repeated="2"/>
          <table:table-cell table:style-name="ce43" office:value-type="string" calcext:value-type="string">
            <text:p>GKD-b_40_n125_m37</text:p>
          </table:table-cell>
          <table:table-cell table:style-name="ce61" office:value-type="float" office:value="354.652419999999" calcext:value-type="float">
            <text:p>354,6524</text:p>
          </table:table-cell>
          <table:table-cell table:style-name="ce16" table:formula="of:=100*([.$BC43]-[.$D43])/MAX([.$BC43];[.$D43])" office:value-type="float" office:value="49.7553858507427" calcext:value-type="float">
            <text:p>49,76</text:p>
          </table:table-cell>
          <table:table-cell table:style-name="ce64" office:value-type="float" office:value="3.68383941499997" calcext:value-type="float">
            <text:p>3,68E+00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41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.3460800000003" calcext:value-type="float">
            <text:p>23,3460800000003</text:p>
          </table:table-cell>
          <table:table-cell table:style-name="ce2"/>
          <table:table-cell table:style-name="ce43" office:value-type="string" calcext:value-type="string">
            <text:p>GKD-b_41_n150_m15</text:p>
          </table:table-cell>
          <table:table-cell table:style-name="ce15" office:value-type="float" office:value="378.92008" calcext:value-type="float">
            <text:p>378,9201</text:p>
          </table:table-cell>
          <table:table-cell table:style-name="ce16" table:formula="of:=100*([.G44]-[.$D44])/MAX([.G44];[.$D44])" office:value-type="float" office:value="93.8387852129662" calcext:value-type="float">
            <text:p>93,84</text:p>
          </table:table-cell>
          <table:table-cell table:style-name="ce19" office:value-type="float" office:value="0.00861527260000017" calcext:value-type="float">
            <text:p>8,62E-03</text:p>
          </table:table-cell>
          <table:table-cell table:style-name="ce2" table:number-columns-repeated="3"/>
          <table:table-cell/>
          <table:table-cell table:style-name="ce43" office:value-type="string" calcext:value-type="string">
            <text:p>GKD-b_41_n150_m15</text:p>
          </table:table-cell>
          <table:table-cell table:style-name="ce61" office:value-type="float" office:value="90.0940600000002" calcext:value-type="float">
            <text:p>90,0941</text:p>
          </table:table-cell>
          <table:table-cell table:style-name="ce16" table:formula="of:=100*([.$O44]-[.$D44])/MAX([.$O44];[.$D44])" office:value-type="float" office:value="74.0869930825625" calcext:value-type="float">
            <text:p>74,09</text:p>
          </table:table-cell>
          <table:table-cell table:style-name="ce64" office:value-type="float" office:value="0.0672151098000008" calcext:value-type="float">
            <text:p>6,72E-02</text:p>
          </table:table-cell>
          <table:table-cell/>
          <table:table-cell table:style-name="ce63" office:value-type="float" office:value="0.00893645300000046" calcext:value-type="float">
            <text:p>8,94E-03</text:p>
          </table:table-cell>
          <table:table-cell table:style-name="ce19" office:value-type="float" office:value="0.00949353100000039" calcext:value-type="float">
            <text:p>9,49E-03</text:p>
          </table:table-cell>
          <table:table-cell table:style-name="ce15" office:value-type="float" office:value="345.261310000001" calcext:value-type="float">
            <text:p>345,2613</text:p>
          </table:table-cell>
          <table:table-cell table:style-name="ce15" office:value-type="float" office:value="452.419469999999" calcext:value-type="float">
            <text:p>452,4195</text:p>
          </table:table-cell>
          <table:table-cell/>
          <table:table-cell table:style-name="ce64" office:value-type="float" office:value="0.0345005390000033" calcext:value-type="float">
            <text:p>3,45E-02</text:p>
          </table:table-cell>
          <table:table-cell table:style-name="ce64" office:value-type="float" office:value="0.113009546000001" calcext:value-type="float">
            <text:p>1,13E-01</text:p>
          </table:table-cell>
          <table:table-cell table:style-name="ce61" office:value-type="float" office:value="48.5017200000002" calcext:value-type="float">
            <text:p>48,5017</text:p>
          </table:table-cell>
          <table:table-cell table:style-name="ce61" office:value-type="float" office:value="135.13089" calcext:value-type="float">
            <text:p>135,1309</text:p>
          </table:table-cell>
          <table:table-cell table:number-columns-repeated="2"/>
          <table:table-cell table:style-name="ce43" office:value-type="string" calcext:value-type="string">
            <text:p>GKD-b_41_n150_m15</text:p>
          </table:table-cell>
          <table:table-cell table:style-name="ce61" office:value-type="float" office:value="70.3976600000005" calcext:value-type="float">
            <text:p>70,3977</text:p>
          </table:table-cell>
          <table:table-cell table:style-name="ce16" table:formula="of:=100*([.$AE44]-[.$D44])/MAX([.$AE44];[.$D44])" office:value-type="float" office:value="66.8368522476456" calcext:value-type="float">
            <text:p>66,84</text:p>
          </table:table-cell>
          <table:table-cell table:style-name="ce64" office:value-type="float" office:value="138.651431134" calcext:value-type="float">
            <text:p>1,39E+02</text:p>
          </table:table-cell>
          <table:table-cell/>
          <table:table-cell table:style-name="Default"/>
          <table:table-cell table:style-name="ce43" office:value-type="string" calcext:value-type="string">
            <text:p>GKD-b_41_n150_m15</text:p>
          </table:table-cell>
          <table:table-cell table:style-name="ce61" office:value-type="float" office:value="70.2374499999992" calcext:value-type="float">
            <text:p>70,2374</text:p>
          </table:table-cell>
          <table:table-cell table:style-name="ce16" table:formula="of:=100*([.$AK44]-[.$D44])/MAX([.$AK44];[.$D44])" office:value-type="float" office:value="66.7612078741461" calcext:value-type="float">
            <text:p>66,76</text:p>
          </table:table-cell>
          <table:table-cell table:style-name="ce64" office:value-type="float" office:value="157.548934335" calcext:value-type="float">
            <text:p>1,58E+02</text:p>
          </table:table-cell>
          <table:table-cell table:style-name="Default" table:number-columns-repeated="2"/>
          <table:table-cell table:style-name="ce43" office:value-type="string" calcext:value-type="string">
            <text:p>GKD-b_41_n150_m15</text:p>
          </table:table-cell>
          <table:table-cell table:style-name="ce61" office:value-type="float" office:value="47.24001" calcext:value-type="float">
            <text:p>47,2400</text:p>
          </table:table-cell>
          <table:table-cell table:style-name="ce16" table:formula="of:=100*([.$AQ44]-[.$D44])/MAX([.$AQ44];[.$D44])" office:value-type="float" office:value="50.5798580482936" calcext:value-type="float">
            <text:p>50,58</text:p>
          </table:table-cell>
          <table:table-cell table:style-name="ce64" office:value-type="float" office:value="8.91768718999992" calcext:value-type="float">
            <text:p>8,92E+00</text:p>
          </table:table-cell>
          <table:table-cell table:style-name="Default" table:number-columns-repeated="2"/>
          <table:table-cell table:style-name="ce43" office:value-type="string" calcext:value-type="string">
            <text:p>GKD-b_41_n150_m15</text:p>
          </table:table-cell>
          <table:table-cell table:style-name="ce61" office:value-type="float" office:value="86.5723400000006" calcext:value-type="float">
            <text:p>86,5723</text:p>
          </table:table-cell>
          <table:table-cell table:style-name="ce16" table:formula="of:=100*([.$AW44]-[.$D44])/MAX([.$AW44];[.$D44])" office:value-type="float" office:value="73.0328647695094" calcext:value-type="float">
            <text:p>73,03</text:p>
          </table:table-cell>
          <table:table-cell table:style-name="ce64" office:value-type="float" office:value="24.2031038389996" calcext:value-type="float">
            <text:p>2,42E+01</text:p>
          </table:table-cell>
          <table:table-cell table:style-name="Default" table:number-columns-repeated="2"/>
          <table:table-cell table:style-name="ce43" office:value-type="string" calcext:value-type="string">
            <text:p>GKD-b_41_n150_m15</text:p>
          </table:table-cell>
          <table:table-cell table:style-name="ce61" office:value-type="float" office:value="45.2523999999999" calcext:value-type="float">
            <text:p>45,2524</text:p>
          </table:table-cell>
          <table:table-cell table:style-name="ce16" table:formula="of:=100*([.$BC44]-[.$D44])/MAX([.$BC44];[.$D44])" office:value-type="float" office:value="48.4091893468626" calcext:value-type="float">
            <text:p>48,41</text:p>
          </table:table-cell>
          <table:table-cell table:style-name="ce64" office:value-type="float" office:value="5.21162015699997" calcext:value-type="float">
            <text:p>5,21E+00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42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6.7894999999996" calcext:value-type="float">
            <text:p>26,7894999999996</text:p>
          </table:table-cell>
          <table:table-cell table:style-name="ce10"/>
          <table:table-cell table:style-name="ce43" office:value-type="string" calcext:value-type="string">
            <text:p>GKD-b_42_n150_m15</text:p>
          </table:table-cell>
          <table:table-cell table:style-name="ce15" office:value-type="float" office:value="383.697756" calcext:value-type="float">
            <text:p>383,6978</text:p>
          </table:table-cell>
          <table:table-cell table:style-name="ce16" table:formula="of:=100*([.G45]-[.$D45])/MAX([.G45];[.$D45])" office:value-type="float" office:value="93.0180722766595" calcext:value-type="float">
            <text:p>93,02</text:p>
          </table:table-cell>
          <table:table-cell table:style-name="ce19" office:value-type="float" office:value="0.00855933280000087" calcext:value-type="float">
            <text:p>8,56E-03</text:p>
          </table:table-cell>
          <table:table-cell table:number-columns-repeated="4"/>
          <table:table-cell table:style-name="ce43" office:value-type="string" calcext:value-type="string">
            <text:p>GKD-b_42_n150_m15</text:p>
          </table:table-cell>
          <table:table-cell table:style-name="ce61" office:value-type="float" office:value="73.7697560000001" calcext:value-type="float">
            <text:p>73,7698</text:p>
          </table:table-cell>
          <table:table-cell table:style-name="ce16" table:formula="of:=100*([.$O45]-[.$D45])/MAX([.$O45];[.$D45])" office:value-type="float" office:value="63.6849822303878" calcext:value-type="float">
            <text:p>63,68</text:p>
          </table:table-cell>
          <table:table-cell table:style-name="ce64" office:value-type="float" office:value="0.124577872599999" calcext:value-type="float">
            <text:p>1,25E-01</text:p>
          </table:table-cell>
          <table:table-cell/>
          <table:table-cell table:style-name="ce63" office:value-type="float" office:value="0.00904471900000203" calcext:value-type="float">
            <text:p>9,04E-03</text:p>
          </table:table-cell>
          <table:table-cell table:style-name="ce19" office:value-type="float" office:value="0.00941564400000061" calcext:value-type="float">
            <text:p>9,42E-03</text:p>
          </table:table-cell>
          <table:table-cell table:style-name="ce15" office:value-type="float" office:value="329.79008" calcext:value-type="float">
            <text:p>329,7901</text:p>
          </table:table-cell>
          <table:table-cell table:style-name="ce15" office:value-type="float" office:value="434.80575" calcext:value-type="float">
            <text:p>434,8058</text:p>
          </table:table-cell>
          <table:table-cell/>
          <table:table-cell table:style-name="ce64" office:value-type="float" office:value="0.0857197349999979" calcext:value-type="float">
            <text:p>8,57E-02</text:p>
          </table:table-cell>
          <table:table-cell table:style-name="ce64" office:value-type="float" office:value="0.155600744999997" calcext:value-type="float">
            <text:p>1,56E-01</text:p>
          </table:table-cell>
          <table:table-cell table:style-name="ce61" office:value-type="float" office:value="59.4882100000004" calcext:value-type="float">
            <text:p>59,4882</text:p>
          </table:table-cell>
          <table:table-cell table:style-name="ce61" office:value-type="float" office:value="86.2661200000005" calcext:value-type="float">
            <text:p>86,2661</text:p>
          </table:table-cell>
          <table:table-cell table:number-columns-repeated="2"/>
          <table:table-cell table:style-name="ce43" office:value-type="string" calcext:value-type="string">
            <text:p>GKD-b_42_n150_m15</text:p>
          </table:table-cell>
          <table:table-cell table:style-name="ce61" office:value-type="float" office:value="54.8517800000002" calcext:value-type="float">
            <text:p>54,8518</text:p>
          </table:table-cell>
          <table:table-cell table:style-name="ce16" table:formula="of:=100*([.$AE45]-[.$D45])/MAX([.$AE45];[.$D45])" office:value-type="float" office:value="51.1601993590737" calcext:value-type="float">
            <text:p>51,16</text:p>
          </table:table-cell>
          <table:table-cell table:style-name="ce64" office:value-type="float" office:value="137.007261421" calcext:value-type="float">
            <text:p>1,37E+02</text:p>
          </table:table-cell>
          <table:table-cell/>
          <table:table-cell table:style-name="Default"/>
          <table:table-cell table:style-name="ce43" office:value-type="string" calcext:value-type="string">
            <text:p>GKD-b_42_n150_m15</text:p>
          </table:table-cell>
          <table:table-cell table:style-name="ce61" office:value-type="float" office:value="65.6011400000002" calcext:value-type="float">
            <text:p>65,6011</text:p>
          </table:table-cell>
          <table:table-cell table:style-name="ce16" table:formula="of:=100*([.$AK45]-[.$D45])/MAX([.$AK45];[.$D45])" office:value-type="float" office:value="59.1630572273599" calcext:value-type="float">
            <text:p>59,16</text:p>
          </table:table-cell>
          <table:table-cell table:style-name="ce64" office:value-type="float" office:value="155.735473533" calcext:value-type="float">
            <text:p>1,56E+02</text:p>
          </table:table-cell>
          <table:table-cell table:style-name="Default" table:number-columns-repeated="2"/>
          <table:table-cell table:style-name="ce43" office:value-type="string" calcext:value-type="string">
            <text:p>GKD-b_42_n150_m15</text:p>
          </table:table-cell>
          <table:table-cell table:style-name="ce61" office:value-type="float" office:value="45.6673800000001" calcext:value-type="float">
            <text:p>45,6674</text:p>
          </table:table-cell>
          <table:table-cell table:style-name="ce16" table:formula="of:=100*([.$AQ45]-[.$D45])/MAX([.$AQ45];[.$D45])" office:value-type="float" office:value="41.3377776434743" calcext:value-type="float">
            <text:p>41,34</text:p>
          </table:table-cell>
          <table:table-cell table:style-name="ce64" office:value-type="float" office:value="8.95699145100025" calcext:value-type="float">
            <text:p>8,96E+00</text:p>
          </table:table-cell>
          <table:table-cell table:style-name="Default" table:number-columns-repeated="2"/>
          <table:table-cell table:style-name="ce43" office:value-type="string" calcext:value-type="string">
            <text:p>GKD-b_42_n150_m15</text:p>
          </table:table-cell>
          <table:table-cell table:style-name="ce61" office:value-type="float" office:value="47.00314" calcext:value-type="float">
            <text:p>47,0031</text:p>
          </table:table-cell>
          <table:table-cell table:style-name="ce16" table:formula="of:=100*([.$AW45]-[.$D45])/MAX([.$AW45];[.$D45])" office:value-type="float" office:value="43.0048715894308" calcext:value-type="float">
            <text:p>43,00</text:p>
          </table:table-cell>
          <table:table-cell table:style-name="ce64" office:value-type="float" office:value="24.6068118519997" calcext:value-type="float">
            <text:p>2,46E+01</text:p>
          </table:table-cell>
          <table:table-cell table:style-name="Default" table:number-columns-repeated="2"/>
          <table:table-cell table:style-name="ce43" office:value-type="string" calcext:value-type="string">
            <text:p>GKD-b_42_n150_m15</text:p>
          </table:table-cell>
          <table:table-cell table:style-name="ce61" office:value-type="float" office:value="59.8408299999999" calcext:value-type="float">
            <text:p>59,8408</text:p>
          </table:table-cell>
          <table:table-cell table:style-name="ce16" table:formula="of:=100*([.$BC45]-[.$D45])/MAX([.$BC45];[.$D45])" office:value-type="float" office:value="55.2320714802926" calcext:value-type="float">
            <text:p>55,23</text:p>
          </table:table-cell>
          <table:table-cell table:style-name="ce64" office:value-type="float" office:value="4.88554300700002" calcext:value-type="float">
            <text:p>4,89E+00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43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6.7544699999996" calcext:value-type="float">
            <text:p>26,7544699999996</text:p>
          </table:table-cell>
          <table:table-cell table:style-name="ce10"/>
          <table:table-cell table:style-name="ce43" office:value-type="string" calcext:value-type="string">
            <text:p>GKD-b_43_n150_m15</text:p>
          </table:table-cell>
          <table:table-cell table:style-name="ce15" office:value-type="float" office:value="335.261972" calcext:value-type="float">
            <text:p>335,2620</text:p>
          </table:table-cell>
          <table:table-cell table:style-name="ce16" table:formula="of:=100*([.G46]-[.$D46])/MAX([.G46];[.$D46])" office:value-type="float" office:value="92.0198315841202" calcext:value-type="float">
            <text:p>92,02</text:p>
          </table:table-cell>
          <table:table-cell table:style-name="ce19" office:value-type="float" office:value="0.00865318620000082" calcext:value-type="float">
            <text:p>8,65E-03</text:p>
          </table:table-cell>
          <table:table-cell table:number-columns-repeated="4"/>
          <table:table-cell table:style-name="ce43" office:value-type="string" calcext:value-type="string">
            <text:p>GKD-b_43_n150_m15</text:p>
          </table:table-cell>
          <table:table-cell table:style-name="ce61" office:value-type="float" office:value="74.512318" calcext:value-type="float">
            <text:p>74,5123</text:p>
          </table:table-cell>
          <table:table-cell table:style-name="ce16" table:formula="of:=100*([.$O46]-[.$D46])/MAX([.$O46];[.$D46])" office:value-type="float" office:value="64.0938965286255" calcext:value-type="float">
            <text:p>64,09</text:p>
          </table:table-cell>
          <table:table-cell table:style-name="ce64" office:value-type="float" office:value="0.094204530199999" calcext:value-type="float">
            <text:p>9,42E-02</text:p>
          </table:table-cell>
          <table:table-cell/>
          <table:table-cell table:style-name="ce63" office:value-type="float" office:value="0.0090076049999972" calcext:value-type="float">
            <text:p>9,01E-03</text:p>
          </table:table-cell>
          <table:table-cell table:style-name="ce19" office:value-type="float" office:value="0.00987702100000121" calcext:value-type="float">
            <text:p>9,88E-03</text:p>
          </table:table-cell>
          <table:table-cell table:style-name="ce15" office:value-type="float" office:value="189.99251" calcext:value-type="float">
            <text:p>189,9925</text:p>
          </table:table-cell>
          <table:table-cell table:style-name="ce15" office:value-type="float" office:value="469.26723" calcext:value-type="float">
            <text:p>469,2672</text:p>
          </table:table-cell>
          <table:table-cell/>
          <table:table-cell table:style-name="ce64" office:value-type="float" office:value="0.0391834229999972" calcext:value-type="float">
            <text:p>3,92E-02</text:p>
          </table:table-cell>
          <table:table-cell table:style-name="ce64" office:value-type="float" office:value="0.160381787999999" calcext:value-type="float">
            <text:p>1,60E-01</text:p>
          </table:table-cell>
          <table:table-cell table:style-name="ce61" office:value-type="float" office:value="58.5297400000004" calcext:value-type="float">
            <text:p>58,5297</text:p>
          </table:table-cell>
          <table:table-cell table:style-name="ce61" office:value-type="float" office:value="101.99839" calcext:value-type="float">
            <text:p>101,9984</text:p>
          </table:table-cell>
          <table:table-cell table:number-columns-repeated="2"/>
          <table:table-cell table:style-name="ce43" office:value-type="string" calcext:value-type="string">
            <text:p>GKD-b_43_n150_m15</text:p>
          </table:table-cell>
          <table:table-cell table:style-name="ce61" office:value-type="float" office:value="62.5633100000002" calcext:value-type="float">
            <text:p>62,5633</text:p>
          </table:table-cell>
          <table:table-cell table:style-name="ce16" table:formula="of:=100*([.$AE46]-[.$D46])/MAX([.$AE46];[.$D46])" office:value-type="float" office:value="57.2361660532355" calcext:value-type="float">
            <text:p>57,24</text:p>
          </table:table-cell>
          <table:table-cell table:style-name="ce64" office:value-type="float" office:value="137.543251671" calcext:value-type="float">
            <text:p>1,38E+02</text:p>
          </table:table-cell>
          <table:table-cell/>
          <table:table-cell table:style-name="Default"/>
          <table:table-cell table:style-name="ce43" office:value-type="string" calcext:value-type="string">
            <text:p>GKD-b_43_n150_m15</text:p>
          </table:table-cell>
          <table:table-cell table:style-name="ce61" office:value-type="float" office:value="73.2201500000001" calcext:value-type="float">
            <text:p>73,2202</text:p>
          </table:table-cell>
          <table:table-cell table:style-name="ce16" table:formula="of:=100*([.$AK46]-[.$D46])/MAX([.$AK46];[.$D46])" office:value-type="float" office:value="63.4602360142672" calcext:value-type="float">
            <text:p>63,46</text:p>
          </table:table-cell>
          <table:table-cell table:style-name="ce64" office:value-type="float" office:value="155.047744905" calcext:value-type="float">
            <text:p>1,55E+02</text:p>
          </table:table-cell>
          <table:table-cell table:style-name="Default" table:number-columns-repeated="2"/>
          <table:table-cell table:style-name="ce43" office:value-type="string" calcext:value-type="string">
            <text:p>GKD-b_43_n150_m15</text:p>
          </table:table-cell>
          <table:table-cell table:style-name="ce61" office:value-type="float" office:value="55.96558" calcext:value-type="float">
            <text:p>55,9656</text:p>
          </table:table-cell>
          <table:table-cell table:style-name="ce16" table:formula="of:=100*([.$AQ46]-[.$D46])/MAX([.$AQ46];[.$D46])" office:value-type="float" office:value="52.1947775757893" calcext:value-type="float">
            <text:p>52,19</text:p>
          </table:table-cell>
          <table:table-cell table:style-name="ce64" office:value-type="float" office:value="9.07365693199972" calcext:value-type="float">
            <text:p>9,07E+00</text:p>
          </table:table-cell>
          <table:table-cell table:style-name="Default" table:number-columns-repeated="2"/>
          <table:table-cell table:style-name="ce43" office:value-type="string" calcext:value-type="string">
            <text:p>GKD-b_43_n150_m15</text:p>
          </table:table-cell>
          <table:table-cell table:style-name="ce61" office:value-type="float" office:value="53.7662200000002" calcext:value-type="float">
            <text:p>53,7662</text:p>
          </table:table-cell>
          <table:table-cell table:style-name="ce16" table:formula="of:=100*([.$AW46]-[.$D46])/MAX([.$AW46];[.$D46])" office:value-type="float" office:value="50.2392580322747" calcext:value-type="float">
            <text:p>50,24</text:p>
          </table:table-cell>
          <table:table-cell table:style-name="ce64" office:value-type="float" office:value="24.4828811569996" calcext:value-type="float">
            <text:p>2,45E+01</text:p>
          </table:table-cell>
          <table:table-cell table:style-name="Default" table:number-columns-repeated="2"/>
          <table:table-cell table:style-name="ce43" office:value-type="string" calcext:value-type="string">
            <text:p>GKD-b_43_n150_m15</text:p>
          </table:table-cell>
          <table:table-cell table:style-name="ce61" office:value-type="float" office:value="26.4035899999999" calcext:value-type="float">
            <text:p>26,4036</text:p>
          </table:table-cell>
          <table:table-cell table:style-name="ce16" table:formula="of:=100*([.$BC46]-[.$D46])/MAX([.$BC46];[.$D46])" office:value-type="float" office:value="-1.31148178229546" calcext:value-type="float">
            <text:p>-1,31</text:p>
          </table:table-cell>
          <table:table-cell table:style-name="ce64" office:value-type="float" office:value="3.45771248499994" calcext:value-type="float">
            <text:p>3,46E+00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44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5.9355900000005" calcext:value-type="float">
            <text:p>25,9355900000005</text:p>
          </table:table-cell>
          <table:table-cell/>
          <table:table-cell table:style-name="ce43" office:value-type="string" calcext:value-type="string">
            <text:p>GKD-b_44_n150_m15</text:p>
          </table:table-cell>
          <table:table-cell table:style-name="ce15" office:value-type="float" office:value="399.904812" calcext:value-type="float">
            <text:p>399,9048</text:p>
          </table:table-cell>
          <table:table-cell table:style-name="ce16" table:formula="of:=100*([.G47]-[.$D47])/MAX([.G47];[.$D47])" office:value-type="float" office:value="93.5145591596431" calcext:value-type="float">
            <text:p>93,51</text:p>
          </table:table-cell>
          <table:table-cell table:style-name="ce19" office:value-type="float" office:value="0.00870909499999897" calcext:value-type="float">
            <text:p>8,71E-03</text:p>
          </table:table-cell>
          <table:table-cell table:number-columns-repeated="4"/>
          <table:table-cell table:style-name="ce43" office:value-type="string" calcext:value-type="string">
            <text:p>GKD-b_44_n150_m15</text:p>
          </table:table-cell>
          <table:table-cell table:style-name="ce61" office:value-type="float" office:value="65.7905060000001" calcext:value-type="float">
            <text:p>65,7905</text:p>
          </table:table-cell>
          <table:table-cell table:style-name="ce16" table:formula="of:=100*([.$O47]-[.$D47])/MAX([.$O47];[.$D47])" office:value-type="float" office:value="60.5785217702985" calcext:value-type="float">
            <text:p>60,58</text:p>
          </table:table-cell>
          <table:table-cell table:style-name="ce64" office:value-type="float" office:value="0.149104775800002" calcext:value-type="float">
            <text:p>1,49E-01</text:p>
          </table:table-cell>
          <table:table-cell/>
          <table:table-cell table:style-name="ce63" office:value-type="float" office:value="0.00889191299999936" calcext:value-type="float">
            <text:p>8,89E-03</text:p>
          </table:table-cell>
          <table:table-cell table:style-name="ce19" office:value-type="float" office:value="0.00900706399999862" calcext:value-type="float">
            <text:p>9,01E-03</text:p>
          </table:table-cell>
          <table:table-cell table:style-name="ce15" office:value-type="float" office:value="317.9173" calcext:value-type="float">
            <text:p>317,9173</text:p>
          </table:table-cell>
          <table:table-cell table:style-name="ce15" office:value-type="float" office:value="488.93546" calcext:value-type="float">
            <text:p>488,9355</text:p>
          </table:table-cell>
          <table:table-cell/>
          <table:table-cell table:style-name="ce64" office:value-type="float" office:value="0.0497064740000042" calcext:value-type="float">
            <text:p>4,97E-02</text:p>
          </table:table-cell>
          <table:table-cell table:style-name="ce64" office:value-type="float" office:value="0.245250805999998" calcext:value-type="float">
            <text:p>2,45E-01</text:p>
          </table:table-cell>
          <table:table-cell table:style-name="ce61" office:value-type="float" office:value="53.9210899999994" calcext:value-type="float">
            <text:p>53,9211</text:p>
          </table:table-cell>
          <table:table-cell table:style-name="ce61" office:value-type="float" office:value="99.4061100000004" calcext:value-type="float">
            <text:p>99,4061</text:p>
          </table:table-cell>
          <table:table-cell table:number-columns-repeated="2"/>
          <table:table-cell table:style-name="ce43" office:value-type="string" calcext:value-type="string">
            <text:p>GKD-b_44_n150_m15</text:p>
          </table:table-cell>
          <table:table-cell table:style-name="ce61" office:value-type="float" office:value="52.37778" calcext:value-type="float">
            <text:p>52,3778</text:p>
          </table:table-cell>
          <table:table-cell table:style-name="ce16" table:formula="of:=100*([.$AE47]-[.$D47])/MAX([.$AE47];[.$D47])" office:value-type="float" office:value="50.4836020159685" calcext:value-type="float">
            <text:p>50,48</text:p>
          </table:table-cell>
          <table:table-cell table:style-name="ce64" office:value-type="float" office:value="138.729488259" calcext:value-type="float">
            <text:p>1,39E+02</text:p>
          </table:table-cell>
          <table:table-cell/>
          <table:table-cell table:style-name="Default"/>
          <table:table-cell table:style-name="ce43" office:value-type="string" calcext:value-type="string">
            <text:p>GKD-b_44_n150_m15</text:p>
          </table:table-cell>
          <table:table-cell table:style-name="ce61" office:value-type="float" office:value="41.77989" calcext:value-type="float">
            <text:p>41,7799</text:p>
          </table:table-cell>
          <table:table-cell table:style-name="ce16" table:formula="of:=100*([.$AK47]-[.$D47])/MAX([.$AK47];[.$D47])" office:value-type="float" office:value="37.9232688262212" calcext:value-type="float">
            <text:p>37,92</text:p>
          </table:table-cell>
          <table:table-cell table:style-name="ce64" office:value-type="float" office:value="157.348411906" calcext:value-type="float">
            <text:p>1,57E+02</text:p>
          </table:table-cell>
          <table:table-cell table:style-name="Default" table:number-columns-repeated="2"/>
          <table:table-cell table:style-name="ce43" office:value-type="string" calcext:value-type="string">
            <text:p>GKD-b_44_n150_m15</text:p>
          </table:table-cell>
          <table:table-cell table:style-name="ce61" office:value-type="float" office:value="43.4764699999996" calcext:value-type="float">
            <text:p>43,4765</text:p>
          </table:table-cell>
          <table:table-cell table:style-name="ce16" table:formula="of:=100*([.$AQ47]-[.$D47])/MAX([.$AQ47];[.$D47])" office:value-type="float" office:value="40.345685838798" calcext:value-type="float">
            <text:p>40,35</text:p>
          </table:table-cell>
          <table:table-cell table:style-name="ce64" office:value-type="float" office:value="8.98892964799961" calcext:value-type="float">
            <text:p>8,99E+00</text:p>
          </table:table-cell>
          <table:table-cell table:style-name="Default" table:number-columns-repeated="2"/>
          <table:table-cell table:style-name="ce43" office:value-type="string" calcext:value-type="string">
            <text:p>GKD-b_44_n150_m15</text:p>
          </table:table-cell>
          <table:table-cell table:style-name="ce61" office:value-type="float" office:value="55.6324000000002" calcext:value-type="float">
            <text:p>55,6324</text:p>
          </table:table-cell>
          <table:table-cell table:style-name="ce16" table:formula="of:=100*([.$AW47]-[.$D47])/MAX([.$AW47];[.$D47])" office:value-type="float" office:value="53.3804222000122" calcext:value-type="float">
            <text:p>53,38</text:p>
          </table:table-cell>
          <table:table-cell table:style-name="ce64" office:value-type="float" office:value="24.7404423890002" calcext:value-type="float">
            <text:p>2,47E+01</text:p>
          </table:table-cell>
          <table:table-cell table:style-name="Default" table:number-columns-repeated="2"/>
          <table:table-cell table:style-name="ce43" office:value-type="string" calcext:value-type="string">
            <text:p>GKD-b_44_n150_m15</text:p>
          </table:table-cell>
          <table:table-cell table:style-name="ce61" office:value-type="float" office:value="49.3347800000004" calcext:value-type="float">
            <text:p>49,3348</text:p>
          </table:table-cell>
          <table:table-cell table:style-name="ce16" table:formula="of:=100*([.$BC47]-[.$D47])/MAX([.$BC47];[.$D47])" office:value-type="float" office:value="47.4293997054405" calcext:value-type="float">
            <text:p>47,43</text:p>
          </table:table-cell>
          <table:table-cell table:style-name="ce64" office:value-type="float" office:value="4.31216573500001" calcext:value-type="float">
            <text:p>4,31E+00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45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7.7730099999994" calcext:value-type="float">
            <text:p>27,7730099999994</text:p>
          </table:table-cell>
          <table:table-cell/>
          <table:table-cell table:style-name="ce43" office:value-type="string" calcext:value-type="string">
            <text:p>GKD-b_45_n150_m15</text:p>
          </table:table-cell>
          <table:table-cell table:style-name="ce15" office:value-type="float" office:value="405.105458" calcext:value-type="float">
            <text:p>405,1055</text:p>
          </table:table-cell>
          <table:table-cell table:style-name="ce16" table:formula="of:=100*([.G48]-[.$D48])/MAX([.G48];[.$D48])" office:value-type="float" office:value="93.1442518357777" calcext:value-type="float">
            <text:p>93,14</text:p>
          </table:table-cell>
          <table:table-cell table:style-name="ce19" office:value-type="float" office:value="0.00838012619999944" calcext:value-type="float">
            <text:p>8,38E-03</text:p>
          </table:table-cell>
          <table:table-cell table:number-columns-repeated="4"/>
          <table:table-cell table:style-name="ce43" office:value-type="string" calcext:value-type="string">
            <text:p>GKD-b_45_n150_m15</text:p>
          </table:table-cell>
          <table:table-cell table:style-name="ce61" office:value-type="float" office:value="95.5109460000003" calcext:value-type="float">
            <text:p>95,5109</text:p>
          </table:table-cell>
          <table:table-cell table:style-name="ce16" table:formula="of:=100*([.$O48]-[.$D48])/MAX([.$O48];[.$D48])" office:value-type="float" office:value="70.9216470330015" calcext:value-type="float">
            <text:p>70,92</text:p>
          </table:table-cell>
          <table:table-cell table:style-name="ce64" office:value-type="float" office:value="0.1008065034" calcext:value-type="float">
            <text:p>1,01E-01</text:p>
          </table:table-cell>
          <table:table-cell/>
          <table:table-cell table:style-name="ce63" office:value-type="float" office:value="0.00901511900000074" calcext:value-type="float">
            <text:p>9,02E-03</text:p>
          </table:table-cell>
          <table:table-cell table:style-name="ce19" office:value-type="float" office:value="0.00953251700000024" calcext:value-type="float">
            <text:p>9,53E-03</text:p>
          </table:table-cell>
          <table:table-cell table:style-name="ce15" office:value-type="float" office:value="321.79783" calcext:value-type="float">
            <text:p>321,7978</text:p>
          </table:table-cell>
          <table:table-cell table:style-name="ce15" office:value-type="float" office:value="497.02412" calcext:value-type="float">
            <text:p>497,0241</text:p>
          </table:table-cell>
          <table:table-cell/>
          <table:table-cell table:style-name="ce64" office:value-type="float" office:value="0.0614872399999982" calcext:value-type="float">
            <text:p>6,15E-02</text:p>
          </table:table-cell>
          <table:table-cell table:style-name="ce64" office:value-type="float" office:value="0.167779770999999" calcext:value-type="float">
            <text:p>1,68E-01</text:p>
          </table:table-cell>
          <table:table-cell table:style-name="ce61" office:value-type="float" office:value="68.5775400000014" calcext:value-type="float">
            <text:p>68,5775</text:p>
          </table:table-cell>
          <table:table-cell table:style-name="ce61" office:value-type="float" office:value="149.691" calcext:value-type="float">
            <text:p>149,6910</text:p>
          </table:table-cell>
          <table:table-cell table:number-columns-repeated="2"/>
          <table:table-cell table:style-name="ce43" office:value-type="string" calcext:value-type="string">
            <text:p>GKD-b_45_n150_m15</text:p>
          </table:table-cell>
          <table:table-cell table:style-name="ce61" office:value-type="float" office:value="71.3002799999997" calcext:value-type="float">
            <text:p>71,3003</text:p>
          </table:table-cell>
          <table:table-cell table:style-name="ce16" table:formula="of:=100*([.$AE48]-[.$D48])/MAX([.$AE48];[.$D48])" office:value-type="float" office:value="61.0478247771264" calcext:value-type="float">
            <text:p>61,05</text:p>
          </table:table-cell>
          <table:table-cell table:style-name="ce64" office:value-type="float" office:value="135.697268629" calcext:value-type="float">
            <text:p>1,36E+02</text:p>
          </table:table-cell>
          <table:table-cell/>
          <table:table-cell table:style-name="Default"/>
          <table:table-cell table:style-name="ce43" office:value-type="string" calcext:value-type="string">
            <text:p>GKD-b_45_n150_m15</text:p>
          </table:table-cell>
          <table:table-cell table:style-name="ce61" office:value-type="float" office:value="63.4607400000002" calcext:value-type="float">
            <text:p>63,4607</text:p>
          </table:table-cell>
          <table:table-cell table:style-name="ce16" table:formula="of:=100*([.$AK48]-[.$D48])/MAX([.$AK48];[.$D48])" office:value-type="float" office:value="56.2359184591933" calcext:value-type="float">
            <text:p>56,24</text:p>
          </table:table-cell>
          <table:table-cell table:style-name="ce64" office:value-type="float" office:value="154.803179435" calcext:value-type="float">
            <text:p>1,55E+02</text:p>
          </table:table-cell>
          <table:table-cell table:style-name="Default" table:number-columns-repeated="2"/>
          <table:table-cell table:style-name="ce43" office:value-type="string" calcext:value-type="string">
            <text:p>GKD-b_45_n150_m15</text:p>
          </table:table-cell>
          <table:table-cell table:style-name="ce61" office:value-type="float" office:value="60.2544500000001" calcext:value-type="float">
            <text:p>60,2545</text:p>
          </table:table-cell>
          <table:table-cell table:style-name="ce16" table:formula="of:=100*([.$AQ48]-[.$D48])/MAX([.$AQ48];[.$D48])" office:value-type="float" office:value="53.9071222125514" calcext:value-type="float">
            <text:p>53,91</text:p>
          </table:table-cell>
          <table:table-cell table:style-name="ce64" office:value-type="float" office:value="9.06643669900041" calcext:value-type="float">
            <text:p>9,07E+00</text:p>
          </table:table-cell>
          <table:table-cell table:style-name="Default" table:number-columns-repeated="2"/>
          <table:table-cell table:style-name="ce43" office:value-type="string" calcext:value-type="string">
            <text:p>GKD-b_45_n150_m15</text:p>
          </table:table-cell>
          <table:table-cell table:style-name="ce61" office:value-type="float" office:value="51.69397" calcext:value-type="float">
            <text:p>51,6940</text:p>
          </table:table-cell>
          <table:table-cell table:style-name="ce16" table:formula="of:=100*([.$AW48]-[.$D48])/MAX([.$AW48];[.$D48])" office:value-type="float" office:value="46.274178593752" calcext:value-type="float">
            <text:p>46,27</text:p>
          </table:table-cell>
          <table:table-cell table:style-name="ce64" office:value-type="float" office:value="24.5213714839992" calcext:value-type="float">
            <text:p>2,45E+01</text:p>
          </table:table-cell>
          <table:table-cell table:style-name="Default" table:number-columns-repeated="2"/>
          <table:table-cell table:style-name="ce43" office:value-type="string" calcext:value-type="string">
            <text:p>GKD-b_45_n150_m15</text:p>
          </table:table-cell>
          <table:table-cell table:style-name="ce61" office:value-type="float" office:value="34.50486" calcext:value-type="float">
            <text:p>34,5049</text:p>
          </table:table-cell>
          <table:table-cell table:style-name="ce16" table:formula="of:=100*([.$BC48]-[.$D48])/MAX([.$BC48];[.$D48])" office:value-type="float" office:value="19.5098603501089" calcext:value-type="float">
            <text:p>19,51</text:p>
          </table:table-cell>
          <table:table-cell table:style-name="ce64" office:value-type="float" office:value="3.23289716099998" calcext:value-type="float">
            <text:p>3,23E+00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46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27.749309999998" calcext:value-type="float">
            <text:p>227,749309999998</text:p>
          </table:table-cell>
          <table:table-cell/>
          <table:table-cell table:style-name="ce43" office:value-type="string" calcext:value-type="string">
            <text:p>GKD-b_46_n150_m45</text:p>
          </table:table-cell>
          <table:table-cell table:style-name="ce15" office:value-type="float" office:value="1214.163764" calcext:value-type="float">
            <text:p>1214,1638</text:p>
          </table:table-cell>
          <table:table-cell table:style-name="ce16" table:formula="of:=100*([.G49]-[.$D49])/MAX([.G49];[.$D49])" office:value-type="float" office:value="81.2422906404578" calcext:value-type="float">
            <text:p>81,24</text:p>
          </table:table-cell>
          <table:table-cell table:style-name="ce19" office:value-type="float" office:value="0.0651563958000011" calcext:value-type="float">
            <text:p>6,52E-02</text:p>
          </table:table-cell>
          <table:table-cell table:number-columns-repeated="4"/>
          <table:table-cell table:style-name="ce43" office:value-type="string" calcext:value-type="string">
            <text:p>GKD-b_46_n150_m45</text:p>
          </table:table-cell>
          <table:table-cell table:style-name="ce61" office:value-type="float" office:value="503.340773999999" calcext:value-type="float">
            <text:p>503,3408</text:p>
          </table:table-cell>
          <table:table-cell table:style-name="ce16" table:formula="of:=100*([.$O49]-[.$D49])/MAX([.$O49];[.$D49])" office:value-type="float" office:value="54.7524615997037" calcext:value-type="float">
            <text:p>54,75</text:p>
          </table:table-cell>
          <table:table-cell table:style-name="ce64" office:value-type="float" office:value="1.5487995284" calcext:value-type="float">
            <text:p>1,55E+00</text:p>
          </table:table-cell>
          <table:table-cell/>
          <table:table-cell table:style-name="ce63" office:value-type="float" office:value="0.0686915890000002" calcext:value-type="float">
            <text:p>6,87E-02</text:p>
          </table:table-cell>
          <table:table-cell table:style-name="ce19" office:value-type="float" office:value="0.0720055230000014" calcext:value-type="float">
            <text:p>7,20E-02</text:p>
          </table:table-cell>
          <table:table-cell table:style-name="ce15" office:value-type="float" office:value="977.124330000001" calcext:value-type="float">
            <text:p>977,1243</text:p>
          </table:table-cell>
          <table:table-cell table:style-name="ce15" office:value-type="float" office:value="1396.12186" calcext:value-type="float">
            <text:p>1396,1219</text:p>
          </table:table-cell>
          <table:table-cell/>
          <table:table-cell table:style-name="ce64" office:value-type="float" office:value="0.765359824999997" calcext:value-type="float">
            <text:p>7,65E-01</text:p>
          </table:table-cell>
          <table:table-cell table:style-name="ce64" office:value-type="float" office:value="2.59022841300001" calcext:value-type="float">
            <text:p>2,59E+00</text:p>
          </table:table-cell>
          <table:table-cell table:style-name="ce61" office:value-type="float" office:value="431.314109999996" calcext:value-type="float">
            <text:p>431,3141</text:p>
          </table:table-cell>
          <table:table-cell table:style-name="ce61" office:value-type="float" office:value="634.276569999998" calcext:value-type="float">
            <text:p>634,2766</text:p>
          </table:table-cell>
          <table:table-cell table:number-columns-repeated="2"/>
          <table:table-cell table:style-name="ce43" office:value-type="string" calcext:value-type="string">
            <text:p>GKD-b_46_n150_m45</text:p>
          </table:table-cell>
          <table:table-cell table:style-name="ce61" office:value-type="float" office:value="278.19416" calcext:value-type="float">
            <text:p>278,1942</text:p>
          </table:table-cell>
          <table:table-cell table:style-name="ce16" table:formula="of:=100*([.$AE49]-[.$D49])/MAX([.$AE49];[.$D49])" office:value-type="float" office:value="18.1329651204763" calcext:value-type="float">
            <text:p>18,13</text:p>
          </table:table-cell>
          <table:table-cell table:style-name="ce64" office:value-type="float" office:value="139.755362463" calcext:value-type="float">
            <text:p>1,40E+02</text:p>
          </table:table-cell>
          <table:table-cell/>
          <table:table-cell table:style-name="Default"/>
          <table:table-cell table:style-name="ce43" office:value-type="string" calcext:value-type="string">
            <text:p>GKD-b_46_n150_m45</text:p>
          </table:table-cell>
          <table:table-cell table:style-name="ce61" office:value-type="float" office:value="278.19416" calcext:value-type="float">
            <text:p>278,1942</text:p>
          </table:table-cell>
          <table:table-cell table:style-name="ce16" table:formula="of:=100*([.$AK49]-[.$D49])/MAX([.$AK49];[.$D49])" office:value-type="float" office:value="18.1329651204763" calcext:value-type="float">
            <text:p>18,13</text:p>
          </table:table-cell>
          <table:table-cell table:style-name="ce64" office:value-type="float" office:value="164.505002993" calcext:value-type="float">
            <text:p>1,65E+02</text:p>
          </table:table-cell>
          <table:table-cell table:style-name="Default" table:number-columns-repeated="2"/>
          <table:table-cell table:style-name="ce43" office:value-type="string" calcext:value-type="string">
            <text:p>GKD-b_46_n150_m45</text:p>
          </table:table-cell>
          <table:table-cell table:style-name="ce61" office:value-type="float" office:value="317.792820000001" calcext:value-type="float">
            <text:p>317,7928</text:p>
          </table:table-cell>
          <table:table-cell table:style-name="ce16" table:formula="of:=100*([.$AQ49]-[.$D49])/MAX([.$AQ49];[.$D49])" office:value-type="float" office:value="28.3340290696318" calcext:value-type="float">
            <text:p>28,33</text:p>
          </table:table-cell>
          <table:table-cell table:style-name="ce64" office:value-type="float" office:value="31.0957441849996" calcext:value-type="float">
            <text:p>3,11E+01</text:p>
          </table:table-cell>
          <table:table-cell table:style-name="Default" table:number-columns-repeated="2"/>
          <table:table-cell table:style-name="ce43" office:value-type="string" calcext:value-type="string">
            <text:p>GKD-b_46_n150_m45</text:p>
          </table:table-cell>
          <table:table-cell table:style-name="ce61" office:value-type="float" office:value="299.199639999999" calcext:value-type="float">
            <text:p>299,1996</text:p>
          </table:table-cell>
          <table:table-cell table:style-name="ce16" table:formula="of:=100*([.$AW49]-[.$D49])/MAX([.$AW49];[.$D49])" office:value-type="float" office:value="23.8804866209068" calcext:value-type="float">
            <text:p>23,88</text:p>
          </table:table-cell>
          <table:table-cell table:style-name="ce64" office:value-type="float" office:value="51.1854429180003" calcext:value-type="float">
            <text:p>5,12E+01</text:p>
          </table:table-cell>
          <table:table-cell table:style-name="Default" table:number-columns-repeated="2"/>
          <table:table-cell table:style-name="ce43" office:value-type="string" calcext:value-type="string">
            <text:p>GKD-b_46_n150_m45</text:p>
          </table:table-cell>
          <table:table-cell table:style-name="ce61" office:value-type="float" office:value="553.150189999999" calcext:value-type="float">
            <text:p>553,1502</text:p>
          </table:table-cell>
          <table:table-cell table:style-name="ce16" table:formula="of:=100*([.$BC49]-[.$D49])/MAX([.$BC49];[.$D49])" office:value-type="float" office:value="58.8268585788611" calcext:value-type="float">
            <text:p>58,83</text:p>
          </table:table-cell>
          <table:table-cell table:style-name="ce64" office:value-type="float" office:value="8.56006852199994" calcext:value-type="float">
            <text:p>8,56E+00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47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28.6029" calcext:value-type="float">
            <text:p>228,6029</text:p>
          </table:table-cell>
          <table:table-cell/>
          <table:table-cell table:style-name="ce43" office:value-type="string" calcext:value-type="string">
            <text:p>GKD-b_47_n150_m45</text:p>
          </table:table-cell>
          <table:table-cell table:style-name="ce15" office:value-type="float" office:value="1125.709308" calcext:value-type="float">
            <text:p>1125,7093</text:p>
          </table:table-cell>
          <table:table-cell table:style-name="ce16" table:formula="of:=100*([.G50]-[.$D50])/MAX([.G50];[.$D50])" office:value-type="float" office:value="79.6925459907452" calcext:value-type="float">
            <text:p>79,69</text:p>
          </table:table-cell>
          <table:table-cell table:style-name="ce19" office:value-type="float" office:value="0.0648433802000014" calcext:value-type="float">
            <text:p>6,48E-02</text:p>
          </table:table-cell>
          <table:table-cell table:number-columns-repeated="4"/>
          <table:table-cell table:style-name="ce43" office:value-type="string" calcext:value-type="string">
            <text:p>GKD-b_47_n150_m45</text:p>
          </table:table-cell>
          <table:table-cell table:style-name="ce61" office:value-type="float" office:value="472.333665999998" calcext:value-type="float">
            <text:p>472,3337</text:p>
          </table:table-cell>
          <table:table-cell table:style-name="ce16" table:formula="of:=100*([.$O50]-[.$D50])/MAX([.$O50];[.$D50])" office:value-type="float" office:value="51.6013961198351" calcext:value-type="float">
            <text:p>51,60</text:p>
          </table:table-cell>
          <table:table-cell table:style-name="ce64" office:value-type="float" office:value="1.9055142388" calcext:value-type="float">
            <text:p>1,91E+00</text:p>
          </table:table-cell>
          <table:table-cell/>
          <table:table-cell table:style-name="ce63" office:value-type="float" office:value="0.0671975759999981" calcext:value-type="float">
            <text:p>6,72E-02</text:p>
          </table:table-cell>
          <table:table-cell table:style-name="ce19" office:value-type="float" office:value="0.0689008310000006" calcext:value-type="float">
            <text:p>6,89E-02</text:p>
          </table:table-cell>
          <table:table-cell table:style-name="ce15" office:value-type="float" office:value="991.920799999999" calcext:value-type="float">
            <text:p>991,9208</text:p>
          </table:table-cell>
          <table:table-cell table:style-name="ce15" office:value-type="float" office:value="1337.87373" calcext:value-type="float">
            <text:p>1337,8737</text:p>
          </table:table-cell>
          <table:table-cell/>
          <table:table-cell table:style-name="ce64" office:value-type="float" office:value="0.610576768000001" calcext:value-type="float">
            <text:p>6,11E-01</text:p>
          </table:table-cell>
          <table:table-cell table:style-name="ce64" office:value-type="float" office:value="4.402175301" calcext:value-type="float">
            <text:p>4,40E+00</text:p>
          </table:table-cell>
          <table:table-cell table:style-name="ce61" office:value-type="float" office:value="438.307639999995" calcext:value-type="float">
            <text:p>438,3076</text:p>
          </table:table-cell>
          <table:table-cell table:style-name="ce61" office:value-type="float" office:value="515.380620000003" calcext:value-type="float">
            <text:p>515,3806</text:p>
          </table:table-cell>
          <table:table-cell table:number-columns-repeated="2"/>
          <table:table-cell table:style-name="ce43" office:value-type="string" calcext:value-type="string">
            <text:p>GKD-b_47_n150_m45</text:p>
          </table:table-cell>
          <table:table-cell table:style-name="ce61" office:value-type="float" office:value="293.37476" calcext:value-type="float">
            <text:p>293,3748</text:p>
          </table:table-cell>
          <table:table-cell table:style-name="ce16" table:formula="of:=100*([.$AE50]-[.$D50])/MAX([.$AE50];[.$D50])" office:value-type="float" office:value="22.0781978654196" calcext:value-type="float">
            <text:p>22,08</text:p>
          </table:table-cell>
          <table:table-cell table:style-name="ce64" office:value-type="float" office:value="140.706234662" calcext:value-type="float">
            <text:p>1,41E+02</text:p>
          </table:table-cell>
          <table:table-cell/>
          <table:table-cell table:style-name="Default"/>
          <table:table-cell table:style-name="ce43" office:value-type="string" calcext:value-type="string">
            <text:p>GKD-b_47_n150_m45</text:p>
          </table:table-cell>
          <table:table-cell table:style-name="ce61" office:value-type="float" office:value="294.751649999998" calcext:value-type="float">
            <text:p>294,7516</text:p>
          </table:table-cell>
          <table:table-cell table:style-name="ce16" table:formula="of:=100*([.$AK50]-[.$D50])/MAX([.$AK50];[.$D50])" office:value-type="float" office:value="22.4421983727652" calcext:value-type="float">
            <text:p>22,44</text:p>
          </table:table-cell>
          <table:table-cell table:style-name="ce64" office:value-type="float" office:value="165.820125796" calcext:value-type="float">
            <text:p>1,66E+02</text:p>
          </table:table-cell>
          <table:table-cell table:style-name="Default" table:number-columns-repeated="2"/>
          <table:table-cell table:style-name="ce43" office:value-type="string" calcext:value-type="string">
            <text:p>GKD-b_47_n150_m45</text:p>
          </table:table-cell>
          <table:table-cell table:style-name="ce61" office:value-type="float" office:value="315.110390000002" calcext:value-type="float">
            <text:p>315,1104</text:p>
          </table:table-cell>
          <table:table-cell table:style-name="ce16" table:formula="of:=100*([.$AQ50]-[.$D50])/MAX([.$AQ50];[.$D50])" office:value-type="float" office:value="27.453074460668" calcext:value-type="float">
            <text:p>27,45</text:p>
          </table:table-cell>
          <table:table-cell table:style-name="ce64" office:value-type="float" office:value="31.1041647599995" calcext:value-type="float">
            <text:p>3,11E+01</text:p>
          </table:table-cell>
          <table:table-cell table:style-name="Default" table:number-columns-repeated="2"/>
          <table:table-cell table:style-name="ce43" office:value-type="string" calcext:value-type="string">
            <text:p>GKD-b_47_n150_m45</text:p>
          </table:table-cell>
          <table:table-cell table:style-name="ce61" office:value-type="float" office:value="339.853010000001" calcext:value-type="float">
            <text:p>339,8530</text:p>
          </table:table-cell>
          <table:table-cell table:style-name="ce16" table:formula="of:=100*([.$AW50]-[.$D50])/MAX([.$AW50];[.$D50])" office:value-type="float" office:value="32.7347726006607" calcext:value-type="float">
            <text:p>32,73</text:p>
          </table:table-cell>
          <table:table-cell table:style-name="ce64" office:value-type="float" office:value="51.7606140819989" calcext:value-type="float">
            <text:p>5,18E+01</text:p>
          </table:table-cell>
          <table:table-cell table:style-name="Default" table:number-columns-repeated="2"/>
          <table:table-cell table:style-name="ce43" office:value-type="string" calcext:value-type="string">
            <text:p>GKD-b_47_n150_m45</text:p>
          </table:table-cell>
          <table:table-cell table:style-name="ce61" office:value-type="float" office:value="131.977779999998" calcext:value-type="float">
            <text:p>131,9778</text:p>
          </table:table-cell>
          <table:table-cell table:style-name="ce16" table:formula="of:=100*([.$BC50]-[.$D50])/MAX([.$BC50];[.$D50])" office:value-type="float" office:value="-42.2676702701506" calcext:value-type="float">
            <text:p>-42,27</text:p>
          </table:table-cell>
          <table:table-cell table:style-name="ce64" office:value-type="float" office:value="5.37635772499993" calcext:value-type="float">
            <text:p>5,38E+00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48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26.745339999999" calcext:value-type="float">
            <text:p>226,745339999999</text:p>
          </table:table-cell>
          <table:table-cell/>
          <table:table-cell table:style-name="ce43" office:value-type="string" calcext:value-type="string">
            <text:p>GKD-b_48_n150_m45</text:p>
          </table:table-cell>
          <table:table-cell table:style-name="ce15" office:value-type="float" office:value="1265.877792" calcext:value-type="float">
            <text:p>1265,8778</text:p>
          </table:table-cell>
          <table:table-cell table:style-name="ce16" table:formula="of:=100*([.G51]-[.$D51])/MAX([.G51];[.$D51])" office:value-type="float" office:value="82.0878965226369" calcext:value-type="float">
            <text:p>82,09</text:p>
          </table:table-cell>
          <table:table-cell table:style-name="ce19" office:value-type="float" office:value="0.0647801579999992" calcext:value-type="float">
            <text:p>6,48E-02</text:p>
          </table:table-cell>
          <table:table-cell table:number-columns-repeated="4"/>
          <table:table-cell table:style-name="ce43" office:value-type="string" calcext:value-type="string">
            <text:p>GKD-b_48_n150_m45</text:p>
          </table:table-cell>
          <table:table-cell table:style-name="ce61" office:value-type="float" office:value="475.13397" calcext:value-type="float">
            <text:p>475,1340</text:p>
          </table:table-cell>
          <table:table-cell table:style-name="ce16" table:formula="of:=100*([.$O51]-[.$D51])/MAX([.$O51];[.$D51])" office:value-type="float" office:value="52.2775986739069" calcext:value-type="float">
            <text:p>52,28</text:p>
          </table:table-cell>
          <table:table-cell table:style-name="ce64" office:value-type="float" office:value="2.2475613638" calcext:value-type="float">
            <text:p>2,25E+00</text:p>
          </table:table-cell>
          <table:table-cell/>
          <table:table-cell table:style-name="ce63" office:value-type="float" office:value="0.0668012590000018" calcext:value-type="float">
            <text:p>6,68E-02</text:p>
          </table:table-cell>
          <table:table-cell table:style-name="ce19" office:value-type="float" office:value="0.0684085609999983" calcext:value-type="float">
            <text:p>6,84E-02</text:p>
          </table:table-cell>
          <table:table-cell table:style-name="ce15" office:value-type="float" office:value="1187.9355" calcext:value-type="float">
            <text:p>1187,9355</text:p>
          </table:table-cell>
          <table:table-cell table:style-name="ce15" office:value-type="float" office:value="1397.14223" calcext:value-type="float">
            <text:p>1397,1422</text:p>
          </table:table-cell>
          <table:table-cell/>
          <table:table-cell table:style-name="ce64" office:value-type="float" office:value="0.871426800000002" calcext:value-type="float">
            <text:p>8,71E-01</text:p>
          </table:table-cell>
          <table:table-cell table:style-name="ce64" office:value-type="float" office:value="3.242370523" calcext:value-type="float">
            <text:p>3,24E+00</text:p>
          </table:table-cell>
          <table:table-cell table:style-name="ce61" office:value-type="float" office:value="441.272300000001" calcext:value-type="float">
            <text:p>441,2723</text:p>
          </table:table-cell>
          <table:table-cell table:style-name="ce61" office:value-type="float" office:value="533.79538" calcext:value-type="float">
            <text:p>533,7954</text:p>
          </table:table-cell>
          <table:table-cell table:number-columns-repeated="2"/>
          <table:table-cell table:style-name="ce43" office:value-type="string" calcext:value-type="string">
            <text:p>GKD-b_48_n150_m45</text:p>
          </table:table-cell>
          <table:table-cell table:style-name="ce61" office:value-type="float" office:value="258.72277" calcext:value-type="float">
            <text:p>258,7228</text:p>
          </table:table-cell>
          <table:table-cell table:style-name="ce16" table:formula="of:=100*([.$AE51]-[.$D51])/MAX([.$AE51];[.$D51])" office:value-type="float" office:value="12.359727750287" calcext:value-type="float">
            <text:p>12,36</text:p>
          </table:table-cell>
          <table:table-cell table:style-name="ce64" office:value-type="float" office:value="137.60967925" calcext:value-type="float">
            <text:p>1,38E+02</text:p>
          </table:table-cell>
          <table:table-cell/>
          <table:table-cell table:style-name="Default"/>
          <table:table-cell table:style-name="ce43" office:value-type="string" calcext:value-type="string">
            <text:p>GKD-b_48_n150_m45</text:p>
          </table:table-cell>
          <table:table-cell table:style-name="ce61" office:value-type="float" office:value="258.72277" calcext:value-type="float">
            <text:p>258,7228</text:p>
          </table:table-cell>
          <table:table-cell table:style-name="ce16" table:formula="of:=100*([.$AK51]-[.$D51])/MAX([.$AK51];[.$D51])" office:value-type="float" office:value="12.359727750287" calcext:value-type="float">
            <text:p>12,36</text:p>
          </table:table-cell>
          <table:table-cell table:style-name="ce64" office:value-type="float" office:value="167.133593042" calcext:value-type="float">
            <text:p>1,67E+02</text:p>
          </table:table-cell>
          <table:table-cell table:style-name="Default" table:number-columns-repeated="2"/>
          <table:table-cell table:style-name="ce43" office:value-type="string" calcext:value-type="string">
            <text:p>GKD-b_48_n150_m45</text:p>
          </table:table-cell>
          <table:table-cell table:style-name="ce61" office:value-type="float" office:value="252.99974" calcext:value-type="float">
            <text:p>252,9997</text:p>
          </table:table-cell>
          <table:table-cell table:style-name="ce16" table:formula="of:=100*([.$AQ51]-[.$D51])/MAX([.$AQ51];[.$D51])" office:value-type="float" office:value="10.3772438659427" calcext:value-type="float">
            <text:p>10,38</text:p>
          </table:table-cell>
          <table:table-cell table:style-name="ce64" office:value-type="float" office:value="30.9641425149985" calcext:value-type="float">
            <text:p>3,10E+01</text:p>
          </table:table-cell>
          <table:table-cell table:style-name="Default" table:number-columns-repeated="2"/>
          <table:table-cell table:style-name="ce43" office:value-type="string" calcext:value-type="string">
            <text:p>GKD-b_48_n150_m45</text:p>
          </table:table-cell>
          <table:table-cell table:style-name="ce61" office:value-type="float" office:value="277.824400000001" calcext:value-type="float">
            <text:p>277,8244</text:p>
          </table:table-cell>
          <table:table-cell table:style-name="ce16" table:formula="of:=100*([.$AW51]-[.$D51])/MAX([.$AW51];[.$D51])" office:value-type="float" office:value="18.3853757985266" calcext:value-type="float">
            <text:p>18,39</text:p>
          </table:table-cell>
          <table:table-cell table:style-name="ce64" office:value-type="float" office:value="51.5272347680002" calcext:value-type="float">
            <text:p>5,15E+01</text:p>
          </table:table-cell>
          <table:table-cell table:style-name="Default" table:number-columns-repeated="2"/>
          <table:table-cell table:style-name="ce43" office:value-type="string" calcext:value-type="string">
            <text:p>GKD-b_48_n150_m45</text:p>
          </table:table-cell>
          <table:table-cell table:style-name="ce61" office:value-type="float" office:value="133.528610000001" calcext:value-type="float">
            <text:p>133,5286</text:p>
          </table:table-cell>
          <table:table-cell table:style-name="ce16" table:formula="of:=100*([.$BC51]-[.$D51])/MAX([.$BC51];[.$D51])" office:value-type="float" office:value="-41.1107588804244" calcext:value-type="float">
            <text:p>-41,11</text:p>
          </table:table-cell>
          <table:table-cell table:style-name="ce64" office:value-type="float" office:value="7.02350094500002" calcext:value-type="float">
            <text:p>7,02E+00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49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26.409610000003" calcext:value-type="float">
            <text:p>226,409610000003</text:p>
          </table:table-cell>
          <table:table-cell/>
          <table:table-cell table:style-name="ce43" office:value-type="string" calcext:value-type="string">
            <text:p>GKD-b_49_n150_m45</text:p>
          </table:table-cell>
          <table:table-cell table:style-name="ce15" office:value-type="float" office:value="1316.047592" calcext:value-type="float">
            <text:p>1316,0476</text:p>
          </table:table-cell>
          <table:table-cell table:style-name="ce16" table:formula="of:=100*([.G52]-[.$D52])/MAX([.G52];[.$D52])" office:value-type="float" office:value="82.79624449934" calcext:value-type="float">
            <text:p>82,80</text:p>
          </table:table-cell>
          <table:table-cell table:style-name="ce19" office:value-type="float" office:value="0.064305936400001" calcext:value-type="float">
            <text:p>6,43E-02</text:p>
          </table:table-cell>
          <table:table-cell table:number-columns-repeated="4"/>
          <table:table-cell table:style-name="ce43" office:value-type="string" calcext:value-type="string">
            <text:p>GKD-b_49_n150_m45</text:p>
          </table:table-cell>
          <table:table-cell table:style-name="ce61" office:value-type="float" office:value="530.005464" calcext:value-type="float">
            <text:p>530,0055</text:p>
          </table:table-cell>
          <table:table-cell table:style-name="ce16" table:formula="of:=100*([.$O52]-[.$D52])/MAX([.$O52];[.$D52])" office:value-type="float" office:value="57.2816460624257" calcext:value-type="float">
            <text:p>57,28</text:p>
          </table:table-cell>
          <table:table-cell table:style-name="ce64" office:value-type="float" office:value="1.0213581204" calcext:value-type="float">
            <text:p>1,02E+00</text:p>
          </table:table-cell>
          <table:table-cell/>
          <table:table-cell table:style-name="ce63" office:value-type="float" office:value="0.0670003190000017" calcext:value-type="float">
            <text:p>6,70E-02</text:p>
          </table:table-cell>
          <table:table-cell table:style-name="ce19" office:value-type="float" office:value="0.0688489850000025" calcext:value-type="float">
            <text:p>6,88E-02</text:p>
          </table:table-cell>
          <table:table-cell table:style-name="ce15" office:value-type="float" office:value="920.624469999999" calcext:value-type="float">
            <text:p>920,6245</text:p>
          </table:table-cell>
          <table:table-cell table:style-name="ce15" office:value-type="float" office:value="1575.17591" calcext:value-type="float">
            <text:p>1575,1759</text:p>
          </table:table-cell>
          <table:table-cell/>
          <table:table-cell table:style-name="ce64" office:value-type="float" office:value="0.711626756000001" calcext:value-type="float">
            <text:p>7,12E-01</text:p>
          </table:table-cell>
          <table:table-cell table:style-name="ce64" office:value-type="float" office:value="1.42525604999999" calcext:value-type="float">
            <text:p>1,43E+00</text:p>
          </table:table-cell>
          <table:table-cell table:style-name="ce61" office:value-type="float" office:value="387.927590000003" calcext:value-type="float">
            <text:p>387,9276</text:p>
          </table:table-cell>
          <table:table-cell table:style-name="ce61" office:value-type="float" office:value="632.745849999998" calcext:value-type="float">
            <text:p>632,7458</text:p>
          </table:table-cell>
          <table:table-cell table:number-columns-repeated="2"/>
          <table:table-cell table:style-name="ce43" office:value-type="string" calcext:value-type="string">
            <text:p>GKD-b_49_n150_m45</text:p>
          </table:table-cell>
          <table:table-cell table:style-name="ce61" office:value-type="float" office:value="265.842630000001" calcext:value-type="float">
            <text:p>265,8426</text:p>
          </table:table-cell>
          <table:table-cell table:style-name="ce16" table:formula="of:=100*([.$AE52]-[.$D52])/MAX([.$AE52];[.$D52])" office:value-type="float" office:value="14.8332191868542" calcext:value-type="float">
            <text:p>14,83</text:p>
          </table:table-cell>
          <table:table-cell table:style-name="ce64" office:value-type="float" office:value="137.23775711" calcext:value-type="float">
            <text:p>1,37E+02</text:p>
          </table:table-cell>
          <table:table-cell/>
          <table:table-cell table:style-name="Default"/>
          <table:table-cell table:style-name="ce43" office:value-type="string" calcext:value-type="string">
            <text:p>GKD-b_49_n150_m45</text:p>
          </table:table-cell>
          <table:table-cell table:style-name="ce61" office:value-type="float" office:value="265.842630000001" calcext:value-type="float">
            <text:p>265,8426</text:p>
          </table:table-cell>
          <table:table-cell table:style-name="ce16" table:formula="of:=100*([.$AK52]-[.$D52])/MAX([.$AK52];[.$D52])" office:value-type="float" office:value="14.8332191868542" calcext:value-type="float">
            <text:p>14,83</text:p>
          </table:table-cell>
          <table:table-cell table:style-name="ce64" office:value-type="float" office:value="166.546489531" calcext:value-type="float">
            <text:p>1,67E+02</text:p>
          </table:table-cell>
          <table:table-cell table:style-name="Default" table:number-columns-repeated="2"/>
          <table:table-cell table:style-name="ce43" office:value-type="string" calcext:value-type="string">
            <text:p>GKD-b_49_n150_m45</text:p>
          </table:table-cell>
          <table:table-cell table:style-name="ce61" office:value-type="float" office:value="412.809699999997" calcext:value-type="float">
            <text:p>412,8097</text:p>
          </table:table-cell>
          <table:table-cell table:style-name="ce16" table:formula="of:=100*([.$AQ52]-[.$D52])/MAX([.$AQ52];[.$D52])" office:value-type="float" office:value="45.1539995305332" calcext:value-type="float">
            <text:p>45,15</text:p>
          </table:table-cell>
          <table:table-cell table:style-name="ce64" office:value-type="float" office:value="30.9859064930006" calcext:value-type="float">
            <text:p>3,10E+01</text:p>
          </table:table-cell>
          <table:table-cell table:style-name="Default" table:number-columns-repeated="2"/>
          <table:table-cell table:style-name="ce43" office:value-type="string" calcext:value-type="string">
            <text:p>GKD-b_49_n150_m45</text:p>
          </table:table-cell>
          <table:table-cell table:style-name="ce61" office:value-type="float" office:value="413.679119999999" calcext:value-type="float">
            <text:p>413,6791</text:p>
          </table:table-cell>
          <table:table-cell table:style-name="ce16" table:formula="of:=100*([.$AW52]-[.$D52])/MAX([.$AW52];[.$D52])" office:value-type="float" office:value="45.2692681225962" calcext:value-type="float">
            <text:p>45,27</text:p>
          </table:table-cell>
          <table:table-cell table:style-name="ce64" office:value-type="float" office:value="51.725956575001" calcext:value-type="float">
            <text:p>5,17E+01</text:p>
          </table:table-cell>
          <table:table-cell table:style-name="Default" table:number-columns-repeated="2"/>
          <table:table-cell table:style-name="ce43" office:value-type="string" calcext:value-type="string">
            <text:p>GKD-b_49_n150_m45</text:p>
          </table:table-cell>
          <table:table-cell table:style-name="ce61" office:value-type="float" office:value="479.936570000002" calcext:value-type="float">
            <text:p>479,9366</text:p>
          </table:table-cell>
          <table:table-cell table:style-name="ce16" table:formula="of:=100*([.$BC52]-[.$D52])/MAX([.$BC52];[.$D52])" office:value-type="float" office:value="52.8250972831676" calcext:value-type="float">
            <text:p>52,83</text:p>
          </table:table-cell>
          <table:table-cell table:style-name="ce64" office:value-type="float" office:value="7.72739683300006" calcext:value-type="float">
            <text:p>7,73E+00</text:p>
          </table:table-cell>
          <table:table-cell table:style-name="Default" table:number-columns-repeated="14"/>
          <table:table-cell table:number-columns-repeated="186"/>
        </table:table-row>
        <table:table-row table:style-name="ro4">
          <table:table-cell table:style-name="ce4" office:value-type="string" calcext:value-type="string">
            <text:p>GKD-b_50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48.856619999998" calcext:value-type="float">
            <text:p>248,856619999998</text:p>
          </table:table-cell>
          <table:table-cell/>
          <table:table-cell table:style-name="ce43" office:value-type="string" calcext:value-type="string">
            <text:p>GKD-b_50_n150_m45</text:p>
          </table:table-cell>
          <table:table-cell table:style-name="ce15" office:value-type="float" office:value="1592.498726" calcext:value-type="float">
            <text:p>1592,4987</text:p>
          </table:table-cell>
          <table:table-cell table:style-name="ce16" table:formula="of:=100*([.G53]-[.$D53])/MAX([.G53];[.$D53])" office:value-type="float" office:value="84.3731981735979" calcext:value-type="float">
            <text:p>84,37</text:p>
          </table:table-cell>
          <table:table-cell table:style-name="ce19" office:value-type="float" office:value="0.0649501400000005" calcext:value-type="float">
            <text:p>6,50E-02</text:p>
          </table:table-cell>
          <table:table-cell table:number-columns-repeated="4"/>
          <table:table-cell table:style-name="ce43" office:value-type="string" calcext:value-type="string">
            <text:p>GKD-b_50_n150_m45</text:p>
          </table:table-cell>
          <table:table-cell table:style-name="ce61" office:value-type="float" office:value="380.94273" calcext:value-type="float">
            <text:p>380,9427</text:p>
          </table:table-cell>
          <table:table-cell table:style-name="ce16" table:formula="of:=100*([.$O53]-[.$D53])/MAX([.$O53];[.$D53])" office:value-type="float" office:value="34.6734822843324" calcext:value-type="float">
            <text:p>34,67</text:p>
          </table:table-cell>
          <table:table-cell table:style-name="ce64" office:value-type="float" office:value="1.3610928552" calcext:value-type="float">
            <text:p>1,36E+00</text:p>
          </table:table-cell>
          <table:table-cell/>
          <table:table-cell table:style-name="ce63" office:value-type="float" office:value="0.0673283590000011" calcext:value-type="float">
            <text:p>6,73E-02</text:p>
          </table:table-cell>
          <table:table-cell table:style-name="ce19" office:value-type="float" office:value="0.070110157000002" calcext:value-type="float">
            <text:p>7,01E-02</text:p>
          </table:table-cell>
          <table:table-cell table:style-name="ce15" office:value-type="float" office:value="1500.95159" calcext:value-type="float">
            <text:p>1500,9516</text:p>
          </table:table-cell>
          <table:table-cell table:style-name="ce15" office:value-type="float" office:value="1829.57831" calcext:value-type="float">
            <text:p>1829,5783</text:p>
          </table:table-cell>
          <table:table-cell/>
          <table:table-cell table:style-name="ce64" office:value-type="float" office:value="0.234652304999997" calcext:value-type="float">
            <text:p>2,35E-01</text:p>
          </table:table-cell>
          <table:table-cell table:style-name="ce64" office:value-type="float" office:value="2.351833943" calcext:value-type="float">
            <text:p>2,35E+00</text:p>
          </table:table-cell>
          <table:table-cell table:style-name="ce61" office:value-type="float" office:value="322.41774" calcext:value-type="float">
            <text:p>322,4177</text:p>
          </table:table-cell>
          <table:table-cell table:style-name="ce61" office:value-type="float" office:value="462.46173" calcext:value-type="float">
            <text:p>462,4617</text:p>
          </table:table-cell>
          <table:table-cell table:number-columns-repeated="2"/>
          <table:table-cell table:style-name="ce43" office:value-type="string" calcext:value-type="string">
            <text:p>GKD-b_50_n150_m45</text:p>
          </table:table-cell>
          <table:table-cell table:style-name="ce61" office:value-type="float" office:value="288.744349999998" calcext:value-type="float">
            <text:p>288,7443</text:p>
          </table:table-cell>
          <table:table-cell table:style-name="ce16" table:formula="of:=100*([.$AE53]-[.$D53])/MAX([.$AE53];[.$D53])" office:value-type="float" office:value="13.8142027714137" calcext:value-type="float">
            <text:p>13,81</text:p>
          </table:table-cell>
          <table:table-cell table:style-name="ce64" office:value-type="float" office:value="138.711302535" calcext:value-type="float">
            <text:p>1,39E+02</text:p>
          </table:table-cell>
          <table:table-cell/>
          <table:table-cell table:style-name="Default"/>
          <table:table-cell table:style-name="ce43" office:value-type="string" calcext:value-type="string">
            <text:p>GKD-b_50_n150_m45</text:p>
          </table:table-cell>
          <table:table-cell table:style-name="ce61" office:value-type="float" office:value="291.765560000003" calcext:value-type="float">
            <text:p>291,7656</text:p>
          </table:table-cell>
          <table:table-cell table:style-name="ce16" table:formula="of:=100*([.$AK53]-[.$D53])/MAX([.$AK53];[.$D53])" office:value-type="float" office:value="14.7066500926306" calcext:value-type="float">
            <text:p>14,71</text:p>
          </table:table-cell>
          <table:table-cell table:style-name="ce64" office:value-type="float" office:value="168.082080439" calcext:value-type="float">
            <text:p>1,68E+02</text:p>
          </table:table-cell>
          <table:table-cell table:style-name="Default" table:number-columns-repeated="2"/>
          <table:table-cell table:style-name="ce43" office:value-type="string" calcext:value-type="string">
            <text:p>GKD-b_50_n150_m45</text:p>
          </table:table-cell>
          <table:table-cell table:style-name="ce61" office:value-type="float" office:value="354.49743" calcext:value-type="float">
            <text:p>354,4974</text:p>
          </table:table-cell>
          <table:table-cell table:style-name="ce16" table:formula="of:=100*([.$AQ53]-[.$D53])/MAX([.$AQ53];[.$D53])" office:value-type="float" office:value="29.8001624440555" calcext:value-type="float">
            <text:p>29,80</text:p>
          </table:table-cell>
          <table:table-cell table:style-name="ce64" office:value-type="float" office:value="31.2072993720012" calcext:value-type="float">
            <text:p>3,12E+01</text:p>
          </table:table-cell>
          <table:table-cell table:style-name="Default" table:number-columns-repeated="2"/>
          <table:table-cell table:style-name="ce43" office:value-type="string" calcext:value-type="string">
            <text:p>GKD-b_50_n150_m45</text:p>
          </table:table-cell>
          <table:table-cell table:style-name="ce61" office:value-type="float" office:value="433.623150000001" calcext:value-type="float">
            <text:p>433,6232</text:p>
          </table:table-cell>
          <table:table-cell table:style-name="ce16" table:formula="of:=100*([.$AW53]-[.$D53])/MAX([.$AW53];[.$D53])" office:value-type="float" office:value="42.6099321496102" calcext:value-type="float">
            <text:p>42,61</text:p>
          </table:table-cell>
          <table:table-cell table:style-name="ce64" office:value-type="float" office:value="51.5252337279999" calcext:value-type="float">
            <text:p>5,15E+01</text:p>
          </table:table-cell>
          <table:table-cell table:style-name="Default" table:number-columns-repeated="2"/>
          <table:table-cell table:style-name="ce43" office:value-type="string" calcext:value-type="string">
            <text:p>GKD-b_50_n150_m45</text:p>
          </table:table-cell>
          <table:table-cell table:style-name="ce61" office:value-type="float" office:value="265.075159999999" calcext:value-type="float">
            <text:p>265,0752</text:p>
          </table:table-cell>
          <table:table-cell table:style-name="ce16" table:formula="of:=100*([.$BC53]-[.$D53])/MAX([.$BC53];[.$D53])" office:value-type="float" office:value="6.1184684374051" calcext:value-type="float">
            <text:p>6,12</text:p>
          </table:table-cell>
          <table:table-cell table:style-name="ce64" office:value-type="float" office:value="7.67730107300008" calcext:value-type="float">
            <text:p>7,68E+00</text:p>
          </table:table-cell>
          <table:table-cell table:style-name="Default" table:number-columns-repeated="14"/>
          <table:table-cell table:number-columns-repeated="186"/>
        </table:table-row>
        <table:table-row table:style-name="ro9" table:number-rows-repeated="2">
          <table:table-cell table:number-columns-repeated="34"/>
          <table:table-cell table:style-name="Default" table:number-columns-repeated="37"/>
          <table:table-cell table:number-columns-repeated="186"/>
        </table:table-row>
        <table:table-row table:style-name="ro9">
          <table:table-cell table:number-columns-repeated="18"/>
          <table:table-cell table:style-name="Default"/>
          <table:table-cell table:number-columns-repeated="238"/>
        </table:table-row>
        <table:table-row table:style-name="ro9">
          <table:table-cell table:number-columns-repeated="18"/>
          <table:table-cell table:style-name="Default"/>
          <table:table-cell table:number-columns-repeated="8"/>
          <table:table-cell table:style-name="Default" table:number-columns-repeated="25"/>
          <table:table-cell table:number-columns-repeated="205"/>
        </table:table-row>
        <table:table-row table:style-name="ro1">
          <table:table-cell table:number-columns-repeated="13"/>
          <table:table-cell office:value-type="string" calcext:value-type="string">
            <text:p>Greedy</text:p>
          </table:table-cell>
          <table:table-cell office:value-type="string" calcext:value-type="string">
            <text:p>BL</text:p>
          </table:table-cell>
          <table:table-cell table:number-columns-repeated="2"/>
          <table:table-cell office:value-type="string" calcext:value-type="string">
            <text:p><text:s text:c="8"/></text:p>
          </table:table-cell>
          <table:table-cell office:value-type="string" calcext:value-type="string">
            <text:p>BL</text:p>
          </table:table-cell>
          <table:table-cell table:number-columns-repeated="3"/>
          <table:table-cell table:style-name="ce18" office:value-type="string" calcext:value-type="string">
            <text:p>Mejor BL</text:p>
          </table:table-cell>
          <table:table-cell table:style-name="ce18" office:value-type="string" calcext:value-type="string">
            <text:p>Peor BL</text:p>
          </table:table-cell>
          <table:table-cell table:number-columns-repeated="3"/>
          <table:table-cell table:style-name="Default" table:number-columns-repeated="25"/>
          <table:table-cell table:number-columns-repeated="205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61" office:value-type="float" office:value="0" calcext:value-type="float">
            <text:p>0,0000</text:p>
          </table:table-cell>
          <table:table-cell/>
          <table:table-cell table:style-name="ce43" office:value-type="string" calcext:value-type="string">
            <text:p>GKD-b_1_n25_m2</text:p>
          </table:table-cell>
          <table:table-cell table:style-name="ce19" office:value-type="float" office:value="0.00000846359999999713" calcext:value-type="float">
            <text:p>8,46E-06</text:p>
          </table:table-cell>
          <table:table-cell table:style-name="ce64" office:value-type="float" office:value="0.000310747199999994" calcext:value-type="float">
            <text:p>3,11E-04</text:p>
          </table:table-cell>
          <table:table-cell table:number-columns-repeated="2"/>
          <table:table-cell table:style-name="ce43" office:value-type="string" calcext:value-type="string">
            <text:p>GKD-b_1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CS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BL</text:p>
          </table:table-cell>
          <table:table-cell table:style-name="Default" office:value-type="string" calcext:value-type="string">
            <text:p>M-CS</text:p>
          </table:table-cell>
          <table:table-cell table:style-name="Default" office:value-type="string" calcext:value-type="string">
            <text:p>CS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BL</text:p>
          </table:table-cell>
          <table:table-cell table:style-name="Default" office:value-type="string" calcext:value-type="string">
            <text:p>M-CS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61" office:value-type="float" office:value="0" calcext:value-type="float">
            <text:p>0,0000</text:p>
          </table:table-cell>
          <table:table-cell/>
          <table:table-cell table:style-name="ce43" office:value-type="string" calcext:value-type="string">
            <text:p>GKD-b_2_n25_m2</text:p>
          </table:table-cell>
          <table:table-cell table:style-name="ce19" office:value-type="float" office:value="0.00000684679999999605" calcext:value-type="float">
            <text:p>6,85E-06</text:p>
          </table:table-cell>
          <table:table-cell table:style-name="ce64" office:value-type="float" office:value="0.000210545599999989" calcext:value-type="float">
            <text:p>2,11E-04</text:p>
          </table:table-cell>
          <table:table-cell table:number-columns-repeated="2"/>
          <table:table-cell table:style-name="ce43" office:value-type="string" calcext:value-type="string">
            <text:p>GKD-b_2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1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5" office:value-type="float" office:value="0" calcext:value-type="float">
            <text:p>0,0000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style-name="ce64" office:value-type="float" office:value="0.000587119999999997" calcext:value-type="float">
            <text:p>5,87E-04</text:p>
          </table:table-cell>
          <table:table-cell table:style-name="ce19" office:value-type="float" office:value="0.00000846359999999713" calcext:value-type="float">
            <text:p>8,46E-06</text:p>
          </table:table-cell>
          <table:table-cell table:style-name="ce64" office:value-type="float" office:value="0.000310747199999994" calcext:value-type="float">
            <text:p>3,11E-04</text:p>
          </table:table-cell>
          <table:table-cell table:style-name="ce64" office:value-type="float" office:value="0.01381475" calcext:value-type="float">
            <text:p>1,38E-02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8"/>
          <table:table-cell table:style-name="Default" table:number-columns-repeated="3"/>
          <table:table-cell/>
          <table:table-cell table:style-name="ce43" office:value-type="string" calcext:value-type="string">
            <text:p>GKD-b_3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61" office:value-type="float" office:value="0" calcext:value-type="float">
            <text:p>0,0000</text:p>
          </table:table-cell>
          <table:table-cell/>
          <table:table-cell table:style-name="ce43" office:value-type="string" calcext:value-type="string">
            <text:p>GKD-b_3_n25_m2</text:p>
          </table:table-cell>
          <table:table-cell table:style-name="ce19" office:value-type="float" office:value="0.00000668400000000124" calcext:value-type="float">
            <text:p>6,68E-06</text:p>
          </table:table-cell>
          <table:table-cell table:style-name="ce64" office:value-type="float" office:value="0.000211346199999996" calcext:value-type="float">
            <text:p>2,11E-04</text:p>
          </table:table-cell>
          <table:table-cell table:number-columns-repeated="2"/>
          <table:table-cell table:style-name="ce43" office:value-type="string" calcext:value-type="string">
            <text:p>GKD-b_3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2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5" office:value-type="float" office:value="0" calcext:value-type="float">
            <text:p>0,0000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style-name="ce64" office:value-type="float" office:value="0.000525189999999981" calcext:value-type="float">
            <text:p>5,25E-04</text:p>
          </table:table-cell>
          <table:table-cell table:style-name="ce19" office:value-type="float" office:value="0.00000684679999999605" calcext:value-type="float">
            <text:p>6,85E-06</text:p>
          </table:table-cell>
          <table:table-cell table:style-name="ce64" office:value-type="float" office:value="0.000210545599999989" calcext:value-type="float">
            <text:p>2,11E-04</text:p>
          </table:table-cell>
          <table:table-cell table:style-name="ce64" office:value-type="float" office:value="0.01296978" calcext:value-type="float">
            <text:p>1,30E-02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8"/>
          <table:table-cell table:style-name="Default" table:number-columns-repeated="3"/>
          <table:table-cell/>
          <table:table-cell table:style-name="ce43" office:value-type="string" calcext:value-type="string">
            <text:p>GKD-b_4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61" office:value-type="float" office:value="0" calcext:value-type="float">
            <text:p>0,0000</text:p>
          </table:table-cell>
          <table:table-cell/>
          <table:table-cell table:style-name="ce43" office:value-type="string" calcext:value-type="string">
            <text:p>GKD-b_4_n25_m2</text:p>
          </table:table-cell>
          <table:table-cell table:style-name="ce19" office:value-type="float" office:value="0.00000648780000000182" calcext:value-type="float">
            <text:p>6,49E-06</text:p>
          </table:table-cell>
          <table:table-cell table:style-name="ce64" office:value-type="float" office:value="0.000222469200000008" calcext:value-type="float">
            <text:p>2,22E-04</text:p>
          </table:table-cell>
          <table:table-cell table:number-columns-repeated="2"/>
          <table:table-cell table:style-name="ce43" office:value-type="string" calcext:value-type="string">
            <text:p>GKD-b_4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3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5" office:value-type="float" office:value="0" calcext:value-type="float">
            <text:p>0,0000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style-name="ce64" office:value-type="float" office:value="0.000519320000000017" calcext:value-type="float">
            <text:p>5,19E-04</text:p>
          </table:table-cell>
          <table:table-cell table:style-name="ce19" office:value-type="float" office:value="0.00000668400000000124" calcext:value-type="float">
            <text:p>6,68E-06</text:p>
          </table:table-cell>
          <table:table-cell table:style-name="ce64" office:value-type="float" office:value="0.000211346199999996" calcext:value-type="float">
            <text:p>2,11E-04</text:p>
          </table:table-cell>
          <table:table-cell table:style-name="ce64" office:value-type="float" office:value="0.012876176" calcext:value-type="float">
            <text:p>1,29E-02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5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61" office:value-type="float" office:value="0" calcext:value-type="float">
            <text:p>0,0000</text:p>
          </table:table-cell>
          <table:table-cell/>
          <table:table-cell table:style-name="ce43" office:value-type="string" calcext:value-type="string">
            <text:p>GKD-b_5_n25_m2</text:p>
          </table:table-cell>
          <table:table-cell table:style-name="ce19" office:value-type="float" office:value="0.0000067276000000005" calcext:value-type="float">
            <text:p>6,73E-06</text:p>
          </table:table-cell>
          <table:table-cell table:style-name="ce64" office:value-type="float" office:value="0.000213925799999992" calcext:value-type="float">
            <text:p>2,14E-04</text:p>
          </table:table-cell>
          <table:table-cell table:number-columns-repeated="2"/>
          <table:table-cell table:style-name="ce43" office:value-type="string" calcext:value-type="string">
            <text:p>GKD-b_5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4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5" office:value-type="float" office:value="0" calcext:value-type="float">
            <text:p>0,0000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style-name="ce64" office:value-type="float" office:value="0.000525720000000007" calcext:value-type="float">
            <text:p>5,26E-04</text:p>
          </table:table-cell>
          <table:table-cell table:style-name="ce19" office:value-type="float" office:value="0.00000648780000000182" calcext:value-type="float">
            <text:p>6,49E-06</text:p>
          </table:table-cell>
          <table:table-cell table:style-name="ce64" office:value-type="float" office:value="0.000222469200000008" calcext:value-type="float">
            <text:p>2,22E-04</text:p>
          </table:table-cell>
          <table:table-cell table:style-name="ce64" office:value-type="float" office:value="0.01287439" calcext:value-type="float">
            <text:p>1,29E-02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6_n25_m7</text:p>
          </table:table-cell>
          <table:table-cell table:style-name="ce15" office:value-type="float" office:value="172.938918" calcext:value-type="float">
            <text:p>172,9389</text:p>
          </table:table-cell>
          <table:table-cell table:style-name="ce61" office:value-type="float" office:value="49.0832840000001" calcext:value-type="float">
            <text:p>49,0833</text:p>
          </table:table-cell>
          <table:table-cell/>
          <table:table-cell table:style-name="ce43" office:value-type="string" calcext:value-type="string">
            <text:p>GKD-b_6_n25_m7</text:p>
          </table:table-cell>
          <table:table-cell table:style-name="ce19" office:value-type="float" office:value="0.000327868799999997" calcext:value-type="float">
            <text:p>3,28E-04</text:p>
          </table:table-cell>
          <table:table-cell table:style-name="ce64" office:value-type="float" office:value="0.00245744780000001" calcext:value-type="float">
            <text:p>2,46E-03</text:p>
          </table:table-cell>
          <table:table-cell table:number-columns-repeated="2"/>
          <table:table-cell table:style-name="ce43" office:value-type="string" calcext:value-type="string">
            <text:p>GKD-b_6_n25_m7</text:p>
          </table:table-cell>
          <table:table-cell table:style-name="ce61" office:value-type="float" office:value="40.8068099999998" calcext:value-type="float">
            <text:p>40,8068</text:p>
          </table:table-cell>
          <table:table-cell table:style-name="ce61" office:value-type="float" office:value="54.4360700000002" calcext:value-type="float">
            <text:p>54,4361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5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5" office:value-type="float" office:value="0" calcext:value-type="float">
            <text:p>0,0000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style-name="ce64" office:value-type="float" office:value="0.000514790000000015" calcext:value-type="float">
            <text:p>5,15E-04</text:p>
          </table:table-cell>
          <table:table-cell table:style-name="ce19" office:value-type="float" office:value="0.0000067276000000005" calcext:value-type="float">
            <text:p>6,73E-06</text:p>
          </table:table-cell>
          <table:table-cell table:style-name="ce64" office:value-type="float" office:value="0.000213925799999992" calcext:value-type="float">
            <text:p>2,14E-04</text:p>
          </table:table-cell>
          <table:table-cell table:style-name="ce64" office:value-type="float" office:value="0.01286339" calcext:value-type="float">
            <text:p>1,29E-02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7_n25_m7</text:p>
          </table:table-cell>
          <table:table-cell table:style-name="ce15" office:value-type="float" office:value="151.478394" calcext:value-type="float">
            <text:p>151,4784</text:p>
          </table:table-cell>
          <table:table-cell table:style-name="ce61" office:value-type="float" office:value="34.5253380000001" calcext:value-type="float">
            <text:p>34,5253</text:p>
          </table:table-cell>
          <table:table-cell/>
          <table:table-cell table:style-name="ce43" office:value-type="string" calcext:value-type="string">
            <text:p>GKD-b_7_n25_m7</text:p>
          </table:table-cell>
          <table:table-cell table:style-name="ce19" office:value-type="float" office:value="0.000324279200000005" calcext:value-type="float">
            <text:p>3,24E-04</text:p>
          </table:table-cell>
          <table:table-cell table:style-name="ce64" office:value-type="float" office:value="0.0028955066" calcext:value-type="float">
            <text:p>2,90E-03</text:p>
          </table:table-cell>
          <table:table-cell table:number-columns-repeated="2"/>
          <table:table-cell table:style-name="ce43" office:value-type="string" calcext:value-type="string">
            <text:p>GKD-b_7_n25_m7</text:p>
          </table:table-cell>
          <table:table-cell table:style-name="ce61" office:value-type="float" office:value="20.8560200000002" calcext:value-type="float">
            <text:p>20,8560</text:p>
          </table:table-cell>
          <table:table-cell table:style-name="ce61" office:value-type="float" office:value="50.42563" calcext:value-type="float">
            <text:p>50,4256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6_n25_m7</text:p>
          </table:table-cell>
          <table:table-cell table:style-name="ce61" office:value-type="float" office:value="28.2213999999999" calcext:value-type="float">
            <text:p>28,2214</text:p>
          </table:table-cell>
          <table:table-cell table:style-name="ce15" office:value-type="float" office:value="172.938918" calcext:value-type="float">
            <text:p>172,9389</text:p>
          </table:table-cell>
          <table:table-cell table:style-name="ce61" office:value-type="float" office:value="49.0832840000001" calcext:value-type="float">
            <text:p>49,0833</text:p>
          </table:table-cell>
          <table:table-cell table:style-name="ce61" office:value-type="float" office:value="28.2213999999999" calcext:value-type="float">
            <text:p>28,2214</text:p>
          </table:table-cell>
          <table:table-cell table:style-name="ce64" office:value-type="float" office:value="1.246739087" calcext:value-type="float">
            <text:p>1,25E+00</text:p>
          </table:table-cell>
          <table:table-cell table:style-name="ce19" office:value-type="float" office:value="0.000327868799999997" calcext:value-type="float">
            <text:p>3,28E-04</text:p>
          </table:table-cell>
          <table:table-cell table:style-name="ce64" office:value-type="float" office:value="0.00245744780000001" calcext:value-type="float">
            <text:p>2,46E-03</text:p>
          </table:table-cell>
          <table:table-cell table:style-name="ce64" office:value-type="float" office:value="2.669482263" calcext:value-type="float">
            <text:p>2,67E+00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8_n25_m7</text:p>
          </table:table-cell>
          <table:table-cell table:style-name="ce15" office:value-type="float" office:value="132.59337" calcext:value-type="float">
            <text:p>132,5934</text:p>
          </table:table-cell>
          <table:table-cell table:style-name="ce61" office:value-type="float" office:value="44.745148" calcext:value-type="float">
            <text:p>44,7451</text:p>
          </table:table-cell>
          <table:table-cell/>
          <table:table-cell table:style-name="ce43" office:value-type="string" calcext:value-type="string">
            <text:p>GKD-b_8_n25_m7</text:p>
          </table:table-cell>
          <table:table-cell table:style-name="ce19" office:value-type="float" office:value="0.000327238199999996" calcext:value-type="float">
            <text:p>3,27E-04</text:p>
          </table:table-cell>
          <table:table-cell table:style-name="ce64" office:value-type="float" office:value="0.00206939879999999" calcext:value-type="float">
            <text:p>2,07E-03</text:p>
          </table:table-cell>
          <table:table-cell table:number-columns-repeated="2"/>
          <table:table-cell table:style-name="ce43" office:value-type="string" calcext:value-type="string">
            <text:p>GKD-b_8_n25_m7</text:p>
          </table:table-cell>
          <table:table-cell table:style-name="ce61" office:value-type="float" office:value="40.0214399999998" calcext:value-type="float">
            <text:p>40,0214</text:p>
          </table:table-cell>
          <table:table-cell table:style-name="ce61" office:value-type="float" office:value="50.8084100000001" calcext:value-type="float">
            <text:p>50,8084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7_n25_m7</text:p>
          </table:table-cell>
          <table:table-cell table:style-name="ce61" office:value-type="float" office:value="19.4777800000002" calcext:value-type="float">
            <text:p>19,4778</text:p>
          </table:table-cell>
          <table:table-cell table:style-name="ce15" office:value-type="float" office:value="151.478394" calcext:value-type="float">
            <text:p>151,4784</text:p>
          </table:table-cell>
          <table:table-cell table:style-name="ce61" office:value-type="float" office:value="34.5253380000001" calcext:value-type="float">
            <text:p>34,5253</text:p>
          </table:table-cell>
          <table:table-cell table:style-name="ce61" office:value-type="float" office:value="27.87645" calcext:value-type="float">
            <text:p>27,8765</text:p>
          </table:table-cell>
          <table:table-cell table:style-name="ce64" office:value-type="float" office:value="1.243817016" calcext:value-type="float">
            <text:p>1,24E+00</text:p>
          </table:table-cell>
          <table:table-cell table:style-name="ce19" office:value-type="float" office:value="0.000324279200000005" calcext:value-type="float">
            <text:p>3,24E-04</text:p>
          </table:table-cell>
          <table:table-cell table:style-name="ce64" office:value-type="float" office:value="0.0028955066" calcext:value-type="float">
            <text:p>2,90E-03</text:p>
          </table:table-cell>
          <table:table-cell table:style-name="ce64" office:value-type="float" office:value="2.423674634" calcext:value-type="float">
            <text:p>2,42E+00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9_n25_m7</text:p>
          </table:table-cell>
          <table:table-cell table:style-name="ce15" office:value-type="float" office:value="131.454126" calcext:value-type="float">
            <text:p>131,4541</text:p>
          </table:table-cell>
          <table:table-cell table:style-name="ce61" office:value-type="float" office:value="50.384496" calcext:value-type="float">
            <text:p>50,3845</text:p>
          </table:table-cell>
          <table:table-cell/>
          <table:table-cell table:style-name="ce43" office:value-type="string" calcext:value-type="string">
            <text:p>GKD-b_9_n25_m7</text:p>
          </table:table-cell>
          <table:table-cell table:style-name="ce19" office:value-type="float" office:value="0.000325509800000007" calcext:value-type="float">
            <text:p>3,26E-04</text:p>
          </table:table-cell>
          <table:table-cell table:style-name="ce64" office:value-type="float" office:value="0.00266474639999996" calcext:value-type="float">
            <text:p>2,66E-03</text:p>
          </table:table-cell>
          <table:table-cell table:number-columns-repeated="2"/>
          <table:table-cell table:style-name="ce43" office:value-type="string" calcext:value-type="string">
            <text:p>GKD-b_9_n25_m7</text:p>
          </table:table-cell>
          <table:table-cell table:style-name="ce61" office:value-type="float" office:value="35.9848999999998" calcext:value-type="float">
            <text:p>35,9849</text:p>
          </table:table-cell>
          <table:table-cell table:style-name="ce61" office:value-type="float" office:value="70.80767" calcext:value-type="float">
            <text:p>70,8077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8_n25_m7</text:p>
          </table:table-cell>
          <table:table-cell table:style-name="ce61" office:value-type="float" office:value="30.34163" calcext:value-type="float">
            <text:p>30,3416</text:p>
          </table:table-cell>
          <table:table-cell table:style-name="ce15" office:value-type="float" office:value="132.59337" calcext:value-type="float">
            <text:p>132,5934</text:p>
          </table:table-cell>
          <table:table-cell table:style-name="ce61" office:value-type="float" office:value="44.745148" calcext:value-type="float">
            <text:p>44,7451</text:p>
          </table:table-cell>
          <table:table-cell table:style-name="ce61" office:value-type="float" office:value="24.2035299999999" calcext:value-type="float">
            <text:p>24,2035</text:p>
          </table:table-cell>
          <table:table-cell table:style-name="ce64" office:value-type="float" office:value="1.246589457" calcext:value-type="float">
            <text:p>1,25E+00</text:p>
          </table:table-cell>
          <table:table-cell table:style-name="ce19" office:value-type="float" office:value="0.000327238199999996" calcext:value-type="float">
            <text:p>3,27E-04</text:p>
          </table:table-cell>
          <table:table-cell table:style-name="ce64" office:value-type="float" office:value="0.00206939879999999" calcext:value-type="float">
            <text:p>2,07E-03</text:p>
          </table:table-cell>
          <table:table-cell table:style-name="ce64" office:value-type="float" office:value="2.28207999" calcext:value-type="float">
            <text:p>2,28E+00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0_n25_m7</text:p>
          </table:table-cell>
          <table:table-cell table:style-name="ce15" office:value-type="float" office:value="151.238492" calcext:value-type="float">
            <text:p>151,2385</text:p>
          </table:table-cell>
          <table:table-cell table:style-name="ce61" office:value-type="float" office:value="52.6370939999999" calcext:value-type="float">
            <text:p>52,6371</text:p>
          </table:table-cell>
          <table:table-cell/>
          <table:table-cell table:style-name="ce43" office:value-type="string" calcext:value-type="string">
            <text:p>GKD-b_10_n25_m7</text:p>
          </table:table-cell>
          <table:table-cell table:style-name="ce19" office:value-type="float" office:value="0.000323245799999999" calcext:value-type="float">
            <text:p>3,23E-04</text:p>
          </table:table-cell>
          <table:table-cell table:style-name="ce64" office:value-type="float" office:value="0.00216839719999999" calcext:value-type="float">
            <text:p>2,17E-03</text:p>
          </table:table-cell>
          <table:table-cell table:number-columns-repeated="2"/>
          <table:table-cell table:style-name="ce43" office:value-type="string" calcext:value-type="string">
            <text:p>GKD-b_10_n25_m7</text:p>
          </table:table-cell>
          <table:table-cell table:style-name="ce61" office:value-type="float" office:value="35.1925199999998" calcext:value-type="float">
            <text:p>35,1925</text:p>
          </table:table-cell>
          <table:table-cell table:style-name="ce61" office:value-type="float" office:value="76.4304600000003" calcext:value-type="float">
            <text:p>76,4305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9_n25_m7</text:p>
          </table:table-cell>
          <table:table-cell table:style-name="ce61" office:value-type="float" office:value="25.5399699999999" calcext:value-type="float">
            <text:p>25,5400</text:p>
          </table:table-cell>
          <table:table-cell table:style-name="ce15" office:value-type="float" office:value="131.454126" calcext:value-type="float">
            <text:p>131,4541</text:p>
          </table:table-cell>
          <table:table-cell table:style-name="ce61" office:value-type="float" office:value="50.384496" calcext:value-type="float">
            <text:p>50,3845</text:p>
          </table:table-cell>
          <table:table-cell table:style-name="ce61" office:value-type="float" office:value="28.66037" calcext:value-type="float">
            <text:p>28,6604</text:p>
          </table:table-cell>
          <table:table-cell table:style-name="ce64" office:value-type="float" office:value="1.241071886" calcext:value-type="float">
            <text:p>1,24E+00</text:p>
          </table:table-cell>
          <table:table-cell table:style-name="ce19" office:value-type="float" office:value="0.000325509800000007" calcext:value-type="float">
            <text:p>3,26E-04</text:p>
          </table:table-cell>
          <table:table-cell table:style-name="ce64" office:value-type="float" office:value="0.00266474639999996" calcext:value-type="float">
            <text:p>2,66E-03</text:p>
          </table:table-cell>
          <table:table-cell table:style-name="ce64" office:value-type="float" office:value="3.178433592" calcext:value-type="float">
            <text:p>3,18E+00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1_n50_m5</text:p>
          </table:table-cell>
          <table:table-cell table:style-name="ce15" office:value-type="float" office:value="110.647618" calcext:value-type="float">
            <text:p>110,6476</text:p>
          </table:table-cell>
          <table:table-cell table:style-name="ce61" office:value-type="float" office:value="15.0192840000001" calcext:value-type="float">
            <text:p>15,0193</text:p>
          </table:table-cell>
          <table:table-cell/>
          <table:table-cell table:style-name="ce43" office:value-type="string" calcext:value-type="string">
            <text:p>GKD-b_11_n50_m5</text:p>
          </table:table-cell>
          <table:table-cell table:style-name="ce19" office:value-type="float" office:value="0.000346215199999994" calcext:value-type="float">
            <text:p>3,46E-04</text:p>
          </table:table-cell>
          <table:table-cell table:style-name="ce64" office:value-type="float" office:value="0.00269202719999997" calcext:value-type="float">
            <text:p>2,69E-03</text:p>
          </table:table-cell>
          <table:table-cell table:number-columns-repeated="2"/>
          <table:table-cell table:style-name="ce43" office:value-type="string" calcext:value-type="string">
            <text:p>GKD-b_11_n50_m5</text:p>
          </table:table-cell>
          <table:table-cell table:style-name="ce61" office:value-type="float" office:value="12.1605500000002" calcext:value-type="float">
            <text:p>12,1606</text:p>
          </table:table-cell>
          <table:table-cell table:style-name="ce61" office:value-type="float" office:value="17.7499500000001" calcext:value-type="float">
            <text:p>17,7500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10_n25_m7</text:p>
          </table:table-cell>
          <table:table-cell table:style-name="ce61" office:value-type="float" office:value="27.9855600000001" calcext:value-type="float">
            <text:p>27,9856</text:p>
          </table:table-cell>
          <table:table-cell table:style-name="ce15" office:value-type="float" office:value="151.238492" calcext:value-type="float">
            <text:p>151,2385</text:p>
          </table:table-cell>
          <table:table-cell table:style-name="ce61" office:value-type="float" office:value="52.6370939999999" calcext:value-type="float">
            <text:p>52,6371</text:p>
          </table:table-cell>
          <table:table-cell table:style-name="ce61" office:value-type="float" office:value="26.88426" calcext:value-type="float">
            <text:p>26,8843</text:p>
          </table:table-cell>
          <table:table-cell table:style-name="ce64" office:value-type="float" office:value="1.224327971" calcext:value-type="float">
            <text:p>1,22E+00</text:p>
          </table:table-cell>
          <table:table-cell table:style-name="ce19" office:value-type="float" office:value="0.000323245799999999" calcext:value-type="float">
            <text:p>3,23E-04</text:p>
          </table:table-cell>
          <table:table-cell table:style-name="ce64" office:value-type="float" office:value="0.00216839719999999" calcext:value-type="float">
            <text:p>2,17E-03</text:p>
          </table:table-cell>
          <table:table-cell table:style-name="ce64" office:value-type="float" office:value="2.029332557" calcext:value-type="float">
            <text:p>2,03E+00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2_n50_m5</text:p>
          </table:table-cell>
          <table:table-cell table:style-name="ce15" office:value-type="float" office:value="80.441032" calcext:value-type="float">
            <text:p>80,4410</text:p>
          </table:table-cell>
          <table:table-cell table:style-name="ce61" office:value-type="float" office:value="19.531482" calcext:value-type="float">
            <text:p>19,5315</text:p>
          </table:table-cell>
          <table:table-cell/>
          <table:table-cell table:style-name="ce43" office:value-type="string" calcext:value-type="string">
            <text:p>GKD-b_12_n50_m5</text:p>
          </table:table-cell>
          <table:table-cell table:style-name="ce19" office:value-type="float" office:value="0.000344788200000007" calcext:value-type="float">
            <text:p>3,45E-04</text:p>
          </table:table-cell>
          <table:table-cell table:style-name="ce64" office:value-type="float" office:value="0.003275329" calcext:value-type="float">
            <text:p>3,28E-03</text:p>
          </table:table-cell>
          <table:table-cell table:number-columns-repeated="2"/>
          <table:table-cell table:style-name="ce43" office:value-type="string" calcext:value-type="string">
            <text:p>GKD-b_12_n50_m5</text:p>
          </table:table-cell>
          <table:table-cell table:style-name="ce61" office:value-type="float" office:value="12.7862899999999" calcext:value-type="float">
            <text:p>12,7863</text:p>
          </table:table-cell>
          <table:table-cell table:style-name="ce61" office:value-type="float" office:value="32.93584" calcext:value-type="float">
            <text:p>32,9358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11_n50_m5</text:p>
          </table:table-cell>
          <table:table-cell table:style-name="ce61" office:value-type="float" office:value="3.70845999999995" calcext:value-type="float">
            <text:p>3,7085</text:p>
          </table:table-cell>
          <table:table-cell table:style-name="ce15" office:value-type="float" office:value="110.647618" calcext:value-type="float">
            <text:p>110,6476</text:p>
          </table:table-cell>
          <table:table-cell table:style-name="ce61" office:value-type="float" office:value="15.0192840000001" calcext:value-type="float">
            <text:p>15,0193</text:p>
          </table:table-cell>
          <table:table-cell table:style-name="ce61" office:value-type="float" office:value="5.12685999999997" calcext:value-type="float">
            <text:p>5,1269</text:p>
          </table:table-cell>
          <table:table-cell table:style-name="ce64" office:value-type="float" office:value="5.881511153" calcext:value-type="float">
            <text:p>5,88E+00</text:p>
          </table:table-cell>
          <table:table-cell table:style-name="ce19" office:value-type="float" office:value="0.000346215199999994" calcext:value-type="float">
            <text:p>3,46E-04</text:p>
          </table:table-cell>
          <table:table-cell table:style-name="ce64" office:value-type="float" office:value="0.00269202719999997" calcext:value-type="float">
            <text:p>2,69E-03</text:p>
          </table:table-cell>
          <table:table-cell table:style-name="ce64" office:value-type="float" office:value="8.771859803" calcext:value-type="float">
            <text:p>8,77E+00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3_n50_m5</text:p>
          </table:table-cell>
          <table:table-cell table:style-name="ce15" office:value-type="float" office:value="93.633346" calcext:value-type="float">
            <text:p>93,6333</text:p>
          </table:table-cell>
          <table:table-cell table:style-name="ce61" office:value-type="float" office:value="14.159194" calcext:value-type="float">
            <text:p>14,1592</text:p>
          </table:table-cell>
          <table:table-cell/>
          <table:table-cell table:style-name="ce43" office:value-type="string" calcext:value-type="string">
            <text:p>GKD-b_13_n50_m5</text:p>
          </table:table-cell>
          <table:table-cell table:style-name="ce19" office:value-type="float" office:value="0.000345423" calcext:value-type="float">
            <text:p>3,45E-04</text:p>
          </table:table-cell>
          <table:table-cell table:style-name="ce64" office:value-type="float" office:value="0.00270296859999999" calcext:value-type="float">
            <text:p>2,70E-03</text:p>
          </table:table-cell>
          <table:table-cell table:number-columns-repeated="2"/>
          <table:table-cell table:style-name="ce43" office:value-type="string" calcext:value-type="string">
            <text:p>GKD-b_13_n50_m5</text:p>
          </table:table-cell>
          <table:table-cell table:style-name="ce61" office:value-type="float" office:value="10.73017" calcext:value-type="float">
            <text:p>10,7302</text:p>
          </table:table-cell>
          <table:table-cell table:style-name="ce61" office:value-type="float" office:value="16.2720000000001" calcext:value-type="float">
            <text:p>16,2720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12_n50_m5</text:p>
          </table:table-cell>
          <table:table-cell table:style-name="ce61" office:value-type="float" office:value="3.39095999999995" calcext:value-type="float">
            <text:p>3,3910</text:p>
          </table:table-cell>
          <table:table-cell table:style-name="ce15" office:value-type="float" office:value="80.441032" calcext:value-type="float">
            <text:p>80,4410</text:p>
          </table:table-cell>
          <table:table-cell table:style-name="ce61" office:value-type="float" office:value="19.531482" calcext:value-type="float">
            <text:p>19,5315</text:p>
          </table:table-cell>
          <table:table-cell table:style-name="ce61" office:value-type="float" office:value="13.4470100000001" calcext:value-type="float">
            <text:p>13,4470</text:p>
          </table:table-cell>
          <table:table-cell table:style-name="ce64" office:value-type="float" office:value="5.849354305" calcext:value-type="float">
            <text:p>5,85E+00</text:p>
          </table:table-cell>
          <table:table-cell table:style-name="ce19" office:value-type="float" office:value="0.000344788200000007" calcext:value-type="float">
            <text:p>3,45E-04</text:p>
          </table:table-cell>
          <table:table-cell table:style-name="ce64" office:value-type="float" office:value="0.003275329" calcext:value-type="float">
            <text:p>3,28E-03</text:p>
          </table:table-cell>
          <table:table-cell table:style-name="ce64" office:value-type="float" office:value="8.593782819" calcext:value-type="float">
            <text:p>8,59E+00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4_n50_m5</text:p>
          </table:table-cell>
          <table:table-cell table:style-name="ce15" office:value-type="float" office:value="120.37966" calcext:value-type="float">
            <text:p>120,3797</text:p>
          </table:table-cell>
          <table:table-cell table:style-name="ce61" office:value-type="float" office:value="19.91996" calcext:value-type="float">
            <text:p>19,9200</text:p>
          </table:table-cell>
          <table:table-cell/>
          <table:table-cell table:style-name="ce43" office:value-type="string" calcext:value-type="string">
            <text:p>GKD-b_14_n50_m5</text:p>
          </table:table-cell>
          <table:table-cell table:style-name="ce19" office:value-type="float" office:value="0.000344890799999997" calcext:value-type="float">
            <text:p>3,45E-04</text:p>
          </table:table-cell>
          <table:table-cell table:style-name="ce64" office:value-type="float" office:value="0.00204058579999997" calcext:value-type="float">
            <text:p>2,04E-03</text:p>
          </table:table-cell>
          <table:table-cell table:number-columns-repeated="2"/>
          <table:table-cell table:style-name="ce43" office:value-type="string" calcext:value-type="string">
            <text:p>GKD-b_14_n50_m5</text:p>
          </table:table-cell>
          <table:table-cell table:style-name="ce61" office:value-type="float" office:value="14.7918399999998" calcext:value-type="float">
            <text:p>14,7918</text:p>
          </table:table-cell>
          <table:table-cell table:style-name="ce61" office:value-type="float" office:value="29.7354399999999" calcext:value-type="float">
            <text:p>29,7354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13_n50_m5</text:p>
          </table:table-cell>
          <table:table-cell table:style-name="ce61" office:value-type="float" office:value="12.36152" calcext:value-type="float">
            <text:p>12,3615</text:p>
          </table:table-cell>
          <table:table-cell table:style-name="ce15" office:value-type="float" office:value="93.633346" calcext:value-type="float">
            <text:p>93,6333</text:p>
          </table:table-cell>
          <table:table-cell table:style-name="ce61" office:value-type="float" office:value="14.159194" calcext:value-type="float">
            <text:p>14,1592</text:p>
          </table:table-cell>
          <table:table-cell table:style-name="ce61" office:value-type="float" office:value="9.20801000000006" calcext:value-type="float">
            <text:p>9,2080</text:p>
          </table:table-cell>
          <table:table-cell table:style-name="ce64" office:value-type="float" office:value="5.8024887" calcext:value-type="float">
            <text:p>5,80E+00</text:p>
          </table:table-cell>
          <table:table-cell table:style-name="ce19" office:value-type="float" office:value="0.000345423" calcext:value-type="float">
            <text:p>3,45E-04</text:p>
          </table:table-cell>
          <table:table-cell table:style-name="ce64" office:value-type="float" office:value="0.00270296859999999" calcext:value-type="float">
            <text:p>2,70E-03</text:p>
          </table:table-cell>
          <table:table-cell table:style-name="ce64" office:value-type="float" office:value="8.556667799" calcext:value-type="float">
            <text:p>8,56E+00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5_n50_m5</text:p>
          </table:table-cell>
          <table:table-cell table:style-name="ce15" office:value-type="float" office:value="129.412628" calcext:value-type="float">
            <text:p>129,4126</text:p>
          </table:table-cell>
          <table:table-cell table:style-name="ce61" office:value-type="float" office:value="19.003396" calcext:value-type="float">
            <text:p>19,0034</text:p>
          </table:table-cell>
          <table:table-cell/>
          <table:table-cell table:style-name="ce43" office:value-type="string" calcext:value-type="string">
            <text:p>GKD-b_15_n50_m5</text:p>
          </table:table-cell>
          <table:table-cell table:style-name="ce19" office:value-type="float" office:value="0.000345762400000005" calcext:value-type="float">
            <text:p>3,46E-04</text:p>
          </table:table-cell>
          <table:table-cell table:style-name="ce64" office:value-type="float" office:value="0.00242267020000002" calcext:value-type="float">
            <text:p>2,42E-03</text:p>
          </table:table-cell>
          <table:table-cell table:number-columns-repeated="2"/>
          <table:table-cell table:style-name="ce43" office:value-type="string" calcext:value-type="string">
            <text:p>GKD-b_15_n50_m5</text:p>
          </table:table-cell>
          <table:table-cell table:style-name="ce61" office:value-type="float" office:value="13.8209199999999" calcext:value-type="float">
            <text:p>13,8209</text:p>
          </table:table-cell>
          <table:table-cell table:style-name="ce61" office:value-type="float" office:value="26.8154599999998" calcext:value-type="float">
            <text:p>26,8155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14_n50_m5</text:p>
          </table:table-cell>
          <table:table-cell table:style-name="ce61" office:value-type="float" office:value="4.32266999999996" calcext:value-type="float">
            <text:p>4,3227</text:p>
          </table:table-cell>
          <table:table-cell table:style-name="ce15" office:value-type="float" office:value="120.37966" calcext:value-type="float">
            <text:p>120,3797</text:p>
          </table:table-cell>
          <table:table-cell table:style-name="ce61" office:value-type="float" office:value="19.91996" calcext:value-type="float">
            <text:p>19,9200</text:p>
          </table:table-cell>
          <table:table-cell table:style-name="ce61" office:value-type="float" office:value="11.32951" calcext:value-type="float">
            <text:p>11,3295</text:p>
          </table:table-cell>
          <table:table-cell table:style-name="ce64" office:value-type="float" office:value="5.924495014" calcext:value-type="float">
            <text:p>5,92E+00</text:p>
          </table:table-cell>
          <table:table-cell table:style-name="ce19" office:value-type="float" office:value="0.000344890799999997" calcext:value-type="float">
            <text:p>3,45E-04</text:p>
          </table:table-cell>
          <table:table-cell table:style-name="ce64" office:value-type="float" office:value="0.00204058579999997" calcext:value-type="float">
            <text:p>2,04E-03</text:p>
          </table:table-cell>
          <table:table-cell table:style-name="ce64" office:value-type="float" office:value="8.641030603" calcext:value-type="float">
            <text:p>8,64E+00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6_n50_m15</text:p>
          </table:table-cell>
          <table:table-cell table:style-name="ce15" office:value-type="float" office:value="302.288778" calcext:value-type="float">
            <text:p>302,2888</text:p>
          </table:table-cell>
          <table:table-cell table:style-name="ce61" office:value-type="float" office:value="154.771028" calcext:value-type="float">
            <text:p>154,7710</text:p>
          </table:table-cell>
          <table:table-cell/>
          <table:table-cell table:style-name="ce43" office:value-type="string" calcext:value-type="string">
            <text:p>GKD-b_16_n50_m15</text:p>
          </table:table-cell>
          <table:table-cell table:style-name="ce19" office:value-type="float" office:value="0.00266768980000003" calcext:value-type="float">
            <text:p>2,67E-03</text:p>
          </table:table-cell>
          <table:table-cell table:style-name="ce64" office:value-type="float" office:value="0.0183029196" calcext:value-type="float">
            <text:p>1,83E-02</text:p>
          </table:table-cell>
          <table:table-cell table:number-columns-repeated="2"/>
          <table:table-cell table:style-name="ce43" office:value-type="string" calcext:value-type="string">
            <text:p>GKD-b_16_n50_m15</text:p>
          </table:table-cell>
          <table:table-cell table:style-name="ce61" office:value-type="float" office:value="110.17049" calcext:value-type="float">
            <text:p>110,1705</text:p>
          </table:table-cell>
          <table:table-cell table:style-name="ce61" office:value-type="float" office:value="191.40991" calcext:value-type="float">
            <text:p>191,4099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15_n50_m5</text:p>
          </table:table-cell>
          <table:table-cell table:style-name="ce61" office:value-type="float" office:value="9.95691999999997" calcext:value-type="float">
            <text:p>9,9569</text:p>
          </table:table-cell>
          <table:table-cell table:style-name="ce15" office:value-type="float" office:value="129.412628" calcext:value-type="float">
            <text:p>129,4126</text:p>
          </table:table-cell>
          <table:table-cell table:style-name="ce61" office:value-type="float" office:value="19.003396" calcext:value-type="float">
            <text:p>19,0034</text:p>
          </table:table-cell>
          <table:table-cell table:style-name="ce61" office:value-type="float" office:value="6.69114000000002" calcext:value-type="float">
            <text:p>6,6911</text:p>
          </table:table-cell>
          <table:table-cell table:style-name="ce64" office:value-type="float" office:value="5.819922957" calcext:value-type="float">
            <text:p>5,82E+00</text:p>
          </table:table-cell>
          <table:table-cell table:style-name="ce19" office:value-type="float" office:value="0.000345762400000005" calcext:value-type="float">
            <text:p>3,46E-04</text:p>
          </table:table-cell>
          <table:table-cell table:style-name="ce64" office:value-type="float" office:value="0.00242267020000002" calcext:value-type="float">
            <text:p>2,42E-03</text:p>
          </table:table-cell>
          <table:table-cell table:style-name="ce64" office:value-type="float" office:value="8.548715652" calcext:value-type="float">
            <text:p>8,55E+00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7_n50_m15</text:p>
          </table:table-cell>
          <table:table-cell table:style-name="ce15" office:value-type="float" office:value="344.017424" calcext:value-type="float">
            <text:p>344,0174</text:p>
          </table:table-cell>
          <table:table-cell table:style-name="ce61" office:value-type="float" office:value="120.450042" calcext:value-type="float">
            <text:p>120,4500</text:p>
          </table:table-cell>
          <table:table-cell/>
          <table:table-cell table:style-name="ce43" office:value-type="string" calcext:value-type="string">
            <text:p>GKD-b_17_n50_m15</text:p>
          </table:table-cell>
          <table:table-cell table:style-name="ce19" office:value-type="float" office:value="0.0026929952" calcext:value-type="float">
            <text:p>2,69E-03</text:p>
          </table:table-cell>
          <table:table-cell table:style-name="ce64" office:value-type="float" office:value="0.0246485746" calcext:value-type="float">
            <text:p>2,46E-02</text:p>
          </table:table-cell>
          <table:table-cell table:number-columns-repeated="2"/>
          <table:table-cell table:style-name="ce43" office:value-type="string" calcext:value-type="string">
            <text:p>GKD-b_17_n50_m15</text:p>
          </table:table-cell>
          <table:table-cell table:style-name="ce61" office:value-type="float" office:value="93.1828199999999" calcext:value-type="float">
            <text:p>93,1828</text:p>
          </table:table-cell>
          <table:table-cell table:style-name="ce61" office:value-type="float" office:value="152.7154" calcext:value-type="float">
            <text:p>152,7154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16_n50_m15</text:p>
          </table:table-cell>
          <table:table-cell table:style-name="ce61" office:value-type="float" office:value="85.31007" calcext:value-type="float">
            <text:p>85,3101</text:p>
          </table:table-cell>
          <table:table-cell table:style-name="ce15" office:value-type="float" office:value="302.288778" calcext:value-type="float">
            <text:p>302,2888</text:p>
          </table:table-cell>
          <table:table-cell table:style-name="ce61" office:value-type="float" office:value="154.771028" calcext:value-type="float">
            <text:p>154,7710</text:p>
          </table:table-cell>
          <table:table-cell table:style-name="ce61" office:value-type="float" office:value="85.31007" calcext:value-type="float">
            <text:p>85,3101</text:p>
          </table:table-cell>
          <table:table-cell table:style-name="ce64" office:value-type="float" office:value="6.385529555" calcext:value-type="float">
            <text:p>6,39E+00</text:p>
          </table:table-cell>
          <table:table-cell table:style-name="ce19" office:value-type="float" office:value="0.00266768980000003" calcext:value-type="float">
            <text:p>2,67E-03</text:p>
          </table:table-cell>
          <table:table-cell table:style-name="ce64" office:value-type="float" office:value="0.0183029196" calcext:value-type="float">
            <text:p>1,83E-02</text:p>
          </table:table-cell>
          <table:table-cell table:style-name="ce64" office:value-type="float" office:value="14.749036149" calcext:value-type="float">
            <text:p>1,47E+01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8_n50_m15</text:p>
          </table:table-cell>
          <table:table-cell table:style-name="ce15" office:value-type="float" office:value="387.236324" calcext:value-type="float">
            <text:p>387,2363</text:p>
          </table:table-cell>
          <table:table-cell table:style-name="ce61" office:value-type="float" office:value="118.89675" calcext:value-type="float">
            <text:p>118,8968</text:p>
          </table:table-cell>
          <table:table-cell/>
          <table:table-cell table:style-name="ce43" office:value-type="string" calcext:value-type="string">
            <text:p>GKD-b_18_n50_m15</text:p>
          </table:table-cell>
          <table:table-cell table:style-name="ce19" office:value-type="float" office:value="0.00268892840000001" calcext:value-type="float">
            <text:p>2,69E-03</text:p>
          </table:table-cell>
          <table:table-cell table:style-name="ce64" office:value-type="float" office:value="0.0291248788" calcext:value-type="float">
            <text:p>2,91E-02</text:p>
          </table:table-cell>
          <table:table-cell table:number-columns-repeated="2"/>
          <table:table-cell table:style-name="ce43" office:value-type="string" calcext:value-type="string">
            <text:p>GKD-b_18_n50_m15</text:p>
          </table:table-cell>
          <table:table-cell table:style-name="ce61" office:value-type="float" office:value="79.20128" calcext:value-type="float">
            <text:p>79,2013</text:p>
          </table:table-cell>
          <table:table-cell table:style-name="ce61" office:value-type="float" office:value="139.18099" calcext:value-type="float">
            <text:p>139,1810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17_n50_m15</text:p>
          </table:table-cell>
          <table:table-cell table:style-name="ce61" office:value-type="float" office:value="86.1930299999997" calcext:value-type="float">
            <text:p>86,1930</text:p>
          </table:table-cell>
          <table:table-cell table:style-name="ce15" office:value-type="float" office:value="344.017424" calcext:value-type="float">
            <text:p>344,0174</text:p>
          </table:table-cell>
          <table:table-cell table:style-name="ce61" office:value-type="float" office:value="120.450042" calcext:value-type="float">
            <text:p>120,4500</text:p>
          </table:table-cell>
          <table:table-cell table:style-name="ce61" office:value-type="float" office:value="79.9963099999999" calcext:value-type="float">
            <text:p>79,9963</text:p>
          </table:table-cell>
          <table:table-cell table:style-name="ce64" office:value-type="float" office:value="6.429473987" calcext:value-type="float">
            <text:p>6,43E+00</text:p>
          </table:table-cell>
          <table:table-cell table:style-name="ce19" office:value-type="float" office:value="0.0026929952" calcext:value-type="float">
            <text:p>2,69E-03</text:p>
          </table:table-cell>
          <table:table-cell table:style-name="ce64" office:value-type="float" office:value="0.0246485746" calcext:value-type="float">
            <text:p>2,46E-02</text:p>
          </table:table-cell>
          <table:table-cell table:style-name="ce64" office:value-type="float" office:value="15.668113429" calcext:value-type="float">
            <text:p>1,57E+01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9_n50_m15</text:p>
          </table:table-cell>
          <table:table-cell table:style-name="ce15" office:value-type="float" office:value="432.759124" calcext:value-type="float">
            <text:p>432,7591</text:p>
          </table:table-cell>
          <table:table-cell table:style-name="ce61" office:value-type="float" office:value="113.379462" calcext:value-type="float">
            <text:p>113,3795</text:p>
          </table:table-cell>
          <table:table-cell/>
          <table:table-cell table:style-name="ce43" office:value-type="string" calcext:value-type="string">
            <text:p>GKD-b_19_n50_m15</text:p>
          </table:table-cell>
          <table:table-cell table:style-name="ce19" office:value-type="float" office:value="0.0026725214" calcext:value-type="float">
            <text:p>2,67E-03</text:p>
          </table:table-cell>
          <table:table-cell table:style-name="ce64" office:value-type="float" office:value="0.0272387582" calcext:value-type="float">
            <text:p>2,72E-02</text:p>
          </table:table-cell>
          <table:table-cell table:number-columns-repeated="2"/>
          <table:table-cell table:style-name="ce43" office:value-type="string" calcext:value-type="string">
            <text:p>GKD-b_19_n50_m15</text:p>
          </table:table-cell>
          <table:table-cell table:style-name="ce61" office:value-type="float" office:value="91.7966400000003" calcext:value-type="float">
            <text:p>91,7966</text:p>
          </table:table-cell>
          <table:table-cell table:style-name="ce61" office:value-type="float" office:value="157.087810000001" calcext:value-type="float">
            <text:p>157,0878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18_n50_m15</text:p>
          </table:table-cell>
          <table:table-cell table:style-name="ce61" office:value-type="float" office:value="79.3979100000001" calcext:value-type="float">
            <text:p>79,3979</text:p>
          </table:table-cell>
          <table:table-cell table:style-name="ce15" office:value-type="float" office:value="387.236324" calcext:value-type="float">
            <text:p>387,2363</text:p>
          </table:table-cell>
          <table:table-cell table:style-name="ce61" office:value-type="float" office:value="118.89675" calcext:value-type="float">
            <text:p>118,8968</text:p>
          </table:table-cell>
          <table:table-cell table:style-name="ce61" office:value-type="float" office:value="83.7859200000003" calcext:value-type="float">
            <text:p>83,7859</text:p>
          </table:table-cell>
          <table:table-cell table:style-name="ce64" office:value-type="float" office:value="6.350985816" calcext:value-type="float">
            <text:p>6,35E+00</text:p>
          </table:table-cell>
          <table:table-cell table:style-name="ce19" office:value-type="float" office:value="0.00268892840000001" calcext:value-type="float">
            <text:p>2,69E-03</text:p>
          </table:table-cell>
          <table:table-cell table:style-name="ce64" office:value-type="float" office:value="0.0291248788" calcext:value-type="float">
            <text:p>2,91E-02</text:p>
          </table:table-cell>
          <table:table-cell table:style-name="ce64" office:value-type="float" office:value="15.089109316" calcext:value-type="float">
            <text:p>1,51E+01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0_n50_m15</text:p>
          </table:table-cell>
          <table:table-cell table:style-name="ce15" office:value-type="float" office:value="427.77152" calcext:value-type="float">
            <text:p>427,7715</text:p>
          </table:table-cell>
          <table:table-cell table:style-name="ce61" office:value-type="float" office:value="84.4172579999999" calcext:value-type="float">
            <text:p>84,4173</text:p>
          </table:table-cell>
          <table:table-cell/>
          <table:table-cell table:style-name="ce43" office:value-type="string" calcext:value-type="string">
            <text:p>GKD-b_20_n50_m15</text:p>
          </table:table-cell>
          <table:table-cell table:style-name="ce19" office:value-type="float" office:value="0.00266688459999997" calcext:value-type="float">
            <text:p>2,67E-03</text:p>
          </table:table-cell>
          <table:table-cell table:style-name="ce64" office:value-type="float" office:value="0.0360041736" calcext:value-type="float">
            <text:p>3,60E-02</text:p>
          </table:table-cell>
          <table:table-cell table:number-columns-repeated="2"/>
          <table:table-cell table:style-name="ce43" office:value-type="string" calcext:value-type="string">
            <text:p>GKD-b_20_n50_m15</text:p>
          </table:table-cell>
          <table:table-cell table:style-name="ce61" office:value-type="float" office:value="52.3986500000001" calcext:value-type="float">
            <text:p>52,3987</text:p>
          </table:table-cell>
          <table:table-cell table:style-name="ce61" office:value-type="float" office:value="103.23932" calcext:value-type="float">
            <text:p>103,2393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19_n50_m15</text:p>
          </table:table-cell>
          <table:table-cell table:style-name="ce61" office:value-type="float" office:value="68.2434600000001" calcext:value-type="float">
            <text:p>68,2435</text:p>
          </table:table-cell>
          <table:table-cell table:style-name="ce15" office:value-type="float" office:value="432.759124" calcext:value-type="float">
            <text:p>432,7591</text:p>
          </table:table-cell>
          <table:table-cell table:style-name="ce61" office:value-type="float" office:value="113.379462" calcext:value-type="float">
            <text:p>113,3795</text:p>
          </table:table-cell>
          <table:table-cell table:style-name="ce61" office:value-type="float" office:value="68.2434600000001" calcext:value-type="float">
            <text:p>68,2435</text:p>
          </table:table-cell>
          <table:table-cell table:style-name="ce64" office:value-type="float" office:value="6.360066249" calcext:value-type="float">
            <text:p>6,36E+00</text:p>
          </table:table-cell>
          <table:table-cell table:style-name="ce19" office:value-type="float" office:value="0.0026725214" calcext:value-type="float">
            <text:p>2,67E-03</text:p>
          </table:table-cell>
          <table:table-cell table:style-name="ce64" office:value-type="float" office:value="0.0272387582" calcext:value-type="float">
            <text:p>2,72E-02</text:p>
          </table:table-cell>
          <table:table-cell table:style-name="ce64" office:value-type="float" office:value="13.379060768" calcext:value-type="float">
            <text:p>1,34E+01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1_n100_m10</text:p>
          </table:table-cell>
          <table:table-cell table:style-name="ce15" office:value-type="float" office:value="171.759002" calcext:value-type="float">
            <text:p>171,7590</text:p>
          </table:table-cell>
          <table:table-cell table:style-name="ce61" office:value-type="float" office:value="53.7561099999999" calcext:value-type="float">
            <text:p>53,7561</text:p>
          </table:table-cell>
          <table:table-cell/>
          <table:table-cell table:style-name="ce43" office:value-type="string" calcext:value-type="string">
            <text:p>GKD-b_21_n100_m10</text:p>
          </table:table-cell>
          <table:table-cell table:style-name="ce19" office:value-type="float" office:value="0.00264311420000001" calcext:value-type="float">
            <text:p>2,64E-03</text:p>
          </table:table-cell>
          <table:table-cell table:style-name="ce64" office:value-type="float" office:value="0.0247735656000001" calcext:value-type="float">
            <text:p>2,48E-02</text:p>
          </table:table-cell>
          <table:table-cell table:number-columns-repeated="2"/>
          <table:table-cell table:style-name="ce43" office:value-type="string" calcext:value-type="string">
            <text:p>GKD-b_21_n100_m10</text:p>
          </table:table-cell>
          <table:table-cell table:style-name="ce61" office:value-type="float" office:value="33.24138" calcext:value-type="float">
            <text:p>33,2414</text:p>
          </table:table-cell>
          <table:table-cell table:style-name="ce61" office:value-type="float" office:value="68.5437299999994" calcext:value-type="float">
            <text:p>68,5437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20_n50_m15</text:p>
          </table:table-cell>
          <table:table-cell table:style-name="ce61" office:value-type="float" office:value="87.0334800000001" calcext:value-type="float">
            <text:p>87,0335</text:p>
          </table:table-cell>
          <table:table-cell table:style-name="ce15" office:value-type="float" office:value="427.77152" calcext:value-type="float">
            <text:p>427,7715</text:p>
          </table:table-cell>
          <table:table-cell table:style-name="ce61" office:value-type="float" office:value="84.4172579999999" calcext:value-type="float">
            <text:p>84,4173</text:p>
          </table:table-cell>
          <table:table-cell table:style-name="ce61" office:value-type="float" office:value="87.0334800000001" calcext:value-type="float">
            <text:p>87,0335</text:p>
          </table:table-cell>
          <table:table-cell table:style-name="ce64" office:value-type="float" office:value="6.369891811" calcext:value-type="float">
            <text:p>6,37E+00</text:p>
          </table:table-cell>
          <table:table-cell table:style-name="ce19" office:value-type="float" office:value="0.00266688459999997" calcext:value-type="float">
            <text:p>2,67E-03</text:p>
          </table:table-cell>
          <table:table-cell table:style-name="ce64" office:value-type="float" office:value="0.0360041736" calcext:value-type="float">
            <text:p>3,60E-02</text:p>
          </table:table-cell>
          <table:table-cell table:style-name="ce64" office:value-type="float" office:value="16.163826239" calcext:value-type="float">
            <text:p>1,62E+01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2_n100_m10</text:p>
          </table:table-cell>
          <table:table-cell table:style-name="ce15" office:value-type="float" office:value="240.656058" calcext:value-type="float">
            <text:p>240,6561</text:p>
          </table:table-cell>
          <table:table-cell table:style-name="ce61" office:value-type="float" office:value="59.2516" calcext:value-type="float">
            <text:p>59,2516</text:p>
          </table:table-cell>
          <table:table-cell/>
          <table:table-cell table:style-name="ce43" office:value-type="string" calcext:value-type="string">
            <text:p>GKD-b_22_n100_m10</text:p>
          </table:table-cell>
          <table:table-cell table:style-name="ce19" office:value-type="float" office:value="0.00264984199999998" calcext:value-type="float">
            <text:p>2,65E-03</text:p>
          </table:table-cell>
          <table:table-cell table:style-name="ce64" office:value-type="float" office:value="0.0255729402" calcext:value-type="float">
            <text:p>2,56E-02</text:p>
          </table:table-cell>
          <table:table-cell table:number-columns-repeated="2"/>
          <table:table-cell table:style-name="ce43" office:value-type="string" calcext:value-type="string">
            <text:p>GKD-b_22_n100_m10</text:p>
          </table:table-cell>
          <table:table-cell table:style-name="ce61" office:value-type="float" office:value="45.5720899999999" calcext:value-type="float">
            <text:p>45,5721</text:p>
          </table:table-cell>
          <table:table-cell table:style-name="ce61" office:value-type="float" office:value="65.3303599999997" calcext:value-type="float">
            <text:p>65,3304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21_n100_m10</text:p>
          </table:table-cell>
          <table:table-cell table:style-name="ce61" office:value-type="float" office:value="46.8106100000001" calcext:value-type="float">
            <text:p>46,8106</text:p>
          </table:table-cell>
          <table:table-cell table:style-name="ce15" office:value-type="float" office:value="171.759002" calcext:value-type="float">
            <text:p>171,7590</text:p>
          </table:table-cell>
          <table:table-cell table:style-name="ce61" office:value-type="float" office:value="53.7561099999999" calcext:value-type="float">
            <text:p>53,7561</text:p>
          </table:table-cell>
          <table:table-cell table:style-name="ce61" office:value-type="float" office:value="46.8106100000001" calcext:value-type="float">
            <text:p>46,8106</text:p>
          </table:table-cell>
          <table:table-cell table:style-name="ce64" office:value-type="float" office:value="41.018275109" calcext:value-type="float">
            <text:p>4,10E+01</text:p>
          </table:table-cell>
          <table:table-cell table:style-name="ce19" office:value-type="float" office:value="0.00264311420000001" calcext:value-type="float">
            <text:p>2,64E-03</text:p>
          </table:table-cell>
          <table:table-cell table:style-name="ce64" office:value-type="float" office:value="0.0247735656000001" calcext:value-type="float">
            <text:p>2,48E-02</text:p>
          </table:table-cell>
          <table:table-cell table:style-name="ce64" office:value-type="float" office:value="54.747095585" calcext:value-type="float">
            <text:p>5,47E+01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3_n100_m10</text:p>
          </table:table-cell>
          <table:table-cell table:style-name="ce15" office:value-type="float" office:value="253.982776" calcext:value-type="float">
            <text:p>253,9828</text:p>
          </table:table-cell>
          <table:table-cell table:style-name="ce61" office:value-type="float" office:value="44.0998499999999" calcext:value-type="float">
            <text:p>44,0998</text:p>
          </table:table-cell>
          <table:table-cell/>
          <table:table-cell table:style-name="ce43" office:value-type="string" calcext:value-type="string">
            <text:p>GKD-b_23_n100_m10</text:p>
          </table:table-cell>
          <table:table-cell table:style-name="ce19" office:value-type="float" office:value="0.00268891440000005" calcext:value-type="float">
            <text:p>2,69E-03</text:p>
          </table:table-cell>
          <table:table-cell table:style-name="ce64" office:value-type="float" office:value="0.0258201506" calcext:value-type="float">
            <text:p>2,58E-02</text:p>
          </table:table-cell>
          <table:table-cell table:number-columns-repeated="2"/>
          <table:table-cell table:style-name="ce43" office:value-type="string" calcext:value-type="string">
            <text:p>GKD-b_23_n100_m10</text:p>
          </table:table-cell>
          <table:table-cell table:style-name="ce61" office:value-type="float" office:value="31.6259299999999" calcext:value-type="float">
            <text:p>31,6259</text:p>
          </table:table-cell>
          <table:table-cell table:style-name="ce61" office:value-type="float" office:value="70.2775099999997" calcext:value-type="float">
            <text:p>70,2775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22_n100_m10</text:p>
          </table:table-cell>
          <table:table-cell table:style-name="ce61" office:value-type="float" office:value="62.0779600000001" calcext:value-type="float">
            <text:p>62,0780</text:p>
          </table:table-cell>
          <table:table-cell table:style-name="ce15" office:value-type="float" office:value="240.656058" calcext:value-type="float">
            <text:p>240,6561</text:p>
          </table:table-cell>
          <table:table-cell table:style-name="ce61" office:value-type="float" office:value="59.2516" calcext:value-type="float">
            <text:p>59,2516</text:p>
          </table:table-cell>
          <table:table-cell table:style-name="ce61" office:value-type="float" office:value="52.6992299999997" calcext:value-type="float">
            <text:p>52,6992</text:p>
          </table:table-cell>
          <table:table-cell table:style-name="ce64" office:value-type="float" office:value="41.232718254" calcext:value-type="float">
            <text:p>4,12E+01</text:p>
          </table:table-cell>
          <table:table-cell table:style-name="ce19" office:value-type="float" office:value="0.00264984199999998" calcext:value-type="float">
            <text:p>2,65E-03</text:p>
          </table:table-cell>
          <table:table-cell table:style-name="ce64" office:value-type="float" office:value="0.0255729402" calcext:value-type="float">
            <text:p>2,56E-02</text:p>
          </table:table-cell>
          <table:table-cell table:style-name="ce64" office:value-type="float" office:value="54.419493011" calcext:value-type="float">
            <text:p>5,44E+01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4_n100_m10</text:p>
          </table:table-cell>
          <table:table-cell table:style-name="ce15" office:value-type="float" office:value="322.262762" calcext:value-type="float">
            <text:p>322,2628</text:p>
          </table:table-cell>
          <table:table-cell table:style-name="ce61" office:value-type="float" office:value="39.4464100000002" calcext:value-type="float">
            <text:p>39,4464</text:p>
          </table:table-cell>
          <table:table-cell/>
          <table:table-cell table:style-name="ce43" office:value-type="string" calcext:value-type="string">
            <text:p>GKD-b_24_n100_m10</text:p>
          </table:table-cell>
          <table:table-cell table:style-name="ce19" office:value-type="float" office:value="0.0026294944" calcext:value-type="float">
            <text:p>2,63E-03</text:p>
          </table:table-cell>
          <table:table-cell table:style-name="ce64" office:value-type="float" office:value="0.02239954" calcext:value-type="float">
            <text:p>2,24E-02</text:p>
          </table:table-cell>
          <table:table-cell table:number-columns-repeated="2"/>
          <table:table-cell table:style-name="ce43" office:value-type="string" calcext:value-type="string">
            <text:p>GKD-b_24_n100_m10</text:p>
          </table:table-cell>
          <table:table-cell table:style-name="ce61" office:value-type="float" office:value="33.7143500000006" calcext:value-type="float">
            <text:p>33,7144</text:p>
          </table:table-cell>
          <table:table-cell table:style-name="ce61" office:value-type="float" office:value="42.2378500000004" calcext:value-type="float">
            <text:p>42,2379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23_n100_m10</text:p>
          </table:table-cell>
          <table:table-cell table:style-name="ce61" office:value-type="float" office:value="41.9542000000001" calcext:value-type="float">
            <text:p>41,9542</text:p>
          </table:table-cell>
          <table:table-cell table:style-name="ce15" office:value-type="float" office:value="253.982776" calcext:value-type="float">
            <text:p>253,9828</text:p>
          </table:table-cell>
          <table:table-cell table:style-name="ce61" office:value-type="float" office:value="44.0998499999999" calcext:value-type="float">
            <text:p>44,0998</text:p>
          </table:table-cell>
          <table:table-cell table:style-name="ce61" office:value-type="float" office:value="33.20867" calcext:value-type="float">
            <text:p>33,2087</text:p>
          </table:table-cell>
          <table:table-cell table:style-name="ce64" office:value-type="float" office:value="41.747868248" calcext:value-type="float">
            <text:p>4,17E+01</text:p>
          </table:table-cell>
          <table:table-cell table:style-name="ce19" office:value-type="float" office:value="0.00268891440000005" calcext:value-type="float">
            <text:p>2,69E-03</text:p>
          </table:table-cell>
          <table:table-cell table:style-name="ce64" office:value-type="float" office:value="0.0258201506" calcext:value-type="float">
            <text:p>2,58E-02</text:p>
          </table:table-cell>
          <table:table-cell table:style-name="ce64" office:value-type="float" office:value="55.167395453" calcext:value-type="float">
            <text:p>5,52E+01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5_n100_m10</text:p>
          </table:table-cell>
          <table:table-cell table:style-name="ce15" office:value-type="float" office:value="238.784276" calcext:value-type="float">
            <text:p>238,7843</text:p>
          </table:table-cell>
          <table:table-cell table:style-name="ce61" office:value-type="float" office:value="42.1936280000002" calcext:value-type="float">
            <text:p>42,1936</text:p>
          </table:table-cell>
          <table:table-cell/>
          <table:table-cell table:style-name="ce43" office:value-type="string" calcext:value-type="string">
            <text:p>GKD-b_25_n100_m10</text:p>
          </table:table-cell>
          <table:table-cell table:style-name="ce19" office:value-type="float" office:value="0.00264723499999997" calcext:value-type="float">
            <text:p>2,65E-03</text:p>
          </table:table-cell>
          <table:table-cell table:style-name="ce64" office:value-type="float" office:value="0.0227332933999999" calcext:value-type="float">
            <text:p>2,27E-02</text:p>
          </table:table-cell>
          <table:table-cell table:number-columns-repeated="2"/>
          <table:table-cell table:style-name="ce43" office:value-type="string" calcext:value-type="string">
            <text:p>GKD-b_25_n100_m10</text:p>
          </table:table-cell>
          <table:table-cell table:style-name="ce61" office:value-type="float" office:value="31.7280299999998" calcext:value-type="float">
            <text:p>31,7280</text:p>
          </table:table-cell>
          <table:table-cell table:style-name="ce61" office:value-type="float" office:value="63.5695200000002" calcext:value-type="float">
            <text:p>63,5695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24_n100_m10</text:p>
          </table:table-cell>
          <table:table-cell table:style-name="ce61" office:value-type="float" office:value="30.8622" calcext:value-type="float">
            <text:p>30,8622</text:p>
          </table:table-cell>
          <table:table-cell table:style-name="ce15" office:value-type="float" office:value="322.262762" calcext:value-type="float">
            <text:p>322,2628</text:p>
          </table:table-cell>
          <table:table-cell table:style-name="ce61" office:value-type="float" office:value="39.4464100000002" calcext:value-type="float">
            <text:p>39,4464</text:p>
          </table:table-cell>
          <table:table-cell table:style-name="ce61" office:value-type="float" office:value="40.9536099999998" calcext:value-type="float">
            <text:p>40,9536</text:p>
          </table:table-cell>
          <table:table-cell table:style-name="ce64" office:value-type="float" office:value="41.202333825" calcext:value-type="float">
            <text:p>4,12E+01</text:p>
          </table:table-cell>
          <table:table-cell table:style-name="ce19" office:value-type="float" office:value="0.0026294944" calcext:value-type="float">
            <text:p>2,63E-03</text:p>
          </table:table-cell>
          <table:table-cell table:style-name="ce64" office:value-type="float" office:value="0.02239954" calcext:value-type="float">
            <text:p>2,24E-02</text:p>
          </table:table-cell>
          <table:table-cell table:style-name="ce64" office:value-type="float" office:value="54.886492045" calcext:value-type="float">
            <text:p>5,49E+01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6_n100_m30</text:p>
          </table:table-cell>
          <table:table-cell table:style-name="ce15" office:value-type="float" office:value="839.391296" calcext:value-type="float">
            <text:p>839,3913</text:p>
          </table:table-cell>
          <table:table-cell table:style-name="ce61" office:value-type="float" office:value="299.913719999999" calcext:value-type="float">
            <text:p>299,9137</text:p>
          </table:table-cell>
          <table:table-cell/>
          <table:table-cell table:style-name="ce43" office:value-type="string" calcext:value-type="string">
            <text:p>GKD-b_26_n100_m30</text:p>
          </table:table-cell>
          <table:table-cell table:style-name="ce19" office:value-type="float" office:value="0.0197211010000002" calcext:value-type="float">
            <text:p>1,97E-02</text:p>
          </table:table-cell>
          <table:table-cell table:style-name="ce64" office:value-type="float" office:value="0.3709935742" calcext:value-type="float">
            <text:p>3,71E-01</text:p>
          </table:table-cell>
          <table:table-cell table:number-columns-repeated="2"/>
          <table:table-cell table:style-name="ce43" office:value-type="string" calcext:value-type="string">
            <text:p>GKD-b_26_n100_m30</text:p>
          </table:table-cell>
          <table:table-cell table:style-name="ce61" office:value-type="float" office:value="240.787479999999" calcext:value-type="float">
            <text:p>240,7875</text:p>
          </table:table-cell>
          <table:table-cell table:style-name="ce61" office:value-type="float" office:value="354.820190000001" calcext:value-type="float">
            <text:p>354,8202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25_n100_m10</text:p>
          </table:table-cell>
          <table:table-cell table:style-name="ce61" office:value-type="float" office:value="41.4957999999999" calcext:value-type="float">
            <text:p>41,4958</text:p>
          </table:table-cell>
          <table:table-cell table:style-name="ce15" office:value-type="float" office:value="238.784276" calcext:value-type="float">
            <text:p>238,7843</text:p>
          </table:table-cell>
          <table:table-cell table:style-name="ce61" office:value-type="float" office:value="42.1936280000002" calcext:value-type="float">
            <text:p>42,1936</text:p>
          </table:table-cell>
          <table:table-cell table:style-name="ce61" office:value-type="float" office:value="42.1753699999997" calcext:value-type="float">
            <text:p>42,1754</text:p>
          </table:table-cell>
          <table:table-cell table:style-name="ce64" office:value-type="float" office:value="40.981818827" calcext:value-type="float">
            <text:p>4,10E+01</text:p>
          </table:table-cell>
          <table:table-cell table:style-name="ce19" office:value-type="float" office:value="0.00264723499999997" calcext:value-type="float">
            <text:p>2,65E-03</text:p>
          </table:table-cell>
          <table:table-cell table:style-name="ce64" office:value-type="float" office:value="0.0227332933999999" calcext:value-type="float">
            <text:p>2,27E-02</text:p>
          </table:table-cell>
          <table:table-cell table:style-name="ce64" office:value-type="float" office:value="54.866407657" calcext:value-type="float">
            <text:p>5,49E+01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7_n100_m30</text:p>
          </table:table-cell>
          <table:table-cell table:style-name="ce15" office:value-type="float" office:value="901.559392" calcext:value-type="float">
            <text:p>901,5594</text:p>
          </table:table-cell>
          <table:table-cell table:style-name="ce61" office:value-type="float" office:value="315.194026" calcext:value-type="float">
            <text:p>315,1940</text:p>
          </table:table-cell>
          <table:table-cell/>
          <table:table-cell table:style-name="ce43" office:value-type="string" calcext:value-type="string">
            <text:p>GKD-b_27_n100_m30</text:p>
          </table:table-cell>
          <table:table-cell table:style-name="ce19" office:value-type="float" office:value="0.0205757891999999" calcext:value-type="float">
            <text:p>2,06E-02</text:p>
          </table:table-cell>
          <table:table-cell table:style-name="ce64" office:value-type="float" office:value="0.3010049522" calcext:value-type="float">
            <text:p>3,01E-01</text:p>
          </table:table-cell>
          <table:table-cell table:number-columns-repeated="2"/>
          <table:table-cell table:style-name="ce43" office:value-type="string" calcext:value-type="string">
            <text:p>GKD-b_27_n100_m30</text:p>
          </table:table-cell>
          <table:table-cell table:style-name="ce61" office:value-type="float" office:value="280.99685" calcext:value-type="float">
            <text:p>280,9969</text:p>
          </table:table-cell>
          <table:table-cell table:style-name="ce61" office:value-type="float" office:value="351.28385" calcext:value-type="float">
            <text:p>351,2839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26_n100_m30</text:p>
          </table:table-cell>
          <table:table-cell table:style-name="ce61" office:value-type="float" office:value="159.1921" calcext:value-type="float">
            <text:p>159,1921</text:p>
          </table:table-cell>
          <table:table-cell table:style-name="ce15" office:value-type="float" office:value="839.391296" calcext:value-type="float">
            <text:p>839,3913</text:p>
          </table:table-cell>
          <table:table-cell table:style-name="ce61" office:value-type="float" office:value="299.913719999999" calcext:value-type="float">
            <text:p>299,9137</text:p>
          </table:table-cell>
          <table:table-cell table:style-name="ce61" office:value-type="float" office:value="159.1921" calcext:value-type="float">
            <text:p>159,1921</text:p>
          </table:table-cell>
          <table:table-cell table:style-name="ce64" office:value-type="float" office:value="42.89162387" calcext:value-type="float">
            <text:p>4,29E+01</text:p>
          </table:table-cell>
          <table:table-cell table:style-name="ce19" office:value-type="float" office:value="0.0197211010000002" calcext:value-type="float">
            <text:p>1,97E-02</text:p>
          </table:table-cell>
          <table:table-cell table:style-name="ce64" office:value-type="float" office:value="0.3709935742" calcext:value-type="float">
            <text:p>3,71E-01</text:p>
          </table:table-cell>
          <table:table-cell table:style-name="ce64" office:value-type="float" office:value="61.781829586" calcext:value-type="float">
            <text:p>6,18E+01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8_n100_m30</text:p>
          </table:table-cell>
          <table:table-cell table:style-name="ce15" office:value-type="float" office:value="889.614356" calcext:value-type="float">
            <text:p>889,6144</text:p>
          </table:table-cell>
          <table:table-cell table:style-name="ce61" office:value-type="float" office:value="465.370573999998" calcext:value-type="float">
            <text:p>465,3706</text:p>
          </table:table-cell>
          <table:table-cell/>
          <table:table-cell table:style-name="ce43" office:value-type="string" calcext:value-type="string">
            <text:p>GKD-b_28_n100_m30</text:p>
          </table:table-cell>
          <table:table-cell table:style-name="ce19" office:value-type="float" office:value="0.0204667249999998" calcext:value-type="float">
            <text:p>2,05E-02</text:p>
          </table:table-cell>
          <table:table-cell table:style-name="ce64" office:value-type="float" office:value="0.219771519" calcext:value-type="float">
            <text:p>2,20E-01</text:p>
          </table:table-cell>
          <table:table-cell table:number-columns-repeated="2"/>
          <table:table-cell table:style-name="ce43" office:value-type="string" calcext:value-type="string">
            <text:p>GKD-b_28_n100_m30</text:p>
          </table:table-cell>
          <table:table-cell table:style-name="ce61" office:value-type="float" office:value="346.868189999997" calcext:value-type="float">
            <text:p>346,8682</text:p>
          </table:table-cell>
          <table:table-cell table:style-name="ce61" office:value-type="float" office:value="560.020089999997" calcext:value-type="float">
            <text:p>560,0201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27_n100_m30</text:p>
          </table:table-cell>
          <table:table-cell table:style-name="ce61" office:value-type="float" office:value="144.94557" calcext:value-type="float">
            <text:p>144,9456</text:p>
          </table:table-cell>
          <table:table-cell table:style-name="ce15" office:value-type="float" office:value="901.559392" calcext:value-type="float">
            <text:p>901,5594</text:p>
          </table:table-cell>
          <table:table-cell table:style-name="ce61" office:value-type="float" office:value="315.194026" calcext:value-type="float">
            <text:p>315,1940</text:p>
          </table:table-cell>
          <table:table-cell table:style-name="ce61" office:value-type="float" office:value="170.513310000001" calcext:value-type="float">
            <text:p>170,5133</text:p>
          </table:table-cell>
          <table:table-cell table:style-name="ce64" office:value-type="float" office:value="42.368425912" calcext:value-type="float">
            <text:p>4,24E+01</text:p>
          </table:table-cell>
          <table:table-cell table:style-name="ce19" office:value-type="float" office:value="0.0205757891999999" calcext:value-type="float">
            <text:p>2,06E-02</text:p>
          </table:table-cell>
          <table:table-cell table:style-name="ce64" office:value-type="float" office:value="0.3010049522" calcext:value-type="float">
            <text:p>3,01E-01</text:p>
          </table:table-cell>
          <table:table-cell table:style-name="ce64" office:value-type="float" office:value="61.3584748440001" calcext:value-type="float">
            <text:p>6,14E+01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9_n100_m30</text:p>
          </table:table-cell>
          <table:table-cell table:style-name="ce15" office:value-type="float" office:value="865.484062000001" calcext:value-type="float">
            <text:p>865,4841</text:p>
          </table:table-cell>
          <table:table-cell table:style-name="ce61" office:value-type="float" office:value="310.076060000002" calcext:value-type="float">
            <text:p>310,0761</text:p>
          </table:table-cell>
          <table:table-cell/>
          <table:table-cell table:style-name="ce43" office:value-type="string" calcext:value-type="string">
            <text:p>GKD-b_29_n100_m30</text:p>
          </table:table-cell>
          <table:table-cell table:style-name="ce19" office:value-type="float" office:value="0.0209562372000002" calcext:value-type="float">
            <text:p>2,10E-02</text:p>
          </table:table-cell>
          <table:table-cell table:style-name="ce64" office:value-type="float" office:value="0.2558843282" calcext:value-type="float">
            <text:p>2,56E-01</text:p>
          </table:table-cell>
          <table:table-cell table:number-columns-repeated="2"/>
          <table:table-cell table:style-name="ce43" office:value-type="string" calcext:value-type="string">
            <text:p>GKD-b_29_n100_m30</text:p>
          </table:table-cell>
          <table:table-cell table:style-name="ce61" office:value-type="float" office:value="285.783900000002" calcext:value-type="float">
            <text:p>285,7839</text:p>
          </table:table-cell>
          <table:table-cell table:style-name="ce61" office:value-type="float" office:value="351.436790000002" calcext:value-type="float">
            <text:p>351,4368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28_n100_m30</text:p>
          </table:table-cell>
          <table:table-cell table:style-name="ce61" office:value-type="float" office:value="183.222350000001" calcext:value-type="float">
            <text:p>183,2224</text:p>
          </table:table-cell>
          <table:table-cell table:style-name="ce15" office:value-type="float" office:value="889.614356" calcext:value-type="float">
            <text:p>889,6144</text:p>
          </table:table-cell>
          <table:table-cell table:style-name="ce61" office:value-type="float" office:value="465.370573999998" calcext:value-type="float">
            <text:p>465,3706</text:p>
          </table:table-cell>
          <table:table-cell table:style-name="ce61" office:value-type="float" office:value="186.55488" calcext:value-type="float">
            <text:p>186,5549</text:p>
          </table:table-cell>
          <table:table-cell table:style-name="ce64" office:value-type="float" office:value="43.24101725" calcext:value-type="float">
            <text:p>4,32E+01</text:p>
          </table:table-cell>
          <table:table-cell table:style-name="ce19" office:value-type="float" office:value="0.0204667249999998" calcext:value-type="float">
            <text:p>2,05E-02</text:p>
          </table:table-cell>
          <table:table-cell table:style-name="ce64" office:value-type="float" office:value="0.219771519" calcext:value-type="float">
            <text:p>2,20E-01</text:p>
          </table:table-cell>
          <table:table-cell table:style-name="ce64" office:value-type="float" office:value="61.0009818809999" calcext:value-type="float">
            <text:p>6,10E+01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0_n100_m30</text:p>
          </table:table-cell>
          <table:table-cell table:style-name="ce15" office:value-type="float" office:value="700.424222" calcext:value-type="float">
            <text:p>700,4242</text:p>
          </table:table-cell>
          <table:table-cell table:style-name="ce61" office:value-type="float" office:value="340.445052" calcext:value-type="float">
            <text:p>340,4451</text:p>
          </table:table-cell>
          <table:table-cell/>
          <table:table-cell table:style-name="ce43" office:value-type="string" calcext:value-type="string">
            <text:p>GKD-b_30_n100_m30</text:p>
          </table:table-cell>
          <table:table-cell table:style-name="ce19" office:value-type="float" office:value="0.0213756877999998" calcext:value-type="float">
            <text:p>2,14E-02</text:p>
          </table:table-cell>
          <table:table-cell table:style-name="ce64" office:value-type="float" office:value="0.3023921936" calcext:value-type="float">
            <text:p>3,02E-01</text:p>
          </table:table-cell>
          <table:table-cell table:number-columns-repeated="2"/>
          <table:table-cell table:style-name="ce43" office:value-type="string" calcext:value-type="string">
            <text:p>GKD-b_30_n100_m30</text:p>
          </table:table-cell>
          <table:table-cell table:style-name="ce61" office:value-type="float" office:value="260.039419999999" calcext:value-type="float">
            <text:p>260,0394</text:p>
          </table:table-cell>
          <table:table-cell table:style-name="ce61" office:value-type="float" office:value="421.381499999999" calcext:value-type="float">
            <text:p>421,3815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29_n100_m30</text:p>
          </table:table-cell>
          <table:table-cell table:style-name="ce61" office:value-type="float" office:value="166.68984" calcext:value-type="float">
            <text:p>166,6898</text:p>
          </table:table-cell>
          <table:table-cell table:style-name="ce15" office:value-type="float" office:value="865.484062000001" calcext:value-type="float">
            <text:p>865,4841</text:p>
          </table:table-cell>
          <table:table-cell table:style-name="ce61" office:value-type="float" office:value="310.076060000002" calcext:value-type="float">
            <text:p>310,0761</text:p>
          </table:table-cell>
          <table:table-cell table:style-name="ce61" office:value-type="float" office:value="179.008929999998" calcext:value-type="float">
            <text:p>179,0089</text:p>
          </table:table-cell>
          <table:table-cell table:style-name="ce64" office:value-type="float" office:value="42.900292873" calcext:value-type="float">
            <text:p>4,29E+01</text:p>
          </table:table-cell>
          <table:table-cell table:style-name="ce19" office:value-type="float" office:value="0.0209562372000002" calcext:value-type="float">
            <text:p>2,10E-02</text:p>
          </table:table-cell>
          <table:table-cell table:style-name="ce64" office:value-type="float" office:value="0.2558843282" calcext:value-type="float">
            <text:p>2,56E-01</text:p>
          </table:table-cell>
          <table:table-cell table:style-name="ce64" office:value-type="float" office:value="60.777141851" calcext:value-type="float">
            <text:p>6,08E+01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1_n125_m12</text:p>
          </table:table-cell>
          <table:table-cell table:style-name="ce15" office:value-type="float" office:value="86.361808" calcext:value-type="float">
            <text:p>86,3618</text:p>
          </table:table-cell>
          <table:table-cell table:style-name="ce61" office:value-type="float" office:value="51.387662" calcext:value-type="float">
            <text:p>51,3877</text:p>
          </table:table-cell>
          <table:table-cell/>
          <table:table-cell table:style-name="ce43" office:value-type="string" calcext:value-type="string">
            <text:p>GKD-b_31_n125_m12</text:p>
          </table:table-cell>
          <table:table-cell table:style-name="ce19" office:value-type="float" office:value="0.00461447239999977" calcext:value-type="float">
            <text:p>4,61E-03</text:p>
          </table:table-cell>
          <table:table-cell table:style-name="ce64" office:value-type="float" office:value="0.0839584425999998" calcext:value-type="float">
            <text:p>8,40E-02</text:p>
          </table:table-cell>
          <table:table-cell table:number-columns-repeated="2"/>
          <table:table-cell table:style-name="ce43" office:value-type="string" calcext:value-type="string">
            <text:p>GKD-b_31_n125_m12</text:p>
          </table:table-cell>
          <table:table-cell table:style-name="ce61" office:value-type="float" office:value="37.48397" calcext:value-type="float">
            <text:p>37,4840</text:p>
          </table:table-cell>
          <table:table-cell table:style-name="ce61" office:value-type="float" office:value="62.6896399999997" calcext:value-type="float">
            <text:p>62,6896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30_n100_m30</text:p>
          </table:table-cell>
          <table:table-cell table:style-name="ce61" office:value-type="float" office:value="174.88438" calcext:value-type="float">
            <text:p>174,8844</text:p>
          </table:table-cell>
          <table:table-cell table:style-name="ce15" office:value-type="float" office:value="700.424222" calcext:value-type="float">
            <text:p>700,4242</text:p>
          </table:table-cell>
          <table:table-cell table:style-name="ce61" office:value-type="float" office:value="340.445052" calcext:value-type="float">
            <text:p>340,4451</text:p>
          </table:table-cell>
          <table:table-cell table:style-name="ce61" office:value-type="float" office:value="181.872949999999" calcext:value-type="float">
            <text:p>181,8729</text:p>
          </table:table-cell>
          <table:table-cell table:style-name="ce64" office:value-type="float" office:value="42.729255135" calcext:value-type="float">
            <text:p>4,27E+01</text:p>
          </table:table-cell>
          <table:table-cell table:style-name="ce19" office:value-type="float" office:value="0.0213756877999998" calcext:value-type="float">
            <text:p>2,14E-02</text:p>
          </table:table-cell>
          <table:table-cell table:style-name="ce64" office:value-type="float" office:value="0.3023921936" calcext:value-type="float">
            <text:p>3,02E-01</text:p>
          </table:table-cell>
          <table:table-cell table:style-name="ce64" office:value-type="float" office:value="61.1442761569999" calcext:value-type="float">
            <text:p>6,11E+01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2_n125_m12</text:p>
          </table:table-cell>
          <table:table-cell table:style-name="ce15" office:value-type="float" office:value="316.882864" calcext:value-type="float">
            <text:p>316,8829</text:p>
          </table:table-cell>
          <table:table-cell table:style-name="ce61" office:value-type="float" office:value="52.1606139999999" calcext:value-type="float">
            <text:p>52,1606</text:p>
          </table:table-cell>
          <table:table-cell/>
          <table:table-cell table:style-name="ce43" office:value-type="string" calcext:value-type="string">
            <text:p>GKD-b_32_n125_m12</text:p>
          </table:table-cell>
          <table:table-cell table:style-name="ce19" office:value-type="float" office:value="0.00479001399999994" calcext:value-type="float">
            <text:p>4,79E-03</text:p>
          </table:table-cell>
          <table:table-cell table:style-name="ce64" office:value-type="float" office:value="0.0439546042" calcext:value-type="float">
            <text:p>4,40E-02</text:p>
          </table:table-cell>
          <table:table-cell table:number-columns-repeated="2"/>
          <table:table-cell table:style-name="ce43" office:value-type="string" calcext:value-type="string">
            <text:p>GKD-b_32_n125_m12</text:p>
          </table:table-cell>
          <table:table-cell table:style-name="ce61" office:value-type="float" office:value="47.3629799999994" calcext:value-type="float">
            <text:p>47,3630</text:p>
          </table:table-cell>
          <table:table-cell table:style-name="ce61" office:value-type="float" office:value="60.7922300000005" calcext:value-type="float">
            <text:p>60,7922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31_n125_m12</text:p>
          </table:table-cell>
          <table:table-cell table:style-name="ce61" office:value-type="float" office:value="37.41349" calcext:value-type="float">
            <text:p>37,4135</text:p>
          </table:table-cell>
          <table:table-cell table:style-name="ce15" office:value-type="float" office:value="86.361808" calcext:value-type="float">
            <text:p>86,3618</text:p>
          </table:table-cell>
          <table:table-cell table:style-name="ce61" office:value-type="float" office:value="51.387662" calcext:value-type="float">
            <text:p>51,3877</text:p>
          </table:table-cell>
          <table:table-cell table:style-name="ce61" office:value-type="float" office:value="66.15867" calcext:value-type="float">
            <text:p>66,1587</text:p>
          </table:table-cell>
          <table:table-cell table:style-name="ce64" office:value-type="float" office:value="79.1535695810001" calcext:value-type="float">
            <text:p>7,92E+01</text:p>
          </table:table-cell>
          <table:table-cell table:style-name="ce19" office:value-type="float" office:value="0.00461447239999977" calcext:value-type="float">
            <text:p>4,61E-03</text:p>
          </table:table-cell>
          <table:table-cell table:style-name="ce64" office:value-type="float" office:value="0.0839584425999998" calcext:value-type="float">
            <text:p>8,40E-02</text:p>
          </table:table-cell>
          <table:table-cell table:style-name="ce64" office:value-type="float" office:value="97.013977477" calcext:value-type="float">
            <text:p>9,70E+01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3_n125_m12</text:p>
          </table:table-cell>
          <table:table-cell table:style-name="ce15" office:value-type="float" office:value="262.11549" calcext:value-type="float">
            <text:p>262,1155</text:p>
          </table:table-cell>
          <table:table-cell table:style-name="ce61" office:value-type="float" office:value="74.9053499999999" calcext:value-type="float">
            <text:p>74,9053</text:p>
          </table:table-cell>
          <table:table-cell/>
          <table:table-cell table:style-name="ce43" office:value-type="string" calcext:value-type="string">
            <text:p>GKD-b_33_n125_m12</text:p>
          </table:table-cell>
          <table:table-cell table:style-name="ce19" office:value-type="float" office:value="0.0046367587999999" calcext:value-type="float">
            <text:p>4,64E-03</text:p>
          </table:table-cell>
          <table:table-cell table:style-name="ce64" office:value-type="float" office:value="0.0605489464000001" calcext:value-type="float">
            <text:p>6,05E-02</text:p>
          </table:table-cell>
          <table:table-cell table:number-columns-repeated="2"/>
          <table:table-cell table:style-name="ce43" office:value-type="string" calcext:value-type="string">
            <text:p>GKD-b_33_n125_m12</text:p>
          </table:table-cell>
          <table:table-cell table:style-name="ce61" office:value-type="float" office:value="49.2417499999998" calcext:value-type="float">
            <text:p>49,2417</text:p>
          </table:table-cell>
          <table:table-cell table:style-name="ce61" office:value-type="float" office:value="92.0815200000002" calcext:value-type="float">
            <text:p>92,0815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32_n125_m12</text:p>
          </table:table-cell>
          <table:table-cell table:style-name="ce61" office:value-type="float" office:value="38.0422700000001" calcext:value-type="float">
            <text:p>38,0423</text:p>
          </table:table-cell>
          <table:table-cell table:style-name="ce15" office:value-type="float" office:value="316.882864" calcext:value-type="float">
            <text:p>316,8829</text:p>
          </table:table-cell>
          <table:table-cell table:style-name="ce61" office:value-type="float" office:value="52.1606139999999" calcext:value-type="float">
            <text:p>52,1606</text:p>
          </table:table-cell>
          <table:table-cell table:style-name="ce61" office:value-type="float" office:value="29.9475400000001" calcext:value-type="float">
            <text:p>29,9475</text:p>
          </table:table-cell>
          <table:table-cell table:style-name="ce64" office:value-type="float" office:value="78.871568786" calcext:value-type="float">
            <text:p>7,89E+01</text:p>
          </table:table-cell>
          <table:table-cell table:style-name="ce19" office:value-type="float" office:value="0.00479001399999994" calcext:value-type="float">
            <text:p>4,79E-03</text:p>
          </table:table-cell>
          <table:table-cell table:style-name="ce64" office:value-type="float" office:value="0.0439546042" calcext:value-type="float">
            <text:p>4,40E-02</text:p>
          </table:table-cell>
          <table:table-cell table:style-name="ce64" office:value-type="float" office:value="96.452049576" calcext:value-type="float">
            <text:p>9,65E+01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4_n125_m12</text:p>
          </table:table-cell>
          <table:table-cell table:style-name="ce15" office:value-type="float" office:value="298.951612" calcext:value-type="float">
            <text:p>298,9516</text:p>
          </table:table-cell>
          <table:table-cell table:style-name="ce61" office:value-type="float" office:value="66.0790279999999" calcext:value-type="float">
            <text:p>66,0790</text:p>
          </table:table-cell>
          <table:table-cell/>
          <table:table-cell table:style-name="ce43" office:value-type="string" calcext:value-type="string">
            <text:p>GKD-b_34_n125_m12</text:p>
          </table:table-cell>
          <table:table-cell table:style-name="ce19" office:value-type="float" office:value="0.0046547989999997" calcext:value-type="float">
            <text:p>4,65E-03</text:p>
          </table:table-cell>
          <table:table-cell table:style-name="ce64" office:value-type="float" office:value="0.0776516471999997" calcext:value-type="float">
            <text:p>7,77E-02</text:p>
          </table:table-cell>
          <table:table-cell table:number-columns-repeated="2"/>
          <table:table-cell table:style-name="ce43" office:value-type="string" calcext:value-type="string">
            <text:p>GKD-b_34_n125_m12</text:p>
          </table:table-cell>
          <table:table-cell table:style-name="ce61" office:value-type="float" office:value="46.35734" calcext:value-type="float">
            <text:p>46,3573</text:p>
          </table:table-cell>
          <table:table-cell table:style-name="ce61" office:value-type="float" office:value="109.36185" calcext:value-type="float">
            <text:p>109,3619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33_n125_m12</text:p>
          </table:table-cell>
          <table:table-cell table:style-name="ce61" office:value-type="float" office:value="47.3174699999998" calcext:value-type="float">
            <text:p>47,3175</text:p>
          </table:table-cell>
          <table:table-cell table:style-name="ce15" office:value-type="float" office:value="262.11549" calcext:value-type="float">
            <text:p>262,1155</text:p>
          </table:table-cell>
          <table:table-cell table:style-name="ce61" office:value-type="float" office:value="74.9053499999999" calcext:value-type="float">
            <text:p>74,9053</text:p>
          </table:table-cell>
          <table:table-cell table:style-name="ce61" office:value-type="float" office:value="47.37711" calcext:value-type="float">
            <text:p>47,3771</text:p>
          </table:table-cell>
          <table:table-cell table:style-name="ce64" office:value-type="float" office:value="79.708042877" calcext:value-type="float">
            <text:p>7,97E+01</text:p>
          </table:table-cell>
          <table:table-cell table:style-name="ce19" office:value-type="float" office:value="0.0046367587999999" calcext:value-type="float">
            <text:p>4,64E-03</text:p>
          </table:table-cell>
          <table:table-cell table:style-name="ce64" office:value-type="float" office:value="0.0605489464000001" calcext:value-type="float">
            <text:p>6,05E-02</text:p>
          </table:table-cell>
          <table:table-cell table:style-name="ce64" office:value-type="float" office:value="96.466570852" calcext:value-type="float">
            <text:p>9,65E+01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5_n125_m12</text:p>
          </table:table-cell>
          <table:table-cell table:style-name="ce15" office:value-type="float" office:value="214.92085" calcext:value-type="float">
            <text:p>214,9209</text:p>
          </table:table-cell>
          <table:table-cell table:style-name="ce61" office:value-type="float" office:value="64.5465160000002" calcext:value-type="float">
            <text:p>64,5465</text:p>
          </table:table-cell>
          <table:table-cell/>
          <table:table-cell table:style-name="ce43" office:value-type="string" calcext:value-type="string">
            <text:p>GKD-b_35_n125_m12</text:p>
          </table:table-cell>
          <table:table-cell table:style-name="ce19" office:value-type="float" office:value="0.00479706500000034" calcext:value-type="float">
            <text:p>4,80E-03</text:p>
          </table:table-cell>
          <table:table-cell table:style-name="ce64" office:value-type="float" office:value="0.0570107001999997" calcext:value-type="float">
            <text:p>5,70E-02</text:p>
          </table:table-cell>
          <table:table-cell table:number-columns-repeated="2"/>
          <table:table-cell table:style-name="ce43" office:value-type="string" calcext:value-type="string">
            <text:p>GKD-b_35_n125_m12</text:p>
          </table:table-cell>
          <table:table-cell table:style-name="ce61" office:value-type="float" office:value="53.0918200000001" calcext:value-type="float">
            <text:p>53,0918</text:p>
          </table:table-cell>
          <table:table-cell table:style-name="ce61" office:value-type="float" office:value="79.7032700000004" calcext:value-type="float">
            <text:p>79,7033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34_n125_m12</text:p>
          </table:table-cell>
          <table:table-cell table:style-name="ce61" office:value-type="float" office:value="46.2715800000003" calcext:value-type="float">
            <text:p>46,2716</text:p>
          </table:table-cell>
          <table:table-cell table:style-name="ce15" office:value-type="float" office:value="298.951612" calcext:value-type="float">
            <text:p>298,9516</text:p>
          </table:table-cell>
          <table:table-cell table:style-name="ce61" office:value-type="float" office:value="66.0790279999999" calcext:value-type="float">
            <text:p>66,0790</text:p>
          </table:table-cell>
          <table:table-cell table:style-name="ce61" office:value-type="float" office:value="46.2715800000003" calcext:value-type="float">
            <text:p>46,2716</text:p>
          </table:table-cell>
          <table:table-cell table:style-name="ce64" office:value-type="float" office:value="78.9848033870001" calcext:value-type="float">
            <text:p>7,90E+01</text:p>
          </table:table-cell>
          <table:table-cell table:style-name="ce19" office:value-type="float" office:value="0.0046547989999997" calcext:value-type="float">
            <text:p>4,65E-03</text:p>
          </table:table-cell>
          <table:table-cell table:style-name="ce64" office:value-type="float" office:value="0.0776516471999997" calcext:value-type="float">
            <text:p>7,77E-02</text:p>
          </table:table-cell>
          <table:table-cell table:style-name="ce64" office:value-type="float" office:value="96.7164063819999" calcext:value-type="float">
            <text:p>9,67E+01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6_n125_m37</text:p>
          </table:table-cell>
          <table:table-cell table:style-name="ce15" office:value-type="float" office:value="1094.485294" calcext:value-type="float">
            <text:p>1094,4853</text:p>
          </table:table-cell>
          <table:table-cell table:style-name="ce61" office:value-type="float" office:value="322.404753999999" calcext:value-type="float">
            <text:p>322,4048</text:p>
          </table:table-cell>
          <table:table-cell/>
          <table:table-cell table:style-name="ce43" office:value-type="string" calcext:value-type="string">
            <text:p>GKD-b_36_n125_m37</text:p>
          </table:table-cell>
          <table:table-cell table:style-name="ce19" office:value-type="float" office:value="0.0372513439999999" calcext:value-type="float">
            <text:p>3,73E-02</text:p>
          </table:table-cell>
          <table:table-cell table:style-name="ce64" office:value-type="float" office:value="0.623106274" calcext:value-type="float">
            <text:p>6,23E-01</text:p>
          </table:table-cell>
          <table:table-cell table:number-columns-repeated="2"/>
          <table:table-cell table:style-name="ce43" office:value-type="string" calcext:value-type="string">
            <text:p>GKD-b_36_n125_m37</text:p>
          </table:table-cell>
          <table:table-cell table:style-name="ce61" office:value-type="float" office:value="260.290749999997" calcext:value-type="float">
            <text:p>260,2907</text:p>
          </table:table-cell>
          <table:table-cell table:style-name="ce61" office:value-type="float" office:value="373.213900000001" calcext:value-type="float">
            <text:p>373,2139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35_n125_m12</text:p>
          </table:table-cell>
          <table:table-cell table:style-name="ce61" office:value-type="float" office:value="65.1959699999999" calcext:value-type="float">
            <text:p>65,1960</text:p>
          </table:table-cell>
          <table:table-cell table:style-name="ce15" office:value-type="float" office:value="214.92085" calcext:value-type="float">
            <text:p>214,9209</text:p>
          </table:table-cell>
          <table:table-cell table:style-name="ce61" office:value-type="float" office:value="64.5465160000002" calcext:value-type="float">
            <text:p>64,5465</text:p>
          </table:table-cell>
          <table:table-cell table:style-name="ce61" office:value-type="float" office:value="55.4470199999998" calcext:value-type="float">
            <text:p>55,4470</text:p>
          </table:table-cell>
          <table:table-cell table:style-name="ce64" office:value-type="float" office:value="79.33820824" calcext:value-type="float">
            <text:p>7,93E+01</text:p>
          </table:table-cell>
          <table:table-cell table:style-name="ce19" office:value-type="float" office:value="0.00479706500000034" calcext:value-type="float">
            <text:p>4,80E-03</text:p>
          </table:table-cell>
          <table:table-cell table:style-name="ce64" office:value-type="float" office:value="0.0570107001999997" calcext:value-type="float">
            <text:p>5,70E-02</text:p>
          </table:table-cell>
          <table:table-cell table:style-name="ce64" office:value-type="float" office:value="96.3585558030002" calcext:value-type="float">
            <text:p>9,64E+01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7_n125_m37</text:p>
          </table:table-cell>
          <table:table-cell table:style-name="ce15" office:value-type="float" office:value="1606.55645" calcext:value-type="float">
            <text:p>1606,5565</text:p>
          </table:table-cell>
          <table:table-cell table:style-name="ce61" office:value-type="float" office:value="448.124445999999" calcext:value-type="float">
            <text:p>448,1244</text:p>
          </table:table-cell>
          <table:table-cell/>
          <table:table-cell table:style-name="ce43" office:value-type="string" calcext:value-type="string">
            <text:p>GKD-b_37_n125_m37</text:p>
          </table:table-cell>
          <table:table-cell table:style-name="ce19" office:value-type="float" office:value="0.0371641242000003" calcext:value-type="float">
            <text:p>3,72E-02</text:p>
          </table:table-cell>
          <table:table-cell table:style-name="ce64" office:value-type="float" office:value="0.377812570799999" calcext:value-type="float">
            <text:p>3,78E-01</text:p>
          </table:table-cell>
          <table:table-cell table:number-columns-repeated="2"/>
          <table:table-cell table:style-name="ce43" office:value-type="string" calcext:value-type="string">
            <text:p>GKD-b_37_n125_m37</text:p>
          </table:table-cell>
          <table:table-cell table:style-name="ce61" office:value-type="float" office:value="393.99279" calcext:value-type="float">
            <text:p>393,9928</text:p>
          </table:table-cell>
          <table:table-cell table:style-name="ce61" office:value-type="float" office:value="472.852479999999" calcext:value-type="float">
            <text:p>472,8525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36_n125_m37</text:p>
          </table:table-cell>
          <table:table-cell table:style-name="ce61" office:value-type="float" office:value="175.994250000001" calcext:value-type="float">
            <text:p>175,9943</text:p>
          </table:table-cell>
          <table:table-cell table:style-name="ce15" office:value-type="float" office:value="1094.485294" calcext:value-type="float">
            <text:p>1094,4853</text:p>
          </table:table-cell>
          <table:table-cell table:style-name="ce61" office:value-type="float" office:value="322.404753999999" calcext:value-type="float">
            <text:p>322,4048</text:p>
          </table:table-cell>
          <table:table-cell table:style-name="ce61" office:value-type="float" office:value="184.12466" calcext:value-type="float">
            <text:p>184,1247</text:p>
          </table:table-cell>
          <table:table-cell table:style-name="ce64" office:value-type="float" office:value="81.575823526" calcext:value-type="float">
            <text:p>8,16E+01</text:p>
          </table:table-cell>
          <table:table-cell table:style-name="ce19" office:value-type="float" office:value="0.0372513439999999" calcext:value-type="float">
            <text:p>3,73E-02</text:p>
          </table:table-cell>
          <table:table-cell table:style-name="ce64" office:value-type="float" office:value="0.623106274" calcext:value-type="float">
            <text:p>6,23E-01</text:p>
          </table:table-cell>
          <table:table-cell table:style-name="ce64" office:value-type="float" office:value="105.909644298" calcext:value-type="float">
            <text:p>1,06E+02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8_n125_m37</text:p>
          </table:table-cell>
          <table:table-cell table:style-name="ce15" office:value-type="float" office:value="1066.373364" calcext:value-type="float">
            <text:p>1066,3734</text:p>
          </table:table-cell>
          <table:table-cell table:style-name="ce61" office:value-type="float" office:value="358.605807999999" calcext:value-type="float">
            <text:p>358,6058</text:p>
          </table:table-cell>
          <table:table-cell/>
          <table:table-cell table:style-name="ce43" office:value-type="string" calcext:value-type="string">
            <text:p>GKD-b_38_n125_m37</text:p>
          </table:table-cell>
          <table:table-cell table:style-name="ce19" office:value-type="float" office:value="0.0375905512000003" calcext:value-type="float">
            <text:p>3,76E-02</text:p>
          </table:table-cell>
          <table:table-cell table:style-name="ce64" office:value-type="float" office:value="0.795917082" calcext:value-type="float">
            <text:p>7,96E-01</text:p>
          </table:table-cell>
          <table:table-cell table:number-columns-repeated="2"/>
          <table:table-cell table:style-name="ce43" office:value-type="string" calcext:value-type="string">
            <text:p>GKD-b_38_n125_m37</text:p>
          </table:table-cell>
          <table:table-cell table:style-name="ce61" office:value-type="float" office:value="332.452769999999" calcext:value-type="float">
            <text:p>332,4528</text:p>
          </table:table-cell>
          <table:table-cell table:style-name="ce61" office:value-type="float" office:value="393.972649999998" calcext:value-type="float">
            <text:p>393,9726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37_n125_m37</text:p>
          </table:table-cell>
          <table:table-cell table:style-name="ce61" office:value-type="float" office:value="261.64411" calcext:value-type="float">
            <text:p>261,6441</text:p>
          </table:table-cell>
          <table:table-cell table:style-name="ce15" office:value-type="float" office:value="1606.55645" calcext:value-type="float">
            <text:p>1606,5565</text:p>
          </table:table-cell>
          <table:table-cell table:style-name="ce61" office:value-type="float" office:value="448.124445999999" calcext:value-type="float">
            <text:p>448,1244</text:p>
          </table:table-cell>
          <table:table-cell table:style-name="ce61" office:value-type="float" office:value="261.64411" calcext:value-type="float">
            <text:p>261,6441</text:p>
          </table:table-cell>
          <table:table-cell table:style-name="ce64" office:value-type="float" office:value="81.4572116739999" calcext:value-type="float">
            <text:p>8,15E+01</text:p>
          </table:table-cell>
          <table:table-cell table:style-name="ce19" office:value-type="float" office:value="0.0371641242000003" calcext:value-type="float">
            <text:p>3,72E-02</text:p>
          </table:table-cell>
          <table:table-cell table:style-name="ce64" office:value-type="float" office:value="0.377812570799999" calcext:value-type="float">
            <text:p>3,78E-01</text:p>
          </table:table-cell>
          <table:table-cell table:style-name="ce64" office:value-type="float" office:value="105.546822452" calcext:value-type="float">
            <text:p>1,06E+02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9_n125_m37</text:p>
          </table:table-cell>
          <table:table-cell table:style-name="ce15" office:value-type="float" office:value="1097.413286" calcext:value-type="float">
            <text:p>1097,4133</text:p>
          </table:table-cell>
          <table:table-cell table:style-name="ce61" office:value-type="float" office:value="355.263750000001" calcext:value-type="float">
            <text:p>355,2638</text:p>
          </table:table-cell>
          <table:table-cell/>
          <table:table-cell table:style-name="ce43" office:value-type="string" calcext:value-type="string">
            <text:p>GKD-b_39_n125_m37</text:p>
          </table:table-cell>
          <table:table-cell table:style-name="ce19" office:value-type="float" office:value="0.0375063585999996" calcext:value-type="float">
            <text:p>3,75E-02</text:p>
          </table:table-cell>
          <table:table-cell table:style-name="ce64" office:value-type="float" office:value="0.7907231574" calcext:value-type="float">
            <text:p>7,91E-01</text:p>
          </table:table-cell>
          <table:table-cell table:number-columns-repeated="2"/>
          <table:table-cell table:style-name="ce43" office:value-type="string" calcext:value-type="string">
            <text:p>GKD-b_39_n125_m37</text:p>
          </table:table-cell>
          <table:table-cell table:style-name="ce61" office:value-type="float" office:value="281.743870000003" calcext:value-type="float">
            <text:p>281,7439</text:p>
          </table:table-cell>
          <table:table-cell table:style-name="ce61" office:value-type="float" office:value="437.72775" calcext:value-type="float">
            <text:p>437,7278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38_n125_m37</text:p>
          </table:table-cell>
          <table:table-cell table:style-name="ce61" office:value-type="float" office:value="256.00864" calcext:value-type="float">
            <text:p>256,0086</text:p>
          </table:table-cell>
          <table:table-cell table:style-name="ce15" office:value-type="float" office:value="1066.373364" calcext:value-type="float">
            <text:p>1066,3734</text:p>
          </table:table-cell>
          <table:table-cell table:style-name="ce61" office:value-type="float" office:value="358.605807999999" calcext:value-type="float">
            <text:p>358,6058</text:p>
          </table:table-cell>
          <table:table-cell table:style-name="ce61" office:value-type="float" office:value="272.201989999999" calcext:value-type="float">
            <text:p>272,2020</text:p>
          </table:table-cell>
          <table:table-cell table:style-name="ce64" office:value-type="float" office:value="81.0808323009999" calcext:value-type="float">
            <text:p>8,11E+01</text:p>
          </table:table-cell>
          <table:table-cell table:style-name="ce19" office:value-type="float" office:value="0.0375905512000003" calcext:value-type="float">
            <text:p>3,76E-02</text:p>
          </table:table-cell>
          <table:table-cell table:style-name="ce64" office:value-type="float" office:value="0.795917082" calcext:value-type="float">
            <text:p>7,96E-01</text:p>
          </table:table-cell>
          <table:table-cell table:style-name="ce64" office:value-type="float" office:value="104.953599508" calcext:value-type="float">
            <text:p>1,05E+02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0_n125_m37</text:p>
          </table:table-cell>
          <table:table-cell table:style-name="ce15" office:value-type="float" office:value="924.181918" calcext:value-type="float">
            <text:p>924,1819</text:p>
          </table:table-cell>
          <table:table-cell table:style-name="ce61" office:value-type="float" office:value="359.049206" calcext:value-type="float">
            <text:p>359,0492</text:p>
          </table:table-cell>
          <table:table-cell/>
          <table:table-cell table:style-name="ce43" office:value-type="string" calcext:value-type="string">
            <text:p>GKD-b_40_n125_m37</text:p>
          </table:table-cell>
          <table:table-cell table:style-name="ce19" office:value-type="float" office:value="0.0373458645999982" calcext:value-type="float">
            <text:p>3,73E-02</text:p>
          </table:table-cell>
          <table:table-cell table:style-name="ce64" office:value-type="float" office:value="0.592419663199999" calcext:value-type="float">
            <text:p>5,92E-01</text:p>
          </table:table-cell>
          <table:table-cell table:number-columns-repeated="2"/>
          <table:table-cell table:style-name="ce43" office:value-type="string" calcext:value-type="string">
            <text:p>GKD-b_40_n125_m37</text:p>
          </table:table-cell>
          <table:table-cell table:style-name="ce61" office:value-type="float" office:value="260.969330000002" calcext:value-type="float">
            <text:p>260,9693</text:p>
          </table:table-cell>
          <table:table-cell table:style-name="ce61" office:value-type="float" office:value="514.641500000001" calcext:value-type="float">
            <text:p>514,6415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39_n125_m37</text:p>
          </table:table-cell>
          <table:table-cell table:style-name="ce61" office:value-type="float" office:value="200.725829999998" calcext:value-type="float">
            <text:p>200,7258</text:p>
          </table:table-cell>
          <table:table-cell table:style-name="ce15" office:value-type="float" office:value="1097.413286" calcext:value-type="float">
            <text:p>1097,4133</text:p>
          </table:table-cell>
          <table:table-cell table:style-name="ce61" office:value-type="float" office:value="355.263750000001" calcext:value-type="float">
            <text:p>355,2638</text:p>
          </table:table-cell>
          <table:table-cell table:style-name="ce61" office:value-type="float" office:value="200.725829999998" calcext:value-type="float">
            <text:p>200,7258</text:p>
          </table:table-cell>
          <table:table-cell table:style-name="ce64" office:value-type="float" office:value="80.442346244" calcext:value-type="float">
            <text:p>8,04E+01</text:p>
          </table:table-cell>
          <table:table-cell table:style-name="ce19" office:value-type="float" office:value="0.0375063585999996" calcext:value-type="float">
            <text:p>3,75E-02</text:p>
          </table:table-cell>
          <table:table-cell table:style-name="ce64" office:value-type="float" office:value="0.7907231574" calcext:value-type="float">
            <text:p>7,91E-01</text:p>
          </table:table-cell>
          <table:table-cell table:style-name="ce64" office:value-type="float" office:value="105.969116093" calcext:value-type="float">
            <text:p>1,06E+02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1_n150_m15</text:p>
          </table:table-cell>
          <table:table-cell table:style-name="ce15" office:value-type="float" office:value="378.92008" calcext:value-type="float">
            <text:p>378,9201</text:p>
          </table:table-cell>
          <table:table-cell table:style-name="ce61" office:value-type="float" office:value="90.0940600000002" calcext:value-type="float">
            <text:p>90,0941</text:p>
          </table:table-cell>
          <table:table-cell/>
          <table:table-cell table:style-name="ce43" office:value-type="string" calcext:value-type="string">
            <text:p>GKD-b_41_n150_m15</text:p>
          </table:table-cell>
          <table:table-cell table:style-name="ce19" office:value-type="float" office:value="0.00861527260000017" calcext:value-type="float">
            <text:p>8,62E-03</text:p>
          </table:table-cell>
          <table:table-cell table:style-name="ce64" office:value-type="float" office:value="0.0672151098000008" calcext:value-type="float">
            <text:p>6,72E-02</text:p>
          </table:table-cell>
          <table:table-cell table:number-columns-repeated="2"/>
          <table:table-cell table:style-name="ce43" office:value-type="string" calcext:value-type="string">
            <text:p>GKD-b_41_n150_m15</text:p>
          </table:table-cell>
          <table:table-cell table:style-name="ce61" office:value-type="float" office:value="48.5017200000002" calcext:value-type="float">
            <text:p>48,5017</text:p>
          </table:table-cell>
          <table:table-cell table:style-name="ce61" office:value-type="float" office:value="135.13089" calcext:value-type="float">
            <text:p>135,1309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40_n125_m37</text:p>
          </table:table-cell>
          <table:table-cell table:style-name="ce61" office:value-type="float" office:value="228.608850000001" calcext:value-type="float">
            <text:p>228,6089</text:p>
          </table:table-cell>
          <table:table-cell table:style-name="ce15" office:value-type="float" office:value="924.181918" calcext:value-type="float">
            <text:p>924,1819</text:p>
          </table:table-cell>
          <table:table-cell table:style-name="ce61" office:value-type="float" office:value="359.049206" calcext:value-type="float">
            <text:p>359,0492</text:p>
          </table:table-cell>
          <table:table-cell table:style-name="ce61" office:value-type="float" office:value="284.018889999999" calcext:value-type="float">
            <text:p>284,0189</text:p>
          </table:table-cell>
          <table:table-cell table:style-name="ce64" office:value-type="float" office:value="83.222419554" calcext:value-type="float">
            <text:p>8,32E+01</text:p>
          </table:table-cell>
          <table:table-cell table:style-name="ce19" office:value-type="float" office:value="0.0373458645999982" calcext:value-type="float">
            <text:p>3,73E-02</text:p>
          </table:table-cell>
          <table:table-cell table:style-name="ce64" office:value-type="float" office:value="0.592419663199999" calcext:value-type="float">
            <text:p>5,92E-01</text:p>
          </table:table-cell>
          <table:table-cell table:style-name="ce64" office:value-type="float" office:value="105.691671465" calcext:value-type="float">
            <text:p>1,06E+02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2_n150_m15</text:p>
          </table:table-cell>
          <table:table-cell table:style-name="ce15" office:value-type="float" office:value="383.697756" calcext:value-type="float">
            <text:p>383,6978</text:p>
          </table:table-cell>
          <table:table-cell table:style-name="ce61" office:value-type="float" office:value="73.7697560000001" calcext:value-type="float">
            <text:p>73,7698</text:p>
          </table:table-cell>
          <table:table-cell/>
          <table:table-cell table:style-name="ce43" office:value-type="string" calcext:value-type="string">
            <text:p>GKD-b_42_n150_m15</text:p>
          </table:table-cell>
          <table:table-cell table:style-name="ce19" office:value-type="float" office:value="0.00855933280000087" calcext:value-type="float">
            <text:p>8,56E-03</text:p>
          </table:table-cell>
          <table:table-cell table:style-name="ce64" office:value-type="float" office:value="0.124577872599999" calcext:value-type="float">
            <text:p>1,25E-01</text:p>
          </table:table-cell>
          <table:table-cell table:number-columns-repeated="2"/>
          <table:table-cell table:style-name="ce43" office:value-type="string" calcext:value-type="string">
            <text:p>GKD-b_42_n150_m15</text:p>
          </table:table-cell>
          <table:table-cell table:style-name="ce61" office:value-type="float" office:value="59.4882100000004" calcext:value-type="float">
            <text:p>59,4882</text:p>
          </table:table-cell>
          <table:table-cell table:style-name="ce61" office:value-type="float" office:value="86.2661200000005" calcext:value-type="float">
            <text:p>86,2661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41_n150_m15</text:p>
          </table:table-cell>
          <table:table-cell table:style-name="ce61" office:value-type="float" office:value="70.3976600000005" calcext:value-type="float">
            <text:p>70,3977</text:p>
          </table:table-cell>
          <table:table-cell table:style-name="ce15" office:value-type="float" office:value="378.92008" calcext:value-type="float">
            <text:p>378,9201</text:p>
          </table:table-cell>
          <table:table-cell table:style-name="ce61" office:value-type="float" office:value="90.0940600000002" calcext:value-type="float">
            <text:p>90,0941</text:p>
          </table:table-cell>
          <table:table-cell table:style-name="ce61" office:value-type="float" office:value="70.2374499999992" calcext:value-type="float">
            <text:p>70,2374</text:p>
          </table:table-cell>
          <table:table-cell table:style-name="ce64" office:value-type="float" office:value="138.651431134" calcext:value-type="float">
            <text:p>1,39E+02</text:p>
          </table:table-cell>
          <table:table-cell table:style-name="ce19" office:value-type="float" office:value="0.00861527260000017" calcext:value-type="float">
            <text:p>8,62E-03</text:p>
          </table:table-cell>
          <table:table-cell table:style-name="ce64" office:value-type="float" office:value="0.0672151098000008" calcext:value-type="float">
            <text:p>6,72E-02</text:p>
          </table:table-cell>
          <table:table-cell table:style-name="ce64" office:value-type="float" office:value="157.548934335" calcext:value-type="float">
            <text:p>1,58E+02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3_n150_m15</text:p>
          </table:table-cell>
          <table:table-cell table:style-name="ce15" office:value-type="float" office:value="335.261972" calcext:value-type="float">
            <text:p>335,2620</text:p>
          </table:table-cell>
          <table:table-cell table:style-name="ce61" office:value-type="float" office:value="74.512318" calcext:value-type="float">
            <text:p>74,5123</text:p>
          </table:table-cell>
          <table:table-cell/>
          <table:table-cell table:style-name="ce43" office:value-type="string" calcext:value-type="string">
            <text:p>GKD-b_43_n150_m15</text:p>
          </table:table-cell>
          <table:table-cell table:style-name="ce19" office:value-type="float" office:value="0.00865318620000082" calcext:value-type="float">
            <text:p>8,65E-03</text:p>
          </table:table-cell>
          <table:table-cell table:style-name="ce64" office:value-type="float" office:value="0.094204530199999" calcext:value-type="float">
            <text:p>9,42E-02</text:p>
          </table:table-cell>
          <table:table-cell table:number-columns-repeated="2"/>
          <table:table-cell table:style-name="ce43" office:value-type="string" calcext:value-type="string">
            <text:p>GKD-b_43_n150_m15</text:p>
          </table:table-cell>
          <table:table-cell table:style-name="ce61" office:value-type="float" office:value="58.5297400000004" calcext:value-type="float">
            <text:p>58,5297</text:p>
          </table:table-cell>
          <table:table-cell table:style-name="ce61" office:value-type="float" office:value="101.99839" calcext:value-type="float">
            <text:p>101,9984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42_n150_m15</text:p>
          </table:table-cell>
          <table:table-cell table:style-name="ce61" office:value-type="float" office:value="54.8517800000002" calcext:value-type="float">
            <text:p>54,8518</text:p>
          </table:table-cell>
          <table:table-cell table:style-name="ce15" office:value-type="float" office:value="383.697756" calcext:value-type="float">
            <text:p>383,6978</text:p>
          </table:table-cell>
          <table:table-cell table:style-name="ce61" office:value-type="float" office:value="73.7697560000001" calcext:value-type="float">
            <text:p>73,7698</text:p>
          </table:table-cell>
          <table:table-cell table:style-name="ce61" office:value-type="float" office:value="65.6011400000002" calcext:value-type="float">
            <text:p>65,6011</text:p>
          </table:table-cell>
          <table:table-cell table:style-name="ce64" office:value-type="float" office:value="137.007261421" calcext:value-type="float">
            <text:p>1,37E+02</text:p>
          </table:table-cell>
          <table:table-cell table:style-name="ce19" office:value-type="float" office:value="0.00855933280000087" calcext:value-type="float">
            <text:p>8,56E-03</text:p>
          </table:table-cell>
          <table:table-cell table:style-name="ce64" office:value-type="float" office:value="0.124577872599999" calcext:value-type="float">
            <text:p>1,25E-01</text:p>
          </table:table-cell>
          <table:table-cell table:style-name="ce64" office:value-type="float" office:value="155.735473533" calcext:value-type="float">
            <text:p>1,56E+02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4_n150_m15</text:p>
          </table:table-cell>
          <table:table-cell table:style-name="ce15" office:value-type="float" office:value="399.904812" calcext:value-type="float">
            <text:p>399,9048</text:p>
          </table:table-cell>
          <table:table-cell table:style-name="ce61" office:value-type="float" office:value="65.7905060000001" calcext:value-type="float">
            <text:p>65,7905</text:p>
          </table:table-cell>
          <table:table-cell/>
          <table:table-cell table:style-name="ce43" office:value-type="string" calcext:value-type="string">
            <text:p>GKD-b_44_n150_m15</text:p>
          </table:table-cell>
          <table:table-cell table:style-name="ce19" office:value-type="float" office:value="0.00870909499999897" calcext:value-type="float">
            <text:p>8,71E-03</text:p>
          </table:table-cell>
          <table:table-cell table:style-name="ce64" office:value-type="float" office:value="0.149104775800002" calcext:value-type="float">
            <text:p>1,49E-01</text:p>
          </table:table-cell>
          <table:table-cell table:number-columns-repeated="2"/>
          <table:table-cell table:style-name="ce43" office:value-type="string" calcext:value-type="string">
            <text:p>GKD-b_44_n150_m15</text:p>
          </table:table-cell>
          <table:table-cell table:style-name="ce61" office:value-type="float" office:value="53.9210899999994" calcext:value-type="float">
            <text:p>53,9211</text:p>
          </table:table-cell>
          <table:table-cell table:style-name="ce61" office:value-type="float" office:value="99.4061100000004" calcext:value-type="float">
            <text:p>99,4061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43_n150_m15</text:p>
          </table:table-cell>
          <table:table-cell table:style-name="ce61" office:value-type="float" office:value="62.5633100000002" calcext:value-type="float">
            <text:p>62,5633</text:p>
          </table:table-cell>
          <table:table-cell table:style-name="ce15" office:value-type="float" office:value="335.261972" calcext:value-type="float">
            <text:p>335,2620</text:p>
          </table:table-cell>
          <table:table-cell table:style-name="ce61" office:value-type="float" office:value="74.512318" calcext:value-type="float">
            <text:p>74,5123</text:p>
          </table:table-cell>
          <table:table-cell table:style-name="ce61" office:value-type="float" office:value="73.2201500000001" calcext:value-type="float">
            <text:p>73,2202</text:p>
          </table:table-cell>
          <table:table-cell table:style-name="ce64" office:value-type="float" office:value="137.543251671" calcext:value-type="float">
            <text:p>1,38E+02</text:p>
          </table:table-cell>
          <table:table-cell table:style-name="ce19" office:value-type="float" office:value="0.00865318620000082" calcext:value-type="float">
            <text:p>8,65E-03</text:p>
          </table:table-cell>
          <table:table-cell table:style-name="ce64" office:value-type="float" office:value="0.094204530199999" calcext:value-type="float">
            <text:p>9,42E-02</text:p>
          </table:table-cell>
          <table:table-cell table:style-name="ce64" office:value-type="float" office:value="155.047744905" calcext:value-type="float">
            <text:p>1,55E+02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5_n150_m15</text:p>
          </table:table-cell>
          <table:table-cell table:style-name="ce15" office:value-type="float" office:value="405.105458" calcext:value-type="float">
            <text:p>405,1055</text:p>
          </table:table-cell>
          <table:table-cell table:style-name="ce61" office:value-type="float" office:value="95.5109460000003" calcext:value-type="float">
            <text:p>95,5109</text:p>
          </table:table-cell>
          <table:table-cell/>
          <table:table-cell table:style-name="ce43" office:value-type="string" calcext:value-type="string">
            <text:p>GKD-b_45_n150_m15</text:p>
          </table:table-cell>
          <table:table-cell table:style-name="ce19" office:value-type="float" office:value="0.00838012619999944" calcext:value-type="float">
            <text:p>8,38E-03</text:p>
          </table:table-cell>
          <table:table-cell table:style-name="ce64" office:value-type="float" office:value="0.1008065034" calcext:value-type="float">
            <text:p>1,01E-01</text:p>
          </table:table-cell>
          <table:table-cell table:number-columns-repeated="2"/>
          <table:table-cell table:style-name="ce43" office:value-type="string" calcext:value-type="string">
            <text:p>GKD-b_45_n150_m15</text:p>
          </table:table-cell>
          <table:table-cell table:style-name="ce61" office:value-type="float" office:value="68.5775400000014" calcext:value-type="float">
            <text:p>68,5775</text:p>
          </table:table-cell>
          <table:table-cell table:style-name="ce61" office:value-type="float" office:value="149.691" calcext:value-type="float">
            <text:p>149,6910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44_n150_m15</text:p>
          </table:table-cell>
          <table:table-cell table:style-name="ce61" office:value-type="float" office:value="52.37778" calcext:value-type="float">
            <text:p>52,3778</text:p>
          </table:table-cell>
          <table:table-cell table:style-name="ce15" office:value-type="float" office:value="399.904812" calcext:value-type="float">
            <text:p>399,9048</text:p>
          </table:table-cell>
          <table:table-cell table:style-name="ce61" office:value-type="float" office:value="65.7905060000001" calcext:value-type="float">
            <text:p>65,7905</text:p>
          </table:table-cell>
          <table:table-cell table:style-name="ce61" office:value-type="float" office:value="41.77989" calcext:value-type="float">
            <text:p>41,7799</text:p>
          </table:table-cell>
          <table:table-cell table:style-name="ce64" office:value-type="float" office:value="138.729488259" calcext:value-type="float">
            <text:p>1,39E+02</text:p>
          </table:table-cell>
          <table:table-cell table:style-name="ce19" office:value-type="float" office:value="0.00870909499999897" calcext:value-type="float">
            <text:p>8,71E-03</text:p>
          </table:table-cell>
          <table:table-cell table:style-name="ce64" office:value-type="float" office:value="0.149104775800002" calcext:value-type="float">
            <text:p>1,49E-01</text:p>
          </table:table-cell>
          <table:table-cell table:style-name="ce64" office:value-type="float" office:value="157.348411906" calcext:value-type="float">
            <text:p>1,57E+02</text:p>
          </table:table-cell>
          <table:table-cell table:style-name="Default" table:number-columns-repeated="10"/>
          <table:table-cell table:style-name="Excel_5f_CondFormat_5f_1_5f_1_5f_1"/>
          <table:table-cell table:style-name="Default" table:number-columns-repeated="3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6_n150_m45</text:p>
          </table:table-cell>
          <table:table-cell table:style-name="ce15" office:value-type="float" office:value="1214.163764" calcext:value-type="float">
            <text:p>1214,1638</text:p>
          </table:table-cell>
          <table:table-cell table:style-name="ce61" office:value-type="float" office:value="503.340773999999" calcext:value-type="float">
            <text:p>503,3408</text:p>
          </table:table-cell>
          <table:table-cell/>
          <table:table-cell table:style-name="ce43" office:value-type="string" calcext:value-type="string">
            <text:p>GKD-b_46_n150_m45</text:p>
          </table:table-cell>
          <table:table-cell table:style-name="ce19" office:value-type="float" office:value="0.0651563958000011" calcext:value-type="float">
            <text:p>6,52E-02</text:p>
          </table:table-cell>
          <table:table-cell table:style-name="ce64" office:value-type="float" office:value="1.5487995284" calcext:value-type="float">
            <text:p>1,55E+00</text:p>
          </table:table-cell>
          <table:table-cell table:number-columns-repeated="2"/>
          <table:table-cell table:style-name="ce43" office:value-type="string" calcext:value-type="string">
            <text:p>GKD-b_46_n150_m45</text:p>
          </table:table-cell>
          <table:table-cell table:style-name="ce61" office:value-type="float" office:value="431.314109999996" calcext:value-type="float">
            <text:p>431,3141</text:p>
          </table:table-cell>
          <table:table-cell table:style-name="ce61" office:value-type="float" office:value="634.276569999998" calcext:value-type="float">
            <text:p>634,2766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45_n150_m15</text:p>
          </table:table-cell>
          <table:table-cell table:style-name="ce61" office:value-type="float" office:value="71.3002799999997" calcext:value-type="float">
            <text:p>71,3003</text:p>
          </table:table-cell>
          <table:table-cell table:style-name="ce15" office:value-type="float" office:value="405.105458" calcext:value-type="float">
            <text:p>405,1055</text:p>
          </table:table-cell>
          <table:table-cell table:style-name="ce61" office:value-type="float" office:value="95.5109460000003" calcext:value-type="float">
            <text:p>95,5109</text:p>
          </table:table-cell>
          <table:table-cell table:style-name="ce61" office:value-type="float" office:value="63.4607400000002" calcext:value-type="float">
            <text:p>63,4607</text:p>
          </table:table-cell>
          <table:table-cell table:style-name="ce64" office:value-type="float" office:value="135.697268629" calcext:value-type="float">
            <text:p>1,36E+02</text:p>
          </table:table-cell>
          <table:table-cell table:style-name="ce19" office:value-type="float" office:value="0.00838012619999944" calcext:value-type="float">
            <text:p>8,38E-03</text:p>
          </table:table-cell>
          <table:table-cell table:style-name="ce64" office:value-type="float" office:value="0.1008065034" calcext:value-type="float">
            <text:p>1,01E-01</text:p>
          </table:table-cell>
          <table:table-cell table:style-name="ce64" office:value-type="float" office:value="154.803179435" calcext:value-type="float">
            <text:p>1,55E+02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7_n150_m45</text:p>
          </table:table-cell>
          <table:table-cell table:style-name="ce15" office:value-type="float" office:value="1125.709308" calcext:value-type="float">
            <text:p>1125,7093</text:p>
          </table:table-cell>
          <table:table-cell table:style-name="ce61" office:value-type="float" office:value="472.333665999998" calcext:value-type="float">
            <text:p>472,3337</text:p>
          </table:table-cell>
          <table:table-cell/>
          <table:table-cell table:style-name="ce43" office:value-type="string" calcext:value-type="string">
            <text:p>GKD-b_47_n150_m45</text:p>
          </table:table-cell>
          <table:table-cell table:style-name="ce19" office:value-type="float" office:value="0.0648433802000014" calcext:value-type="float">
            <text:p>6,48E-02</text:p>
          </table:table-cell>
          <table:table-cell table:style-name="ce64" office:value-type="float" office:value="1.9055142388" calcext:value-type="float">
            <text:p>1,91E+00</text:p>
          </table:table-cell>
          <table:table-cell table:number-columns-repeated="2"/>
          <table:table-cell table:style-name="ce43" office:value-type="string" calcext:value-type="string">
            <text:p>GKD-b_47_n150_m45</text:p>
          </table:table-cell>
          <table:table-cell table:style-name="ce61" office:value-type="float" office:value="438.307639999995" calcext:value-type="float">
            <text:p>438,3076</text:p>
          </table:table-cell>
          <table:table-cell table:style-name="ce61" office:value-type="float" office:value="515.380620000003" calcext:value-type="float">
            <text:p>515,3806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46_n150_m45</text:p>
          </table:table-cell>
          <table:table-cell table:style-name="ce61" office:value-type="float" office:value="278.19416" calcext:value-type="float">
            <text:p>278,1942</text:p>
          </table:table-cell>
          <table:table-cell table:style-name="ce15" office:value-type="float" office:value="1214.163764" calcext:value-type="float">
            <text:p>1214,1638</text:p>
          </table:table-cell>
          <table:table-cell table:style-name="ce61" office:value-type="float" office:value="503.340773999999" calcext:value-type="float">
            <text:p>503,3408</text:p>
          </table:table-cell>
          <table:table-cell table:style-name="ce61" office:value-type="float" office:value="278.19416" calcext:value-type="float">
            <text:p>278,1942</text:p>
          </table:table-cell>
          <table:table-cell table:style-name="ce64" office:value-type="float" office:value="139.755362463" calcext:value-type="float">
            <text:p>1,40E+02</text:p>
          </table:table-cell>
          <table:table-cell table:style-name="ce19" office:value-type="float" office:value="0.0651563958000011" calcext:value-type="float">
            <text:p>6,52E-02</text:p>
          </table:table-cell>
          <table:table-cell table:style-name="ce64" office:value-type="float" office:value="1.5487995284" calcext:value-type="float">
            <text:p>1,55E+00</text:p>
          </table:table-cell>
          <table:table-cell table:style-name="ce64" office:value-type="float" office:value="164.505002993" calcext:value-type="float">
            <text:p>1,65E+02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8_n150_m45</text:p>
          </table:table-cell>
          <table:table-cell table:style-name="ce15" office:value-type="float" office:value="1265.877792" calcext:value-type="float">
            <text:p>1265,8778</text:p>
          </table:table-cell>
          <table:table-cell table:style-name="ce61" office:value-type="float" office:value="475.13397" calcext:value-type="float">
            <text:p>475,1340</text:p>
          </table:table-cell>
          <table:table-cell/>
          <table:table-cell table:style-name="ce43" office:value-type="string" calcext:value-type="string">
            <text:p>GKD-b_48_n150_m45</text:p>
          </table:table-cell>
          <table:table-cell table:style-name="ce19" office:value-type="float" office:value="0.0647801579999992" calcext:value-type="float">
            <text:p>6,48E-02</text:p>
          </table:table-cell>
          <table:table-cell table:style-name="ce64" office:value-type="float" office:value="2.2475613638" calcext:value-type="float">
            <text:p>2,25E+00</text:p>
          </table:table-cell>
          <table:table-cell table:number-columns-repeated="2"/>
          <table:table-cell table:style-name="ce43" office:value-type="string" calcext:value-type="string">
            <text:p>GKD-b_48_n150_m45</text:p>
          </table:table-cell>
          <table:table-cell table:style-name="ce61" office:value-type="float" office:value="441.272300000001" calcext:value-type="float">
            <text:p>441,2723</text:p>
          </table:table-cell>
          <table:table-cell table:style-name="ce61" office:value-type="float" office:value="533.79538" calcext:value-type="float">
            <text:p>533,7954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47_n150_m45</text:p>
          </table:table-cell>
          <table:table-cell table:style-name="ce61" office:value-type="float" office:value="293.37476" calcext:value-type="float">
            <text:p>293,3748</text:p>
          </table:table-cell>
          <table:table-cell table:style-name="ce15" office:value-type="float" office:value="1125.709308" calcext:value-type="float">
            <text:p>1125,7093</text:p>
          </table:table-cell>
          <table:table-cell table:style-name="ce61" office:value-type="float" office:value="472.333665999998" calcext:value-type="float">
            <text:p>472,3337</text:p>
          </table:table-cell>
          <table:table-cell table:style-name="ce61" office:value-type="float" office:value="294.751649999998" calcext:value-type="float">
            <text:p>294,7516</text:p>
          </table:table-cell>
          <table:table-cell table:style-name="ce64" office:value-type="float" office:value="140.706234662" calcext:value-type="float">
            <text:p>1,41E+02</text:p>
          </table:table-cell>
          <table:table-cell table:style-name="ce19" office:value-type="float" office:value="0.0648433802000014" calcext:value-type="float">
            <text:p>6,48E-02</text:p>
          </table:table-cell>
          <table:table-cell table:style-name="ce64" office:value-type="float" office:value="1.9055142388" calcext:value-type="float">
            <text:p>1,91E+00</text:p>
          </table:table-cell>
          <table:table-cell table:style-name="ce64" office:value-type="float" office:value="165.820125796" calcext:value-type="float">
            <text:p>1,66E+02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9_n150_m45</text:p>
          </table:table-cell>
          <table:table-cell table:style-name="ce15" office:value-type="float" office:value="1316.047592" calcext:value-type="float">
            <text:p>1316,0476</text:p>
          </table:table-cell>
          <table:table-cell table:style-name="ce61" office:value-type="float" office:value="530.005464" calcext:value-type="float">
            <text:p>530,0055</text:p>
          </table:table-cell>
          <table:table-cell/>
          <table:table-cell table:style-name="ce43" office:value-type="string" calcext:value-type="string">
            <text:p>GKD-b_49_n150_m45</text:p>
          </table:table-cell>
          <table:table-cell table:style-name="ce19" office:value-type="float" office:value="0.064305936400001" calcext:value-type="float">
            <text:p>6,43E-02</text:p>
          </table:table-cell>
          <table:table-cell table:style-name="ce64" office:value-type="float" office:value="1.0213581204" calcext:value-type="float">
            <text:p>1,02E+00</text:p>
          </table:table-cell>
          <table:table-cell table:number-columns-repeated="2"/>
          <table:table-cell table:style-name="ce43" office:value-type="string" calcext:value-type="string">
            <text:p>GKD-b_49_n150_m45</text:p>
          </table:table-cell>
          <table:table-cell table:style-name="ce61" office:value-type="float" office:value="387.927590000003" calcext:value-type="float">
            <text:p>387,9276</text:p>
          </table:table-cell>
          <table:table-cell table:style-name="ce61" office:value-type="float" office:value="632.745849999998" calcext:value-type="float">
            <text:p>632,7458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48_n150_m45</text:p>
          </table:table-cell>
          <table:table-cell table:style-name="ce61" office:value-type="float" office:value="258.72277" calcext:value-type="float">
            <text:p>258,7228</text:p>
          </table:table-cell>
          <table:table-cell table:style-name="ce15" office:value-type="float" office:value="1265.877792" calcext:value-type="float">
            <text:p>1265,8778</text:p>
          </table:table-cell>
          <table:table-cell table:style-name="ce61" office:value-type="float" office:value="475.13397" calcext:value-type="float">
            <text:p>475,1340</text:p>
          </table:table-cell>
          <table:table-cell table:style-name="ce61" office:value-type="float" office:value="258.72277" calcext:value-type="float">
            <text:p>258,7228</text:p>
          </table:table-cell>
          <table:table-cell table:style-name="ce64" office:value-type="float" office:value="137.60967925" calcext:value-type="float">
            <text:p>1,38E+02</text:p>
          </table:table-cell>
          <table:table-cell table:style-name="ce19" office:value-type="float" office:value="0.0647801579999992" calcext:value-type="float">
            <text:p>6,48E-02</text:p>
          </table:table-cell>
          <table:table-cell table:style-name="ce64" office:value-type="float" office:value="2.2475613638" calcext:value-type="float">
            <text:p>2,25E+00</text:p>
          </table:table-cell>
          <table:table-cell table:style-name="ce64" office:value-type="float" office:value="167.133593042" calcext:value-type="float">
            <text:p>1,67E+02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50_n150_m45</text:p>
          </table:table-cell>
          <table:table-cell table:style-name="ce15" office:value-type="float" office:value="1592.498726" calcext:value-type="float">
            <text:p>1592,4987</text:p>
          </table:table-cell>
          <table:table-cell table:style-name="ce61" office:value-type="float" office:value="380.94273" calcext:value-type="float">
            <text:p>380,9427</text:p>
          </table:table-cell>
          <table:table-cell/>
          <table:table-cell table:style-name="ce43" office:value-type="string" calcext:value-type="string">
            <text:p>GKD-b_50_n150_m45</text:p>
          </table:table-cell>
          <table:table-cell table:style-name="ce19" office:value-type="float" office:value="0.0649501400000005" calcext:value-type="float">
            <text:p>6,50E-02</text:p>
          </table:table-cell>
          <table:table-cell table:style-name="ce64" office:value-type="float" office:value="1.3610928552" calcext:value-type="float">
            <text:p>1,36E+00</text:p>
          </table:table-cell>
          <table:table-cell table:number-columns-repeated="2"/>
          <table:table-cell table:style-name="ce43" office:value-type="string" calcext:value-type="string">
            <text:p>GKD-b_50_n150_m45</text:p>
          </table:table-cell>
          <table:table-cell table:style-name="ce61" office:value-type="float" office:value="322.41774" calcext:value-type="float">
            <text:p>322,4177</text:p>
          </table:table-cell>
          <table:table-cell table:style-name="ce61" office:value-type="float" office:value="462.46173" calcext:value-type="float">
            <text:p>462,4617</text:p>
          </table:table-cell>
          <table:table-cell/>
          <table:table-cell table:style-name="Default" table:number-columns-repeated="4"/>
          <table:table-cell table:style-name="ce43" office:value-type="string" calcext:value-type="string">
            <text:p>GKD-b_49_n150_m45</text:p>
          </table:table-cell>
          <table:table-cell table:style-name="ce61" office:value-type="float" office:value="265.842630000001" calcext:value-type="float">
            <text:p>265,8426</text:p>
          </table:table-cell>
          <table:table-cell table:style-name="ce15" office:value-type="float" office:value="1316.047592" calcext:value-type="float">
            <text:p>1316,0476</text:p>
          </table:table-cell>
          <table:table-cell table:style-name="ce61" office:value-type="float" office:value="530.005464" calcext:value-type="float">
            <text:p>530,0055</text:p>
          </table:table-cell>
          <table:table-cell table:style-name="ce61" office:value-type="float" office:value="265.842630000001" calcext:value-type="float">
            <text:p>265,8426</text:p>
          </table:table-cell>
          <table:table-cell table:style-name="ce64" office:value-type="float" office:value="137.23775711" calcext:value-type="float">
            <text:p>1,37E+02</text:p>
          </table:table-cell>
          <table:table-cell table:style-name="ce19" office:value-type="float" office:value="0.064305936400001" calcext:value-type="float">
            <text:p>6,43E-02</text:p>
          </table:table-cell>
          <table:table-cell table:style-name="ce64" office:value-type="float" office:value="1.0213581204" calcext:value-type="float">
            <text:p>1,02E+00</text:p>
          </table:table-cell>
          <table:table-cell table:style-name="ce64" office:value-type="float" office:value="166.546489531" calcext:value-type="float">
            <text:p>1,67E+02</text:p>
          </table:table-cell>
          <table:table-cell table:style-name="Default" table:number-columns-repeated="14"/>
          <table:table-cell table:number-columns-repeated="204"/>
          <table:table-cell table:style-name="Default"/>
        </table:table-row>
        <table:table-row table:style-name="ro4">
          <table:table-cell table:number-columns-repeated="25"/>
          <table:table-cell table:style-name="Default" table:number-columns-repeated="4"/>
          <table:table-cell table:style-name="ce43" office:value-type="string" calcext:value-type="string">
            <text:p>GKD-b_50_n150_m45</text:p>
          </table:table-cell>
          <table:table-cell table:style-name="ce61" office:value-type="float" office:value="288.744349999998" calcext:value-type="float">
            <text:p>288,7443</text:p>
          </table:table-cell>
          <table:table-cell table:style-name="ce15" office:value-type="float" office:value="1592.498726" calcext:value-type="float">
            <text:p>1592,4987</text:p>
          </table:table-cell>
          <table:table-cell table:style-name="ce61" office:value-type="float" office:value="380.94273" calcext:value-type="float">
            <text:p>380,9427</text:p>
          </table:table-cell>
          <table:table-cell table:style-name="ce61" office:value-type="float" office:value="291.765560000003" calcext:value-type="float">
            <text:p>291,7656</text:p>
          </table:table-cell>
          <table:table-cell table:style-name="ce64" office:value-type="float" office:value="138.711302535" calcext:value-type="float">
            <text:p>1,39E+02</text:p>
          </table:table-cell>
          <table:table-cell table:style-name="ce19" office:value-type="float" office:value="0.0649501400000005" calcext:value-type="float">
            <text:p>6,50E-02</text:p>
          </table:table-cell>
          <table:table-cell table:style-name="ce64" office:value-type="float" office:value="1.3610928552" calcext:value-type="float">
            <text:p>1,36E+00</text:p>
          </table:table-cell>
          <table:table-cell table:style-name="ce64" office:value-type="float" office:value="168.082080439" calcext:value-type="float">
            <text:p>1,68E+02</text:p>
          </table:table-cell>
          <table:table-cell table:style-name="Default" table:number-columns-repeated="14"/>
          <table:table-cell table:number-columns-repeated="205"/>
        </table:table-row>
        <table:table-row table:style-name="ro9" table:number-rows-repeated="7">
          <table:table-cell table:number-columns-repeated="27"/>
          <table:table-cell table:style-name="Default" table:number-columns-repeated="25"/>
          <table:table-cell table:number-columns-repeated="205"/>
        </table:table-row>
        <table:table-row table:style-name="ro9">
          <table:table-cell table:number-columns-repeated="27"/>
          <table:table-cell table:style-name="Default" table:number-columns-repeated="3"/>
          <table:table-cell table:style-name="ce67" office:value-type="string" calcext:value-type="string">
            <text:p>CS</text:p>
          </table:table-cell>
          <table:table-cell table:style-name="Default" office:value-type="string" calcext:value-type="string">
            <text:p>ILS-BL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string" calcext:value-type="string">
            <text:p>ILS-BL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string" calcext:value-type="string">
            <text:p>ILS-BL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1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style-name="ce64" table:formula="of:=LOG([.AI118];10)" office:value-type="float" office:value="-3.23127312530843" calcext:value-type="float">
            <text:p>-3,23E+00</text:p>
          </table:table-cell>
          <table:table-cell table:style-name="ce64" table:formula="of:=LOG([.AJ118];10)" office:value-type="float" office:value="-1.97692475219908" calcext:value-type="float">
            <text:p>-1,98E+00</text:p>
          </table:table-cell>
          <table:table-cell table:style-name="ce64" office:value-type="float" office:value="0.000587119999999997" calcext:value-type="float">
            <text:p>5,87E-04</text:p>
          </table:table-cell>
          <table:table-cell table:style-name="ce64" office:value-type="float" office:value="0.010545696" calcext:value-type="float">
            <text:p>1,05E-02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2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style-name="ce64" table:formula="of:=LOG([.AI119];10)" office:value-type="float" office:value="-3.279683551787" calcext:value-type="float">
            <text:p>-3,28E+00</text:p>
          </table:table-cell>
          <table:table-cell table:style-name="ce64" table:formula="of:=LOG([.AJ119];10)" office:value-type="float" office:value="-1.96013956032698" calcext:value-type="float">
            <text:p>-1,96E+00</text:p>
          </table:table-cell>
          <table:table-cell table:style-name="ce64" office:value-type="float" office:value="0.000525189999999981" calcext:value-type="float">
            <text:p>5,25E-04</text:p>
          </table:table-cell>
          <table:table-cell table:style-name="ce64" office:value-type="float" office:value="0.010961259" calcext:value-type="float">
            <text:p>1,10E-02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3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style-name="ce64" table:formula="of:=LOG([.AI120];10)" office:value-type="float" office:value="-3.28456495157712" calcext:value-type="float">
            <text:p>-3,28E+00</text:p>
          </table:table-cell>
          <table:table-cell table:style-name="ce64" table:formula="of:=LOG([.AJ120];10)" office:value-type="float" office:value="-1.97538398142298" calcext:value-type="float">
            <text:p>-1,98E+00</text:p>
          </table:table-cell>
          <table:table-cell table:style-name="ce64" office:value-type="float" office:value="0.000519320000000017" calcext:value-type="float">
            <text:p>5,19E-04</text:p>
          </table:table-cell>
          <table:table-cell table:style-name="ce64" office:value-type="float" office:value="0.0105831759999999" calcext:value-type="float">
            <text:p>1,06E-02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4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style-name="ce64" table:formula="of:=LOG([.AI121];10)" office:value-type="float" office:value="-3.27924550077419" calcext:value-type="float">
            <text:p>-3,28E+00</text:p>
          </table:table-cell>
          <table:table-cell table:style-name="ce64" table:formula="of:=LOG([.AJ121];10)" office:value-type="float" office:value="-1.9822436197371" calcext:value-type="float">
            <text:p>-1,98E+00</text:p>
          </table:table-cell>
          <table:table-cell table:style-name="ce64" office:value-type="float" office:value="0.000525720000000007" calcext:value-type="float">
            <text:p>5,26E-04</text:p>
          </table:table-cell>
          <table:table-cell table:style-name="ce64" office:value-type="float" office:value="0.010417329" calcext:value-type="float">
            <text:p>1,04E-02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5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style-name="ce64" table:formula="of:=LOG([.AI122];10)" office:value-type="float" office:value="-3.28836989802832" calcext:value-type="float">
            <text:p>-3,29E+00</text:p>
          </table:table-cell>
          <table:table-cell table:style-name="ce64" table:formula="of:=LOG([.AJ122];10)" office:value-type="float" office:value="-1.97030384559832" calcext:value-type="float">
            <text:p>-1,97E+00</text:p>
          </table:table-cell>
          <table:table-cell table:style-name="ce64" office:value-type="float" office:value="0.000514790000000015" calcext:value-type="float">
            <text:p>5,15E-04</text:p>
          </table:table-cell>
          <table:table-cell table:style-name="ce64" office:value-type="float" office:value="0.0107076990000001" calcext:value-type="float">
            <text:p>1,07E-02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6_n25_m7</text:p>
          </table:table-cell>
          <table:table-cell table:style-name="ce61" office:value-type="float" office:value="28.2213999999999" calcext:value-type="float">
            <text:p>28,2214</text:p>
          </table:table-cell>
          <table:table-cell table:style-name="ce61" office:value-type="float" office:value="30.4198200000001" calcext:value-type="float">
            <text:p>30,4198</text:p>
          </table:table-cell>
          <table:table-cell table:style-name="ce64" table:formula="of:=LOG([.AI123];10)" office:value-type="float" office:value="0.0957755754254527" calcext:value-type="float">
            <text:p>9,58E-02</text:p>
          </table:table-cell>
          <table:table-cell table:style-name="ce64" table:formula="of:=LOG([.AJ123];10)" office:value-type="float" office:value="-0.945889892206796" calcext:value-type="float">
            <text:p>-9,46E-01</text:p>
          </table:table-cell>
          <table:table-cell table:style-name="ce64" office:value-type="float" office:value="1.246739087" calcext:value-type="float">
            <text:p>1,25E+00</text:p>
          </table:table-cell>
          <table:table-cell table:style-name="ce64" office:value-type="float" office:value="0.11326875" calcext:value-type="float">
            <text:p>1,13E-01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7_n25_m7</text:p>
          </table:table-cell>
          <table:table-cell table:style-name="ce61" office:value-type="float" office:value="19.4777800000002" calcext:value-type="float">
            <text:p>19,4778</text:p>
          </table:table-cell>
          <table:table-cell table:style-name="ce61" office:value-type="float" office:value="22.1762399999996" calcext:value-type="float">
            <text:p>22,1762</text:p>
          </table:table-cell>
          <table:table-cell table:style-name="ce64" table:formula="of:=LOG([.AI124];10)" office:value-type="float" office:value="0.0947564938702966" calcext:value-type="float">
            <text:p>9,48E-02</text:p>
          </table:table-cell>
          <table:table-cell table:style-name="ce64" table:formula="of:=LOG([.AJ124];10)" office:value-type="float" office:value="-1.03383697092075" calcext:value-type="float">
            <text:p>-1,03E+00</text:p>
          </table:table-cell>
          <table:table-cell table:style-name="ce64" office:value-type="float" office:value="1.243817016" calcext:value-type="float">
            <text:p>1,24E+00</text:p>
          </table:table-cell>
          <table:table-cell table:style-name="ce64" office:value-type="float" office:value="0.0925045359999999" calcext:value-type="float">
            <text:p>9,25E-02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8_n25_m7</text:p>
          </table:table-cell>
          <table:table-cell table:style-name="ce61" office:value-type="float" office:value="30.34163" calcext:value-type="float">
            <text:p>30,3416</text:p>
          </table:table-cell>
          <table:table-cell table:style-name="ce61" office:value-type="float" office:value="25.00713" calcext:value-type="float">
            <text:p>25,0071</text:p>
          </table:table-cell>
          <table:table-cell table:style-name="ce64" table:formula="of:=LOG([.AI125];10)" office:value-type="float" office:value="0.0957234495364988" calcext:value-type="float">
            <text:p>9,57E-02</text:p>
          </table:table-cell>
          <table:table-cell table:style-name="ce64" table:formula="of:=LOG([.AJ125];10)" office:value-type="float" office:value="-0.981719663949601" calcext:value-type="float">
            <text:p>-9,82E-01</text:p>
          </table:table-cell>
          <table:table-cell table:style-name="ce64" office:value-type="float" office:value="1.246589457" calcext:value-type="float">
            <text:p>1,25E+00</text:p>
          </table:table-cell>
          <table:table-cell table:style-name="ce64" office:value-type="float" office:value="0.104299046" calcext:value-type="float">
            <text:p>1,04E-01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9_n25_m7</text:p>
          </table:table-cell>
          <table:table-cell table:style-name="ce61" office:value-type="float" office:value="25.5399699999999" calcext:value-type="float">
            <text:p>25,5400</text:p>
          </table:table-cell>
          <table:table-cell table:style-name="ce61" office:value-type="float" office:value="3.35369" calcext:value-type="float">
            <text:p>3,3537</text:p>
          </table:table-cell>
          <table:table-cell table:style-name="ce64" table:formula="of:=LOG([.AI126];10)" office:value-type="float" office:value="0.093796937654207" calcext:value-type="float">
            <text:p>9,38E-02</text:p>
          </table:table-cell>
          <table:table-cell table:style-name="ce64" table:formula="of:=LOG([.AJ126];10)" office:value-type="float" office:value="-1.15024366263989" calcext:value-type="float">
            <text:p>-1,15E+00</text:p>
          </table:table-cell>
          <table:table-cell table:style-name="ce64" office:value-type="float" office:value="1.241071886" calcext:value-type="float">
            <text:p>1,24E+00</text:p>
          </table:table-cell>
          <table:table-cell table:style-name="ce64" office:value-type="float" office:value="0.07075487" calcext:value-type="float">
            <text:p>7,08E-02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10_n25_m7</text:p>
          </table:table-cell>
          <table:table-cell table:style-name="ce61" office:value-type="float" office:value="27.9855600000001" calcext:value-type="float">
            <text:p>27,9856</text:p>
          </table:table-cell>
          <table:table-cell table:style-name="ce61" office:value-type="float" office:value="24.3964300000003" calcext:value-type="float">
            <text:p>24,3964</text:p>
          </table:table-cell>
          <table:table-cell table:style-name="ce64" table:formula="of:=LOG([.AI127];10)" office:value-type="float" office:value="0.0878977714991325" calcext:value-type="float">
            <text:p>8,79E-02</text:p>
          </table:table-cell>
          <table:table-cell table:style-name="ce64" table:formula="of:=LOG([.AJ127];10)" office:value-type="float" office:value="-1.06946446835353" calcext:value-type="float">
            <text:p>-1,07E+00</text:p>
          </table:table-cell>
          <table:table-cell table:style-name="ce64" office:value-type="float" office:value="1.224327971" calcext:value-type="float">
            <text:p>1,22E+00</text:p>
          </table:table-cell>
          <table:table-cell table:style-name="ce64" office:value-type="float" office:value="0.0852188229999999" calcext:value-type="float">
            <text:p>8,52E-02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11_n50_m5</text:p>
          </table:table-cell>
          <table:table-cell table:style-name="ce61" office:value-type="float" office:value="3.70845999999995" calcext:value-type="float">
            <text:p>3,7085</text:p>
          </table:table-cell>
          <table:table-cell table:style-name="ce61" office:value-type="float" office:value="5.21663999999998" calcext:value-type="float">
            <text:p>5,2166</text:p>
          </table:table-cell>
          <table:table-cell table:style-name="ce64" table:formula="of:=LOG([.AI128];10)" office:value-type="float" office:value="0.769488924901202" calcext:value-type="float">
            <text:p>7,69E-01</text:p>
          </table:table-cell>
          <table:table-cell table:style-name="ce64" table:formula="of:=LOG([.AJ128];10)" office:value-type="float" office:value="-0.812650360019609" calcext:value-type="float">
            <text:p>-8,13E-01</text:p>
          </table:table-cell>
          <table:table-cell table:style-name="ce64" office:value-type="float" office:value="5.881511153" calcext:value-type="float">
            <text:p>5,88E+00</text:p>
          </table:table-cell>
          <table:table-cell table:style-name="ce64" office:value-type="float" office:value="0.153939347" calcext:value-type="float">
            <text:p>1,54E-01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12_n50_m5</text:p>
          </table:table-cell>
          <table:table-cell table:style-name="ce61" office:value-type="float" office:value="3.39095999999995" calcext:value-type="float">
            <text:p>3,3910</text:p>
          </table:table-cell>
          <table:table-cell table:style-name="ce61" office:value-type="float" office:value="8.90037000000007" calcext:value-type="float">
            <text:p>8,9004</text:p>
          </table:table-cell>
          <table:table-cell table:style-name="ce64" table:formula="of:=LOG([.AI129];10)" office:value-type="float" office:value="0.767107928090311" calcext:value-type="float">
            <text:p>7,67E-01</text:p>
          </table:table-cell>
          <table:table-cell table:style-name="ce64" table:formula="of:=LOG([.AJ129];10)" office:value-type="float" office:value="-0.802350619180005" calcext:value-type="float">
            <text:p>-8,02E-01</text:p>
          </table:table-cell>
          <table:table-cell table:style-name="ce64" office:value-type="float" office:value="5.849354305" calcext:value-type="float">
            <text:p>5,85E+00</text:p>
          </table:table-cell>
          <table:table-cell table:style-name="ce64" office:value-type="float" office:value="0.157633813" calcext:value-type="float">
            <text:p>1,58E-01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13_n50_m5</text:p>
          </table:table-cell>
          <table:table-cell table:style-name="ce61" office:value-type="float" office:value="12.36152" calcext:value-type="float">
            <text:p>12,3615</text:p>
          </table:table-cell>
          <table:table-cell table:style-name="ce61" office:value-type="float" office:value="9.97775000000001" calcext:value-type="float">
            <text:p>9,9778</text:p>
          </table:table-cell>
          <table:table-cell table:style-name="ce64" table:formula="of:=LOG([.AI130];10)" office:value-type="float" office:value="0.763614303366228" calcext:value-type="float">
            <text:p>7,64E-01</text:p>
          </table:table-cell>
          <table:table-cell table:style-name="ce64" table:formula="of:=LOG([.AJ130];10)" office:value-type="float" office:value="-0.734700122835581" calcext:value-type="float">
            <text:p>-7,35E-01</text:p>
          </table:table-cell>
          <table:table-cell table:style-name="ce64" office:value-type="float" office:value="5.8024887" calcext:value-type="float">
            <text:p>5,80E+00</text:p>
          </table:table-cell>
          <table:table-cell table:style-name="ce64" office:value-type="float" office:value="0.184204348" calcext:value-type="float">
            <text:p>1,84E-01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14_n50_m5</text:p>
          </table:table-cell>
          <table:table-cell table:style-name="ce61" office:value-type="float" office:value="4.32266999999996" calcext:value-type="float">
            <text:p>4,3227</text:p>
          </table:table-cell>
          <table:table-cell table:style-name="ce61" office:value-type="float" office:value="9.53914999999989" calcext:value-type="float">
            <text:p>9,5391</text:p>
          </table:table-cell>
          <table:table-cell table:style-name="ce64" table:formula="of:=LOG([.AI131];10)" office:value-type="float" office:value="0.772651338314252" calcext:value-type="float">
            <text:p>7,73E-01</text:p>
          </table:table-cell>
          <table:table-cell table:style-name="ce64" table:formula="of:=LOG([.AJ131];10)" office:value-type="float" office:value="-0.79194299758303" calcext:value-type="float">
            <text:p>-7,92E-01</text:p>
          </table:table-cell>
          <table:table-cell table:style-name="ce64" office:value-type="float" office:value="5.924495014" calcext:value-type="float">
            <text:p>5,92E+00</text:p>
          </table:table-cell>
          <table:table-cell table:style-name="ce64" office:value-type="float" office:value="0.161457046000001" calcext:value-type="float">
            <text:p>1,61E-01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15_n50_m5</text:p>
          </table:table-cell>
          <table:table-cell table:style-name="ce61" office:value-type="float" office:value="9.95691999999997" calcext:value-type="float">
            <text:p>9,9569</text:p>
          </table:table-cell>
          <table:table-cell table:style-name="ce61" office:value-type="float" office:value="4.16255999999999" calcext:value-type="float">
            <text:p>4,1626</text:p>
          </table:table-cell>
          <table:table-cell table:style-name="ce64" table:formula="of:=LOG([.AI132];10)" office:value-type="float" office:value="0.764917235582666" calcext:value-type="float">
            <text:p>7,65E-01</text:p>
          </table:table-cell>
          <table:table-cell table:style-name="ce64" table:formula="of:=LOG([.AJ132];10)" office:value-type="float" office:value="-0.804249156285959" calcext:value-type="float">
            <text:p>-8,04E-01</text:p>
          </table:table-cell>
          <table:table-cell table:style-name="ce64" office:value-type="float" office:value="5.819922957" calcext:value-type="float">
            <text:p>5,82E+00</text:p>
          </table:table-cell>
          <table:table-cell table:style-name="ce64" office:value-type="float" office:value="0.156946213999998" calcext:value-type="float">
            <text:p>1,57E-01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16_n50_m15</text:p>
          </table:table-cell>
          <table:table-cell table:style-name="ce61" office:value-type="float" office:value="85.31007" calcext:value-type="float">
            <text:p>85,3101</text:p>
          </table:table-cell>
          <table:table-cell table:style-name="ce61" office:value-type="float" office:value="34.84225" calcext:value-type="float">
            <text:p>34,8423</text:p>
          </table:table-cell>
          <table:table-cell table:style-name="ce64" table:formula="of:=LOG([.AI133];10)" office:value-type="float" office:value="0.805196919340673" calcext:value-type="float">
            <text:p>8,05E-01</text:p>
          </table:table-cell>
          <table:table-cell table:style-name="ce64" table:formula="of:=LOG([.AJ133];10)" office:value-type="float" office:value="-0.433412748585228" calcext:value-type="float">
            <text:p>-4,33E-01</text:p>
          </table:table-cell>
          <table:table-cell table:style-name="ce64" office:value-type="float" office:value="6.385529555" calcext:value-type="float">
            <text:p>6,39E+00</text:p>
          </table:table-cell>
          <table:table-cell table:style-name="ce64" office:value-type="float" office:value="0.368627092999997" calcext:value-type="float">
            <text:p>3,69E-01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17_n50_m15</text:p>
          </table:table-cell>
          <table:table-cell table:style-name="ce61" office:value-type="float" office:value="86.1930299999997" calcext:value-type="float">
            <text:p>86,1930</text:p>
          </table:table-cell>
          <table:table-cell table:style-name="ce61" office:value-type="float" office:value="4.35510999999994" calcext:value-type="float">
            <text:p>4,3551</text:p>
          </table:table-cell>
          <table:table-cell table:style-name="ce64" table:formula="of:=LOG([.AI134];10)" office:value-type="float" office:value="0.808175443548189" calcext:value-type="float">
            <text:p>8,08E-01</text:p>
          </table:table-cell>
          <table:table-cell table:style-name="ce64" table:formula="of:=LOG([.AJ134];10)" office:value-type="float" office:value="-0.470663555283379" calcext:value-type="float">
            <text:p>-4,71E-01</text:p>
          </table:table-cell>
          <table:table-cell table:style-name="ce64" office:value-type="float" office:value="6.429473987" calcext:value-type="float">
            <text:p>6,43E+00</text:p>
          </table:table-cell>
          <table:table-cell table:style-name="ce64" office:value-type="float" office:value="0.338326834" calcext:value-type="float">
            <text:p>3,38E-01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18_n50_m15</text:p>
          </table:table-cell>
          <table:table-cell table:style-name="ce61" office:value-type="float" office:value="79.3979100000001" calcext:value-type="float">
            <text:p>79,3979</text:p>
          </table:table-cell>
          <table:table-cell table:style-name="ce61" office:value-type="float" office:value="52.9814800000001" calcext:value-type="float">
            <text:p>52,9815</text:p>
          </table:table-cell>
          <table:table-cell table:style-name="ce64" table:formula="of:=LOG([.AI135];10)" office:value-type="float" office:value="0.80284114280681" calcext:value-type="float">
            <text:p>8,03E-01</text:p>
          </table:table-cell>
          <table:table-cell table:style-name="ce64" table:formula="of:=LOG([.AJ135];10)" office:value-type="float" office:value="-0.220761588559541" calcext:value-type="float">
            <text:p>-2,21E-01</text:p>
          </table:table-cell>
          <table:table-cell table:style-name="ce64" office:value-type="float" office:value="6.350985816" calcext:value-type="float">
            <text:p>6,35E+00</text:p>
          </table:table-cell>
          <table:table-cell table:style-name="ce64" office:value-type="float" office:value="0.60150385" calcext:value-type="float">
            <text:p>6,02E-01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19_n50_m15</text:p>
          </table:table-cell>
          <table:table-cell table:style-name="ce61" office:value-type="float" office:value="68.2434600000001" calcext:value-type="float">
            <text:p>68,2435</text:p>
          </table:table-cell>
          <table:table-cell table:style-name="ce61" office:value-type="float" office:value="28.40986" calcext:value-type="float">
            <text:p>28,4099</text:p>
          </table:table-cell>
          <table:table-cell table:style-name="ce64" table:formula="of:=LOG([.AI136];10)" office:value-type="float" office:value="0.80346163945742" calcext:value-type="float">
            <text:p>8,03E-01</text:p>
          </table:table-cell>
          <table:table-cell table:style-name="ce64" table:formula="of:=LOG([.AJ136];10)" office:value-type="float" office:value="-0.468945532145716" calcext:value-type="float">
            <text:p>-4,69E-01</text:p>
          </table:table-cell>
          <table:table-cell table:style-name="ce64" office:value-type="float" office:value="6.360066249" calcext:value-type="float">
            <text:p>6,36E+00</text:p>
          </table:table-cell>
          <table:table-cell table:style-name="ce64" office:value-type="float" office:value="0.33966787" calcext:value-type="float">
            <text:p>3,40E-01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20_n50_m15</text:p>
          </table:table-cell>
          <table:table-cell table:style-name="ce61" office:value-type="float" office:value="87.0334800000001" calcext:value-type="float">
            <text:p>87,0335</text:p>
          </table:table-cell>
          <table:table-cell table:style-name="ce61" office:value-type="float" office:value="75.9997000000001" calcext:value-type="float">
            <text:p>75,9997</text:p>
          </table:table-cell>
          <table:table-cell table:style-name="ce64" table:formula="of:=LOG([.AI137];10)" office:value-type="float" office:value="0.804132056152507" calcext:value-type="float">
            <text:p>8,04E-01</text:p>
          </table:table-cell>
          <table:table-cell table:style-name="ce64" table:formula="of:=LOG([.AJ137];10)" office:value-type="float" office:value="-0.287638189615707" calcext:value-type="float">
            <text:p>-2,88E-01</text:p>
          </table:table-cell>
          <table:table-cell table:style-name="ce64" office:value-type="float" office:value="6.369891811" calcext:value-type="float">
            <text:p>6,37E+00</text:p>
          </table:table-cell>
          <table:table-cell table:style-name="ce64" office:value-type="float" office:value="0.51565806" calcext:value-type="float">
            <text:p>5,16E-01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21_n100_m10</text:p>
          </table:table-cell>
          <table:table-cell table:style-name="ce61" office:value-type="float" office:value="46.8106100000001" calcext:value-type="float">
            <text:p>46,8106</text:p>
          </table:table-cell>
          <table:table-cell table:style-name="ce61" office:value-type="float" office:value="23.40483" calcext:value-type="float">
            <text:p>23,4048</text:p>
          </table:table-cell>
          <table:table-cell table:style-name="ce64" table:formula="of:=LOG([.AI138];10)" office:value-type="float" office:value="1.61297739356541" calcext:value-type="float">
            <text:p>1,61E+00</text:p>
          </table:table-cell>
          <table:table-cell table:style-name="ce64" table:formula="of:=LOG([.AJ138];10)" office:value-type="float" office:value="-0.0624836922075627" calcext:value-type="float">
            <text:p>-6,25E-02</text:p>
          </table:table-cell>
          <table:table-cell table:style-name="ce64" office:value-type="float" office:value="41.018275109" calcext:value-type="float">
            <text:p>4,10E+01</text:p>
          </table:table-cell>
          <table:table-cell table:style-name="ce64" office:value-type="float" office:value="0.865996840999998" calcext:value-type="float">
            <text:p>8,66E-01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22_n100_m10</text:p>
          </table:table-cell>
          <table:table-cell table:style-name="ce61" office:value-type="float" office:value="62.0779600000001" calcext:value-type="float">
            <text:p>62,0780</text:p>
          </table:table-cell>
          <table:table-cell table:style-name="ce61" office:value-type="float" office:value="27.1431899999998" calcext:value-type="float">
            <text:p>27,1432</text:p>
          </table:table-cell>
          <table:table-cell table:style-name="ce64" table:formula="of:=LOG([.AI139];10)" office:value-type="float" office:value="1.61524196647245" calcext:value-type="float">
            <text:p>1,62E+00</text:p>
          </table:table-cell>
          <table:table-cell table:style-name="ce64" table:formula="of:=LOG([.AJ139];10)" office:value-type="float" office:value="0.155877228899628" calcext:value-type="float">
            <text:p>1,56E-01</text:p>
          </table:table-cell>
          <table:table-cell table:style-name="ce64" office:value-type="float" office:value="41.232718254" calcext:value-type="float">
            <text:p>4,12E+01</text:p>
          </table:table-cell>
          <table:table-cell table:style-name="ce64" office:value-type="float" office:value="1.43178309" calcext:value-type="float">
            <text:p>1,43E+00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23_n100_m10</text:p>
          </table:table-cell>
          <table:table-cell table:style-name="ce61" office:value-type="float" office:value="41.9542000000001" calcext:value-type="float">
            <text:p>41,9542</text:p>
          </table:table-cell>
          <table:table-cell table:style-name="ce61" office:value-type="float" office:value="2.3140800000001" calcext:value-type="float">
            <text:p>2,3141</text:p>
          </table:table-cell>
          <table:table-cell table:style-name="ce64" table:formula="of:=LOG([.AI140];10)" office:value-type="float" office:value="1.62063430420843" calcext:value-type="float">
            <text:p>1,62E+00</text:p>
          </table:table-cell>
          <table:table-cell table:style-name="ce64" table:formula="of:=LOG([.AJ140];10)" office:value-type="float" office:value="-0.315281518433682" calcext:value-type="float">
            <text:p>-3,15E-01</text:p>
          </table:table-cell>
          <table:table-cell table:style-name="ce64" office:value-type="float" office:value="41.747868248" calcext:value-type="float">
            <text:p>4,17E+01</text:p>
          </table:table-cell>
          <table:table-cell table:style-name="ce64" office:value-type="float" office:value="0.483858619000003" calcext:value-type="float">
            <text:p>4,84E-01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24_n100_m10</text:p>
          </table:table-cell>
          <table:table-cell table:style-name="ce61" office:value-type="float" office:value="30.8622" calcext:value-type="float">
            <text:p>30,8622</text:p>
          </table:table-cell>
          <table:table-cell table:style-name="ce61" office:value-type="float" office:value="30.2877000000001" calcext:value-type="float">
            <text:p>30,2877</text:p>
          </table:table-cell>
          <table:table-cell table:style-name="ce64" table:formula="of:=LOG([.AI141];10)" office:value-type="float" office:value="1.6149218164849" calcext:value-type="float">
            <text:p>1,61E+00</text:p>
          </table:table-cell>
          <table:table-cell table:style-name="ce64" table:formula="of:=LOG([.AJ141];10)" office:value-type="float" office:value="0.155040109538372" calcext:value-type="float">
            <text:p>1,55E-01</text:p>
          </table:table-cell>
          <table:table-cell table:style-name="ce64" office:value-type="float" office:value="41.202333825" calcext:value-type="float">
            <text:p>4,12E+01</text:p>
          </table:table-cell>
          <table:table-cell table:style-name="ce64" office:value-type="float" office:value="1.42902593100001" calcext:value-type="float">
            <text:p>1,43E+00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25_n100_m10</text:p>
          </table:table-cell>
          <table:table-cell table:style-name="ce61" office:value-type="float" office:value="41.4957999999999" calcext:value-type="float">
            <text:p>41,4958</text:p>
          </table:table-cell>
          <table:table-cell table:style-name="ce61" office:value-type="float" office:value="26.7099799999999" calcext:value-type="float">
            <text:p>26,7100</text:p>
          </table:table-cell>
          <table:table-cell table:style-name="ce64" table:formula="of:=LOG([.AI142];10)" office:value-type="float" office:value="1.612591229053" calcext:value-type="float">
            <text:p>1,61E+00</text:p>
          </table:table-cell>
          <table:table-cell table:style-name="ce64" table:formula="of:=LOG([.AJ142];10)" office:value-type="float" office:value="0.0280877765774654" calcext:value-type="float">
            <text:p>2,81E-02</text:p>
          </table:table-cell>
          <table:table-cell table:style-name="ce64" office:value-type="float" office:value="40.981818827" calcext:value-type="float">
            <text:p>4,10E+01</text:p>
          </table:table-cell>
          <table:table-cell table:style-name="ce64" office:value-type="float" office:value="1.066811716" calcext:value-type="float">
            <text:p>1,07E+00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26_n100_m30</text:p>
          </table:table-cell>
          <table:table-cell table:style-name="ce61" office:value-type="float" office:value="159.1921" calcext:value-type="float">
            <text:p>159,1921</text:p>
          </table:table-cell>
          <table:table-cell table:style-name="ce61" office:value-type="float" office:value="115.165959999999" calcext:value-type="float">
            <text:p>115,1660</text:p>
          </table:table-cell>
          <table:table-cell table:style-name="ce64" table:formula="of:=LOG([.AI143];10)" office:value-type="float" office:value="1.63237248886976" calcext:value-type="float">
            <text:p>1,63E+00</text:p>
          </table:table-cell>
          <table:table-cell table:style-name="ce64" table:formula="of:=LOG([.AJ143];10)" office:value-type="float" office:value="0.420761437647994" calcext:value-type="float">
            <text:p>4,21E-01</text:p>
          </table:table-cell>
          <table:table-cell table:style-name="ce64" office:value-type="float" office:value="42.89162387" calcext:value-type="float">
            <text:p>4,29E+01</text:p>
          </table:table-cell>
          <table:table-cell table:style-name="ce64" office:value-type="float" office:value="2.63488362" calcext:value-type="float">
            <text:p>2,63E+00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27_n100_m30</text:p>
          </table:table-cell>
          <table:table-cell table:style-name="ce61" office:value-type="float" office:value="144.94557" calcext:value-type="float">
            <text:p>144,9456</text:p>
          </table:table-cell>
          <table:table-cell table:style-name="ce61" office:value-type="float" office:value="57.5362900000002" calcext:value-type="float">
            <text:p>57,5363</text:p>
          </table:table-cell>
          <table:table-cell table:style-name="ce64" table:formula="of:=LOG([.AI144];10)" office:value-type="float" office:value="1.62704232922565" calcext:value-type="float">
            <text:p>1,63E+00</text:p>
          </table:table-cell>
          <table:table-cell table:style-name="ce64" table:formula="of:=LOG([.AJ144];10)" office:value-type="float" office:value="0.217893076883535" calcext:value-type="float">
            <text:p>2,18E-01</text:p>
          </table:table-cell>
          <table:table-cell table:style-name="ce64" office:value-type="float" office:value="42.368425912" calcext:value-type="float">
            <text:p>4,24E+01</text:p>
          </table:table-cell>
          <table:table-cell table:style-name="ce64" office:value-type="float" office:value="1.651555136" calcext:value-type="float">
            <text:p>1,65E+00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28_n100_m30</text:p>
          </table:table-cell>
          <table:table-cell table:style-name="ce61" office:value-type="float" office:value="183.222350000001" calcext:value-type="float">
            <text:p>183,2224</text:p>
          </table:table-cell>
          <table:table-cell table:style-name="ce61" office:value-type="float" office:value="152.52441" calcext:value-type="float">
            <text:p>152,5244</text:p>
          </table:table-cell>
          <table:table-cell table:style-name="ce64" table:formula="of:=LOG([.AI145];10)" office:value-type="float" office:value="1.63589590223005" calcext:value-type="float">
            <text:p>1,64E+00</text:p>
          </table:table-cell>
          <table:table-cell table:style-name="ce64" table:formula="of:=LOG([.AJ145];10)" office:value-type="float" office:value="0.527127826277841" calcext:value-type="float">
            <text:p>5,27E-01</text:p>
          </table:table-cell>
          <table:table-cell table:style-name="ce64" office:value-type="float" office:value="43.24101725" calcext:value-type="float">
            <text:p>4,32E+01</text:p>
          </table:table-cell>
          <table:table-cell table:style-name="ce64" office:value-type="float" office:value="3.36610629699999" calcext:value-type="float">
            <text:p>3,37E+00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29_n100_m30</text:p>
          </table:table-cell>
          <table:table-cell table:style-name="ce61" office:value-type="float" office:value="166.68984" calcext:value-type="float">
            <text:p>166,6898</text:p>
          </table:table-cell>
          <table:table-cell table:style-name="ce61" office:value-type="float" office:value="221.222229999998" calcext:value-type="float">
            <text:p>221,2222</text:p>
          </table:table-cell>
          <table:table-cell table:style-name="ce64" table:formula="of:=LOG([.AI146];10)" office:value-type="float" office:value="1.63246025704938" calcext:value-type="float">
            <text:p>1,63E+00</text:p>
          </table:table-cell>
          <table:table-cell table:style-name="ce64" table:formula="of:=LOG([.AJ146];10)" office:value-type="float" office:value="0.508427550927331" calcext:value-type="float">
            <text:p>5,08E-01</text:p>
          </table:table-cell>
          <table:table-cell table:style-name="ce64" office:value-type="float" office:value="42.900292873" calcext:value-type="float">
            <text:p>4,29E+01</text:p>
          </table:table-cell>
          <table:table-cell table:style-name="ce64" office:value-type="float" office:value="3.224241406" calcext:value-type="float">
            <text:p>3,22E+00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30_n100_m30</text:p>
          </table:table-cell>
          <table:table-cell table:style-name="ce61" office:value-type="float" office:value="174.88438" calcext:value-type="float">
            <text:p>174,8844</text:p>
          </table:table-cell>
          <table:table-cell table:style-name="ce61" office:value-type="float" office:value="72.2117699999997" calcext:value-type="float">
            <text:p>72,2118</text:p>
          </table:table-cell>
          <table:table-cell table:style-name="ce64" table:formula="of:=LOG([.AI147];10)" office:value-type="float" office:value="1.63072532217412" calcext:value-type="float">
            <text:p>1,63E+00</text:p>
          </table:table-cell>
          <table:table-cell table:style-name="ce64" table:formula="of:=LOG([.AJ147];10)" office:value-type="float" office:value="0.353625304998362" calcext:value-type="float">
            <text:p>3,54E-01</text:p>
          </table:table-cell>
          <table:table-cell table:style-name="ce64" office:value-type="float" office:value="42.729255135" calcext:value-type="float">
            <text:p>4,27E+01</text:p>
          </table:table-cell>
          <table:table-cell table:style-name="ce64" office:value-type="float" office:value="2.257487244" calcext:value-type="float">
            <text:p>2,26E+00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31_n125_m12</text:p>
          </table:table-cell>
          <table:table-cell table:style-name="ce61" office:value-type="float" office:value="37.41349" calcext:value-type="float">
            <text:p>37,4135</text:p>
          </table:table-cell>
          <table:table-cell table:style-name="ce61" office:value-type="float" office:value="6.00003000000001" calcext:value-type="float">
            <text:p>6,0000</text:p>
          </table:table-cell>
          <table:table-cell table:style-name="ce64" table:formula="of:=LOG([.AI148];10)" office:value-type="float" office:value="1.89847050497696" calcext:value-type="float">
            <text:p>1,90E+00</text:p>
          </table:table-cell>
          <table:table-cell table:style-name="ce64" table:formula="of:=LOG([.AJ148];10)" office:value-type="float" office:value="-0.0446973057648462" calcext:value-type="float">
            <text:p>-4,47E-02</text:p>
          </table:table-cell>
          <table:table-cell table:style-name="ce64" office:value-type="float" office:value="79.1535695810001" calcext:value-type="float">
            <text:p>7,92E+01</text:p>
          </table:table-cell>
          <table:table-cell table:style-name="ce64" office:value-type="float" office:value="0.902199733000003" calcext:value-type="float">
            <text:p>9,02E-01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32_n125_m12</text:p>
          </table:table-cell>
          <table:table-cell table:style-name="ce61" office:value-type="float" office:value="38.0422700000001" calcext:value-type="float">
            <text:p>38,0423</text:p>
          </table:table-cell>
          <table:table-cell table:style-name="ce61" office:value-type="float" office:value="36.8051800000003" calcext:value-type="float">
            <text:p>36,8052</text:p>
          </table:table-cell>
          <table:table-cell table:style-name="ce64" table:formula="of:=LOG([.AI149];10)" office:value-type="float" office:value="1.89692047919711" calcext:value-type="float">
            <text:p>1,90E+00</text:p>
          </table:table-cell>
          <table:table-cell table:style-name="ce64" table:formula="of:=LOG([.AJ149];10)" office:value-type="float" office:value="0.477616825563623" calcext:value-type="float">
            <text:p>4,78E-01</text:p>
          </table:table-cell>
          <table:table-cell table:style-name="ce64" office:value-type="float" office:value="78.871568786" calcext:value-type="float">
            <text:p>7,89E+01</text:p>
          </table:table-cell>
          <table:table-cell table:style-name="ce64" office:value-type="float" office:value="3.003425236" calcext:value-type="float">
            <text:p>3,00E+00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33_n125_m12</text:p>
          </table:table-cell>
          <table:table-cell table:style-name="ce61" office:value-type="float" office:value="47.3174699999998" calcext:value-type="float">
            <text:p>47,3175</text:p>
          </table:table-cell>
          <table:table-cell table:style-name="ce61" office:value-type="float" office:value="43.9422800000007" calcext:value-type="float">
            <text:p>43,9423</text:p>
          </table:table-cell>
          <table:table-cell table:style-name="ce64" table:formula="of:=LOG([.AI150];10)" office:value-type="float" office:value="1.90150214574825" calcext:value-type="float">
            <text:p>1,90E+00</text:p>
          </table:table-cell>
          <table:table-cell table:style-name="ce64" table:formula="of:=LOG([.AJ150];10)" office:value-type="float" office:value="0.29088554380568" calcext:value-type="float">
            <text:p>2,91E-01</text:p>
          </table:table-cell>
          <table:table-cell table:style-name="ce64" office:value-type="float" office:value="79.708042877" calcext:value-type="float">
            <text:p>7,97E+01</text:p>
          </table:table-cell>
          <table:table-cell table:style-name="ce64" office:value-type="float" office:value="1.953824467" calcext:value-type="float">
            <text:p>1,95E+00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34_n125_m12</text:p>
          </table:table-cell>
          <table:table-cell table:style-name="ce61" office:value-type="float" office:value="46.2715800000003" calcext:value-type="float">
            <text:p>46,2716</text:p>
          </table:table-cell>
          <table:table-cell table:style-name="ce61" office:value-type="float" office:value="35.5444599999998" calcext:value-type="float">
            <text:p>35,5445</text:p>
          </table:table-cell>
          <table:table-cell table:style-name="ce64" table:formula="of:=LOG([.AI151];10)" office:value-type="float" office:value="1.89754354141668" calcext:value-type="float">
            <text:p>1,90E+00</text:p>
          </table:table-cell>
          <table:table-cell table:style-name="ce64" table:formula="of:=LOG([.AJ151];10)" office:value-type="float" office:value="0.300499178736332" calcext:value-type="float">
            <text:p>3,00E-01</text:p>
          </table:table-cell>
          <table:table-cell table:style-name="ce64" office:value-type="float" office:value="78.9848033870001" calcext:value-type="float">
            <text:p>7,90E+01</text:p>
          </table:table-cell>
          <table:table-cell table:style-name="ce64" office:value-type="float" office:value="1.99755699099998" calcext:value-type="float">
            <text:p>2,00E+00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35_n125_m12</text:p>
          </table:table-cell>
          <table:table-cell table:style-name="ce61" office:value-type="float" office:value="65.1959699999999" calcext:value-type="float">
            <text:p>65,1960</text:p>
          </table:table-cell>
          <table:table-cell table:style-name="ce61" office:value-type="float" office:value="3.47156000000007" calcext:value-type="float">
            <text:p>3,4716</text:p>
          </table:table-cell>
          <table:table-cell table:style-name="ce64" table:formula="of:=LOG([.AI152];10)" office:value-type="float" office:value="1.89948238821946" calcext:value-type="float">
            <text:p>1,90E+00</text:p>
          </table:table-cell>
          <table:table-cell table:style-name="ce64" table:formula="of:=LOG([.AJ152];10)" office:value-type="float" office:value="0.140912573038986" calcext:value-type="float">
            <text:p>1,41E-01</text:p>
          </table:table-cell>
          <table:table-cell table:style-name="ce64" office:value-type="float" office:value="79.33820824" calcext:value-type="float">
            <text:p>7,93E+01</text:p>
          </table:table-cell>
          <table:table-cell table:style-name="ce64" office:value-type="float" office:value="1.383287884" calcext:value-type="float">
            <text:p>1,38E+00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36_n125_m37</text:p>
          </table:table-cell>
          <table:table-cell table:style-name="ce61" office:value-type="float" office:value="175.994250000001" calcext:value-type="float">
            <text:p>175,9943</text:p>
          </table:table-cell>
          <table:table-cell table:style-name="ce61" office:value-type="float" office:value="428.742189999999" calcext:value-type="float">
            <text:p>428,7422</text:p>
          </table:table-cell>
          <table:table-cell table:style-name="ce64" table:formula="of:=LOG([.AI153];10)" office:value-type="float" office:value="1.91156146678099" calcext:value-type="float">
            <text:p>1,91E+00</text:p>
          </table:table-cell>
          <table:table-cell table:style-name="ce64" table:formula="of:=LOG([.AJ153];10)" office:value-type="float" office:value="0.599459671858004" calcext:value-type="float">
            <text:p>5,99E-01</text:p>
          </table:table-cell>
          <table:table-cell table:style-name="ce64" office:value-type="float" office:value="81.575823526" calcext:value-type="float">
            <text:p>8,16E+01</text:p>
          </table:table-cell>
          <table:table-cell table:style-name="ce64" office:value-type="float" office:value="3.976121729" calcext:value-type="float">
            <text:p>3,98E+00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37_n125_m37</text:p>
          </table:table-cell>
          <table:table-cell table:style-name="ce61" office:value-type="float" office:value="261.64411" calcext:value-type="float">
            <text:p>261,6441</text:p>
          </table:table-cell>
          <table:table-cell table:style-name="ce61" office:value-type="float" office:value="237.804120000002" calcext:value-type="float">
            <text:p>237,8041</text:p>
          </table:table-cell>
          <table:table-cell table:style-name="ce64" table:formula="of:=LOG([.AI154];10)" office:value-type="float" office:value="1.91092953986094" calcext:value-type="float">
            <text:p>1,91E+00</text:p>
          </table:table-cell>
          <table:table-cell table:style-name="ce64" table:formula="of:=LOG([.AJ154];10)" office:value-type="float" office:value="0.647819737228312" calcext:value-type="float">
            <text:p>6,48E-01</text:p>
          </table:table-cell>
          <table:table-cell table:style-name="ce64" office:value-type="float" office:value="81.4572116739999" calcext:value-type="float">
            <text:p>8,15E+01</text:p>
          </table:table-cell>
          <table:table-cell table:style-name="ce64" office:value-type="float" office:value="4.44446752499999" calcext:value-type="float">
            <text:p>4,44E+00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38_n125_m37</text:p>
          </table:table-cell>
          <table:table-cell table:style-name="ce61" office:value-type="float" office:value="256.00864" calcext:value-type="float">
            <text:p>256,0086</text:p>
          </table:table-cell>
          <table:table-cell table:style-name="ce61" office:value-type="float" office:value="113.18394" calcext:value-type="float">
            <text:p>113,1839</text:p>
          </table:table-cell>
          <table:table-cell table:style-name="ce64" table:formula="of:=LOG([.AI155];10)" office:value-type="float" office:value="1.90891819811022" calcext:value-type="float">
            <text:p>1,91E+00</text:p>
          </table:table-cell>
          <table:table-cell table:style-name="ce64" table:formula="of:=LOG([.AJ155];10)" office:value-type="float" office:value="0.502907034329492" calcext:value-type="float">
            <text:p>5,03E-01</text:p>
          </table:table-cell>
          <table:table-cell table:style-name="ce64" office:value-type="float" office:value="81.0808323009999" calcext:value-type="float">
            <text:p>8,11E+01</text:p>
          </table:table-cell>
          <table:table-cell table:style-name="ce64" office:value-type="float" office:value="3.18351598099997" calcext:value-type="float">
            <text:p>3,18E+00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39_n125_m37</text:p>
          </table:table-cell>
          <table:table-cell table:style-name="ce61" office:value-type="float" office:value="200.725829999998" calcext:value-type="float">
            <text:p>200,7258</text:p>
          </table:table-cell>
          <table:table-cell table:style-name="ce61" office:value-type="float" office:value="87.0386900000021" calcext:value-type="float">
            <text:p>87,0387</text:p>
          </table:table-cell>
          <table:table-cell table:style-name="ce64" table:formula="of:=LOG([.AI156];10)" office:value-type="float" office:value="1.90548472907988" calcext:value-type="float">
            <text:p>1,91E+00</text:p>
          </table:table-cell>
          <table:table-cell table:style-name="ce64" table:formula="of:=LOG([.AJ156];10)" office:value-type="float" office:value="0.642398174961388" calcext:value-type="float">
            <text:p>6,42E-01</text:p>
          </table:table-cell>
          <table:table-cell table:style-name="ce64" office:value-type="float" office:value="80.442346244" calcext:value-type="float">
            <text:p>8,04E+01</text:p>
          </table:table-cell>
          <table:table-cell table:style-name="ce64" office:value-type="float" office:value="4.38932941000002" calcext:value-type="float">
            <text:p>4,39E+00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40_n125_m37</text:p>
          </table:table-cell>
          <table:table-cell table:style-name="ce61" office:value-type="float" office:value="228.608850000001" calcext:value-type="float">
            <text:p>228,6089</text:p>
          </table:table-cell>
          <table:table-cell table:style-name="ce61" office:value-type="float" office:value="354.652419999999" calcext:value-type="float">
            <text:p>354,6524</text:p>
          </table:table-cell>
          <table:table-cell table:style-name="ce64" table:formula="of:=LOG([.AI157];10)" office:value-type="float" office:value="1.92024033803318" calcext:value-type="float">
            <text:p>1,92E+00</text:p>
          </table:table-cell>
          <table:table-cell table:style-name="ce64" table:formula="of:=LOG([.AJ157];10)" office:value-type="float" office:value="0.56630069028175" calcext:value-type="float">
            <text:p>5,66E-01</text:p>
          </table:table-cell>
          <table:table-cell table:style-name="ce64" office:value-type="float" office:value="83.222419554" calcext:value-type="float">
            <text:p>8,32E+01</text:p>
          </table:table-cell>
          <table:table-cell table:style-name="ce64" office:value-type="float" office:value="3.68383941499997" calcext:value-type="float">
            <text:p>3,68E+00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41_n150_m15</text:p>
          </table:table-cell>
          <table:table-cell table:style-name="ce61" office:value-type="float" office:value="70.3976600000005" calcext:value-type="float">
            <text:p>70,3977</text:p>
          </table:table-cell>
          <table:table-cell table:style-name="ce61" office:value-type="float" office:value="45.2523999999999" calcext:value-type="float">
            <text:p>45,2524</text:p>
          </table:table-cell>
          <table:table-cell table:style-name="ce64" table:formula="of:=LOG([.AI158];10)" office:value-type="float" office:value="2.14192435664299" calcext:value-type="float">
            <text:p>2,14E+00</text:p>
          </table:table-cell>
          <table:table-cell table:style-name="ce64" table:formula="of:=LOG([.AJ158];10)" office:value-type="float" office:value="0.716972755135261" calcext:value-type="float">
            <text:p>7,17E-01</text:p>
          </table:table-cell>
          <table:table-cell table:style-name="ce64" office:value-type="float" office:value="138.651431134" calcext:value-type="float">
            <text:p>1,39E+02</text:p>
          </table:table-cell>
          <table:table-cell table:style-name="ce64" office:value-type="float" office:value="5.21162015699997" calcext:value-type="float">
            <text:p>5,21E+00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42_n150_m15</text:p>
          </table:table-cell>
          <table:table-cell table:style-name="ce61" office:value-type="float" office:value="54.8517800000002" calcext:value-type="float">
            <text:p>54,8518</text:p>
          </table:table-cell>
          <table:table-cell table:style-name="ce61" office:value-type="float" office:value="59.8408299999999" calcext:value-type="float">
            <text:p>59,8408</text:p>
          </table:table-cell>
          <table:table-cell table:style-name="ce64" table:formula="of:=LOG([.AI159];10)" office:value-type="float" office:value="2.13674358548852" calcext:value-type="float">
            <text:p>2,14E+00</text:p>
          </table:table-cell>
          <table:table-cell table:style-name="ce64" table:formula="of:=LOG([.AJ159];10)" office:value-type="float" office:value="0.688912840693031" calcext:value-type="float">
            <text:p>6,89E-01</text:p>
          </table:table-cell>
          <table:table-cell table:style-name="ce64" office:value-type="float" office:value="137.007261421" calcext:value-type="float">
            <text:p>1,37E+02</text:p>
          </table:table-cell>
          <table:table-cell table:style-name="ce64" office:value-type="float" office:value="4.88554300700002" calcext:value-type="float">
            <text:p>4,89E+00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43_n150_m15</text:p>
          </table:table-cell>
          <table:table-cell table:style-name="ce61" office:value-type="float" office:value="62.5633100000002" calcext:value-type="float">
            <text:p>62,5633</text:p>
          </table:table-cell>
          <table:table-cell table:style-name="ce61" office:value-type="float" office:value="26.4035899999999" calcext:value-type="float">
            <text:p>26,4036</text:p>
          </table:table-cell>
          <table:table-cell table:style-name="ce64" table:formula="of:=LOG([.AI160];10)" office:value-type="float" office:value="2.13843928731791" calcext:value-type="float">
            <text:p>2,14E+00</text:p>
          </table:table-cell>
          <table:table-cell table:style-name="ce64" table:formula="of:=LOG([.AJ160];10)" office:value-type="float" office:value="0.538788878073453" calcext:value-type="float">
            <text:p>5,39E-01</text:p>
          </table:table-cell>
          <table:table-cell table:style-name="ce64" office:value-type="float" office:value="137.543251671" calcext:value-type="float">
            <text:p>1,38E+02</text:p>
          </table:table-cell>
          <table:table-cell table:style-name="ce64" office:value-type="float" office:value="3.45771248499994" calcext:value-type="float">
            <text:p>3,46E+00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44_n150_m15</text:p>
          </table:table-cell>
          <table:table-cell table:style-name="ce61" office:value-type="float" office:value="52.37778" calcext:value-type="float">
            <text:p>52,3778</text:p>
          </table:table-cell>
          <table:table-cell table:style-name="ce61" office:value-type="float" office:value="49.3347800000004" calcext:value-type="float">
            <text:p>49,3348</text:p>
          </table:table-cell>
          <table:table-cell table:style-name="ce64" table:formula="of:=LOG([.AI161];10)" office:value-type="float" office:value="2.14216878426714" calcext:value-type="float">
            <text:p>2,14E+00</text:p>
          </table:table-cell>
          <table:table-cell table:style-name="ce64" table:formula="of:=LOG([.AJ161];10)" office:value-type="float" office:value="0.634695444296664" calcext:value-type="float">
            <text:p>6,35E-01</text:p>
          </table:table-cell>
          <table:table-cell table:style-name="ce64" office:value-type="float" office:value="138.729488259" calcext:value-type="float">
            <text:p>1,39E+02</text:p>
          </table:table-cell>
          <table:table-cell table:style-name="ce64" office:value-type="float" office:value="4.31216573500001" calcext:value-type="float">
            <text:p>4,31E+00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45_n150_m15</text:p>
          </table:table-cell>
          <table:table-cell table:style-name="ce61" office:value-type="float" office:value="71.3002799999997" calcext:value-type="float">
            <text:p>71,3003</text:p>
          </table:table-cell>
          <table:table-cell table:style-name="ce61" office:value-type="float" office:value="34.50486" calcext:value-type="float">
            <text:p>34,5049</text:p>
          </table:table-cell>
          <table:table-cell table:style-name="ce64" table:formula="of:=LOG([.AI162];10)" office:value-type="float" office:value="2.13257110608795" calcext:value-type="float">
            <text:p>2,13E+00</text:p>
          </table:table-cell>
          <table:table-cell table:style-name="ce64" table:formula="of:=LOG([.AJ162];10)" office:value-type="float" office:value="0.509591889851091" calcext:value-type="float">
            <text:p>5,10E-01</text:p>
          </table:table-cell>
          <table:table-cell table:style-name="ce64" office:value-type="float" office:value="135.697268629" calcext:value-type="float">
            <text:p>1,36E+02</text:p>
          </table:table-cell>
          <table:table-cell table:style-name="ce64" office:value-type="float" office:value="3.23289716099998" calcext:value-type="float">
            <text:p>3,23E+00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46_n150_m45</text:p>
          </table:table-cell>
          <table:table-cell table:style-name="ce61" office:value-type="float" office:value="278.19416" calcext:value-type="float">
            <text:p>278,1942</text:p>
          </table:table-cell>
          <table:table-cell table:style-name="ce61" office:value-type="float" office:value="553.150189999999" calcext:value-type="float">
            <text:p>553,1502</text:p>
          </table:table-cell>
          <table:table-cell table:style-name="ce64" table:formula="of:=LOG([.AI163];10)" office:value-type="float" office:value="2.14536848091202" calcext:value-type="float">
            <text:p>2,15E+00</text:p>
          </table:table-cell>
          <table:table-cell table:style-name="ce64" table:formula="of:=LOG([.AJ163];10)" office:value-type="float" office:value="0.932477241149975" calcext:value-type="float">
            <text:p>9,32E-01</text:p>
          </table:table-cell>
          <table:table-cell table:style-name="ce64" office:value-type="float" office:value="139.755362463" calcext:value-type="float">
            <text:p>1,40E+02</text:p>
          </table:table-cell>
          <table:table-cell table:style-name="ce64" office:value-type="float" office:value="8.56006852199994" calcext:value-type="float">
            <text:p>8,56E+00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47_n150_m45</text:p>
          </table:table-cell>
          <table:table-cell table:style-name="ce61" office:value-type="float" office:value="293.37476" calcext:value-type="float">
            <text:p>293,3748</text:p>
          </table:table-cell>
          <table:table-cell table:style-name="ce61" office:value-type="float" office:value="131.977779999998" calcext:value-type="float">
            <text:p>131,9778</text:p>
          </table:table-cell>
          <table:table-cell table:style-name="ce64" table:formula="of:=LOG([.AI164];10)" office:value-type="float" office:value="2.14831334135311" calcext:value-type="float">
            <text:p>2,15E+00</text:p>
          </table:table-cell>
          <table:table-cell table:style-name="ce64" table:formula="of:=LOG([.AJ164];10)" office:value-type="float" office:value="0.730488157520637" calcext:value-type="float">
            <text:p>7,30E-01</text:p>
          </table:table-cell>
          <table:table-cell table:style-name="ce64" office:value-type="float" office:value="140.706234662" calcext:value-type="float">
            <text:p>1,41E+02</text:p>
          </table:table-cell>
          <table:table-cell table:style-name="ce64" office:value-type="float" office:value="5.37635772499993" calcext:value-type="float">
            <text:p>5,38E+00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48_n150_m45</text:p>
          </table:table-cell>
          <table:table-cell table:style-name="ce61" office:value-type="float" office:value="258.72277" calcext:value-type="float">
            <text:p>258,7228</text:p>
          </table:table-cell>
          <table:table-cell table:style-name="ce61" office:value-type="float" office:value="133.528610000001" calcext:value-type="float">
            <text:p>133,5286</text:p>
          </table:table-cell>
          <table:table-cell table:style-name="ce64" table:formula="of:=LOG([.AI165];10)" office:value-type="float" office:value="2.13864898256971" calcext:value-type="float">
            <text:p>2,14E+00</text:p>
          </table:table-cell>
          <table:table-cell table:style-name="ce64" table:formula="of:=LOG([.AJ165];10)" office:value-type="float" office:value="0.846553645191242" calcext:value-type="float">
            <text:p>8,47E-01</text:p>
          </table:table-cell>
          <table:table-cell table:style-name="ce64" office:value-type="float" office:value="137.60967925" calcext:value-type="float">
            <text:p>1,38E+02</text:p>
          </table:table-cell>
          <table:table-cell table:style-name="ce64" office:value-type="float" office:value="7.02350094500002" calcext:value-type="float">
            <text:p>7,02E+00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49_n150_m45</text:p>
          </table:table-cell>
          <table:table-cell table:style-name="ce61" office:value-type="float" office:value="265.842630000001" calcext:value-type="float">
            <text:p>265,8426</text:p>
          </table:table-cell>
          <table:table-cell table:style-name="ce61" office:value-type="float" office:value="479.936570000002" calcext:value-type="float">
            <text:p>479,9366</text:p>
          </table:table-cell>
          <table:table-cell table:style-name="ce64" table:formula="of:=LOG([.AI166];10)" office:value-type="float" office:value="2.13747361172522" calcext:value-type="float">
            <text:p>2,14E+00</text:p>
          </table:table-cell>
          <table:table-cell table:style-name="ce64" table:formula="of:=LOG([.AJ166];10)" office:value-type="float" office:value="0.888033215591327" calcext:value-type="float">
            <text:p>8,88E-01</text:p>
          </table:table-cell>
          <table:table-cell table:style-name="ce64" office:value-type="float" office:value="137.23775711" calcext:value-type="float">
            <text:p>1,37E+02</text:p>
          </table:table-cell>
          <table:table-cell table:style-name="ce64" office:value-type="float" office:value="7.72739683300006" calcext:value-type="float">
            <text:p>7,73E+00</text:p>
          </table:table-cell>
          <table:table-cell table:style-name="Default" table:number-columns-repeated="16"/>
          <table:table-cell table:number-columns-repeated="205"/>
        </table:table-row>
        <table:table-row table:style-name="ro4">
          <table:table-cell table:number-columns-repeated="27"/>
          <table:table-cell table:style-name="Default" table:number-columns-repeated="2"/>
          <table:table-cell table:style-name="ce43" office:value-type="string" calcext:value-type="string">
            <text:p>GKD-b_50_n150_m45</text:p>
          </table:table-cell>
          <table:table-cell table:style-name="ce61" office:value-type="float" office:value="288.744349999998" calcext:value-type="float">
            <text:p>288,7443</text:p>
          </table:table-cell>
          <table:table-cell table:style-name="ce61" office:value-type="float" office:value="265.075159999999" calcext:value-type="float">
            <text:p>265,0752</text:p>
          </table:table-cell>
          <table:table-cell table:style-name="ce64" table:formula="of:=LOG([.AI167];10)" office:value-type="float" office:value="2.14211184988794" calcext:value-type="float">
            <text:p>2,14E+00</text:p>
          </table:table-cell>
          <table:table-cell table:style-name="ce64" table:formula="of:=LOG([.AJ167];10)" office:value-type="float" office:value="0.885208572231013" calcext:value-type="float">
            <text:p>8,85E-01</text:p>
          </table:table-cell>
          <table:table-cell table:style-name="ce64" office:value-type="float" office:value="138.711302535" calcext:value-type="float">
            <text:p>1,39E+02</text:p>
          </table:table-cell>
          <table:table-cell table:style-name="ce64" office:value-type="float" office:value="7.67730107300008" calcext:value-type="float">
            <text:p>7,68E+00</text:p>
          </table:table-cell>
          <table:table-cell table:style-name="Default" table:number-columns-repeated="16"/>
          <table:table-cell table:number-columns-repeated="205"/>
        </table:table-row>
        <table:table-row table:style-name="ro9" table:number-rows-repeated="67">
          <table:table-cell table:number-columns-repeated="27"/>
          <table:table-cell table:style-name="Default" table:number-columns-repeated="25"/>
          <table:table-cell table:number-columns-repeated="205"/>
        </table:table-row>
        <table:table-row table:style-name="ro9" table:number-rows-repeated="1048341">
          <table:table-cell table:number-columns-repeated="257"/>
        </table:table-row>
        <table:table-row table:style-name="ro9">
          <table:table-cell table:number-columns-repeated="257"/>
        </table:table-row>
        <table:named-expressions>
          <table:named-range table:name="Excel_BuiltIn__FilterDatabase" table:base-cell-address="$'2021-22'.$A$1" table:cell-range-address="$'2021-22'.$H$4:.$H$53"/>
        </table:named-expressions>
        <calcext:conditional-formats>
          <calcext:conditional-format calcext:target-range-address="'2021-22'.H4:'2021-22'.H53 '2021-22'.P4:'2021-22'.P53 '2021-22'.AF4:'2021-22'.AF53 '2021-22'.AL4:'2021-22'.AL53 '2021-22'.AR4:'2021-22'.AR53 '2021-22'.AX4:'2021-22'.AX53 '2021-22'.BD4:'2021-22'.BD53">
            <calcext:condition calcext:apply-style-name="Excel_CondFormat_1_1_1" calcext:value="&lt;0" calcext:base-cell-address="'2021-22'.H4"/>
          </calcext:conditional-format>
        </calcext:conditional-formats>
      </table:table>
      <table:named-expressions/>
      <table:database-ranges>
        <table:database-range table:name="__Anonymous_Sheet_DB__0" table:target-range-address="'2021-22'.F2:'2021-22'.I53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c0000"/>
      <style:text-properties fo:color="#ffffff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 style:data-style-name="N2" text:time-value="18:37:35.2992153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1-22" style:display-name="PageStyle_2021-2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scar</meta:initial-creator>
    <meta:creation-date>2013-02-26T01:11:28</meta:creation-date>
    <dc:date>2022-06-19T18:47:18.383128437</dc:date>
    <meta:editing-cycles>25</meta:editing-cycles>
    <meta:editing-duration>PT2H7M52S</meta:editing-duration>
    <meta:generator>LibreOffice/6.4.7.2$Linux_X86_64 LibreOffice_project/40$Build-2</meta:generator>
    <meta:document-statistic meta:table-count="1" meta:cell-count="3337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3.454cm" style:legend-expansion="high" chart:style-name="ch2"/>
        <chart:plot-area chart:style-name="ch3" table:cell-range-address="'2021-22'.AD59:'2021-22'.AH109" chart:data-source-has-labels="both" svg:x="0.32cm" svg:y="0.18cm" svg:width="12.905cm" svg:height="8.64cm">
          <chartooo:coordinate-region svg:x="2.159cm" svg:y="0.379cm" svg:width="11.066cm" svg:height="8.242cm"/>
          <chart:axis chart:dimension="x" chart:name="primary-x" chart:style-name="ch4" chartooo:axis-type="auto">
            <chartooo:date-scale/>
            <chart:categories table:cell-range-address="'2021-22'.AD60:'2021-22'.AD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-22'.AE60:'2021-22'.AE109" chart:label-cell-address="'2021-22'.AE59:'2021-22'.AE59" chart:class="chart:line">
            <chart:data-point chart:repeated="50"/>
          </chart:series>
          <chart:series chart:style-name="ch8" chart:values-cell-range-address="'2021-22'.AF60:'2021-22'.AF109" chart:label-cell-address="'2021-22'.AF59:'2021-22'.AF59" chart:class="chart:line">
            <chart:data-point chart:repeated="50"/>
          </chart:series>
          <chart:series chart:style-name="ch9" chart:values-cell-range-address="'2021-22'.AG60:'2021-22'.AG109" chart:label-cell-address="'2021-22'.AG59:'2021-22'.AG59" chart:class="chart:line">
            <chart:data-point chart:repeated="50"/>
          </chart:series>
          <chart:series chart:style-name="ch10" chart:values-cell-range-address="'2021-22'.AH60:'2021-22'.AH109" chart:label-cell-address="'2021-22'.AH59:'2021-22'.AH59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</text:p>
                <draw:g>
                  <svg:desc>'2021-22'.AE59:'2021-22'.AE59</svg:desc>
                </draw:g>
              </table:table-cell>
              <table:table-cell office:value-type="string">
                <text:p>Greedy</text:p>
                <draw:g>
                  <svg:desc>'2021-22'.AF59:'2021-22'.AF59</svg:desc>
                </draw:g>
              </table:table-cell>
              <table:table-cell office:value-type="string">
                <text:p>BL</text:p>
                <draw:g>
                  <svg:desc>'2021-22'.AG59:'2021-22'.AG59</svg:desc>
                </draw:g>
              </table:table-cell>
              <table:table-cell office:value-type="string">
                <text:p>M-CS</text:p>
                <draw:g>
                  <svg:desc>'2021-22'.AH59:'2021-22'.AH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KD-b_1_n25_m2</text:p>
                <draw:g>
                  <svg:desc>'2021-22'.AD60:'2021-22'.AD109</svg:desc>
                </draw:g>
              </table:table-cell>
              <table:table-cell office:value-type="float" office:value="0">
                <text:p>0</text:p>
                <draw:g>
                  <svg:desc>'2021-22'.AE60:'2021-22'.AE109</svg:desc>
                </draw:g>
              </table:table-cell>
              <table:table-cell office:value-type="float" office:value="0">
                <text:p>0</text:p>
                <draw:g>
                  <svg:desc>'2021-22'.AF60:'2021-22'.AF109</svg:desc>
                </draw:g>
              </table:table-cell>
              <table:table-cell office:value-type="float" office:value="0">
                <text:p>0</text:p>
                <draw:g>
                  <svg:desc>'2021-22'.AG60:'2021-22'.AG109</svg:desc>
                </draw:g>
              </table:table-cell>
              <table:table-cell office:value-type="float" office:value="0">
                <text:p>0</text:p>
                <draw:g>
                  <svg:desc>'2021-22'.AH60:'2021-22'.AH109</svg:desc>
                </draw:g>
              </table:table-cell>
            </table:table-row>
            <table:table-row>
              <table:table-cell office:value-type="string">
                <text:p>GKD-b_2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3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4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5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6_n25_m7</text:p>
              </table:table-cell>
              <table:table-cell office:value-type="float" office:value="28.2213999999999">
                <text:p>28.2213999999999</text:p>
              </table:table-cell>
              <table:table-cell office:value-type="float" office:value="172.938918">
                <text:p>172.938918</text:p>
              </table:table-cell>
              <table:table-cell office:value-type="float" office:value="49.0832840000001">
                <text:p>49.0832840000001</text:p>
              </table:table-cell>
              <table:table-cell office:value-type="float" office:value="28.2213999999999">
                <text:p>28.2213999999999</text:p>
              </table:table-cell>
            </table:table-row>
            <table:table-row>
              <table:table-cell office:value-type="string">
                <text:p>GKD-b_7_n25_m7</text:p>
              </table:table-cell>
              <table:table-cell office:value-type="float" office:value="19.4777800000002">
                <text:p>19.4777800000002</text:p>
              </table:table-cell>
              <table:table-cell office:value-type="float" office:value="151.478394">
                <text:p>151.478394</text:p>
              </table:table-cell>
              <table:table-cell office:value-type="float" office:value="34.5253380000001">
                <text:p>34.5253380000001</text:p>
              </table:table-cell>
              <table:table-cell office:value-type="float" office:value="27.87645">
                <text:p>27.87645</text:p>
              </table:table-cell>
            </table:table-row>
            <table:table-row>
              <table:table-cell office:value-type="string">
                <text:p>GKD-b_8_n25_m7</text:p>
              </table:table-cell>
              <table:table-cell office:value-type="float" office:value="30.34163">
                <text:p>30.34163</text:p>
              </table:table-cell>
              <table:table-cell office:value-type="float" office:value="132.59337">
                <text:p>132.59337</text:p>
              </table:table-cell>
              <table:table-cell office:value-type="float" office:value="44.745148">
                <text:p>44.745148</text:p>
              </table:table-cell>
              <table:table-cell office:value-type="float" office:value="24.2035299999999">
                <text:p>24.2035299999999</text:p>
              </table:table-cell>
            </table:table-row>
            <table:table-row>
              <table:table-cell office:value-type="string">
                <text:p>GKD-b_9_n25_m7</text:p>
              </table:table-cell>
              <table:table-cell office:value-type="float" office:value="25.5399699999999">
                <text:p>25.5399699999999</text:p>
              </table:table-cell>
              <table:table-cell office:value-type="float" office:value="131.454126">
                <text:p>131.454126</text:p>
              </table:table-cell>
              <table:table-cell office:value-type="float" office:value="50.384496">
                <text:p>50.384496</text:p>
              </table:table-cell>
              <table:table-cell office:value-type="float" office:value="28.66037">
                <text:p>28.66037</text:p>
              </table:table-cell>
            </table:table-row>
            <table:table-row>
              <table:table-cell office:value-type="string">
                <text:p>GKD-b_10_n25_m7</text:p>
              </table:table-cell>
              <table:table-cell office:value-type="float" office:value="27.9855600000001">
                <text:p>27.9855600000001</text:p>
              </table:table-cell>
              <table:table-cell office:value-type="float" office:value="151.238492">
                <text:p>151.238492</text:p>
              </table:table-cell>
              <table:table-cell office:value-type="float" office:value="52.6370939999999">
                <text:p>52.6370939999999</text:p>
              </table:table-cell>
              <table:table-cell office:value-type="float" office:value="26.88426">
                <text:p>26.88426</text:p>
              </table:table-cell>
            </table:table-row>
            <table:table-row>
              <table:table-cell office:value-type="string">
                <text:p>GKD-b_11_n50_m5</text:p>
              </table:table-cell>
              <table:table-cell office:value-type="float" office:value="3.70845999999995">
                <text:p>3.70845999999995</text:p>
              </table:table-cell>
              <table:table-cell office:value-type="float" office:value="110.647618">
                <text:p>110.647618</text:p>
              </table:table-cell>
              <table:table-cell office:value-type="float" office:value="15.0192840000001">
                <text:p>15.0192840000001</text:p>
              </table:table-cell>
              <table:table-cell office:value-type="float" office:value="5.12685999999997">
                <text:p>5.12685999999997</text:p>
              </table:table-cell>
            </table:table-row>
            <table:table-row>
              <table:table-cell office:value-type="string">
                <text:p>GKD-b_12_n50_m5</text:p>
              </table:table-cell>
              <table:table-cell office:value-type="float" office:value="3.39095999999995">
                <text:p>3.39095999999995</text:p>
              </table:table-cell>
              <table:table-cell office:value-type="float" office:value="80.441032">
                <text:p>80.441032</text:p>
              </table:table-cell>
              <table:table-cell office:value-type="float" office:value="19.531482">
                <text:p>19.531482</text:p>
              </table:table-cell>
              <table:table-cell office:value-type="float" office:value="13.4470100000001">
                <text:p>13.4470100000001</text:p>
              </table:table-cell>
            </table:table-row>
            <table:table-row>
              <table:table-cell office:value-type="string">
                <text:p>GKD-b_13_n50_m5</text:p>
              </table:table-cell>
              <table:table-cell office:value-type="float" office:value="12.36152">
                <text:p>12.36152</text:p>
              </table:table-cell>
              <table:table-cell office:value-type="float" office:value="93.633346">
                <text:p>93.633346</text:p>
              </table:table-cell>
              <table:table-cell office:value-type="float" office:value="14.159194">
                <text:p>14.159194</text:p>
              </table:table-cell>
              <table:table-cell office:value-type="float" office:value="9.20801000000006">
                <text:p>9.20801000000006</text:p>
              </table:table-cell>
            </table:table-row>
            <table:table-row>
              <table:table-cell office:value-type="string">
                <text:p>GKD-b_14_n50_m5</text:p>
              </table:table-cell>
              <table:table-cell office:value-type="float" office:value="4.32266999999996">
                <text:p>4.32266999999996</text:p>
              </table:table-cell>
              <table:table-cell office:value-type="float" office:value="120.37966">
                <text:p>120.37966</text:p>
              </table:table-cell>
              <table:table-cell office:value-type="float" office:value="19.91996">
                <text:p>19.91996</text:p>
              </table:table-cell>
              <table:table-cell office:value-type="float" office:value="11.32951">
                <text:p>11.32951</text:p>
              </table:table-cell>
            </table:table-row>
            <table:table-row>
              <table:table-cell office:value-type="string">
                <text:p>GKD-b_15_n50_m5</text:p>
              </table:table-cell>
              <table:table-cell office:value-type="float" office:value="9.95691999999997">
                <text:p>9.95691999999997</text:p>
              </table:table-cell>
              <table:table-cell office:value-type="float" office:value="129.412628">
                <text:p>129.412628</text:p>
              </table:table-cell>
              <table:table-cell office:value-type="float" office:value="19.003396">
                <text:p>19.003396</text:p>
              </table:table-cell>
              <table:table-cell office:value-type="float" office:value="6.69114000000002">
                <text:p>6.69114000000002</text:p>
              </table:table-cell>
            </table:table-row>
            <table:table-row>
              <table:table-cell office:value-type="string">
                <text:p>GKD-b_16_n50_m15</text:p>
              </table:table-cell>
              <table:table-cell office:value-type="float" office:value="85.31007">
                <text:p>85.31007</text:p>
              </table:table-cell>
              <table:table-cell office:value-type="float" office:value="302.288778">
                <text:p>302.288778</text:p>
              </table:table-cell>
              <table:table-cell office:value-type="float" office:value="154.771028">
                <text:p>154.771028</text:p>
              </table:table-cell>
              <table:table-cell office:value-type="float" office:value="85.31007">
                <text:p>85.31007</text:p>
              </table:table-cell>
            </table:table-row>
            <table:table-row>
              <table:table-cell office:value-type="string">
                <text:p>GKD-b_17_n50_m15</text:p>
              </table:table-cell>
              <table:table-cell office:value-type="float" office:value="86.1930299999997">
                <text:p>86.1930299999997</text:p>
              </table:table-cell>
              <table:table-cell office:value-type="float" office:value="344.017424">
                <text:p>344.017424</text:p>
              </table:table-cell>
              <table:table-cell office:value-type="float" office:value="120.450042">
                <text:p>120.450042</text:p>
              </table:table-cell>
              <table:table-cell office:value-type="float" office:value="79.9963099999999">
                <text:p>79.9963099999999</text:p>
              </table:table-cell>
            </table:table-row>
            <table:table-row>
              <table:table-cell office:value-type="string">
                <text:p>GKD-b_18_n50_m15</text:p>
              </table:table-cell>
              <table:table-cell office:value-type="float" office:value="79.3979100000001">
                <text:p>79.3979100000001</text:p>
              </table:table-cell>
              <table:table-cell office:value-type="float" office:value="387.236324">
                <text:p>387.236324</text:p>
              </table:table-cell>
              <table:table-cell office:value-type="float" office:value="118.89675">
                <text:p>118.89675</text:p>
              </table:table-cell>
              <table:table-cell office:value-type="float" office:value="83.7859200000003">
                <text:p>83.7859200000003</text:p>
              </table:table-cell>
            </table:table-row>
            <table:table-row>
              <table:table-cell office:value-type="string">
                <text:p>GKD-b_19_n50_m15</text:p>
              </table:table-cell>
              <table:table-cell office:value-type="float" office:value="68.2434600000001">
                <text:p>68.2434600000001</text:p>
              </table:table-cell>
              <table:table-cell office:value-type="float" office:value="432.759124">
                <text:p>432.759124</text:p>
              </table:table-cell>
              <table:table-cell office:value-type="float" office:value="113.379462">
                <text:p>113.379462</text:p>
              </table:table-cell>
              <table:table-cell office:value-type="float" office:value="68.2434600000001">
                <text:p>68.2434600000001</text:p>
              </table:table-cell>
            </table:table-row>
            <table:table-row>
              <table:table-cell office:value-type="string">
                <text:p>GKD-b_20_n50_m15</text:p>
              </table:table-cell>
              <table:table-cell office:value-type="float" office:value="87.0334800000001">
                <text:p>87.0334800000001</text:p>
              </table:table-cell>
              <table:table-cell office:value-type="float" office:value="427.77152">
                <text:p>427.77152</text:p>
              </table:table-cell>
              <table:table-cell office:value-type="float" office:value="84.4172579999999">
                <text:p>84.4172579999999</text:p>
              </table:table-cell>
              <table:table-cell office:value-type="float" office:value="87.0334800000001">
                <text:p>87.0334800000001</text:p>
              </table:table-cell>
            </table:table-row>
            <table:table-row>
              <table:table-cell office:value-type="string">
                <text:p>GKD-b_21_n100_m10</text:p>
              </table:table-cell>
              <table:table-cell office:value-type="float" office:value="46.8106100000001">
                <text:p>46.8106100000001</text:p>
              </table:table-cell>
              <table:table-cell office:value-type="float" office:value="171.759002">
                <text:p>171.759002</text:p>
              </table:table-cell>
              <table:table-cell office:value-type="float" office:value="53.7561099999999">
                <text:p>53.7561099999999</text:p>
              </table:table-cell>
              <table:table-cell office:value-type="float" office:value="46.8106100000001">
                <text:p>46.8106100000001</text:p>
              </table:table-cell>
            </table:table-row>
            <table:table-row>
              <table:table-cell office:value-type="string">
                <text:p>GKD-b_22_n100_m10</text:p>
              </table:table-cell>
              <table:table-cell office:value-type="float" office:value="62.0779600000001">
                <text:p>62.0779600000001</text:p>
              </table:table-cell>
              <table:table-cell office:value-type="float" office:value="240.656058">
                <text:p>240.656058</text:p>
              </table:table-cell>
              <table:table-cell office:value-type="float" office:value="59.2516">
                <text:p>59.2516</text:p>
              </table:table-cell>
              <table:table-cell office:value-type="float" office:value="52.6992299999997">
                <text:p>52.6992299999997</text:p>
              </table:table-cell>
            </table:table-row>
            <table:table-row>
              <table:table-cell office:value-type="string">
                <text:p>GKD-b_23_n100_m10</text:p>
              </table:table-cell>
              <table:table-cell office:value-type="float" office:value="41.9542000000001">
                <text:p>41.9542000000001</text:p>
              </table:table-cell>
              <table:table-cell office:value-type="float" office:value="253.982776">
                <text:p>253.982776</text:p>
              </table:table-cell>
              <table:table-cell office:value-type="float" office:value="44.0998499999999">
                <text:p>44.0998499999999</text:p>
              </table:table-cell>
              <table:table-cell office:value-type="float" office:value="33.20867">
                <text:p>33.20867</text:p>
              </table:table-cell>
            </table:table-row>
            <table:table-row>
              <table:table-cell office:value-type="string">
                <text:p>GKD-b_24_n100_m10</text:p>
              </table:table-cell>
              <table:table-cell office:value-type="float" office:value="30.8622">
                <text:p>30.8622</text:p>
              </table:table-cell>
              <table:table-cell office:value-type="float" office:value="322.262762">
                <text:p>322.262762</text:p>
              </table:table-cell>
              <table:table-cell office:value-type="float" office:value="39.4464100000002">
                <text:p>39.4464100000002</text:p>
              </table:table-cell>
              <table:table-cell office:value-type="float" office:value="40.9536099999998">
                <text:p>40.9536099999998</text:p>
              </table:table-cell>
            </table:table-row>
            <table:table-row>
              <table:table-cell office:value-type="string">
                <text:p>GKD-b_25_n100_m10</text:p>
              </table:table-cell>
              <table:table-cell office:value-type="float" office:value="41.4957999999999">
                <text:p>41.4957999999999</text:p>
              </table:table-cell>
              <table:table-cell office:value-type="float" office:value="238.784276">
                <text:p>238.784276</text:p>
              </table:table-cell>
              <table:table-cell office:value-type="float" office:value="42.1936280000002">
                <text:p>42.1936280000002</text:p>
              </table:table-cell>
              <table:table-cell office:value-type="float" office:value="42.1753699999997">
                <text:p>42.1753699999997</text:p>
              </table:table-cell>
            </table:table-row>
            <table:table-row>
              <table:table-cell office:value-type="string">
                <text:p>GKD-b_26_n100_m30</text:p>
              </table:table-cell>
              <table:table-cell office:value-type="float" office:value="159.1921">
                <text:p>159.1921</text:p>
              </table:table-cell>
              <table:table-cell office:value-type="float" office:value="839.391296">
                <text:p>839.391296</text:p>
              </table:table-cell>
              <table:table-cell office:value-type="float" office:value="299.913719999999">
                <text:p>299.913719999999</text:p>
              </table:table-cell>
              <table:table-cell office:value-type="float" office:value="159.1921">
                <text:p>159.1921</text:p>
              </table:table-cell>
            </table:table-row>
            <table:table-row>
              <table:table-cell office:value-type="string">
                <text:p>GKD-b_27_n100_m30</text:p>
              </table:table-cell>
              <table:table-cell office:value-type="float" office:value="144.94557">
                <text:p>144.94557</text:p>
              </table:table-cell>
              <table:table-cell office:value-type="float" office:value="901.559392">
                <text:p>901.559392</text:p>
              </table:table-cell>
              <table:table-cell office:value-type="float" office:value="315.194026">
                <text:p>315.194026</text:p>
              </table:table-cell>
              <table:table-cell office:value-type="float" office:value="170.513310000001">
                <text:p>170.513310000001</text:p>
              </table:table-cell>
            </table:table-row>
            <table:table-row>
              <table:table-cell office:value-type="string">
                <text:p>GKD-b_28_n100_m30</text:p>
              </table:table-cell>
              <table:table-cell office:value-type="float" office:value="183.222350000001">
                <text:p>183.222350000001</text:p>
              </table:table-cell>
              <table:table-cell office:value-type="float" office:value="889.614356">
                <text:p>889.614356</text:p>
              </table:table-cell>
              <table:table-cell office:value-type="float" office:value="465.370573999998">
                <text:p>465.370573999998</text:p>
              </table:table-cell>
              <table:table-cell office:value-type="float" office:value="186.55488">
                <text:p>186.55488</text:p>
              </table:table-cell>
            </table:table-row>
            <table:table-row>
              <table:table-cell office:value-type="string">
                <text:p>GKD-b_29_n100_m30</text:p>
              </table:table-cell>
              <table:table-cell office:value-type="float" office:value="166.68984">
                <text:p>166.68984</text:p>
              </table:table-cell>
              <table:table-cell office:value-type="float" office:value="865.484062000001">
                <text:p>865.484062000001</text:p>
              </table:table-cell>
              <table:table-cell office:value-type="float" office:value="310.076060000002">
                <text:p>310.076060000002</text:p>
              </table:table-cell>
              <table:table-cell office:value-type="float" office:value="179.008929999998">
                <text:p>179.008929999998</text:p>
              </table:table-cell>
            </table:table-row>
            <table:table-row>
              <table:table-cell office:value-type="string">
                <text:p>GKD-b_30_n100_m30</text:p>
              </table:table-cell>
              <table:table-cell office:value-type="float" office:value="174.88438">
                <text:p>174.88438</text:p>
              </table:table-cell>
              <table:table-cell office:value-type="float" office:value="700.424222">
                <text:p>700.424222</text:p>
              </table:table-cell>
              <table:table-cell office:value-type="float" office:value="340.445052">
                <text:p>340.445052</text:p>
              </table:table-cell>
              <table:table-cell office:value-type="float" office:value="181.872949999999">
                <text:p>181.872949999999</text:p>
              </table:table-cell>
            </table:table-row>
            <table:table-row>
              <table:table-cell office:value-type="string">
                <text:p>GKD-b_31_n125_m12</text:p>
              </table:table-cell>
              <table:table-cell office:value-type="float" office:value="37.41349">
                <text:p>37.41349</text:p>
              </table:table-cell>
              <table:table-cell office:value-type="float" office:value="86.361808">
                <text:p>86.361808</text:p>
              </table:table-cell>
              <table:table-cell office:value-type="float" office:value="51.387662">
                <text:p>51.387662</text:p>
              </table:table-cell>
              <table:table-cell office:value-type="float" office:value="66.15867">
                <text:p>66.15867</text:p>
              </table:table-cell>
            </table:table-row>
            <table:table-row>
              <table:table-cell office:value-type="string">
                <text:p>GKD-b_32_n125_m12</text:p>
              </table:table-cell>
              <table:table-cell office:value-type="float" office:value="38.0422700000001">
                <text:p>38.0422700000001</text:p>
              </table:table-cell>
              <table:table-cell office:value-type="float" office:value="316.882864">
                <text:p>316.882864</text:p>
              </table:table-cell>
              <table:table-cell office:value-type="float" office:value="52.1606139999999">
                <text:p>52.1606139999999</text:p>
              </table:table-cell>
              <table:table-cell office:value-type="float" office:value="29.9475400000001">
                <text:p>29.9475400000001</text:p>
              </table:table-cell>
            </table:table-row>
            <table:table-row>
              <table:table-cell office:value-type="string">
                <text:p>GKD-b_33_n125_m12</text:p>
              </table:table-cell>
              <table:table-cell office:value-type="float" office:value="47.3174699999998">
                <text:p>47.3174699999998</text:p>
              </table:table-cell>
              <table:table-cell office:value-type="float" office:value="262.11549">
                <text:p>262.11549</text:p>
              </table:table-cell>
              <table:table-cell office:value-type="float" office:value="74.9053499999999">
                <text:p>74.9053499999999</text:p>
              </table:table-cell>
              <table:table-cell office:value-type="float" office:value="47.37711">
                <text:p>47.37711</text:p>
              </table:table-cell>
            </table:table-row>
            <table:table-row>
              <table:table-cell office:value-type="string">
                <text:p>GKD-b_34_n125_m12</text:p>
              </table:table-cell>
              <table:table-cell office:value-type="float" office:value="46.2715800000003">
                <text:p>46.2715800000003</text:p>
              </table:table-cell>
              <table:table-cell office:value-type="float" office:value="298.951612">
                <text:p>298.951612</text:p>
              </table:table-cell>
              <table:table-cell office:value-type="float" office:value="66.0790279999999">
                <text:p>66.0790279999999</text:p>
              </table:table-cell>
              <table:table-cell office:value-type="float" office:value="46.2715800000003">
                <text:p>46.2715800000003</text:p>
              </table:table-cell>
            </table:table-row>
            <table:table-row>
              <table:table-cell office:value-type="string">
                <text:p>GKD-b_35_n125_m12</text:p>
              </table:table-cell>
              <table:table-cell office:value-type="float" office:value="65.1959699999999">
                <text:p>65.1959699999999</text:p>
              </table:table-cell>
              <table:table-cell office:value-type="float" office:value="214.92085">
                <text:p>214.92085</text:p>
              </table:table-cell>
              <table:table-cell office:value-type="float" office:value="64.5465160000002">
                <text:p>64.5465160000002</text:p>
              </table:table-cell>
              <table:table-cell office:value-type="float" office:value="55.4470199999998">
                <text:p>55.4470199999998</text:p>
              </table:table-cell>
            </table:table-row>
            <table:table-row>
              <table:table-cell office:value-type="string">
                <text:p>GKD-b_36_n125_m37</text:p>
              </table:table-cell>
              <table:table-cell office:value-type="float" office:value="175.994250000001">
                <text:p>175.994250000001</text:p>
              </table:table-cell>
              <table:table-cell office:value-type="float" office:value="1094.485294">
                <text:p>1094.485294</text:p>
              </table:table-cell>
              <table:table-cell office:value-type="float" office:value="322.404753999999">
                <text:p>322.404753999999</text:p>
              </table:table-cell>
              <table:table-cell office:value-type="float" office:value="184.12466">
                <text:p>184.12466</text:p>
              </table:table-cell>
            </table:table-row>
            <table:table-row>
              <table:table-cell office:value-type="string">
                <text:p>GKD-b_37_n125_m37</text:p>
              </table:table-cell>
              <table:table-cell office:value-type="float" office:value="261.64411">
                <text:p>261.64411</text:p>
              </table:table-cell>
              <table:table-cell office:value-type="float" office:value="1606.55645">
                <text:p>1606.55645</text:p>
              </table:table-cell>
              <table:table-cell office:value-type="float" office:value="448.124445999999">
                <text:p>448.124445999999</text:p>
              </table:table-cell>
              <table:table-cell office:value-type="float" office:value="261.64411">
                <text:p>261.64411</text:p>
              </table:table-cell>
            </table:table-row>
            <table:table-row>
              <table:table-cell office:value-type="string">
                <text:p>GKD-b_38_n125_m37</text:p>
              </table:table-cell>
              <table:table-cell office:value-type="float" office:value="256.00864">
                <text:p>256.00864</text:p>
              </table:table-cell>
              <table:table-cell office:value-type="float" office:value="1066.373364">
                <text:p>1066.373364</text:p>
              </table:table-cell>
              <table:table-cell office:value-type="float" office:value="358.605807999999">
                <text:p>358.605807999999</text:p>
              </table:table-cell>
              <table:table-cell office:value-type="float" office:value="272.201989999999">
                <text:p>272.201989999999</text:p>
              </table:table-cell>
            </table:table-row>
            <table:table-row>
              <table:table-cell office:value-type="string">
                <text:p>GKD-b_39_n125_m37</text:p>
              </table:table-cell>
              <table:table-cell office:value-type="float" office:value="200.725829999998">
                <text:p>200.725829999998</text:p>
              </table:table-cell>
              <table:table-cell office:value-type="float" office:value="1097.413286">
                <text:p>1097.413286</text:p>
              </table:table-cell>
              <table:table-cell office:value-type="float" office:value="355.263750000001">
                <text:p>355.263750000001</text:p>
              </table:table-cell>
              <table:table-cell office:value-type="float" office:value="200.725829999998">
                <text:p>200.725829999998</text:p>
              </table:table-cell>
            </table:table-row>
            <table:table-row>
              <table:table-cell office:value-type="string">
                <text:p>GKD-b_40_n125_m37</text:p>
              </table:table-cell>
              <table:table-cell office:value-type="float" office:value="228.608850000001">
                <text:p>228.608850000001</text:p>
              </table:table-cell>
              <table:table-cell office:value-type="float" office:value="924.181918">
                <text:p>924.181918</text:p>
              </table:table-cell>
              <table:table-cell office:value-type="float" office:value="359.049206">
                <text:p>359.049206</text:p>
              </table:table-cell>
              <table:table-cell office:value-type="float" office:value="284.018889999999">
                <text:p>284.018889999999</text:p>
              </table:table-cell>
            </table:table-row>
            <table:table-row>
              <table:table-cell office:value-type="string">
                <text:p>GKD-b_41_n150_m15</text:p>
              </table:table-cell>
              <table:table-cell office:value-type="float" office:value="70.3976600000005">
                <text:p>70.3976600000005</text:p>
              </table:table-cell>
              <table:table-cell office:value-type="float" office:value="378.92008">
                <text:p>378.92008</text:p>
              </table:table-cell>
              <table:table-cell office:value-type="float" office:value="90.0940600000002">
                <text:p>90.0940600000002</text:p>
              </table:table-cell>
              <table:table-cell office:value-type="float" office:value="70.2374499999992">
                <text:p>70.2374499999992</text:p>
              </table:table-cell>
            </table:table-row>
            <table:table-row>
              <table:table-cell office:value-type="string">
                <text:p>GKD-b_42_n150_m15</text:p>
              </table:table-cell>
              <table:table-cell office:value-type="float" office:value="54.8517800000002">
                <text:p>54.8517800000002</text:p>
              </table:table-cell>
              <table:table-cell office:value-type="float" office:value="383.697756">
                <text:p>383.697756</text:p>
              </table:table-cell>
              <table:table-cell office:value-type="float" office:value="73.7697560000001">
                <text:p>73.7697560000001</text:p>
              </table:table-cell>
              <table:table-cell office:value-type="float" office:value="65.6011400000002">
                <text:p>65.6011400000002</text:p>
              </table:table-cell>
            </table:table-row>
            <table:table-row>
              <table:table-cell office:value-type="string">
                <text:p>GKD-b_43_n150_m15</text:p>
              </table:table-cell>
              <table:table-cell office:value-type="float" office:value="62.5633100000002">
                <text:p>62.5633100000002</text:p>
              </table:table-cell>
              <table:table-cell office:value-type="float" office:value="335.261972">
                <text:p>335.261972</text:p>
              </table:table-cell>
              <table:table-cell office:value-type="float" office:value="74.512318">
                <text:p>74.512318</text:p>
              </table:table-cell>
              <table:table-cell office:value-type="float" office:value="73.2201500000001">
                <text:p>73.2201500000001</text:p>
              </table:table-cell>
            </table:table-row>
            <table:table-row>
              <table:table-cell office:value-type="string">
                <text:p>GKD-b_44_n150_m15</text:p>
              </table:table-cell>
              <table:table-cell office:value-type="float" office:value="52.37778">
                <text:p>52.37778</text:p>
              </table:table-cell>
              <table:table-cell office:value-type="float" office:value="399.904812">
                <text:p>399.904812</text:p>
              </table:table-cell>
              <table:table-cell office:value-type="float" office:value="65.7905060000001">
                <text:p>65.7905060000001</text:p>
              </table:table-cell>
              <table:table-cell office:value-type="float" office:value="41.77989">
                <text:p>41.77989</text:p>
              </table:table-cell>
            </table:table-row>
            <table:table-row>
              <table:table-cell office:value-type="string">
                <text:p>GKD-b_45_n150_m15</text:p>
              </table:table-cell>
              <table:table-cell office:value-type="float" office:value="71.3002799999997">
                <text:p>71.3002799999997</text:p>
              </table:table-cell>
              <table:table-cell office:value-type="float" office:value="405.105458">
                <text:p>405.105458</text:p>
              </table:table-cell>
              <table:table-cell office:value-type="float" office:value="95.5109460000003">
                <text:p>95.5109460000003</text:p>
              </table:table-cell>
              <table:table-cell office:value-type="float" office:value="63.4607400000002">
                <text:p>63.4607400000002</text:p>
              </table:table-cell>
            </table:table-row>
            <table:table-row>
              <table:table-cell office:value-type="string">
                <text:p>GKD-b_46_n150_m45</text:p>
              </table:table-cell>
              <table:table-cell office:value-type="float" office:value="278.19416">
                <text:p>278.19416</text:p>
              </table:table-cell>
              <table:table-cell office:value-type="float" office:value="1214.163764">
                <text:p>1214.163764</text:p>
              </table:table-cell>
              <table:table-cell office:value-type="float" office:value="503.340773999999">
                <text:p>503.340773999999</text:p>
              </table:table-cell>
              <table:table-cell office:value-type="float" office:value="278.19416">
                <text:p>278.19416</text:p>
              </table:table-cell>
            </table:table-row>
            <table:table-row>
              <table:table-cell office:value-type="string">
                <text:p>GKD-b_47_n150_m45</text:p>
              </table:table-cell>
              <table:table-cell office:value-type="float" office:value="293.37476">
                <text:p>293.37476</text:p>
              </table:table-cell>
              <table:table-cell office:value-type="float" office:value="1125.709308">
                <text:p>1125.709308</text:p>
              </table:table-cell>
              <table:table-cell office:value-type="float" office:value="472.333665999998">
                <text:p>472.333665999998</text:p>
              </table:table-cell>
              <table:table-cell office:value-type="float" office:value="294.751649999998">
                <text:p>294.751649999998</text:p>
              </table:table-cell>
            </table:table-row>
            <table:table-row>
              <table:table-cell office:value-type="string">
                <text:p>GKD-b_48_n150_m45</text:p>
              </table:table-cell>
              <table:table-cell office:value-type="float" office:value="258.72277">
                <text:p>258.72277</text:p>
              </table:table-cell>
              <table:table-cell office:value-type="float" office:value="1265.877792">
                <text:p>1265.877792</text:p>
              </table:table-cell>
              <table:table-cell office:value-type="float" office:value="475.13397">
                <text:p>475.13397</text:p>
              </table:table-cell>
              <table:table-cell office:value-type="float" office:value="258.72277">
                <text:p>258.72277</text:p>
              </table:table-cell>
            </table:table-row>
            <table:table-row>
              <table:table-cell office:value-type="string">
                <text:p>GKD-b_49_n150_m45</text:p>
              </table:table-cell>
              <table:table-cell office:value-type="float" office:value="265.842630000001">
                <text:p>265.842630000001</text:p>
              </table:table-cell>
              <table:table-cell office:value-type="float" office:value="1316.047592">
                <text:p>1316.047592</text:p>
              </table:table-cell>
              <table:table-cell office:value-type="float" office:value="530.005464">
                <text:p>530.005464</text:p>
              </table:table-cell>
              <table:table-cell office:value-type="float" office:value="265.842630000001">
                <text:p>265.842630000001</text:p>
              </table:table-cell>
            </table:table-row>
            <table:table-row>
              <table:table-cell office:value-type="string">
                <text:p>GKD-b_50_n150_m45</text:p>
              </table:table-cell>
              <table:table-cell office:value-type="float" office:value="288.744349999998">
                <text:p>288.744349999998</text:p>
              </table:table-cell>
              <table:table-cell office:value-type="float" office:value="1592.498726">
                <text:p>1592.498726</text:p>
              </table:table-cell>
              <table:table-cell office:value-type="float" office:value="380.94273">
                <text:p>380.94273</text:p>
              </table:table-cell>
              <table:table-cell office:value-type="float" office:value="291.765560000003">
                <text:p>291.765560000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3.454cm" style:legend-expansion="high" chart:style-name="ch2"/>
        <chart:plot-area chart:style-name="ch3" table:cell-range-address="'2021-22'.AD60:'2021-22'.AD109 '2021-22'.AI59:'2021-22'.AL109" chart:data-source-has-labels="both" svg:x="0.32cm" svg:y="0.18cm" svg:width="12.905cm" svg:height="8.64cm">
          <chartooo:coordinate-region svg:x="2.053cm" svg:y="0.379cm" svg:width="11.172cm" svg:height="8.242cm"/>
          <chart:axis chart:dimension="x" chart:name="primary-x" chart:style-name="ch4" chartooo:axis-type="auto">
            <chartooo:date-scale/>
            <chart:categories table:cell-range-address="'2021-22'.AD60:'2021-22'.AD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-22'.AI60:'2021-22'.AI109" chart:label-cell-address="'2021-22'.AI59:'2021-22'.AI59" chart:class="chart:line">
            <chart:data-point chart:repeated="50"/>
          </chart:series>
          <chart:series chart:style-name="ch8" chart:values-cell-range-address="'2021-22'.AJ60:'2021-22'.AJ109" chart:label-cell-address="'2021-22'.AJ59:'2021-22'.AJ59" chart:class="chart:line">
            <chart:data-point chart:repeated="50"/>
          </chart:series>
          <chart:series chart:style-name="ch9" chart:values-cell-range-address="'2021-22'.AK60:'2021-22'.AK109" chart:label-cell-address="'2021-22'.AK59:'2021-22'.AK59" chart:class="chart:line">
            <chart:data-point chart:repeated="50"/>
          </chart:series>
          <chart:series chart:style-name="ch10" chart:values-cell-range-address="'2021-22'.AL60:'2021-22'.AL109" chart:label-cell-address="'2021-22'.AL59:'2021-22'.AL59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</text:p>
                <draw:g>
                  <svg:desc>'2021-22'.AI59:'2021-22'.AI59</svg:desc>
                </draw:g>
              </table:table-cell>
              <table:table-cell office:value-type="string">
                <text:p>Greedy</text:p>
                <draw:g>
                  <svg:desc>'2021-22'.AJ59:'2021-22'.AJ59</svg:desc>
                </draw:g>
              </table:table-cell>
              <table:table-cell office:value-type="string">
                <text:p>BL</text:p>
                <draw:g>
                  <svg:desc>'2021-22'.AK59:'2021-22'.AK59</svg:desc>
                </draw:g>
              </table:table-cell>
              <table:table-cell office:value-type="string">
                <text:p>M-CS</text:p>
                <draw:g>
                  <svg:desc>'2021-22'.AL59:'2021-22'.AL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KD-b_1_n25_m2</text:p>
                <draw:g>
                  <svg:desc>'2021-22'.AD60:'2021-22'.AD109</svg:desc>
                </draw:g>
              </table:table-cell>
              <table:table-cell office:value-type="float" office:value="0.000587119999999997">
                <text:p>0.000587119999999997</text:p>
                <draw:g>
                  <svg:desc>'2021-22'.AI60:'2021-22'.AI109</svg:desc>
                </draw:g>
              </table:table-cell>
              <table:table-cell office:value-type="float" office:value="0.00000846359999999713">
                <text:p>0.00000846359999999713</text:p>
                <draw:g>
                  <svg:desc>'2021-22'.AJ60:'2021-22'.AJ109</svg:desc>
                </draw:g>
              </table:table-cell>
              <table:table-cell office:value-type="float" office:value="0.000310747199999994">
                <text:p>0.000310747199999994</text:p>
                <draw:g>
                  <svg:desc>'2021-22'.AK60:'2021-22'.AK109</svg:desc>
                </draw:g>
              </table:table-cell>
              <table:table-cell office:value-type="float" office:value="0.01381475">
                <text:p>0.01381475</text:p>
                <draw:g>
                  <svg:desc>'2021-22'.AL60:'2021-22'.AL109</svg:desc>
                </draw:g>
              </table:table-cell>
            </table:table-row>
            <table:table-row>
              <table:table-cell office:value-type="string">
                <text:p>GKD-b_2_n25_m2</text:p>
              </table:table-cell>
              <table:table-cell office:value-type="float" office:value="0.000525189999999981">
                <text:p>0.000525189999999981</text:p>
              </table:table-cell>
              <table:table-cell office:value-type="float" office:value="0.00000684679999999605">
                <text:p>0.00000684679999999605</text:p>
              </table:table-cell>
              <table:table-cell office:value-type="float" office:value="0.000210545599999989">
                <text:p>0.000210545599999989</text:p>
              </table:table-cell>
              <table:table-cell office:value-type="float" office:value="0.01296978">
                <text:p>0.01296978</text:p>
              </table:table-cell>
            </table:table-row>
            <table:table-row>
              <table:table-cell office:value-type="string">
                <text:p>GKD-b_3_n25_m2</text:p>
              </table:table-cell>
              <table:table-cell office:value-type="float" office:value="0.000519320000000017">
                <text:p>0.000519320000000017</text:p>
              </table:table-cell>
              <table:table-cell office:value-type="float" office:value="0.00000668400000000124">
                <text:p>0.00000668400000000124</text:p>
              </table:table-cell>
              <table:table-cell office:value-type="float" office:value="0.000211346199999996">
                <text:p>0.000211346199999996</text:p>
              </table:table-cell>
              <table:table-cell office:value-type="float" office:value="0.012876176">
                <text:p>0.012876176</text:p>
              </table:table-cell>
            </table:table-row>
            <table:table-row>
              <table:table-cell office:value-type="string">
                <text:p>GKD-b_4_n25_m2</text:p>
              </table:table-cell>
              <table:table-cell office:value-type="float" office:value="0.000525720000000007">
                <text:p>0.000525720000000007</text:p>
              </table:table-cell>
              <table:table-cell office:value-type="float" office:value="0.00000648780000000182">
                <text:p>0.00000648780000000182</text:p>
              </table:table-cell>
              <table:table-cell office:value-type="float" office:value="0.000222469200000008">
                <text:p>0.000222469200000008</text:p>
              </table:table-cell>
              <table:table-cell office:value-type="float" office:value="0.01287439">
                <text:p>0.01287439</text:p>
              </table:table-cell>
            </table:table-row>
            <table:table-row>
              <table:table-cell office:value-type="string">
                <text:p>GKD-b_5_n25_m2</text:p>
              </table:table-cell>
              <table:table-cell office:value-type="float" office:value="0.000514790000000015">
                <text:p>0.000514790000000015</text:p>
              </table:table-cell>
              <table:table-cell office:value-type="float" office:value="0.0000067276000000005">
                <text:p>0.0000067276000000005</text:p>
              </table:table-cell>
              <table:table-cell office:value-type="float" office:value="0.000213925799999992">
                <text:p>0.000213925799999992</text:p>
              </table:table-cell>
              <table:table-cell office:value-type="float" office:value="0.01286339">
                <text:p>0.01286339</text:p>
              </table:table-cell>
            </table:table-row>
            <table:table-row>
              <table:table-cell office:value-type="string">
                <text:p>GKD-b_6_n25_m7</text:p>
              </table:table-cell>
              <table:table-cell office:value-type="float" office:value="1.246739087">
                <text:p>1.246739087</text:p>
              </table:table-cell>
              <table:table-cell office:value-type="float" office:value="0.000327868799999997">
                <text:p>0.000327868799999997</text:p>
              </table:table-cell>
              <table:table-cell office:value-type="float" office:value="0.00245744780000001">
                <text:p>0.00245744780000001</text:p>
              </table:table-cell>
              <table:table-cell office:value-type="float" office:value="2.669482263">
                <text:p>2.669482263</text:p>
              </table:table-cell>
            </table:table-row>
            <table:table-row>
              <table:table-cell office:value-type="string">
                <text:p>GKD-b_7_n25_m7</text:p>
              </table:table-cell>
              <table:table-cell office:value-type="float" office:value="1.243817016">
                <text:p>1.243817016</text:p>
              </table:table-cell>
              <table:table-cell office:value-type="float" office:value="0.000324279200000005">
                <text:p>0.000324279200000005</text:p>
              </table:table-cell>
              <table:table-cell office:value-type="float" office:value="0.0028955066">
                <text:p>0.0028955066</text:p>
              </table:table-cell>
              <table:table-cell office:value-type="float" office:value="2.423674634">
                <text:p>2.423674634</text:p>
              </table:table-cell>
            </table:table-row>
            <table:table-row>
              <table:table-cell office:value-type="string">
                <text:p>GKD-b_8_n25_m7</text:p>
              </table:table-cell>
              <table:table-cell office:value-type="float" office:value="1.246589457">
                <text:p>1.246589457</text:p>
              </table:table-cell>
              <table:table-cell office:value-type="float" office:value="0.000327238199999996">
                <text:p>0.000327238199999996</text:p>
              </table:table-cell>
              <table:table-cell office:value-type="float" office:value="0.00206939879999999">
                <text:p>0.00206939879999999</text:p>
              </table:table-cell>
              <table:table-cell office:value-type="float" office:value="2.28207999">
                <text:p>2.28207999</text:p>
              </table:table-cell>
            </table:table-row>
            <table:table-row>
              <table:table-cell office:value-type="string">
                <text:p>GKD-b_9_n25_m7</text:p>
              </table:table-cell>
              <table:table-cell office:value-type="float" office:value="1.241071886">
                <text:p>1.241071886</text:p>
              </table:table-cell>
              <table:table-cell office:value-type="float" office:value="0.000325509800000007">
                <text:p>0.000325509800000007</text:p>
              </table:table-cell>
              <table:table-cell office:value-type="float" office:value="0.00266474639999996">
                <text:p>0.00266474639999996</text:p>
              </table:table-cell>
              <table:table-cell office:value-type="float" office:value="3.178433592">
                <text:p>3.178433592</text:p>
              </table:table-cell>
            </table:table-row>
            <table:table-row>
              <table:table-cell office:value-type="string">
                <text:p>GKD-b_10_n25_m7</text:p>
              </table:table-cell>
              <table:table-cell office:value-type="float" office:value="1.224327971">
                <text:p>1.224327971</text:p>
              </table:table-cell>
              <table:table-cell office:value-type="float" office:value="0.000323245799999999">
                <text:p>0.000323245799999999</text:p>
              </table:table-cell>
              <table:table-cell office:value-type="float" office:value="0.00216839719999999">
                <text:p>0.00216839719999999</text:p>
              </table:table-cell>
              <table:table-cell office:value-type="float" office:value="2.029332557">
                <text:p>2.029332557</text:p>
              </table:table-cell>
            </table:table-row>
            <table:table-row>
              <table:table-cell office:value-type="string">
                <text:p>GKD-b_11_n50_m5</text:p>
              </table:table-cell>
              <table:table-cell office:value-type="float" office:value="5.881511153">
                <text:p>5.881511153</text:p>
              </table:table-cell>
              <table:table-cell office:value-type="float" office:value="0.000346215199999994">
                <text:p>0.000346215199999994</text:p>
              </table:table-cell>
              <table:table-cell office:value-type="float" office:value="0.00269202719999997">
                <text:p>0.00269202719999997</text:p>
              </table:table-cell>
              <table:table-cell office:value-type="float" office:value="8.771859803">
                <text:p>8.771859803</text:p>
              </table:table-cell>
            </table:table-row>
            <table:table-row>
              <table:table-cell office:value-type="string">
                <text:p>GKD-b_12_n50_m5</text:p>
              </table:table-cell>
              <table:table-cell office:value-type="float" office:value="5.849354305">
                <text:p>5.849354305</text:p>
              </table:table-cell>
              <table:table-cell office:value-type="float" office:value="0.000344788200000007">
                <text:p>0.000344788200000007</text:p>
              </table:table-cell>
              <table:table-cell office:value-type="float" office:value="0.003275329">
                <text:p>0.003275329</text:p>
              </table:table-cell>
              <table:table-cell office:value-type="float" office:value="8.593782819">
                <text:p>8.593782819</text:p>
              </table:table-cell>
            </table:table-row>
            <table:table-row>
              <table:table-cell office:value-type="string">
                <text:p>GKD-b_13_n50_m5</text:p>
              </table:table-cell>
              <table:table-cell office:value-type="float" office:value="5.8024887">
                <text:p>5.8024887</text:p>
              </table:table-cell>
              <table:table-cell office:value-type="float" office:value="0.000345423">
                <text:p>0.000345423</text:p>
              </table:table-cell>
              <table:table-cell office:value-type="float" office:value="0.00270296859999999">
                <text:p>0.00270296859999999</text:p>
              </table:table-cell>
              <table:table-cell office:value-type="float" office:value="8.556667799">
                <text:p>8.556667799</text:p>
              </table:table-cell>
            </table:table-row>
            <table:table-row>
              <table:table-cell office:value-type="string">
                <text:p>GKD-b_14_n50_m5</text:p>
              </table:table-cell>
              <table:table-cell office:value-type="float" office:value="5.924495014">
                <text:p>5.924495014</text:p>
              </table:table-cell>
              <table:table-cell office:value-type="float" office:value="0.000344890799999997">
                <text:p>0.000344890799999997</text:p>
              </table:table-cell>
              <table:table-cell office:value-type="float" office:value="0.00204058579999997">
                <text:p>0.00204058579999997</text:p>
              </table:table-cell>
              <table:table-cell office:value-type="float" office:value="8.641030603">
                <text:p>8.641030603</text:p>
              </table:table-cell>
            </table:table-row>
            <table:table-row>
              <table:table-cell office:value-type="string">
                <text:p>GKD-b_15_n50_m5</text:p>
              </table:table-cell>
              <table:table-cell office:value-type="float" office:value="5.819922957">
                <text:p>5.819922957</text:p>
              </table:table-cell>
              <table:table-cell office:value-type="float" office:value="0.000345762400000005">
                <text:p>0.000345762400000005</text:p>
              </table:table-cell>
              <table:table-cell office:value-type="float" office:value="0.00242267020000002">
                <text:p>0.00242267020000002</text:p>
              </table:table-cell>
              <table:table-cell office:value-type="float" office:value="8.548715652">
                <text:p>8.548715652</text:p>
              </table:table-cell>
            </table:table-row>
            <table:table-row>
              <table:table-cell office:value-type="string">
                <text:p>GKD-b_16_n50_m15</text:p>
              </table:table-cell>
              <table:table-cell office:value-type="float" office:value="6.385529555">
                <text:p>6.385529555</text:p>
              </table:table-cell>
              <table:table-cell office:value-type="float" office:value="0.00266768980000003">
                <text:p>0.00266768980000003</text:p>
              </table:table-cell>
              <table:table-cell office:value-type="float" office:value="0.0183029196">
                <text:p>0.0183029196</text:p>
              </table:table-cell>
              <table:table-cell office:value-type="float" office:value="14.749036149">
                <text:p>14.749036149</text:p>
              </table:table-cell>
            </table:table-row>
            <table:table-row>
              <table:table-cell office:value-type="string">
                <text:p>GKD-b_17_n50_m15</text:p>
              </table:table-cell>
              <table:table-cell office:value-type="float" office:value="6.429473987">
                <text:p>6.429473987</text:p>
              </table:table-cell>
              <table:table-cell office:value-type="float" office:value="0.0026929952">
                <text:p>0.0026929952</text:p>
              </table:table-cell>
              <table:table-cell office:value-type="float" office:value="0.0246485746">
                <text:p>0.0246485746</text:p>
              </table:table-cell>
              <table:table-cell office:value-type="float" office:value="15.668113429">
                <text:p>15.668113429</text:p>
              </table:table-cell>
            </table:table-row>
            <table:table-row>
              <table:table-cell office:value-type="string">
                <text:p>GKD-b_18_n50_m15</text:p>
              </table:table-cell>
              <table:table-cell office:value-type="float" office:value="6.350985816">
                <text:p>6.350985816</text:p>
              </table:table-cell>
              <table:table-cell office:value-type="float" office:value="0.00268892840000001">
                <text:p>0.00268892840000001</text:p>
              </table:table-cell>
              <table:table-cell office:value-type="float" office:value="0.0291248788">
                <text:p>0.0291248788</text:p>
              </table:table-cell>
              <table:table-cell office:value-type="float" office:value="15.089109316">
                <text:p>15.089109316</text:p>
              </table:table-cell>
            </table:table-row>
            <table:table-row>
              <table:table-cell office:value-type="string">
                <text:p>GKD-b_19_n50_m15</text:p>
              </table:table-cell>
              <table:table-cell office:value-type="float" office:value="6.360066249">
                <text:p>6.360066249</text:p>
              </table:table-cell>
              <table:table-cell office:value-type="float" office:value="0.0026725214">
                <text:p>0.0026725214</text:p>
              </table:table-cell>
              <table:table-cell office:value-type="float" office:value="0.0272387582">
                <text:p>0.0272387582</text:p>
              </table:table-cell>
              <table:table-cell office:value-type="float" office:value="13.379060768">
                <text:p>13.379060768</text:p>
              </table:table-cell>
            </table:table-row>
            <table:table-row>
              <table:table-cell office:value-type="string">
                <text:p>GKD-b_20_n50_m15</text:p>
              </table:table-cell>
              <table:table-cell office:value-type="float" office:value="6.369891811">
                <text:p>6.369891811</text:p>
              </table:table-cell>
              <table:table-cell office:value-type="float" office:value="0.00266688459999997">
                <text:p>0.00266688459999997</text:p>
              </table:table-cell>
              <table:table-cell office:value-type="float" office:value="0.0360041736">
                <text:p>0.0360041736</text:p>
              </table:table-cell>
              <table:table-cell office:value-type="float" office:value="16.163826239">
                <text:p>16.163826239</text:p>
              </table:table-cell>
            </table:table-row>
            <table:table-row>
              <table:table-cell office:value-type="string">
                <text:p>GKD-b_21_n100_m10</text:p>
              </table:table-cell>
              <table:table-cell office:value-type="float" office:value="41.018275109">
                <text:p>41.018275109</text:p>
              </table:table-cell>
              <table:table-cell office:value-type="float" office:value="0.00264311420000001">
                <text:p>0.00264311420000001</text:p>
              </table:table-cell>
              <table:table-cell office:value-type="float" office:value="0.0247735656000001">
                <text:p>0.0247735656000001</text:p>
              </table:table-cell>
              <table:table-cell office:value-type="float" office:value="54.747095585">
                <text:p>54.747095585</text:p>
              </table:table-cell>
            </table:table-row>
            <table:table-row>
              <table:table-cell office:value-type="string">
                <text:p>GKD-b_22_n100_m10</text:p>
              </table:table-cell>
              <table:table-cell office:value-type="float" office:value="41.232718254">
                <text:p>41.232718254</text:p>
              </table:table-cell>
              <table:table-cell office:value-type="float" office:value="0.00264984199999998">
                <text:p>0.00264984199999998</text:p>
              </table:table-cell>
              <table:table-cell office:value-type="float" office:value="0.0255729402">
                <text:p>0.0255729402</text:p>
              </table:table-cell>
              <table:table-cell office:value-type="float" office:value="54.419493011">
                <text:p>54.419493011</text:p>
              </table:table-cell>
            </table:table-row>
            <table:table-row>
              <table:table-cell office:value-type="string">
                <text:p>GKD-b_23_n100_m10</text:p>
              </table:table-cell>
              <table:table-cell office:value-type="float" office:value="41.747868248">
                <text:p>41.747868248</text:p>
              </table:table-cell>
              <table:table-cell office:value-type="float" office:value="0.00268891440000005">
                <text:p>0.00268891440000005</text:p>
              </table:table-cell>
              <table:table-cell office:value-type="float" office:value="0.0258201506">
                <text:p>0.0258201506</text:p>
              </table:table-cell>
              <table:table-cell office:value-type="float" office:value="55.167395453">
                <text:p>55.167395453</text:p>
              </table:table-cell>
            </table:table-row>
            <table:table-row>
              <table:table-cell office:value-type="string">
                <text:p>GKD-b_24_n100_m10</text:p>
              </table:table-cell>
              <table:table-cell office:value-type="float" office:value="41.202333825">
                <text:p>41.202333825</text:p>
              </table:table-cell>
              <table:table-cell office:value-type="float" office:value="0.0026294944">
                <text:p>0.0026294944</text:p>
              </table:table-cell>
              <table:table-cell office:value-type="float" office:value="0.02239954">
                <text:p>0.02239954</text:p>
              </table:table-cell>
              <table:table-cell office:value-type="float" office:value="54.886492045">
                <text:p>54.886492045</text:p>
              </table:table-cell>
            </table:table-row>
            <table:table-row>
              <table:table-cell office:value-type="string">
                <text:p>GKD-b_25_n100_m10</text:p>
              </table:table-cell>
              <table:table-cell office:value-type="float" office:value="40.981818827">
                <text:p>40.981818827</text:p>
              </table:table-cell>
              <table:table-cell office:value-type="float" office:value="0.00264723499999997">
                <text:p>0.00264723499999997</text:p>
              </table:table-cell>
              <table:table-cell office:value-type="float" office:value="0.0227332933999999">
                <text:p>0.0227332933999999</text:p>
              </table:table-cell>
              <table:table-cell office:value-type="float" office:value="54.866407657">
                <text:p>54.866407657</text:p>
              </table:table-cell>
            </table:table-row>
            <table:table-row>
              <table:table-cell office:value-type="string">
                <text:p>GKD-b_26_n100_m30</text:p>
              </table:table-cell>
              <table:table-cell office:value-type="float" office:value="42.89162387">
                <text:p>42.89162387</text:p>
              </table:table-cell>
              <table:table-cell office:value-type="float" office:value="0.0197211010000002">
                <text:p>0.0197211010000002</text:p>
              </table:table-cell>
              <table:table-cell office:value-type="float" office:value="0.3709935742">
                <text:p>0.3709935742</text:p>
              </table:table-cell>
              <table:table-cell office:value-type="float" office:value="61.781829586">
                <text:p>61.781829586</text:p>
              </table:table-cell>
            </table:table-row>
            <table:table-row>
              <table:table-cell office:value-type="string">
                <text:p>GKD-b_27_n100_m30</text:p>
              </table:table-cell>
              <table:table-cell office:value-type="float" office:value="42.368425912">
                <text:p>42.368425912</text:p>
              </table:table-cell>
              <table:table-cell office:value-type="float" office:value="0.0205757891999999">
                <text:p>0.0205757891999999</text:p>
              </table:table-cell>
              <table:table-cell office:value-type="float" office:value="0.3010049522">
                <text:p>0.3010049522</text:p>
              </table:table-cell>
              <table:table-cell office:value-type="float" office:value="61.3584748440001">
                <text:p>61.3584748440001</text:p>
              </table:table-cell>
            </table:table-row>
            <table:table-row>
              <table:table-cell office:value-type="string">
                <text:p>GKD-b_28_n100_m30</text:p>
              </table:table-cell>
              <table:table-cell office:value-type="float" office:value="43.24101725">
                <text:p>43.24101725</text:p>
              </table:table-cell>
              <table:table-cell office:value-type="float" office:value="0.0204667249999998">
                <text:p>0.0204667249999998</text:p>
              </table:table-cell>
              <table:table-cell office:value-type="float" office:value="0.219771519">
                <text:p>0.219771519</text:p>
              </table:table-cell>
              <table:table-cell office:value-type="float" office:value="61.0009818809999">
                <text:p>61.0009818809999</text:p>
              </table:table-cell>
            </table:table-row>
            <table:table-row>
              <table:table-cell office:value-type="string">
                <text:p>GKD-b_29_n100_m30</text:p>
              </table:table-cell>
              <table:table-cell office:value-type="float" office:value="42.900292873">
                <text:p>42.900292873</text:p>
              </table:table-cell>
              <table:table-cell office:value-type="float" office:value="0.0209562372000002">
                <text:p>0.0209562372000002</text:p>
              </table:table-cell>
              <table:table-cell office:value-type="float" office:value="0.2558843282">
                <text:p>0.2558843282</text:p>
              </table:table-cell>
              <table:table-cell office:value-type="float" office:value="60.777141851">
                <text:p>60.777141851</text:p>
              </table:table-cell>
            </table:table-row>
            <table:table-row>
              <table:table-cell office:value-type="string">
                <text:p>GKD-b_30_n100_m30</text:p>
              </table:table-cell>
              <table:table-cell office:value-type="float" office:value="42.729255135">
                <text:p>42.729255135</text:p>
              </table:table-cell>
              <table:table-cell office:value-type="float" office:value="0.0213756877999998">
                <text:p>0.0213756877999998</text:p>
              </table:table-cell>
              <table:table-cell office:value-type="float" office:value="0.3023921936">
                <text:p>0.3023921936</text:p>
              </table:table-cell>
              <table:table-cell office:value-type="float" office:value="61.1442761569999">
                <text:p>61.1442761569999</text:p>
              </table:table-cell>
            </table:table-row>
            <table:table-row>
              <table:table-cell office:value-type="string">
                <text:p>GKD-b_31_n125_m12</text:p>
              </table:table-cell>
              <table:table-cell office:value-type="float" office:value="79.1535695810001">
                <text:p>79.1535695810001</text:p>
              </table:table-cell>
              <table:table-cell office:value-type="float" office:value="0.00461447239999977">
                <text:p>0.00461447239999977</text:p>
              </table:table-cell>
              <table:table-cell office:value-type="float" office:value="0.0839584425999998">
                <text:p>0.0839584425999998</text:p>
              </table:table-cell>
              <table:table-cell office:value-type="float" office:value="97.013977477">
                <text:p>97.013977477</text:p>
              </table:table-cell>
            </table:table-row>
            <table:table-row>
              <table:table-cell office:value-type="string">
                <text:p>GKD-b_32_n125_m12</text:p>
              </table:table-cell>
              <table:table-cell office:value-type="float" office:value="78.871568786">
                <text:p>78.871568786</text:p>
              </table:table-cell>
              <table:table-cell office:value-type="float" office:value="0.00479001399999994">
                <text:p>0.00479001399999994</text:p>
              </table:table-cell>
              <table:table-cell office:value-type="float" office:value="0.0439546042">
                <text:p>0.0439546042</text:p>
              </table:table-cell>
              <table:table-cell office:value-type="float" office:value="96.452049576">
                <text:p>96.452049576</text:p>
              </table:table-cell>
            </table:table-row>
            <table:table-row>
              <table:table-cell office:value-type="string">
                <text:p>GKD-b_33_n125_m12</text:p>
              </table:table-cell>
              <table:table-cell office:value-type="float" office:value="79.708042877">
                <text:p>79.708042877</text:p>
              </table:table-cell>
              <table:table-cell office:value-type="float" office:value="0.0046367587999999">
                <text:p>0.0046367587999999</text:p>
              </table:table-cell>
              <table:table-cell office:value-type="float" office:value="0.0605489464000001">
                <text:p>0.0605489464000001</text:p>
              </table:table-cell>
              <table:table-cell office:value-type="float" office:value="96.466570852">
                <text:p>96.466570852</text:p>
              </table:table-cell>
            </table:table-row>
            <table:table-row>
              <table:table-cell office:value-type="string">
                <text:p>GKD-b_34_n125_m12</text:p>
              </table:table-cell>
              <table:table-cell office:value-type="float" office:value="78.9848033870001">
                <text:p>78.9848033870001</text:p>
              </table:table-cell>
              <table:table-cell office:value-type="float" office:value="0.0046547989999997">
                <text:p>0.0046547989999997</text:p>
              </table:table-cell>
              <table:table-cell office:value-type="float" office:value="0.0776516471999997">
                <text:p>0.0776516471999997</text:p>
              </table:table-cell>
              <table:table-cell office:value-type="float" office:value="96.7164063819999">
                <text:p>96.7164063819999</text:p>
              </table:table-cell>
            </table:table-row>
            <table:table-row>
              <table:table-cell office:value-type="string">
                <text:p>GKD-b_35_n125_m12</text:p>
              </table:table-cell>
              <table:table-cell office:value-type="float" office:value="79.33820824">
                <text:p>79.33820824</text:p>
              </table:table-cell>
              <table:table-cell office:value-type="float" office:value="0.00479706500000034">
                <text:p>0.00479706500000034</text:p>
              </table:table-cell>
              <table:table-cell office:value-type="float" office:value="0.0570107001999997">
                <text:p>0.0570107001999997</text:p>
              </table:table-cell>
              <table:table-cell office:value-type="float" office:value="96.3585558030002">
                <text:p>96.3585558030002</text:p>
              </table:table-cell>
            </table:table-row>
            <table:table-row>
              <table:table-cell office:value-type="string">
                <text:p>GKD-b_36_n125_m37</text:p>
              </table:table-cell>
              <table:table-cell office:value-type="float" office:value="81.575823526">
                <text:p>81.575823526</text:p>
              </table:table-cell>
              <table:table-cell office:value-type="float" office:value="0.0372513439999999">
                <text:p>0.0372513439999999</text:p>
              </table:table-cell>
              <table:table-cell office:value-type="float" office:value="0.623106274">
                <text:p>0.623106274</text:p>
              </table:table-cell>
              <table:table-cell office:value-type="float" office:value="105.909644298">
                <text:p>105.909644298</text:p>
              </table:table-cell>
            </table:table-row>
            <table:table-row>
              <table:table-cell office:value-type="string">
                <text:p>GKD-b_37_n125_m37</text:p>
              </table:table-cell>
              <table:table-cell office:value-type="float" office:value="81.4572116739999">
                <text:p>81.4572116739999</text:p>
              </table:table-cell>
              <table:table-cell office:value-type="float" office:value="0.0371641242000003">
                <text:p>0.0371641242000003</text:p>
              </table:table-cell>
              <table:table-cell office:value-type="float" office:value="0.377812570799999">
                <text:p>0.377812570799999</text:p>
              </table:table-cell>
              <table:table-cell office:value-type="float" office:value="105.546822452">
                <text:p>105.546822452</text:p>
              </table:table-cell>
            </table:table-row>
            <table:table-row>
              <table:table-cell office:value-type="string">
                <text:p>GKD-b_38_n125_m37</text:p>
              </table:table-cell>
              <table:table-cell office:value-type="float" office:value="81.0808323009999">
                <text:p>81.0808323009999</text:p>
              </table:table-cell>
              <table:table-cell office:value-type="float" office:value="0.0375905512000003">
                <text:p>0.0375905512000003</text:p>
              </table:table-cell>
              <table:table-cell office:value-type="float" office:value="0.795917082">
                <text:p>0.795917082</text:p>
              </table:table-cell>
              <table:table-cell office:value-type="float" office:value="104.953599508">
                <text:p>104.953599508</text:p>
              </table:table-cell>
            </table:table-row>
            <table:table-row>
              <table:table-cell office:value-type="string">
                <text:p>GKD-b_39_n125_m37</text:p>
              </table:table-cell>
              <table:table-cell office:value-type="float" office:value="80.442346244">
                <text:p>80.442346244</text:p>
              </table:table-cell>
              <table:table-cell office:value-type="float" office:value="0.0375063585999996">
                <text:p>0.0375063585999996</text:p>
              </table:table-cell>
              <table:table-cell office:value-type="float" office:value="0.7907231574">
                <text:p>0.7907231574</text:p>
              </table:table-cell>
              <table:table-cell office:value-type="float" office:value="105.969116093">
                <text:p>105.969116093</text:p>
              </table:table-cell>
            </table:table-row>
            <table:table-row>
              <table:table-cell office:value-type="string">
                <text:p>GKD-b_40_n125_m37</text:p>
              </table:table-cell>
              <table:table-cell office:value-type="float" office:value="83.222419554">
                <text:p>83.222419554</text:p>
              </table:table-cell>
              <table:table-cell office:value-type="float" office:value="0.0373458645999982">
                <text:p>0.0373458645999982</text:p>
              </table:table-cell>
              <table:table-cell office:value-type="float" office:value="0.592419663199999">
                <text:p>0.592419663199999</text:p>
              </table:table-cell>
              <table:table-cell office:value-type="float" office:value="105.691671465">
                <text:p>105.691671465</text:p>
              </table:table-cell>
            </table:table-row>
            <table:table-row>
              <table:table-cell office:value-type="string">
                <text:p>GKD-b_41_n150_m15</text:p>
              </table:table-cell>
              <table:table-cell office:value-type="float" office:value="138.651431134">
                <text:p>138.651431134</text:p>
              </table:table-cell>
              <table:table-cell office:value-type="float" office:value="0.00861527260000017">
                <text:p>0.00861527260000017</text:p>
              </table:table-cell>
              <table:table-cell office:value-type="float" office:value="0.0672151098000008">
                <text:p>0.0672151098000008</text:p>
              </table:table-cell>
              <table:table-cell office:value-type="float" office:value="157.548934335">
                <text:p>157.548934335</text:p>
              </table:table-cell>
            </table:table-row>
            <table:table-row>
              <table:table-cell office:value-type="string">
                <text:p>GKD-b_42_n150_m15</text:p>
              </table:table-cell>
              <table:table-cell office:value-type="float" office:value="137.007261421">
                <text:p>137.007261421</text:p>
              </table:table-cell>
              <table:table-cell office:value-type="float" office:value="0.00855933280000087">
                <text:p>0.00855933280000087</text:p>
              </table:table-cell>
              <table:table-cell office:value-type="float" office:value="0.124577872599999">
                <text:p>0.124577872599999</text:p>
              </table:table-cell>
              <table:table-cell office:value-type="float" office:value="155.735473533">
                <text:p>155.735473533</text:p>
              </table:table-cell>
            </table:table-row>
            <table:table-row>
              <table:table-cell office:value-type="string">
                <text:p>GKD-b_43_n150_m15</text:p>
              </table:table-cell>
              <table:table-cell office:value-type="float" office:value="137.543251671">
                <text:p>137.543251671</text:p>
              </table:table-cell>
              <table:table-cell office:value-type="float" office:value="0.00865318620000082">
                <text:p>0.00865318620000082</text:p>
              </table:table-cell>
              <table:table-cell office:value-type="float" office:value="0.094204530199999">
                <text:p>0.094204530199999</text:p>
              </table:table-cell>
              <table:table-cell office:value-type="float" office:value="155.047744905">
                <text:p>155.047744905</text:p>
              </table:table-cell>
            </table:table-row>
            <table:table-row>
              <table:table-cell office:value-type="string">
                <text:p>GKD-b_44_n150_m15</text:p>
              </table:table-cell>
              <table:table-cell office:value-type="float" office:value="138.729488259">
                <text:p>138.729488259</text:p>
              </table:table-cell>
              <table:table-cell office:value-type="float" office:value="0.00870909499999897">
                <text:p>0.00870909499999897</text:p>
              </table:table-cell>
              <table:table-cell office:value-type="float" office:value="0.149104775800002">
                <text:p>0.149104775800002</text:p>
              </table:table-cell>
              <table:table-cell office:value-type="float" office:value="157.348411906">
                <text:p>157.348411906</text:p>
              </table:table-cell>
            </table:table-row>
            <table:table-row>
              <table:table-cell office:value-type="string">
                <text:p>GKD-b_45_n150_m15</text:p>
              </table:table-cell>
              <table:table-cell office:value-type="float" office:value="135.697268629">
                <text:p>135.697268629</text:p>
              </table:table-cell>
              <table:table-cell office:value-type="float" office:value="0.00838012619999944">
                <text:p>0.00838012619999944</text:p>
              </table:table-cell>
              <table:table-cell office:value-type="float" office:value="0.1008065034">
                <text:p>0.1008065034</text:p>
              </table:table-cell>
              <table:table-cell office:value-type="float" office:value="154.803179435">
                <text:p>154.803179435</text:p>
              </table:table-cell>
            </table:table-row>
            <table:table-row>
              <table:table-cell office:value-type="string">
                <text:p>GKD-b_46_n150_m45</text:p>
              </table:table-cell>
              <table:table-cell office:value-type="float" office:value="139.755362463">
                <text:p>139.755362463</text:p>
              </table:table-cell>
              <table:table-cell office:value-type="float" office:value="0.0651563958000011">
                <text:p>0.0651563958000011</text:p>
              </table:table-cell>
              <table:table-cell office:value-type="float" office:value="1.5487995284">
                <text:p>1.5487995284</text:p>
              </table:table-cell>
              <table:table-cell office:value-type="float" office:value="164.505002993">
                <text:p>164.505002993</text:p>
              </table:table-cell>
            </table:table-row>
            <table:table-row>
              <table:table-cell office:value-type="string">
                <text:p>GKD-b_47_n150_m45</text:p>
              </table:table-cell>
              <table:table-cell office:value-type="float" office:value="140.706234662">
                <text:p>140.706234662</text:p>
              </table:table-cell>
              <table:table-cell office:value-type="float" office:value="0.0648433802000014">
                <text:p>0.0648433802000014</text:p>
              </table:table-cell>
              <table:table-cell office:value-type="float" office:value="1.9055142388">
                <text:p>1.9055142388</text:p>
              </table:table-cell>
              <table:table-cell office:value-type="float" office:value="165.820125796">
                <text:p>165.820125796</text:p>
              </table:table-cell>
            </table:table-row>
            <table:table-row>
              <table:table-cell office:value-type="string">
                <text:p>GKD-b_48_n150_m45</text:p>
              </table:table-cell>
              <table:table-cell office:value-type="float" office:value="137.60967925">
                <text:p>137.60967925</text:p>
              </table:table-cell>
              <table:table-cell office:value-type="float" office:value="0.0647801579999992">
                <text:p>0.0647801579999992</text:p>
              </table:table-cell>
              <table:table-cell office:value-type="float" office:value="2.2475613638">
                <text:p>2.2475613638</text:p>
              </table:table-cell>
              <table:table-cell office:value-type="float" office:value="167.133593042">
                <text:p>167.133593042</text:p>
              </table:table-cell>
            </table:table-row>
            <table:table-row>
              <table:table-cell office:value-type="string">
                <text:p>GKD-b_49_n150_m45</text:p>
              </table:table-cell>
              <table:table-cell office:value-type="float" office:value="137.23775711">
                <text:p>137.23775711</text:p>
              </table:table-cell>
              <table:table-cell office:value-type="float" office:value="0.064305936400001">
                <text:p>0.064305936400001</text:p>
              </table:table-cell>
              <table:table-cell office:value-type="float" office:value="1.0213581204">
                <text:p>1.0213581204</text:p>
              </table:table-cell>
              <table:table-cell office:value-type="float" office:value="166.546489531">
                <text:p>166.546489531</text:p>
              </table:table-cell>
            </table:table-row>
            <table:table-row>
              <table:table-cell office:value-type="string">
                <text:p>GKD-b_50_n150_m45</text:p>
              </table:table-cell>
              <table:table-cell office:value-type="float" office:value="138.711302535">
                <text:p>138.711302535</text:p>
              </table:table-cell>
              <table:table-cell office:value-type="float" office:value="0.0649501400000005">
                <text:p>0.0649501400000005</text:p>
              </table:table-cell>
              <table:table-cell office:value-type="float" office:value="1.3610928552">
                <text:p>1.3610928552</text:p>
              </table:table-cell>
              <table:table-cell office:value-type="float" office:value="168.082080439">
                <text:p>168.0820804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1cm" xlink:href=".." xlink:type="simple" chart:class="chart:line" chart:style-name="ch1">
        <chart:title svg:x="3.722cm" svg:y="0.316cm" chart:style-name="ch2">
          <text:p>Diferencia mejor-peor caso BL por archivo</text:p>
        </chart:title>
        <chart:legend chart:legend-position="end" svg:x="13.279cm" svg:y="3.957cm" style:legend-expansion="high" chart:style-name="ch3"/>
        <chart:plot-area chart:style-name="ch4" table:cell-range-address="'2021-22'.V58:'2021-22'.X108" chart:data-source-has-labels="both" svg:x="1.33cm" svg:y="1.275cm" svg:width="11.63cm" svg:height="6.574cm">
          <chartooo:coordinate-region svg:x="3.456cm" svg:y="1.275cm" svg:width="9.504cm" svg:height="3.469cm"/>
          <chart:axis chart:dimension="x" chart:name="primary-x" chart:style-name="ch5" chartooo:axis-type="auto">
            <chartooo:date-scale/>
            <chart:title svg:x="6.545cm" svg:y="8.029cm" chart:style-name="ch6">
              <text:p>Archivo</text:p>
            </chart:title>
            <chart:categories table:cell-range-address="'2021-22'.V59:'2021-22'.V108"/>
          </chart:axis>
          <chart:axis chart:dimension="y" chart:name="primary-y" chart:style-name="ch7">
            <chart:title svg:x="0.451cm" svg:y="5.4cm" chart:style-name="ch8">
              <text:p>Dispersión</text:p>
            </chart:title>
            <chart:grid chart:style-name="ch9" chart:class="major"/>
          </chart:axis>
          <chart:series chart:style-name="ch10" chart:values-cell-range-address="'2021-22'.W59:'2021-22'.W108" chart:label-cell-address="'2021-22'.W58:'2021-22'.W58" chart:class="chart:line">
            <chart:data-point chart:repeated="50"/>
          </chart:series>
          <chart:series chart:style-name="ch11" chart:values-cell-range-address="'2021-22'.X59:'2021-22'.X108" chart:label-cell-address="'2021-22'.X58:'2021-22'.X58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BL</text:p>
                <draw:g>
                  <svg:desc>'2021-22'.W58:'2021-22'.W58</svg:desc>
                </draw:g>
              </table:table-cell>
              <table:table-cell office:value-type="string">
                <text:p>Peor BL</text:p>
                <draw:g>
                  <svg:desc>'2021-22'.X58:'2021-22'.X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KD-b_1_n25_m2</text:p>
                <draw:g>
                  <svg:desc>'2021-22'.V59:'2021-22'.V108</svg:desc>
                </draw:g>
              </table:table-cell>
              <table:table-cell office:value-type="float" office:value="0">
                <text:p>0</text:p>
                <draw:g>
                  <svg:desc>'2021-22'.W59:'2021-22'.W108</svg:desc>
                </draw:g>
              </table:table-cell>
              <table:table-cell office:value-type="float" office:value="0">
                <text:p>0</text:p>
                <draw:g>
                  <svg:desc>'2021-22'.X59:'2021-22'.X108</svg:desc>
                </draw:g>
              </table:table-cell>
            </table:table-row>
            <table:table-row>
              <table:table-cell office:value-type="string">
                <text:p>GKD-b_2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3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4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5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6_n25_m7</text:p>
              </table:table-cell>
              <table:table-cell office:value-type="float" office:value="40.8068099999998">
                <text:p>40.8068099999998</text:p>
              </table:table-cell>
              <table:table-cell office:value-type="float" office:value="54.4360700000002">
                <text:p>54.4360700000002</text:p>
              </table:table-cell>
            </table:table-row>
            <table:table-row>
              <table:table-cell office:value-type="string">
                <text:p>GKD-b_7_n25_m7</text:p>
              </table:table-cell>
              <table:table-cell office:value-type="float" office:value="20.8560200000002">
                <text:p>20.8560200000002</text:p>
              </table:table-cell>
              <table:table-cell office:value-type="float" office:value="50.42563">
                <text:p>50.42563</text:p>
              </table:table-cell>
            </table:table-row>
            <table:table-row>
              <table:table-cell office:value-type="string">
                <text:p>GKD-b_8_n25_m7</text:p>
              </table:table-cell>
              <table:table-cell office:value-type="float" office:value="40.0214399999998">
                <text:p>40.0214399999998</text:p>
              </table:table-cell>
              <table:table-cell office:value-type="float" office:value="50.8084100000001">
                <text:p>50.8084100000001</text:p>
              </table:table-cell>
            </table:table-row>
            <table:table-row>
              <table:table-cell office:value-type="string">
                <text:p>GKD-b_9_n25_m7</text:p>
              </table:table-cell>
              <table:table-cell office:value-type="float" office:value="35.9848999999998">
                <text:p>35.9848999999998</text:p>
              </table:table-cell>
              <table:table-cell office:value-type="float" office:value="70.80767">
                <text:p>70.80767</text:p>
              </table:table-cell>
            </table:table-row>
            <table:table-row>
              <table:table-cell office:value-type="string">
                <text:p>GKD-b_10_n25_m7</text:p>
              </table:table-cell>
              <table:table-cell office:value-type="float" office:value="35.1925199999998">
                <text:p>35.1925199999998</text:p>
              </table:table-cell>
              <table:table-cell office:value-type="float" office:value="76.4304600000003">
                <text:p>76.4304600000003</text:p>
              </table:table-cell>
            </table:table-row>
            <table:table-row>
              <table:table-cell office:value-type="string">
                <text:p>GKD-b_11_n50_m5</text:p>
              </table:table-cell>
              <table:table-cell office:value-type="float" office:value="12.1605500000002">
                <text:p>12.1605500000002</text:p>
              </table:table-cell>
              <table:table-cell office:value-type="float" office:value="17.7499500000001">
                <text:p>17.7499500000001</text:p>
              </table:table-cell>
            </table:table-row>
            <table:table-row>
              <table:table-cell office:value-type="string">
                <text:p>GKD-b_12_n50_m5</text:p>
              </table:table-cell>
              <table:table-cell office:value-type="float" office:value="12.7862899999999">
                <text:p>12.7862899999999</text:p>
              </table:table-cell>
              <table:table-cell office:value-type="float" office:value="32.93584">
                <text:p>32.93584</text:p>
              </table:table-cell>
            </table:table-row>
            <table:table-row>
              <table:table-cell office:value-type="string">
                <text:p>GKD-b_13_n50_m5</text:p>
              </table:table-cell>
              <table:table-cell office:value-type="float" office:value="10.73017">
                <text:p>10.73017</text:p>
              </table:table-cell>
              <table:table-cell office:value-type="float" office:value="16.2720000000001">
                <text:p>16.2720000000001</text:p>
              </table:table-cell>
            </table:table-row>
            <table:table-row>
              <table:table-cell office:value-type="string">
                <text:p>GKD-b_14_n50_m5</text:p>
              </table:table-cell>
              <table:table-cell office:value-type="float" office:value="14.7918399999998">
                <text:p>14.7918399999998</text:p>
              </table:table-cell>
              <table:table-cell office:value-type="float" office:value="29.7354399999999">
                <text:p>29.7354399999999</text:p>
              </table:table-cell>
            </table:table-row>
            <table:table-row>
              <table:table-cell office:value-type="string">
                <text:p>GKD-b_15_n50_m5</text:p>
              </table:table-cell>
              <table:table-cell office:value-type="float" office:value="13.8209199999999">
                <text:p>13.8209199999999</text:p>
              </table:table-cell>
              <table:table-cell office:value-type="float" office:value="26.8154599999998">
                <text:p>26.8154599999998</text:p>
              </table:table-cell>
            </table:table-row>
            <table:table-row>
              <table:table-cell office:value-type="string">
                <text:p>GKD-b_16_n50_m15</text:p>
              </table:table-cell>
              <table:table-cell office:value-type="float" office:value="110.17049">
                <text:p>110.17049</text:p>
              </table:table-cell>
              <table:table-cell office:value-type="float" office:value="191.40991">
                <text:p>191.40991</text:p>
              </table:table-cell>
            </table:table-row>
            <table:table-row>
              <table:table-cell office:value-type="string">
                <text:p>GKD-b_17_n50_m15</text:p>
              </table:table-cell>
              <table:table-cell office:value-type="float" office:value="93.1828199999999">
                <text:p>93.1828199999999</text:p>
              </table:table-cell>
              <table:table-cell office:value-type="float" office:value="152.7154">
                <text:p>152.7154</text:p>
              </table:table-cell>
            </table:table-row>
            <table:table-row>
              <table:table-cell office:value-type="string">
                <text:p>GKD-b_18_n50_m15</text:p>
              </table:table-cell>
              <table:table-cell office:value-type="float" office:value="79.20128">
                <text:p>79.20128</text:p>
              </table:table-cell>
              <table:table-cell office:value-type="float" office:value="139.18099">
                <text:p>139.18099</text:p>
              </table:table-cell>
            </table:table-row>
            <table:table-row>
              <table:table-cell office:value-type="string">
                <text:p>GKD-b_19_n50_m15</text:p>
              </table:table-cell>
              <table:table-cell office:value-type="float" office:value="91.7966400000003">
                <text:p>91.7966400000003</text:p>
              </table:table-cell>
              <table:table-cell office:value-type="float" office:value="157.087810000001">
                <text:p>157.087810000001</text:p>
              </table:table-cell>
            </table:table-row>
            <table:table-row>
              <table:table-cell office:value-type="string">
                <text:p>GKD-b_20_n50_m15</text:p>
              </table:table-cell>
              <table:table-cell office:value-type="float" office:value="52.3986500000001">
                <text:p>52.3986500000001</text:p>
              </table:table-cell>
              <table:table-cell office:value-type="float" office:value="103.23932">
                <text:p>103.23932</text:p>
              </table:table-cell>
            </table:table-row>
            <table:table-row>
              <table:table-cell office:value-type="string">
                <text:p>GKD-b_21_n100_m10</text:p>
              </table:table-cell>
              <table:table-cell office:value-type="float" office:value="33.24138">
                <text:p>33.24138</text:p>
              </table:table-cell>
              <table:table-cell office:value-type="float" office:value="68.5437299999994">
                <text:p>68.5437299999994</text:p>
              </table:table-cell>
            </table:table-row>
            <table:table-row>
              <table:table-cell office:value-type="string">
                <text:p>GKD-b_22_n100_m10</text:p>
              </table:table-cell>
              <table:table-cell office:value-type="float" office:value="45.5720899999999">
                <text:p>45.5720899999999</text:p>
              </table:table-cell>
              <table:table-cell office:value-type="float" office:value="65.3303599999997">
                <text:p>65.3303599999997</text:p>
              </table:table-cell>
            </table:table-row>
            <table:table-row>
              <table:table-cell office:value-type="string">
                <text:p>GKD-b_23_n100_m10</text:p>
              </table:table-cell>
              <table:table-cell office:value-type="float" office:value="31.6259299999999">
                <text:p>31.6259299999999</text:p>
              </table:table-cell>
              <table:table-cell office:value-type="float" office:value="70.2775099999997">
                <text:p>70.2775099999997</text:p>
              </table:table-cell>
            </table:table-row>
            <table:table-row>
              <table:table-cell office:value-type="string">
                <text:p>GKD-b_24_n100_m10</text:p>
              </table:table-cell>
              <table:table-cell office:value-type="float" office:value="33.7143500000006">
                <text:p>33.7143500000006</text:p>
              </table:table-cell>
              <table:table-cell office:value-type="float" office:value="42.2378500000004">
                <text:p>42.2378500000004</text:p>
              </table:table-cell>
            </table:table-row>
            <table:table-row>
              <table:table-cell office:value-type="string">
                <text:p>GKD-b_25_n100_m10</text:p>
              </table:table-cell>
              <table:table-cell office:value-type="float" office:value="31.7280299999998">
                <text:p>31.7280299999998</text:p>
              </table:table-cell>
              <table:table-cell office:value-type="float" office:value="63.5695200000002">
                <text:p>63.5695200000002</text:p>
              </table:table-cell>
            </table:table-row>
            <table:table-row>
              <table:table-cell office:value-type="string">
                <text:p>GKD-b_26_n100_m30</text:p>
              </table:table-cell>
              <table:table-cell office:value-type="float" office:value="240.787479999999">
                <text:p>240.787479999999</text:p>
              </table:table-cell>
              <table:table-cell office:value-type="float" office:value="354.820190000001">
                <text:p>354.820190000001</text:p>
              </table:table-cell>
            </table:table-row>
            <table:table-row>
              <table:table-cell office:value-type="string">
                <text:p>GKD-b_27_n100_m30</text:p>
              </table:table-cell>
              <table:table-cell office:value-type="float" office:value="280.99685">
                <text:p>280.99685</text:p>
              </table:table-cell>
              <table:table-cell office:value-type="float" office:value="351.28385">
                <text:p>351.28385</text:p>
              </table:table-cell>
            </table:table-row>
            <table:table-row>
              <table:table-cell office:value-type="string">
                <text:p>GKD-b_28_n100_m30</text:p>
              </table:table-cell>
              <table:table-cell office:value-type="float" office:value="346.868189999997">
                <text:p>346.868189999997</text:p>
              </table:table-cell>
              <table:table-cell office:value-type="float" office:value="560.020089999997">
                <text:p>560.020089999997</text:p>
              </table:table-cell>
            </table:table-row>
            <table:table-row>
              <table:table-cell office:value-type="string">
                <text:p>GKD-b_29_n100_m30</text:p>
              </table:table-cell>
              <table:table-cell office:value-type="float" office:value="285.783900000002">
                <text:p>285.783900000002</text:p>
              </table:table-cell>
              <table:table-cell office:value-type="float" office:value="351.436790000002">
                <text:p>351.436790000002</text:p>
              </table:table-cell>
            </table:table-row>
            <table:table-row>
              <table:table-cell office:value-type="string">
                <text:p>GKD-b_30_n100_m30</text:p>
              </table:table-cell>
              <table:table-cell office:value-type="float" office:value="260.039419999999">
                <text:p>260.039419999999</text:p>
              </table:table-cell>
              <table:table-cell office:value-type="float" office:value="421.381499999999">
                <text:p>421.381499999999</text:p>
              </table:table-cell>
            </table:table-row>
            <table:table-row>
              <table:table-cell office:value-type="string">
                <text:p>GKD-b_31_n125_m12</text:p>
              </table:table-cell>
              <table:table-cell office:value-type="float" office:value="37.48397">
                <text:p>37.48397</text:p>
              </table:table-cell>
              <table:table-cell office:value-type="float" office:value="62.6896399999997">
                <text:p>62.6896399999997</text:p>
              </table:table-cell>
            </table:table-row>
            <table:table-row>
              <table:table-cell office:value-type="string">
                <text:p>GKD-b_32_n125_m12</text:p>
              </table:table-cell>
              <table:table-cell office:value-type="float" office:value="47.3629799999994">
                <text:p>47.3629799999994</text:p>
              </table:table-cell>
              <table:table-cell office:value-type="float" office:value="60.7922300000005">
                <text:p>60.7922300000005</text:p>
              </table:table-cell>
            </table:table-row>
            <table:table-row>
              <table:table-cell office:value-type="string">
                <text:p>GKD-b_33_n125_m12</text:p>
              </table:table-cell>
              <table:table-cell office:value-type="float" office:value="49.2417499999998">
                <text:p>49.2417499999998</text:p>
              </table:table-cell>
              <table:table-cell office:value-type="float" office:value="92.0815200000002">
                <text:p>92.0815200000002</text:p>
              </table:table-cell>
            </table:table-row>
            <table:table-row>
              <table:table-cell office:value-type="string">
                <text:p>GKD-b_34_n125_m12</text:p>
              </table:table-cell>
              <table:table-cell office:value-type="float" office:value="46.35734">
                <text:p>46.35734</text:p>
              </table:table-cell>
              <table:table-cell office:value-type="float" office:value="109.36185">
                <text:p>109.36185</text:p>
              </table:table-cell>
            </table:table-row>
            <table:table-row>
              <table:table-cell office:value-type="string">
                <text:p>GKD-b_35_n125_m12</text:p>
              </table:table-cell>
              <table:table-cell office:value-type="float" office:value="53.0918200000001">
                <text:p>53.0918200000001</text:p>
              </table:table-cell>
              <table:table-cell office:value-type="float" office:value="79.7032700000004">
                <text:p>79.7032700000004</text:p>
              </table:table-cell>
            </table:table-row>
            <table:table-row>
              <table:table-cell office:value-type="string">
                <text:p>GKD-b_36_n125_m37</text:p>
              </table:table-cell>
              <table:table-cell office:value-type="float" office:value="260.290749999997">
                <text:p>260.290749999997</text:p>
              </table:table-cell>
              <table:table-cell office:value-type="float" office:value="373.213900000001">
                <text:p>373.213900000001</text:p>
              </table:table-cell>
            </table:table-row>
            <table:table-row>
              <table:table-cell office:value-type="string">
                <text:p>GKD-b_37_n125_m37</text:p>
              </table:table-cell>
              <table:table-cell office:value-type="float" office:value="393.99279">
                <text:p>393.99279</text:p>
              </table:table-cell>
              <table:table-cell office:value-type="float" office:value="472.852479999999">
                <text:p>472.852479999999</text:p>
              </table:table-cell>
            </table:table-row>
            <table:table-row>
              <table:table-cell office:value-type="string">
                <text:p>GKD-b_38_n125_m37</text:p>
              </table:table-cell>
              <table:table-cell office:value-type="float" office:value="332.452769999999">
                <text:p>332.452769999999</text:p>
              </table:table-cell>
              <table:table-cell office:value-type="float" office:value="393.972649999998">
                <text:p>393.972649999998</text:p>
              </table:table-cell>
            </table:table-row>
            <table:table-row>
              <table:table-cell office:value-type="string">
                <text:p>GKD-b_39_n125_m37</text:p>
              </table:table-cell>
              <table:table-cell office:value-type="float" office:value="281.743870000003">
                <text:p>281.743870000003</text:p>
              </table:table-cell>
              <table:table-cell office:value-type="float" office:value="437.72775">
                <text:p>437.72775</text:p>
              </table:table-cell>
            </table:table-row>
            <table:table-row>
              <table:table-cell office:value-type="string">
                <text:p>GKD-b_40_n125_m37</text:p>
              </table:table-cell>
              <table:table-cell office:value-type="float" office:value="260.969330000002">
                <text:p>260.969330000002</text:p>
              </table:table-cell>
              <table:table-cell office:value-type="float" office:value="514.641500000001">
                <text:p>514.641500000001</text:p>
              </table:table-cell>
            </table:table-row>
            <table:table-row>
              <table:table-cell office:value-type="string">
                <text:p>GKD-b_41_n150_m15</text:p>
              </table:table-cell>
              <table:table-cell office:value-type="float" office:value="48.5017200000002">
                <text:p>48.5017200000002</text:p>
              </table:table-cell>
              <table:table-cell office:value-type="float" office:value="135.13089">
                <text:p>135.13089</text:p>
              </table:table-cell>
            </table:table-row>
            <table:table-row>
              <table:table-cell office:value-type="string">
                <text:p>GKD-b_42_n150_m15</text:p>
              </table:table-cell>
              <table:table-cell office:value-type="float" office:value="59.4882100000004">
                <text:p>59.4882100000004</text:p>
              </table:table-cell>
              <table:table-cell office:value-type="float" office:value="86.2661200000005">
                <text:p>86.2661200000005</text:p>
              </table:table-cell>
            </table:table-row>
            <table:table-row>
              <table:table-cell office:value-type="string">
                <text:p>GKD-b_43_n150_m15</text:p>
              </table:table-cell>
              <table:table-cell office:value-type="float" office:value="58.5297400000004">
                <text:p>58.5297400000004</text:p>
              </table:table-cell>
              <table:table-cell office:value-type="float" office:value="101.99839">
                <text:p>101.99839</text:p>
              </table:table-cell>
            </table:table-row>
            <table:table-row>
              <table:table-cell office:value-type="string">
                <text:p>GKD-b_44_n150_m15</text:p>
              </table:table-cell>
              <table:table-cell office:value-type="float" office:value="53.9210899999994">
                <text:p>53.9210899999994</text:p>
              </table:table-cell>
              <table:table-cell office:value-type="float" office:value="99.4061100000004">
                <text:p>99.4061100000004</text:p>
              </table:table-cell>
            </table:table-row>
            <table:table-row>
              <table:table-cell office:value-type="string">
                <text:p>GKD-b_45_n150_m15</text:p>
              </table:table-cell>
              <table:table-cell office:value-type="float" office:value="68.5775400000014">
                <text:p>68.5775400000014</text:p>
              </table:table-cell>
              <table:table-cell office:value-type="float" office:value="149.691">
                <text:p>149.691</text:p>
              </table:table-cell>
            </table:table-row>
            <table:table-row>
              <table:table-cell office:value-type="string">
                <text:p>GKD-b_46_n150_m45</text:p>
              </table:table-cell>
              <table:table-cell office:value-type="float" office:value="431.314109999996">
                <text:p>431.314109999996</text:p>
              </table:table-cell>
              <table:table-cell office:value-type="float" office:value="634.276569999998">
                <text:p>634.276569999998</text:p>
              </table:table-cell>
            </table:table-row>
            <table:table-row>
              <table:table-cell office:value-type="string">
                <text:p>GKD-b_47_n150_m45</text:p>
              </table:table-cell>
              <table:table-cell office:value-type="float" office:value="438.307639999995">
                <text:p>438.307639999995</text:p>
              </table:table-cell>
              <table:table-cell office:value-type="float" office:value="515.380620000003">
                <text:p>515.380620000003</text:p>
              </table:table-cell>
            </table:table-row>
            <table:table-row>
              <table:table-cell office:value-type="string">
                <text:p>GKD-b_48_n150_m45</text:p>
              </table:table-cell>
              <table:table-cell office:value-type="float" office:value="441.272300000001">
                <text:p>441.272300000001</text:p>
              </table:table-cell>
              <table:table-cell office:value-type="float" office:value="533.79538">
                <text:p>533.79538</text:p>
              </table:table-cell>
            </table:table-row>
            <table:table-row>
              <table:table-cell office:value-type="string">
                <text:p>GKD-b_49_n150_m45</text:p>
              </table:table-cell>
              <table:table-cell office:value-type="float" office:value="387.927590000003">
                <text:p>387.927590000003</text:p>
              </table:table-cell>
              <table:table-cell office:value-type="float" office:value="632.745849999998">
                <text:p>632.745849999998</text:p>
              </table:table-cell>
            </table:table-row>
            <table:table-row>
              <table:table-cell office:value-type="string">
                <text:p>GKD-b_50_n150_m45</text:p>
              </table:table-cell>
              <table:table-cell office:value-type="float" office:value="322.41774">
                <text:p>322.41774</text:p>
              </table:table-cell>
              <table:table-cell office:value-type="float" office:value="462.46173">
                <text:p>462.461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8cm" svg:y="3.952cm" style:legend-expansion="high" chart:style-name="ch2"/>
        <chart:plot-area chart:style-name="ch3" table:cell-range-address="'2021-22'.AD117:'2021-22'.AF167" chart:data-source-has-labels="both" svg:x="0.32cm" svg:y="0.18cm" svg:width="12.958cm" svg:height="8.64cm">
          <chartooo:coordinate-region svg:x="1.973cm" svg:y="0.379cm" svg:width="11.305cm" svg:height="8.242cm"/>
          <chart:axis chart:dimension="x" chart:name="primary-x" chart:style-name="ch4" chartooo:axis-type="auto">
            <chartooo:date-scale/>
            <chart:categories table:cell-range-address="'2021-22'.AD118:'2021-22'.AD1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-22'.AE118:'2021-22'.AE167" chart:label-cell-address="'2021-22'.AE117:'2021-22'.AE117" chart:class="chart:line">
            <chart:data-point chart:repeated="50"/>
          </chart:series>
          <chart:series chart:style-name="ch8" chart:values-cell-range-address="'2021-22'.AF118:'2021-22'.AF167" chart:label-cell-address="'2021-22'.AF117:'2021-22'.AF117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</text:p>
                <draw:g>
                  <svg:desc>'2021-22'.AE117:'2021-22'.AE117</svg:desc>
                </draw:g>
              </table:table-cell>
              <table:table-cell office:value-type="string">
                <text:p>ILS-BL</text:p>
                <draw:g>
                  <svg:desc>'2021-22'.AF117:'2021-22'.AF1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KD-b_1_n25_m2</text:p>
                <draw:g>
                  <svg:desc>'2021-22'.AD118:'2021-22'.AD167</svg:desc>
                </draw:g>
              </table:table-cell>
              <table:table-cell office:value-type="float" office:value="0">
                <text:p>0</text:p>
                <draw:g>
                  <svg:desc>'2021-22'.AE118:'2021-22'.AE167</svg:desc>
                </draw:g>
              </table:table-cell>
              <table:table-cell office:value-type="float" office:value="0">
                <text:p>0</text:p>
                <draw:g>
                  <svg:desc>'2021-22'.AF118:'2021-22'.AF167</svg:desc>
                </draw:g>
              </table:table-cell>
            </table:table-row>
            <table:table-row>
              <table:table-cell office:value-type="string">
                <text:p>GKD-b_2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3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4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5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6_n25_m7</text:p>
              </table:table-cell>
              <table:table-cell office:value-type="float" office:value="28.2213999999999">
                <text:p>28.2213999999999</text:p>
              </table:table-cell>
              <table:table-cell office:value-type="float" office:value="30.4198200000001">
                <text:p>30.4198200000001</text:p>
              </table:table-cell>
            </table:table-row>
            <table:table-row>
              <table:table-cell office:value-type="string">
                <text:p>GKD-b_7_n25_m7</text:p>
              </table:table-cell>
              <table:table-cell office:value-type="float" office:value="19.4777800000002">
                <text:p>19.4777800000002</text:p>
              </table:table-cell>
              <table:table-cell office:value-type="float" office:value="22.1762399999996">
                <text:p>22.1762399999996</text:p>
              </table:table-cell>
            </table:table-row>
            <table:table-row>
              <table:table-cell office:value-type="string">
                <text:p>GKD-b_8_n25_m7</text:p>
              </table:table-cell>
              <table:table-cell office:value-type="float" office:value="30.34163">
                <text:p>30.34163</text:p>
              </table:table-cell>
              <table:table-cell office:value-type="float" office:value="25.00713">
                <text:p>25.00713</text:p>
              </table:table-cell>
            </table:table-row>
            <table:table-row>
              <table:table-cell office:value-type="string">
                <text:p>GKD-b_9_n25_m7</text:p>
              </table:table-cell>
              <table:table-cell office:value-type="float" office:value="25.5399699999999">
                <text:p>25.5399699999999</text:p>
              </table:table-cell>
              <table:table-cell office:value-type="float" office:value="3.35369">
                <text:p>3.35369</text:p>
              </table:table-cell>
            </table:table-row>
            <table:table-row>
              <table:table-cell office:value-type="string">
                <text:p>GKD-b_10_n25_m7</text:p>
              </table:table-cell>
              <table:table-cell office:value-type="float" office:value="27.9855600000001">
                <text:p>27.9855600000001</text:p>
              </table:table-cell>
              <table:table-cell office:value-type="float" office:value="24.3964300000003">
                <text:p>24.3964300000003</text:p>
              </table:table-cell>
            </table:table-row>
            <table:table-row>
              <table:table-cell office:value-type="string">
                <text:p>GKD-b_11_n50_m5</text:p>
              </table:table-cell>
              <table:table-cell office:value-type="float" office:value="3.70845999999995">
                <text:p>3.70845999999995</text:p>
              </table:table-cell>
              <table:table-cell office:value-type="float" office:value="5.21663999999998">
                <text:p>5.21663999999998</text:p>
              </table:table-cell>
            </table:table-row>
            <table:table-row>
              <table:table-cell office:value-type="string">
                <text:p>GKD-b_12_n50_m5</text:p>
              </table:table-cell>
              <table:table-cell office:value-type="float" office:value="3.39095999999995">
                <text:p>3.39095999999995</text:p>
              </table:table-cell>
              <table:table-cell office:value-type="float" office:value="8.90037000000007">
                <text:p>8.90037000000007</text:p>
              </table:table-cell>
            </table:table-row>
            <table:table-row>
              <table:table-cell office:value-type="string">
                <text:p>GKD-b_13_n50_m5</text:p>
              </table:table-cell>
              <table:table-cell office:value-type="float" office:value="12.36152">
                <text:p>12.36152</text:p>
              </table:table-cell>
              <table:table-cell office:value-type="float" office:value="9.97775000000001">
                <text:p>9.97775000000001</text:p>
              </table:table-cell>
            </table:table-row>
            <table:table-row>
              <table:table-cell office:value-type="string">
                <text:p>GKD-b_14_n50_m5</text:p>
              </table:table-cell>
              <table:table-cell office:value-type="float" office:value="4.32266999999996">
                <text:p>4.32266999999996</text:p>
              </table:table-cell>
              <table:table-cell office:value-type="float" office:value="9.53914999999989">
                <text:p>9.53914999999989</text:p>
              </table:table-cell>
            </table:table-row>
            <table:table-row>
              <table:table-cell office:value-type="string">
                <text:p>GKD-b_15_n50_m5</text:p>
              </table:table-cell>
              <table:table-cell office:value-type="float" office:value="9.95691999999997">
                <text:p>9.95691999999997</text:p>
              </table:table-cell>
              <table:table-cell office:value-type="float" office:value="4.16255999999999">
                <text:p>4.16255999999999</text:p>
              </table:table-cell>
            </table:table-row>
            <table:table-row>
              <table:table-cell office:value-type="string">
                <text:p>GKD-b_16_n50_m15</text:p>
              </table:table-cell>
              <table:table-cell office:value-type="float" office:value="85.31007">
                <text:p>85.31007</text:p>
              </table:table-cell>
              <table:table-cell office:value-type="float" office:value="34.84225">
                <text:p>34.84225</text:p>
              </table:table-cell>
            </table:table-row>
            <table:table-row>
              <table:table-cell office:value-type="string">
                <text:p>GKD-b_17_n50_m15</text:p>
              </table:table-cell>
              <table:table-cell office:value-type="float" office:value="86.1930299999997">
                <text:p>86.1930299999997</text:p>
              </table:table-cell>
              <table:table-cell office:value-type="float" office:value="4.35510999999994">
                <text:p>4.35510999999994</text:p>
              </table:table-cell>
            </table:table-row>
            <table:table-row>
              <table:table-cell office:value-type="string">
                <text:p>GKD-b_18_n50_m15</text:p>
              </table:table-cell>
              <table:table-cell office:value-type="float" office:value="79.3979100000001">
                <text:p>79.3979100000001</text:p>
              </table:table-cell>
              <table:table-cell office:value-type="float" office:value="52.9814800000001">
                <text:p>52.9814800000001</text:p>
              </table:table-cell>
            </table:table-row>
            <table:table-row>
              <table:table-cell office:value-type="string">
                <text:p>GKD-b_19_n50_m15</text:p>
              </table:table-cell>
              <table:table-cell office:value-type="float" office:value="68.2434600000001">
                <text:p>68.2434600000001</text:p>
              </table:table-cell>
              <table:table-cell office:value-type="float" office:value="28.40986">
                <text:p>28.40986</text:p>
              </table:table-cell>
            </table:table-row>
            <table:table-row>
              <table:table-cell office:value-type="string">
                <text:p>GKD-b_20_n50_m15</text:p>
              </table:table-cell>
              <table:table-cell office:value-type="float" office:value="87.0334800000001">
                <text:p>87.0334800000001</text:p>
              </table:table-cell>
              <table:table-cell office:value-type="float" office:value="75.9997000000001">
                <text:p>75.9997000000001</text:p>
              </table:table-cell>
            </table:table-row>
            <table:table-row>
              <table:table-cell office:value-type="string">
                <text:p>GKD-b_21_n100_m10</text:p>
              </table:table-cell>
              <table:table-cell office:value-type="float" office:value="46.8106100000001">
                <text:p>46.8106100000001</text:p>
              </table:table-cell>
              <table:table-cell office:value-type="float" office:value="23.40483">
                <text:p>23.40483</text:p>
              </table:table-cell>
            </table:table-row>
            <table:table-row>
              <table:table-cell office:value-type="string">
                <text:p>GKD-b_22_n100_m10</text:p>
              </table:table-cell>
              <table:table-cell office:value-type="float" office:value="62.0779600000001">
                <text:p>62.0779600000001</text:p>
              </table:table-cell>
              <table:table-cell office:value-type="float" office:value="27.1431899999998">
                <text:p>27.1431899999998</text:p>
              </table:table-cell>
            </table:table-row>
            <table:table-row>
              <table:table-cell office:value-type="string">
                <text:p>GKD-b_23_n100_m10</text:p>
              </table:table-cell>
              <table:table-cell office:value-type="float" office:value="41.9542000000001">
                <text:p>41.9542000000001</text:p>
              </table:table-cell>
              <table:table-cell office:value-type="float" office:value="2.3140800000001">
                <text:p>2.3140800000001</text:p>
              </table:table-cell>
            </table:table-row>
            <table:table-row>
              <table:table-cell office:value-type="string">
                <text:p>GKD-b_24_n100_m10</text:p>
              </table:table-cell>
              <table:table-cell office:value-type="float" office:value="30.8622">
                <text:p>30.8622</text:p>
              </table:table-cell>
              <table:table-cell office:value-type="float" office:value="30.2877000000001">
                <text:p>30.2877000000001</text:p>
              </table:table-cell>
            </table:table-row>
            <table:table-row>
              <table:table-cell office:value-type="string">
                <text:p>GKD-b_25_n100_m10</text:p>
              </table:table-cell>
              <table:table-cell office:value-type="float" office:value="41.4957999999999">
                <text:p>41.4957999999999</text:p>
              </table:table-cell>
              <table:table-cell office:value-type="float" office:value="26.7099799999999">
                <text:p>26.7099799999999</text:p>
              </table:table-cell>
            </table:table-row>
            <table:table-row>
              <table:table-cell office:value-type="string">
                <text:p>GKD-b_26_n100_m30</text:p>
              </table:table-cell>
              <table:table-cell office:value-type="float" office:value="159.1921">
                <text:p>159.1921</text:p>
              </table:table-cell>
              <table:table-cell office:value-type="float" office:value="115.165959999999">
                <text:p>115.165959999999</text:p>
              </table:table-cell>
            </table:table-row>
            <table:table-row>
              <table:table-cell office:value-type="string">
                <text:p>GKD-b_27_n100_m30</text:p>
              </table:table-cell>
              <table:table-cell office:value-type="float" office:value="144.94557">
                <text:p>144.94557</text:p>
              </table:table-cell>
              <table:table-cell office:value-type="float" office:value="57.5362900000002">
                <text:p>57.5362900000002</text:p>
              </table:table-cell>
            </table:table-row>
            <table:table-row>
              <table:table-cell office:value-type="string">
                <text:p>GKD-b_28_n100_m30</text:p>
              </table:table-cell>
              <table:table-cell office:value-type="float" office:value="183.222350000001">
                <text:p>183.222350000001</text:p>
              </table:table-cell>
              <table:table-cell office:value-type="float" office:value="152.52441">
                <text:p>152.52441</text:p>
              </table:table-cell>
            </table:table-row>
            <table:table-row>
              <table:table-cell office:value-type="string">
                <text:p>GKD-b_29_n100_m30</text:p>
              </table:table-cell>
              <table:table-cell office:value-type="float" office:value="166.68984">
                <text:p>166.68984</text:p>
              </table:table-cell>
              <table:table-cell office:value-type="float" office:value="221.222229999998">
                <text:p>221.222229999998</text:p>
              </table:table-cell>
            </table:table-row>
            <table:table-row>
              <table:table-cell office:value-type="string">
                <text:p>GKD-b_30_n100_m30</text:p>
              </table:table-cell>
              <table:table-cell office:value-type="float" office:value="174.88438">
                <text:p>174.88438</text:p>
              </table:table-cell>
              <table:table-cell office:value-type="float" office:value="72.2117699999997">
                <text:p>72.2117699999997</text:p>
              </table:table-cell>
            </table:table-row>
            <table:table-row>
              <table:table-cell office:value-type="string">
                <text:p>GKD-b_31_n125_m12</text:p>
              </table:table-cell>
              <table:table-cell office:value-type="float" office:value="37.41349">
                <text:p>37.41349</text:p>
              </table:table-cell>
              <table:table-cell office:value-type="float" office:value="6.00003000000001">
                <text:p>6.00003000000001</text:p>
              </table:table-cell>
            </table:table-row>
            <table:table-row>
              <table:table-cell office:value-type="string">
                <text:p>GKD-b_32_n125_m12</text:p>
              </table:table-cell>
              <table:table-cell office:value-type="float" office:value="38.0422700000001">
                <text:p>38.0422700000001</text:p>
              </table:table-cell>
              <table:table-cell office:value-type="float" office:value="36.8051800000003">
                <text:p>36.8051800000003</text:p>
              </table:table-cell>
            </table:table-row>
            <table:table-row>
              <table:table-cell office:value-type="string">
                <text:p>GKD-b_33_n125_m12</text:p>
              </table:table-cell>
              <table:table-cell office:value-type="float" office:value="47.3174699999998">
                <text:p>47.3174699999998</text:p>
              </table:table-cell>
              <table:table-cell office:value-type="float" office:value="43.9422800000007">
                <text:p>43.9422800000007</text:p>
              </table:table-cell>
            </table:table-row>
            <table:table-row>
              <table:table-cell office:value-type="string">
                <text:p>GKD-b_34_n125_m12</text:p>
              </table:table-cell>
              <table:table-cell office:value-type="float" office:value="46.2715800000003">
                <text:p>46.2715800000003</text:p>
              </table:table-cell>
              <table:table-cell office:value-type="float" office:value="35.5444599999998">
                <text:p>35.5444599999998</text:p>
              </table:table-cell>
            </table:table-row>
            <table:table-row>
              <table:table-cell office:value-type="string">
                <text:p>GKD-b_35_n125_m12</text:p>
              </table:table-cell>
              <table:table-cell office:value-type="float" office:value="65.1959699999999">
                <text:p>65.1959699999999</text:p>
              </table:table-cell>
              <table:table-cell office:value-type="float" office:value="3.47156000000007">
                <text:p>3.47156000000007</text:p>
              </table:table-cell>
            </table:table-row>
            <table:table-row>
              <table:table-cell office:value-type="string">
                <text:p>GKD-b_36_n125_m37</text:p>
              </table:table-cell>
              <table:table-cell office:value-type="float" office:value="175.994250000001">
                <text:p>175.994250000001</text:p>
              </table:table-cell>
              <table:table-cell office:value-type="float" office:value="428.742189999999">
                <text:p>428.742189999999</text:p>
              </table:table-cell>
            </table:table-row>
            <table:table-row>
              <table:table-cell office:value-type="string">
                <text:p>GKD-b_37_n125_m37</text:p>
              </table:table-cell>
              <table:table-cell office:value-type="float" office:value="261.64411">
                <text:p>261.64411</text:p>
              </table:table-cell>
              <table:table-cell office:value-type="float" office:value="237.804120000002">
                <text:p>237.804120000002</text:p>
              </table:table-cell>
            </table:table-row>
            <table:table-row>
              <table:table-cell office:value-type="string">
                <text:p>GKD-b_38_n125_m37</text:p>
              </table:table-cell>
              <table:table-cell office:value-type="float" office:value="256.00864">
                <text:p>256.00864</text:p>
              </table:table-cell>
              <table:table-cell office:value-type="float" office:value="113.18394">
                <text:p>113.18394</text:p>
              </table:table-cell>
            </table:table-row>
            <table:table-row>
              <table:table-cell office:value-type="string">
                <text:p>GKD-b_39_n125_m37</text:p>
              </table:table-cell>
              <table:table-cell office:value-type="float" office:value="200.725829999998">
                <text:p>200.725829999998</text:p>
              </table:table-cell>
              <table:table-cell office:value-type="float" office:value="87.0386900000021">
                <text:p>87.0386900000021</text:p>
              </table:table-cell>
            </table:table-row>
            <table:table-row>
              <table:table-cell office:value-type="string">
                <text:p>GKD-b_40_n125_m37</text:p>
              </table:table-cell>
              <table:table-cell office:value-type="float" office:value="228.608850000001">
                <text:p>228.608850000001</text:p>
              </table:table-cell>
              <table:table-cell office:value-type="float" office:value="354.652419999999">
                <text:p>354.652419999999</text:p>
              </table:table-cell>
            </table:table-row>
            <table:table-row>
              <table:table-cell office:value-type="string">
                <text:p>GKD-b_41_n150_m15</text:p>
              </table:table-cell>
              <table:table-cell office:value-type="float" office:value="70.3976600000005">
                <text:p>70.3976600000005</text:p>
              </table:table-cell>
              <table:table-cell office:value-type="float" office:value="45.2523999999999">
                <text:p>45.2523999999999</text:p>
              </table:table-cell>
            </table:table-row>
            <table:table-row>
              <table:table-cell office:value-type="string">
                <text:p>GKD-b_42_n150_m15</text:p>
              </table:table-cell>
              <table:table-cell office:value-type="float" office:value="54.8517800000002">
                <text:p>54.8517800000002</text:p>
              </table:table-cell>
              <table:table-cell office:value-type="float" office:value="59.8408299999999">
                <text:p>59.8408299999999</text:p>
              </table:table-cell>
            </table:table-row>
            <table:table-row>
              <table:table-cell office:value-type="string">
                <text:p>GKD-b_43_n150_m15</text:p>
              </table:table-cell>
              <table:table-cell office:value-type="float" office:value="62.5633100000002">
                <text:p>62.5633100000002</text:p>
              </table:table-cell>
              <table:table-cell office:value-type="float" office:value="26.4035899999999">
                <text:p>26.4035899999999</text:p>
              </table:table-cell>
            </table:table-row>
            <table:table-row>
              <table:table-cell office:value-type="string">
                <text:p>GKD-b_44_n150_m15</text:p>
              </table:table-cell>
              <table:table-cell office:value-type="float" office:value="52.37778">
                <text:p>52.37778</text:p>
              </table:table-cell>
              <table:table-cell office:value-type="float" office:value="49.3347800000004">
                <text:p>49.3347800000004</text:p>
              </table:table-cell>
            </table:table-row>
            <table:table-row>
              <table:table-cell office:value-type="string">
                <text:p>GKD-b_45_n150_m15</text:p>
              </table:table-cell>
              <table:table-cell office:value-type="float" office:value="71.3002799999997">
                <text:p>71.3002799999997</text:p>
              </table:table-cell>
              <table:table-cell office:value-type="float" office:value="34.50486">
                <text:p>34.50486</text:p>
              </table:table-cell>
            </table:table-row>
            <table:table-row>
              <table:table-cell office:value-type="string">
                <text:p>GKD-b_46_n150_m45</text:p>
              </table:table-cell>
              <table:table-cell office:value-type="float" office:value="278.19416">
                <text:p>278.19416</text:p>
              </table:table-cell>
              <table:table-cell office:value-type="float" office:value="553.150189999999">
                <text:p>553.150189999999</text:p>
              </table:table-cell>
            </table:table-row>
            <table:table-row>
              <table:table-cell office:value-type="string">
                <text:p>GKD-b_47_n150_m45</text:p>
              </table:table-cell>
              <table:table-cell office:value-type="float" office:value="293.37476">
                <text:p>293.37476</text:p>
              </table:table-cell>
              <table:table-cell office:value-type="float" office:value="131.977779999998">
                <text:p>131.977779999998</text:p>
              </table:table-cell>
            </table:table-row>
            <table:table-row>
              <table:table-cell office:value-type="string">
                <text:p>GKD-b_48_n150_m45</text:p>
              </table:table-cell>
              <table:table-cell office:value-type="float" office:value="258.72277">
                <text:p>258.72277</text:p>
              </table:table-cell>
              <table:table-cell office:value-type="float" office:value="133.528610000001">
                <text:p>133.528610000001</text:p>
              </table:table-cell>
            </table:table-row>
            <table:table-row>
              <table:table-cell office:value-type="string">
                <text:p>GKD-b_49_n150_m45</text:p>
              </table:table-cell>
              <table:table-cell office:value-type="float" office:value="265.842630000001">
                <text:p>265.842630000001</text:p>
              </table:table-cell>
              <table:table-cell office:value-type="float" office:value="479.936570000002">
                <text:p>479.936570000002</text:p>
              </table:table-cell>
            </table:table-row>
            <table:table-row>
              <table:table-cell office:value-type="string">
                <text:p>GKD-b_50_n150_m45</text:p>
              </table:table-cell>
              <table:table-cell office:value-type="float" office:value="288.744349999998">
                <text:p>288.744349999998</text:p>
              </table:table-cell>
              <table:table-cell office:value-type="float" office:value="265.075159999999">
                <text:p>265.075159999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8cm" svg:y="3.952cm" style:legend-expansion="high" chart:style-name="ch2"/>
        <chart:plot-area chart:style-name="ch3" table:cell-range-address="'2021-22'.AD117:'2021-22'.AD167 '2021-22'.AG117:'2021-22'.AH167" chart:data-source-has-labels="both" svg:x="0.32cm" svg:y="0.18cm" svg:width="12.958cm" svg:height="8.64cm">
          <chartooo:coordinate-region svg:x="2.159cm" svg:y="0.379cm" svg:width="11.119cm" svg:height="8.242cm"/>
          <chart:axis chart:dimension="x" chart:name="primary-x" chart:style-name="ch4" chartooo:axis-type="auto">
            <chartooo:date-scale/>
            <chart:categories table:cell-range-address="'2021-22'.AD118:'2021-22'.AD1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-22'.AG118:'2021-22'.AG167" chart:label-cell-address="'2021-22'.AG117:'2021-22'.AG117" chart:class="chart:line">
            <chart:data-point chart:repeated="50"/>
          </chart:series>
          <chart:series chart:style-name="ch8" chart:values-cell-range-address="'2021-22'.AH118:'2021-22'.AH167" chart:label-cell-address="'2021-22'.AH117:'2021-22'.AH117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</text:p>
                <draw:g>
                  <svg:desc>'2021-22'.AG117:'2021-22'.AG117</svg:desc>
                </draw:g>
              </table:table-cell>
              <table:table-cell office:value-type="string">
                <text:p>ILS-BL</text:p>
                <draw:g>
                  <svg:desc>'2021-22'.AH117:'2021-22'.AH1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KD-b_1_n25_m2</text:p>
                <draw:g>
                  <svg:desc>'2021-22'.AD118:'2021-22'.AD167</svg:desc>
                </draw:g>
              </table:table-cell>
              <table:table-cell office:value-type="float" office:value="-3.23127312530843">
                <text:p>-3.23127312530843</text:p>
                <draw:g>
                  <svg:desc>'2021-22'.AG118:'2021-22'.AG167</svg:desc>
                </draw:g>
              </table:table-cell>
              <table:table-cell office:value-type="float" office:value="-1.97692475219908">
                <text:p>-1.97692475219908</text:p>
                <draw:g>
                  <svg:desc>'2021-22'.AH118:'2021-22'.AH167</svg:desc>
                </draw:g>
              </table:table-cell>
            </table:table-row>
            <table:table-row>
              <table:table-cell office:value-type="string">
                <text:p>GKD-b_2_n25_m2</text:p>
              </table:table-cell>
              <table:table-cell office:value-type="float" office:value="-3.279683551787">
                <text:p>-3.279683551787</text:p>
              </table:table-cell>
              <table:table-cell office:value-type="float" office:value="-1.96013956032698">
                <text:p>-1.96013956032698</text:p>
              </table:table-cell>
            </table:table-row>
            <table:table-row>
              <table:table-cell office:value-type="string">
                <text:p>GKD-b_3_n25_m2</text:p>
              </table:table-cell>
              <table:table-cell office:value-type="float" office:value="-3.28456495157712">
                <text:p>-3.28456495157712</text:p>
              </table:table-cell>
              <table:table-cell office:value-type="float" office:value="-1.97538398142298">
                <text:p>-1.97538398142298</text:p>
              </table:table-cell>
            </table:table-row>
            <table:table-row>
              <table:table-cell office:value-type="string">
                <text:p>GKD-b_4_n25_m2</text:p>
              </table:table-cell>
              <table:table-cell office:value-type="float" office:value="-3.27924550077419">
                <text:p>-3.27924550077419</text:p>
              </table:table-cell>
              <table:table-cell office:value-type="float" office:value="-1.9822436197371">
                <text:p>-1.9822436197371</text:p>
              </table:table-cell>
            </table:table-row>
            <table:table-row>
              <table:table-cell office:value-type="string">
                <text:p>GKD-b_5_n25_m2</text:p>
              </table:table-cell>
              <table:table-cell office:value-type="float" office:value="-3.28836989802832">
                <text:p>-3.28836989802832</text:p>
              </table:table-cell>
              <table:table-cell office:value-type="float" office:value="-1.97030384559832">
                <text:p>-1.97030384559832</text:p>
              </table:table-cell>
            </table:table-row>
            <table:table-row>
              <table:table-cell office:value-type="string">
                <text:p>GKD-b_6_n25_m7</text:p>
              </table:table-cell>
              <table:table-cell office:value-type="float" office:value="0.0957755754254527">
                <text:p>0.0957755754254527</text:p>
              </table:table-cell>
              <table:table-cell office:value-type="float" office:value="-0.945889892206796">
                <text:p>-0.945889892206796</text:p>
              </table:table-cell>
            </table:table-row>
            <table:table-row>
              <table:table-cell office:value-type="string">
                <text:p>GKD-b_7_n25_m7</text:p>
              </table:table-cell>
              <table:table-cell office:value-type="float" office:value="0.0947564938702966">
                <text:p>0.0947564938702966</text:p>
              </table:table-cell>
              <table:table-cell office:value-type="float" office:value="-1.03383697092075">
                <text:p>-1.03383697092075</text:p>
              </table:table-cell>
            </table:table-row>
            <table:table-row>
              <table:table-cell office:value-type="string">
                <text:p>GKD-b_8_n25_m7</text:p>
              </table:table-cell>
              <table:table-cell office:value-type="float" office:value="0.0957234495364988">
                <text:p>0.0957234495364988</text:p>
              </table:table-cell>
              <table:table-cell office:value-type="float" office:value="-0.981719663949601">
                <text:p>-0.981719663949601</text:p>
              </table:table-cell>
            </table:table-row>
            <table:table-row>
              <table:table-cell office:value-type="string">
                <text:p>GKD-b_9_n25_m7</text:p>
              </table:table-cell>
              <table:table-cell office:value-type="float" office:value="0.093796937654207">
                <text:p>0.093796937654207</text:p>
              </table:table-cell>
              <table:table-cell office:value-type="float" office:value="-1.15024366263989">
                <text:p>-1.15024366263989</text:p>
              </table:table-cell>
            </table:table-row>
            <table:table-row>
              <table:table-cell office:value-type="string">
                <text:p>GKD-b_10_n25_m7</text:p>
              </table:table-cell>
              <table:table-cell office:value-type="float" office:value="0.0878977714991325">
                <text:p>0.0878977714991325</text:p>
              </table:table-cell>
              <table:table-cell office:value-type="float" office:value="-1.06946446835353">
                <text:p>-1.06946446835353</text:p>
              </table:table-cell>
            </table:table-row>
            <table:table-row>
              <table:table-cell office:value-type="string">
                <text:p>GKD-b_11_n50_m5</text:p>
              </table:table-cell>
              <table:table-cell office:value-type="float" office:value="0.769488924901202">
                <text:p>0.769488924901202</text:p>
              </table:table-cell>
              <table:table-cell office:value-type="float" office:value="-0.812650360019609">
                <text:p>-0.812650360019609</text:p>
              </table:table-cell>
            </table:table-row>
            <table:table-row>
              <table:table-cell office:value-type="string">
                <text:p>GKD-b_12_n50_m5</text:p>
              </table:table-cell>
              <table:table-cell office:value-type="float" office:value="0.767107928090311">
                <text:p>0.767107928090311</text:p>
              </table:table-cell>
              <table:table-cell office:value-type="float" office:value="-0.802350619180005">
                <text:p>-0.802350619180005</text:p>
              </table:table-cell>
            </table:table-row>
            <table:table-row>
              <table:table-cell office:value-type="string">
                <text:p>GKD-b_13_n50_m5</text:p>
              </table:table-cell>
              <table:table-cell office:value-type="float" office:value="0.763614303366228">
                <text:p>0.763614303366228</text:p>
              </table:table-cell>
              <table:table-cell office:value-type="float" office:value="-0.734700122835581">
                <text:p>-0.734700122835581</text:p>
              </table:table-cell>
            </table:table-row>
            <table:table-row>
              <table:table-cell office:value-type="string">
                <text:p>GKD-b_14_n50_m5</text:p>
              </table:table-cell>
              <table:table-cell office:value-type="float" office:value="0.772651338314252">
                <text:p>0.772651338314252</text:p>
              </table:table-cell>
              <table:table-cell office:value-type="float" office:value="-0.79194299758303">
                <text:p>-0.79194299758303</text:p>
              </table:table-cell>
            </table:table-row>
            <table:table-row>
              <table:table-cell office:value-type="string">
                <text:p>GKD-b_15_n50_m5</text:p>
              </table:table-cell>
              <table:table-cell office:value-type="float" office:value="0.764917235582666">
                <text:p>0.764917235582666</text:p>
              </table:table-cell>
              <table:table-cell office:value-type="float" office:value="-0.804249156285959">
                <text:p>-0.804249156285959</text:p>
              </table:table-cell>
            </table:table-row>
            <table:table-row>
              <table:table-cell office:value-type="string">
                <text:p>GKD-b_16_n50_m15</text:p>
              </table:table-cell>
              <table:table-cell office:value-type="float" office:value="0.805196919340673">
                <text:p>0.805196919340673</text:p>
              </table:table-cell>
              <table:table-cell office:value-type="float" office:value="-0.433412748585228">
                <text:p>-0.433412748585228</text:p>
              </table:table-cell>
            </table:table-row>
            <table:table-row>
              <table:table-cell office:value-type="string">
                <text:p>GKD-b_17_n50_m15</text:p>
              </table:table-cell>
              <table:table-cell office:value-type="float" office:value="0.808175443548189">
                <text:p>0.808175443548189</text:p>
              </table:table-cell>
              <table:table-cell office:value-type="float" office:value="-0.470663555283379">
                <text:p>-0.470663555283379</text:p>
              </table:table-cell>
            </table:table-row>
            <table:table-row>
              <table:table-cell office:value-type="string">
                <text:p>GKD-b_18_n50_m15</text:p>
              </table:table-cell>
              <table:table-cell office:value-type="float" office:value="0.80284114280681">
                <text:p>0.80284114280681</text:p>
              </table:table-cell>
              <table:table-cell office:value-type="float" office:value="-0.220761588559541">
                <text:p>-0.220761588559541</text:p>
              </table:table-cell>
            </table:table-row>
            <table:table-row>
              <table:table-cell office:value-type="string">
                <text:p>GKD-b_19_n50_m15</text:p>
              </table:table-cell>
              <table:table-cell office:value-type="float" office:value="0.80346163945742">
                <text:p>0.80346163945742</text:p>
              </table:table-cell>
              <table:table-cell office:value-type="float" office:value="-0.468945532145716">
                <text:p>-0.468945532145716</text:p>
              </table:table-cell>
            </table:table-row>
            <table:table-row>
              <table:table-cell office:value-type="string">
                <text:p>GKD-b_20_n50_m15</text:p>
              </table:table-cell>
              <table:table-cell office:value-type="float" office:value="0.804132056152507">
                <text:p>0.804132056152507</text:p>
              </table:table-cell>
              <table:table-cell office:value-type="float" office:value="-0.287638189615707">
                <text:p>-0.287638189615707</text:p>
              </table:table-cell>
            </table:table-row>
            <table:table-row>
              <table:table-cell office:value-type="string">
                <text:p>GKD-b_21_n100_m10</text:p>
              </table:table-cell>
              <table:table-cell office:value-type="float" office:value="1.61297739356541">
                <text:p>1.61297739356541</text:p>
              </table:table-cell>
              <table:table-cell office:value-type="float" office:value="-0.0624836922075627">
                <text:p>-0.0624836922075627</text:p>
              </table:table-cell>
            </table:table-row>
            <table:table-row>
              <table:table-cell office:value-type="string">
                <text:p>GKD-b_22_n100_m10</text:p>
              </table:table-cell>
              <table:table-cell office:value-type="float" office:value="1.61524196647245">
                <text:p>1.61524196647245</text:p>
              </table:table-cell>
              <table:table-cell office:value-type="float" office:value="0.155877228899628">
                <text:p>0.155877228899628</text:p>
              </table:table-cell>
            </table:table-row>
            <table:table-row>
              <table:table-cell office:value-type="string">
                <text:p>GKD-b_23_n100_m10</text:p>
              </table:table-cell>
              <table:table-cell office:value-type="float" office:value="1.62063430420843">
                <text:p>1.62063430420843</text:p>
              </table:table-cell>
              <table:table-cell office:value-type="float" office:value="-0.315281518433682">
                <text:p>-0.315281518433682</text:p>
              </table:table-cell>
            </table:table-row>
            <table:table-row>
              <table:table-cell office:value-type="string">
                <text:p>GKD-b_24_n100_m10</text:p>
              </table:table-cell>
              <table:table-cell office:value-type="float" office:value="1.6149218164849">
                <text:p>1.6149218164849</text:p>
              </table:table-cell>
              <table:table-cell office:value-type="float" office:value="0.155040109538372">
                <text:p>0.155040109538372</text:p>
              </table:table-cell>
            </table:table-row>
            <table:table-row>
              <table:table-cell office:value-type="string">
                <text:p>GKD-b_25_n100_m10</text:p>
              </table:table-cell>
              <table:table-cell office:value-type="float" office:value="1.612591229053">
                <text:p>1.612591229053</text:p>
              </table:table-cell>
              <table:table-cell office:value-type="float" office:value="0.0280877765774654">
                <text:p>0.0280877765774654</text:p>
              </table:table-cell>
            </table:table-row>
            <table:table-row>
              <table:table-cell office:value-type="string">
                <text:p>GKD-b_26_n100_m30</text:p>
              </table:table-cell>
              <table:table-cell office:value-type="float" office:value="1.63237248886976">
                <text:p>1.63237248886976</text:p>
              </table:table-cell>
              <table:table-cell office:value-type="float" office:value="0.420761437647994">
                <text:p>0.420761437647994</text:p>
              </table:table-cell>
            </table:table-row>
            <table:table-row>
              <table:table-cell office:value-type="string">
                <text:p>GKD-b_27_n100_m30</text:p>
              </table:table-cell>
              <table:table-cell office:value-type="float" office:value="1.62704232922565">
                <text:p>1.62704232922565</text:p>
              </table:table-cell>
              <table:table-cell office:value-type="float" office:value="0.217893076883535">
                <text:p>0.217893076883535</text:p>
              </table:table-cell>
            </table:table-row>
            <table:table-row>
              <table:table-cell office:value-type="string">
                <text:p>GKD-b_28_n100_m30</text:p>
              </table:table-cell>
              <table:table-cell office:value-type="float" office:value="1.63589590223005">
                <text:p>1.63589590223005</text:p>
              </table:table-cell>
              <table:table-cell office:value-type="float" office:value="0.527127826277841">
                <text:p>0.527127826277841</text:p>
              </table:table-cell>
            </table:table-row>
            <table:table-row>
              <table:table-cell office:value-type="string">
                <text:p>GKD-b_29_n100_m30</text:p>
              </table:table-cell>
              <table:table-cell office:value-type="float" office:value="1.63246025704938">
                <text:p>1.63246025704938</text:p>
              </table:table-cell>
              <table:table-cell office:value-type="float" office:value="0.508427550927331">
                <text:p>0.508427550927331</text:p>
              </table:table-cell>
            </table:table-row>
            <table:table-row>
              <table:table-cell office:value-type="string">
                <text:p>GKD-b_30_n100_m30</text:p>
              </table:table-cell>
              <table:table-cell office:value-type="float" office:value="1.63072532217412">
                <text:p>1.63072532217412</text:p>
              </table:table-cell>
              <table:table-cell office:value-type="float" office:value="0.353625304998362">
                <text:p>0.353625304998362</text:p>
              </table:table-cell>
            </table:table-row>
            <table:table-row>
              <table:table-cell office:value-type="string">
                <text:p>GKD-b_31_n125_m12</text:p>
              </table:table-cell>
              <table:table-cell office:value-type="float" office:value="1.89847050497696">
                <text:p>1.89847050497696</text:p>
              </table:table-cell>
              <table:table-cell office:value-type="float" office:value="-0.0446973057648462">
                <text:p>-0.0446973057648462</text:p>
              </table:table-cell>
            </table:table-row>
            <table:table-row>
              <table:table-cell office:value-type="string">
                <text:p>GKD-b_32_n125_m12</text:p>
              </table:table-cell>
              <table:table-cell office:value-type="float" office:value="1.89692047919711">
                <text:p>1.89692047919711</text:p>
              </table:table-cell>
              <table:table-cell office:value-type="float" office:value="0.477616825563623">
                <text:p>0.477616825563623</text:p>
              </table:table-cell>
            </table:table-row>
            <table:table-row>
              <table:table-cell office:value-type="string">
                <text:p>GKD-b_33_n125_m12</text:p>
              </table:table-cell>
              <table:table-cell office:value-type="float" office:value="1.90150214574825">
                <text:p>1.90150214574825</text:p>
              </table:table-cell>
              <table:table-cell office:value-type="float" office:value="0.29088554380568">
                <text:p>0.29088554380568</text:p>
              </table:table-cell>
            </table:table-row>
            <table:table-row>
              <table:table-cell office:value-type="string">
                <text:p>GKD-b_34_n125_m12</text:p>
              </table:table-cell>
              <table:table-cell office:value-type="float" office:value="1.89754354141668">
                <text:p>1.89754354141668</text:p>
              </table:table-cell>
              <table:table-cell office:value-type="float" office:value="0.300499178736332">
                <text:p>0.300499178736332</text:p>
              </table:table-cell>
            </table:table-row>
            <table:table-row>
              <table:table-cell office:value-type="string">
                <text:p>GKD-b_35_n125_m12</text:p>
              </table:table-cell>
              <table:table-cell office:value-type="float" office:value="1.89948238821946">
                <text:p>1.89948238821946</text:p>
              </table:table-cell>
              <table:table-cell office:value-type="float" office:value="0.140912573038986">
                <text:p>0.140912573038986</text:p>
              </table:table-cell>
            </table:table-row>
            <table:table-row>
              <table:table-cell office:value-type="string">
                <text:p>GKD-b_36_n125_m37</text:p>
              </table:table-cell>
              <table:table-cell office:value-type="float" office:value="1.91156146678099">
                <text:p>1.91156146678099</text:p>
              </table:table-cell>
              <table:table-cell office:value-type="float" office:value="0.599459671858004">
                <text:p>0.599459671858004</text:p>
              </table:table-cell>
            </table:table-row>
            <table:table-row>
              <table:table-cell office:value-type="string">
                <text:p>GKD-b_37_n125_m37</text:p>
              </table:table-cell>
              <table:table-cell office:value-type="float" office:value="1.91092953986094">
                <text:p>1.91092953986094</text:p>
              </table:table-cell>
              <table:table-cell office:value-type="float" office:value="0.647819737228312">
                <text:p>0.647819737228312</text:p>
              </table:table-cell>
            </table:table-row>
            <table:table-row>
              <table:table-cell office:value-type="string">
                <text:p>GKD-b_38_n125_m37</text:p>
              </table:table-cell>
              <table:table-cell office:value-type="float" office:value="1.90891819811022">
                <text:p>1.90891819811022</text:p>
              </table:table-cell>
              <table:table-cell office:value-type="float" office:value="0.502907034329492">
                <text:p>0.502907034329492</text:p>
              </table:table-cell>
            </table:table-row>
            <table:table-row>
              <table:table-cell office:value-type="string">
                <text:p>GKD-b_39_n125_m37</text:p>
              </table:table-cell>
              <table:table-cell office:value-type="float" office:value="1.90548472907988">
                <text:p>1.90548472907988</text:p>
              </table:table-cell>
              <table:table-cell office:value-type="float" office:value="0.642398174961388">
                <text:p>0.642398174961388</text:p>
              </table:table-cell>
            </table:table-row>
            <table:table-row>
              <table:table-cell office:value-type="string">
                <text:p>GKD-b_40_n125_m37</text:p>
              </table:table-cell>
              <table:table-cell office:value-type="float" office:value="1.92024033803318">
                <text:p>1.92024033803318</text:p>
              </table:table-cell>
              <table:table-cell office:value-type="float" office:value="0.56630069028175">
                <text:p>0.56630069028175</text:p>
              </table:table-cell>
            </table:table-row>
            <table:table-row>
              <table:table-cell office:value-type="string">
                <text:p>GKD-b_41_n150_m15</text:p>
              </table:table-cell>
              <table:table-cell office:value-type="float" office:value="2.14192435664299">
                <text:p>2.14192435664299</text:p>
              </table:table-cell>
              <table:table-cell office:value-type="float" office:value="0.716972755135261">
                <text:p>0.716972755135261</text:p>
              </table:table-cell>
            </table:table-row>
            <table:table-row>
              <table:table-cell office:value-type="string">
                <text:p>GKD-b_42_n150_m15</text:p>
              </table:table-cell>
              <table:table-cell office:value-type="float" office:value="2.13674358548852">
                <text:p>2.13674358548852</text:p>
              </table:table-cell>
              <table:table-cell office:value-type="float" office:value="0.688912840693031">
                <text:p>0.688912840693031</text:p>
              </table:table-cell>
            </table:table-row>
            <table:table-row>
              <table:table-cell office:value-type="string">
                <text:p>GKD-b_43_n150_m15</text:p>
              </table:table-cell>
              <table:table-cell office:value-type="float" office:value="2.13843928731791">
                <text:p>2.13843928731791</text:p>
              </table:table-cell>
              <table:table-cell office:value-type="float" office:value="0.538788878073453">
                <text:p>0.538788878073453</text:p>
              </table:table-cell>
            </table:table-row>
            <table:table-row>
              <table:table-cell office:value-type="string">
                <text:p>GKD-b_44_n150_m15</text:p>
              </table:table-cell>
              <table:table-cell office:value-type="float" office:value="2.14216878426714">
                <text:p>2.14216878426714</text:p>
              </table:table-cell>
              <table:table-cell office:value-type="float" office:value="0.634695444296664">
                <text:p>0.634695444296664</text:p>
              </table:table-cell>
            </table:table-row>
            <table:table-row>
              <table:table-cell office:value-type="string">
                <text:p>GKD-b_45_n150_m15</text:p>
              </table:table-cell>
              <table:table-cell office:value-type="float" office:value="2.13257110608795">
                <text:p>2.13257110608795</text:p>
              </table:table-cell>
              <table:table-cell office:value-type="float" office:value="0.509591889851091">
                <text:p>0.509591889851091</text:p>
              </table:table-cell>
            </table:table-row>
            <table:table-row>
              <table:table-cell office:value-type="string">
                <text:p>GKD-b_46_n150_m45</text:p>
              </table:table-cell>
              <table:table-cell office:value-type="float" office:value="2.14536848091202">
                <text:p>2.14536848091202</text:p>
              </table:table-cell>
              <table:table-cell office:value-type="float" office:value="0.932477241149975">
                <text:p>0.932477241149975</text:p>
              </table:table-cell>
            </table:table-row>
            <table:table-row>
              <table:table-cell office:value-type="string">
                <text:p>GKD-b_47_n150_m45</text:p>
              </table:table-cell>
              <table:table-cell office:value-type="float" office:value="2.14831334135311">
                <text:p>2.14831334135311</text:p>
              </table:table-cell>
              <table:table-cell office:value-type="float" office:value="0.730488157520637">
                <text:p>0.730488157520637</text:p>
              </table:table-cell>
            </table:table-row>
            <table:table-row>
              <table:table-cell office:value-type="string">
                <text:p>GKD-b_48_n150_m45</text:p>
              </table:table-cell>
              <table:table-cell office:value-type="float" office:value="2.13864898256971">
                <text:p>2.13864898256971</text:p>
              </table:table-cell>
              <table:table-cell office:value-type="float" office:value="0.846553645191242">
                <text:p>0.846553645191242</text:p>
              </table:table-cell>
            </table:table-row>
            <table:table-row>
              <table:table-cell office:value-type="string">
                <text:p>GKD-b_49_n150_m45</text:p>
              </table:table-cell>
              <table:table-cell office:value-type="float" office:value="2.13747361172522">
                <text:p>2.13747361172522</text:p>
              </table:table-cell>
              <table:table-cell office:value-type="float" office:value="0.888033215591327">
                <text:p>0.888033215591327</text:p>
              </table:table-cell>
            </table:table-row>
            <table:table-row>
              <table:table-cell office:value-type="string">
                <text:p>GKD-b_50_n150_m45</text:p>
              </table:table-cell>
              <table:table-cell office:value-type="float" office:value="2.14211184988794">
                <text:p>2.14211184988794</text:p>
              </table:table-cell>
              <table:table-cell office:value-type="float" office:value="0.885208572231013">
                <text:p>0.8852085722310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